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1.238cm"/>
    </style:style>
    <style:style style:name="co4" style:family="table-column">
      <style:table-column-properties fo:break-before="auto" style:column-width="1.998cm"/>
    </style:style>
    <style:style style:name="co5" style:family="table-column">
      <style:table-column-properties fo:break-before="auto" style:column-width="2.223cm"/>
    </style:style>
    <style:style style:name="co6" style:family="table-column">
      <style:table-column-properties fo:break-before="auto" style:column-width="0.843cm"/>
    </style:style>
    <style:style style:name="co7" style:family="table-column">
      <style:table-column-properties fo:break-before="auto" style:column-width="1.49cm"/>
    </style:style>
    <style:style style:name="co8" style:family="table-column">
      <style:table-column-properties fo:break-before="auto" style:column-width="2.392cm"/>
    </style:style>
    <style:style style:name="co9" style:family="table-column">
      <style:table-column-properties fo:break-before="auto" style:column-width="2.251cm"/>
    </style:style>
    <style:style style:name="co10" style:family="table-column">
      <style:table-column-properties fo:break-before="auto" style:column-width="2.618cm"/>
    </style:style>
    <style:style style:name="co11" style:family="table-column">
      <style:table-column-properties fo:break-before="auto" style:column-width="2.646cm"/>
    </style:style>
    <style:style style:name="co12" style:family="table-column">
      <style:table-column-properties fo:break-before="auto" style:column-width="3.096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2.842cm"/>
    </style:style>
    <style:style style:name="co15" style:family="table-column">
      <style:table-column-properties fo:break-before="auto" style:column-width="5.009cm"/>
    </style:style>
    <style:style style:name="co16" style:family="table-column">
      <style:table-column-properties fo:break-before="auto" style:column-width="4.643cm"/>
    </style:style>
    <style:style style:name="co17" style:family="table-column">
      <style:table-column-properties fo:break-before="auto" style:column-width="8.246cm"/>
    </style:style>
    <style:style style:name="co18" style:family="table-column">
      <style:table-column-properties fo:break-before="auto" style:column-width="8.668cm"/>
    </style:style>
    <style:style style:name="co19" style:family="table-column">
      <style:table-column-properties fo:break-before="auto" style:column-width="3.039cm"/>
    </style:style>
    <style:style style:name="co20" style:family="table-column">
      <style:table-column-properties fo:break-before="auto" style:column-width="2.701cm"/>
    </style:style>
    <style:style style:name="co21" style:family="table-column">
      <style:table-column-properties fo:break-before="auto" style:column-width="2.898cm"/>
    </style:style>
    <style:style style:name="co22" style:family="table-column">
      <style:table-column-properties fo:break-before="auto" style:column-width="4.334cm"/>
    </style:style>
    <style:style style:name="co23" style:family="table-column">
      <style:table-column-properties fo:break-before="auto" style:column-width="7.147cm"/>
    </style:style>
    <style:style style:name="co24" style:family="table-column">
      <style:table-column-properties fo:break-before="auto" style:column-width="6.389cm"/>
    </style:style>
    <style:style style:name="co25" style:family="table-column">
      <style:table-column-properties fo:break-before="auto" style:column-width="4.11cm"/>
    </style:style>
    <style:style style:name="co26" style:family="table-column">
      <style:table-column-properties fo:break-before="auto" style:column-width="1.707cm"/>
    </style:style>
    <style:style style:name="co27" style:family="table-column">
      <style:table-column-properties fo:break-before="auto" style:column-width="3.35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2.81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fr" number:country="FR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rotation-align="none"/>
    </style:style>
    <style:style style:name="ce2" style:family="table-cell" style:parent-style-name="Excel_20_Built-in_20_Normal" style:data-style-name="N8100">
      <style:table-cell-properties fo:background-color="#ffd966" style:diagonal-bl-tr="none" style:diagonal-tl-br="none" style:rotation-align="none"/>
    </style:style>
    <style:style style:name="ce3" style:family="table-cell" style:parent-style-name="Excel_20_Built-in_20_Normal" style:data-style-name="N8100">
      <style:table-cell-properties fo:background-color="#70ad47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Excel_20_Built-in_20_Normal" style:data-style-name="N8100">
      <style:table-cell-properties fo:background-color="#ffcccc" style:diagonal-bl-tr="none" style:diagonal-tl-br="none" style:rotation-align="none"/>
    </style:style>
    <style:style style:name="ce5" style:family="table-cell" style:parent-style-name="Excel_20_Built-in_20_Normal" style:data-style-name="N8100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6" style:family="table-cell" style:parent-style-name="Excel_20_Built-in_20_Normal" style:data-style-name="N8100">
      <style:table-cell-properties fo:background-color="#70ad47" style:diagonal-bl-tr="none" style:diagonal-tl-br="none" style:rotation-align="none"/>
    </style:style>
    <style:style style:name="ce7" style:family="table-cell" style:parent-style-name="Excel_20_Built-in_20_Normal" style:data-style-name="N8100">
      <style:table-cell-properties fo:border-bottom="0.088cm solid #000000" fo:background-color="#ff0000" style:diagonal-bl-tr="none" style:diagonal-tl-br="none" fo:border-left="none" fo:border-right="none" style:rotation-align="none" fo:border-top="none"/>
    </style:style>
    <style:style style:name="ce8" style:family="table-cell" style:parent-style-name="Excel_20_Built-in_20_Normal" style:data-style-name="N8100">
      <style:table-cell-properties fo:background-color="#ff0000" style:diagonal-bl-tr="none" style:diagonal-tl-br="none" style:rotation-align="none"/>
    </style:style>
    <style:style style:name="ce9" style:family="table-cell" style:parent-style-name="Excel_20_Built-in_20_Normal" style:data-style-name="N8100">
      <style:table-cell-properties fo:border-bottom="0.088cm solid #000000" fo:background-color="#70ad47" style:diagonal-bl-tr="none" style:diagonal-tl-br="none" fo:border-left="none" fo:border-right="none" style:rotation-align="none" fo:border-top="none"/>
    </style:style>
    <style:style style:name="ce10" style:family="table-cell" style:parent-style-name="Excel_20_Built-in_20_Normal" style:data-style-name="N8100">
      <style:table-cell-properties style:diagonal-bl-tr="none" style:diagonal-tl-br="none" fo:background-color="transparent" style:rotation-align="none"/>
    </style:style>
    <style:style style:name="ce11" style:family="table-cell" style:parent-style-name="Excel_20_Built-in_20_Normal" style:data-style-name="N8100">
      <style:table-cell-properties fo:border-bottom="0.088cm solid #000000" fo:background-color="#ffcccc" style:diagonal-bl-tr="none" style:diagonal-tl-br="none" fo:border-left="none" fo:border-right="none" style:rotation-align="none" fo:border-top="none"/>
    </style:style>
    <style:style style:name="ce12" style:family="table-cell" style:parent-style-name="Excel_20_Built-in_20_Normal" style:data-style-name="N8100">
      <style:table-cell-properties fo:background-color="#ff3333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Excel_20_Built-in_20_Normal" style:data-style-name="N8100">
      <style:table-cell-properties fo:background-color="#ff3333" style:diagonal-bl-tr="none" style:diagonal-tl-br="none" style:rotation-align="none"/>
    </style:style>
    <style:style style:name="ce14" style:family="table-cell" style:parent-style-name="Excel_20_Built-in_20_Normal" style:data-style-name="N8100">
      <style:table-cell-properties fo:background-color="#ffffff" style:diagonal-bl-tr="none" style:diagonal-tl-br="none" style:rotation-align="none"/>
    </style:style>
    <style:style style:name="ce15" style:family="table-cell" style:parent-style-name="Excel_20_Built-in_20_Normal">
      <style:table-cell-properties fo:background-color="#ffd966"/>
    </style:style>
    <style:style style:name="ce16" style:family="table-cell" style:parent-style-name="Excel_20_Built-in_20_Normal">
      <style:table-cell-properties fo:background-color="#70ad47"/>
    </style:style>
    <style:style style:name="ce17" style:family="table-cell" style:parent-style-name="Excel_20_Built-in_20_Normal">
      <style:table-cell-properties fo:background-color="#ffcccc"/>
    </style:style>
    <style:style style:name="ce18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19" style:family="table-cell" style:parent-style-name="Excel_20_Built-in_20_Normal">
      <style:table-cell-properties fo:border-bottom="0.088cm solid #000000" fo:background-color="#ff0000" style:diagonal-bl-tr="none" style:diagonal-tl-br="none" fo:border-left="none" fo:border-right="none" style:rotation-align="none" fo:border-top="none"/>
    </style:style>
    <style:style style:name="ce20" style:family="table-cell" style:parent-style-name="Excel_20_Built-in_20_Normal">
      <style:table-cell-properties fo:background-color="#ff0000"/>
    </style:style>
    <style:style style:name="ce21" style:family="table-cell" style:parent-style-name="Excel_20_Built-in_20_Normal">
      <style:table-cell-properties fo:border-bottom="0.088cm solid #000000" fo:background-color="#70ad47" style:diagonal-bl-tr="none" style:diagonal-tl-br="none" fo:border-left="none" fo:border-right="none" style:rotation-align="none" fo:border-top="none"/>
    </style:style>
    <style:style style:name="ce22" style:family="table-cell" style:parent-style-name="Excel_20_Built-in_20_Normal">
      <style:table-cell-properties fo:background-color="transparent"/>
    </style:style>
    <style:style style:name="ce23" style:family="table-cell" style:parent-style-name="Excel_20_Built-in_20_Normal">
      <style:table-cell-properties fo:border-bottom="0.088cm solid #000000" fo:background-color="#ffcccc" style:diagonal-bl-tr="none" style:diagonal-tl-br="none" fo:border-left="none" fo:border-right="none" style:rotation-align="none" fo:border-top="none"/>
    </style:style>
    <style:style style:name="ce24" style:family="table-cell" style:parent-style-name="Excel_20_Built-in_20_Normal">
      <style:table-cell-properties fo:background-color="#ff33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ff3333"/>
    </style:style>
    <style:style style:name="ce26" style:family="table-cell" style:parent-style-name="Excel_20_Built-in_20_Normal">
      <style:table-cell-properties fo:background-color="#ffffff"/>
    </style:style>
    <style:style style:name="ce27" style:family="table-cell" style:parent-style-name="Excel_20_Built-in_20_Normal" style:data-style-name="N8000"/>
    <style:style style:name="ce28" style:family="table-cell" style:parent-style-name="Excel_20_Built-in_20_Normal" style:data-style-name="N8000">
      <style:table-cell-properties fo:background-color="#ffd966"/>
    </style:style>
    <style:style style:name="ce29" style:family="table-cell" style:parent-style-name="Excel_20_Built-in_20_Normal" style:data-style-name="N8000">
      <style:table-cell-properties fo:background-color="#70ad47"/>
    </style:style>
    <style:style style:name="ce30" style:family="table-cell" style:parent-style-name="Excel_20_Built-in_20_Normal" style:data-style-name="N8000">
      <style:table-cell-properties fo:background-color="#ffcccc"/>
    </style:style>
    <style:style style:name="ce31" style:family="table-cell" style:parent-style-name="Excel_20_Built-in_20_Normal" style:data-style-name="N8000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32" style:family="table-cell" style:parent-style-name="Excel_20_Built-in_20_Normal" style:data-style-name="N8000">
      <style:table-cell-properties fo:border-bottom="0.088cm solid #000000" fo:background-color="#ff0000" style:diagonal-bl-tr="none" style:diagonal-tl-br="none" fo:border-left="none" fo:border-right="none" style:rotation-align="none" fo:border-top="none"/>
    </style:style>
    <style:style style:name="ce33" style:family="table-cell" style:parent-style-name="Excel_20_Built-in_20_Normal" style:data-style-name="N8000">
      <style:table-cell-properties fo:background-color="#ff0000"/>
    </style:style>
    <style:style style:name="ce34" style:family="table-cell" style:parent-style-name="Excel_20_Built-in_20_Normal" style:data-style-name="N8000">
      <style:table-cell-properties fo:border-bottom="0.088cm solid #000000" fo:background-color="#70ad47" style:diagonal-bl-tr="none" style:diagonal-tl-br="none" fo:border-left="none" fo:border-right="none" style:rotation-align="none" fo:border-top="none"/>
    </style:style>
    <style:style style:name="ce35" style:family="table-cell" style:parent-style-name="Excel_20_Built-in_20_Normal" style:data-style-name="N8000">
      <style:table-cell-properties fo:background-color="transparent"/>
    </style:style>
    <style:style style:name="ce36" style:family="table-cell" style:parent-style-name="Excel_20_Built-in_20_Normal" style:data-style-name="N8000">
      <style:table-cell-properties fo:border-bottom="0.088cm solid #000000" fo:background-color="#ffcccc" style:diagonal-bl-tr="none" style:diagonal-tl-br="none" fo:border-left="none" fo:border-right="none" style:rotation-align="none" fo:border-top="none"/>
    </style:style>
    <style:style style:name="ce37" style:family="table-cell" style:parent-style-name="Excel_20_Built-in_20_Normal" style:data-style-name="N8000">
      <style:table-cell-properties fo:background-color="#ff33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Normal" style:data-style-name="N8000">
      <style:table-cell-properties fo:background-color="#ff3333"/>
    </style:style>
    <style:style style:name="ce39" style:family="table-cell" style:parent-style-name="Excel_20_Built-in_20_Normal" style:data-style-name="N8000">
      <style:table-cell-properties fo:background-color="#ffffff"/>
    </style:style>
    <style:style style:name="ce40" style:family="table-cell" style:parent-style-name="Excel_20_Built-in_20_Normal" style:data-style-name="N8100">
      <style:table-cell-properties fo:background-color="#e7e6e6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1" style:family="table-cell" style:parent-style-name="Excel_20_Built-in_20_Normal">
      <style:table-cell-properties fo:background-color="#e7e6e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Excel_20_Built-in_20_Normal">
      <style:table-cell-properties fo:background-color="#ffcc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0.088cm solid #000000" fo:background-color="#e7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0.088cm solid #000000" fo:background-color="#ff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6" style:family="table-cell" style:parent-style-name="Excel_20_Built-in_20_Normal" style:data-style-name="N8100">
      <style:table-cell-properties fo:background-color="#8faadc" style:diagonal-bl-tr="none" style:diagonal-tl-br="none" style:rotation-align="none"/>
    </style:style>
    <style:style style:name="ce47" style:family="table-cell" style:parent-style-name="Excel_20_Built-in_20_Normal">
      <style:table-cell-properties fo:background-color="#8faadc"/>
    </style:style>
    <style:style style:name="ce48" style:family="table-cell" style:parent-style-name="Excel_20_Built-in_20_Normal">
      <style:table-cell-properties fo:border-bottom="0.088cm solid #000000" fo:background-color="#8faadc" style:diagonal-bl-tr="none" style:diagonal-tl-br="none" fo:border-left="none" fo:border-right="none" style:rotation-align="none" fo:border-top="none"/>
    </style:style>
    <style:style style:name="ce49" style:family="table-cell" style:parent-style-name="Excel_20_Built-in_20_Normal" style:data-style-name="N8100">
      <style:table-cell-properties fo:background-color="#c5e0b4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c5e0b4"/>
    </style:style>
    <style:style style:name="ce51" style:family="table-cell" style:parent-style-name="Excel_20_Built-in_20_Normal">
      <style:table-cell-properties fo:border-bottom="0.088cm solid #000000" fo:background-color="#c5e0b4" style:diagonal-bl-tr="none" style:diagonal-tl-br="none" fo:border-left="none" fo:border-right="none" style:rotation-align="none" fo:border-top="none"/>
    </style:style>
    <style:style style:name="ce52" style:family="table-cell" style:parent-style-name="Excel_20_Built-in_20_Normal">
      <style:table-cell-properties fo:background-color="#c5e0b4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 style:data-style-name="N8100">
      <style:table-cell-properties fo:background-color="#f4b183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f4b183"/>
    </style:style>
    <style:style style:name="ce55" style:family="table-cell" style:parent-style-name="Excel_20_Built-in_20_Normal">
      <style:table-cell-properties fo:border-bottom="0.088cm solid #000000" fo:background-color="#f4b183" style:diagonal-bl-tr="none" style:diagonal-tl-br="none" fo:border-left="none" fo:border-right="none" style:rotation-align="none" fo:border-top="none"/>
    </style:style>
    <style:style style:name="ce56" style:family="table-cell" style:parent-style-name="Excel_20_Built-in_20_Normal" style:data-style-name="N8100">
      <style:table-cell-properties fo:background-color="#bdd7ee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bdd7ee"/>
    </style:style>
    <style:style style:name="ce58" style:family="table-cell" style:parent-style-name="Excel_20_Built-in_20_Normal">
      <style:table-cell-properties fo:border-bottom="0.088cm solid #000000" fo:background-color="#bdd7ee" style:diagonal-bl-tr="none" style:diagonal-tl-br="none" fo:border-left="none" fo:border-right="none" style:rotation-align="none" fo:border-top="none"/>
    </style:style>
    <style:style style:name="ce59" style:family="table-cell" style:parent-style-name="Excel_20_Built-in_20_Normal">
      <style:table-cell-properties fo:background-color="#bdd7ee" style:diagonal-bl-tr="none" style:diagonal-tl-br="none" style:rotation-align="none"/>
    </style:style>
    <style:style style:name="ce60" style:family="table-cell" style:parent-style-name="Excel_20_Built-in_20_Normal">
      <style:table-cell-properties fo:background-color="#ff3333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ffcccc" style:diagonal-bl-tr="none" style:diagonal-tl-br="none" style:rotation-align="none"/>
    </style:style>
    <style:style style:name="ce62" style:family="table-cell" style:parent-style-name="Excel_20_Built-in_20_Normal">
      <style:table-cell-properties fo:background-color="#ff3333" style:diagonal-bl-tr="none" style:diagonal-tl-br="none" style:rotation-align="none"/>
    </style:style>
    <style:style style:name="ce63" style:family="table-cell" style:parent-style-name="Excel_20_Built-in_20_Normal" style:data-style-name="N8100">
      <style:table-cell-properties fo:background-color="#8faadc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ce41"/>
        <table:table-column table:style-name="co13" table:default-cell-style-name="Excel_20_Built-in_20_Normal"/>
        <table:table-column table:style-name="co14" table:number-columns-repeated="2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number-columns-repeated="2" table:default-cell-style-name="Excel_20_Built-in_20_Normal"/>
        <table:table-column table:style-name="co14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4" table:number-columns-repeated="2" table:default-cell-style-name="Excel_20_Built-in_20_Normal"/>
        <table:table-column table:style-name="co19" table:default-cell-style-name="Excel_20_Built-in_20_Normal"/>
        <table:table-column table:style-name="co14" table:default-cell-style-name="Excel_20_Built-in_20_Normal"/>
        <table:table-column table:style-name="co20" table:default-cell-style-name="Excel_20_Built-in_20_Normal"/>
        <table:table-column table:style-name="co14" table:default-cell-style-name="Excel_20_Built-in_20_Normal"/>
        <table:table-column table:style-name="co19" table:default-cell-style-name="Excel_20_Built-in_20_Normal"/>
        <table:table-column table:style-name="co21" table:default-cell-style-name="Excel_20_Built-in_20_Normal"/>
        <table:table-column table:style-name="co22" table:default-cell-style-name="ce47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number-columns-repeated="9" table:default-cell-style-name="Excel_20_Built-in_20_Normal"/>
        <table:table-column table:style-name="co26" table:default-cell-style-name="Excel_20_Built-in_20_Normal"/>
        <table:table-column table:style-name="co27" table:default-cell-style-name="ce50"/>
        <table:table-column table:style-name="co28" table:default-cell-style-name="ce54"/>
        <table:table-column table:style-name="co29" table:default-cell-style-name="ce59"/>
        <table:table-column table:style-name="co22" table:default-cell-style-name="ce47"/>
        <table:table-column table:style-name="co26" table:number-columns-repeated="974" table:default-cell-style-name="Excel_20_Built-in_20_Normal"/>
        <table:table-row table:style-name="ro1">
          <table:table-cell table:style-name="ce1" office:value-type="string">
            <text:p>Mouse_RFID</text:p>
          </table:table-cell>
          <table:table-cell table:style-name="ce1" office:value-type="string">
            <text:p>unique_identifier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repetition</text:p>
          </table:table-cell>
          <table:table-cell table:style-name="ce1" office:value-type="string">
            <text:p>fur_pattern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mutant</text:p>
          </table:table-cell>
          <table:table-cell table:style-name="ce1" office:value-type="string">
            <text:p>weight_pre</text:p>
          </table:table-cell>
          <table:table-cell table:style-name="ce1" office:value-type="string">
            <text:p>weight_post</text:p>
          </table:table-cell>
          <table:table-cell table:style-name="ce1" office:value-type="string">
            <text:p>weight_diff</text:p>
          </table:table-cell>
          <table:table-cell table:style-name="ce1" office:value-type="string">
            <text:p>rank_by_tube</text:p>
          </table:table-cell>
          <table:table-cell table:style-name="ce1" office:value-type="string">
            <text:p>DS_by_tube</text:p>
          </table:table-cell>
          <table:table-cell table:style-name="ce40" office:value-type="string">
            <text:p>rank_by_chasing</text:p>
          </table:table-cell>
          <table:table-cell table:style-name="ce1" office:value-type="string">
            <text:p>DS_by_chasing</text:p>
          </table:table-cell>
          <table:table-cell table:style-name="ce1" office:value-type="string">
            <text:p>chasing_pc1</text:p>
          </table:table-cell>
          <table:table-cell table:style-name="ce1" office:value-type="string">
            <text:p>chasing_pc2</text:p>
          </table:table-cell>
          <table:table-cell table:style-name="ce1" office:value-type="string">
            <text:p>log10(baseline_rate_mean)</text:p>
          </table:table-cell>
          <table:table-cell table:style-name="ce1" office:value-type="string">
            <text:p>cs_plus_detection_speed</text:p>
          </table:table-cell>
          <table:table-cell table:style-name="ce1" office:value-type="string">
            <text:p>cs_plus_detection_speed_intraphase_shaping</text:p>
          </table:table-cell>
          <table:table-cell table:style-name="ce1" office:value-type="string">
            <text:p>cs_plus_detection_speed_crossreversal_shaping</text:p>
          </table:table-cell>
          <table:table-cell table:style-name="ce1" office:value-type="string">
            <text:p>cs_plus_pc1</text:p>
          </table:table-cell>
          <table:table-cell table:style-name="ce1" office:value-type="string">
            <text:p>cs_plus_pc2</text:p>
          </table:table-cell>
          <table:table-cell table:style-name="ce1" office:value-type="string">
            <text:p>cs_minus_pc1</text:p>
          </table:table-cell>
          <table:table-cell table:style-name="ce1" office:value-type="string">
            <text:p>cs_minus_pc2</text:p>
          </table:table-cell>
          <table:table-cell table:style-name="ce1" office:value-type="string">
            <text:p>switching_pc1</text:p>
          </table:table-cell>
          <table:table-cell table:style-name="ce1" office:value-type="string">
            <text:p>switching_pc2</text:p>
          </table:table-cell>
          <table:table-cell table:style-name="ce1" office:value-type="string">
            <text:p>switching_pc3</text:p>
          </table:table-cell>
          <table:table-cell table:style-name="ce1" office:value-type="string">
            <text:p>switching_pc4</text:p>
          </table:table-cell>
          <table:table-cell table:style-name="ce1" office:value-type="string">
            <text:p>switching_pc5</text:p>
          </table:table-cell>
          <table:table-cell table:style-name="ce1" office:value-type="string">
            <text:p>switching_pc6</text:p>
          </table:table-cell>
          <table:table-cell table:style-name="ce1" office:value-type="string">
            <text:p>shaping_pc1</text:p>
          </table:table-cell>
          <table:table-cell table:style-name="ce1" office:value-type="string">
            <text:p>shaping_pc2</text:p>
          </table:table-cell>
          <table:table-cell table:style-name="ce1" office:value-type="string">
            <text:p>shaping_pc3</text:p>
          </table:table-cell>
          <table:table-cell table:style-name="ce46" office:value-type="string">
            <text:p>time_in_arena_average</text:p>
          </table:table-cell>
          <table:table-cell table:style-name="ce1" office:value-type="string">
            <text:p>log10(corner_to_middle_ratio_average)</text:p>
          </table:table-cell>
          <table:table-cell table:style-name="ce1" office:value-type="string">
            <text:p>ratio_social_to_total_time_average</text:p>
          </table:table-cell>
          <table:table-cell table:style-name="ce1" office:value-type="string">
            <text:p>social_interaction_pc1</text:p>
          </table:table-cell>
          <table:table-cell table:style-name="ce1" office:value-type="string">
            <text:p>social_interaction_pc2</text:p>
          </table:table-cell>
          <table:table-cell table:style-name="ce1" office:value-type="string">
            <text:p>social_interaction_pc3</text:p>
          </table:table-cell>
          <table:table-cell table:style-name="ce1" office:value-type="string">
            <text:p>social_interaction_pc4</text:p>
          </table:table-cell>
          <table:table-cell table:style-name="ce1" office:value-type="string">
            <text:p>social_interaction_pc5</text:p>
          </table:table-cell>
          <table:table-cell table:style-name="ce1" office:value-type="string">
            <text:p>social_interaction_pc6</text:p>
          </table:table-cell>
          <table:table-cell table:style-name="ce1" office:value-type="string">
            <text:p>social_interaction_pc7</text:p>
          </table:table-cell>
          <table:table-cell table:style-name="ce1" office:value-type="string">
            <text:p>social_interaction_pc8</text:p>
          </table:table-cell>
          <table:table-cell table:style-name="ce1" office:value-type="string">
            <text:p>social_interaction_pc9</text:p>
          </table:table-cell>
          <table:table-cell table:style-name="ce10" office:value-type="string">
            <text:p>RC</text:p>
          </table:table-cell>
          <table:table-cell table:style-name="ce49" office:value-type="string">
            <text:p>RC values</text:p>
          </table:table-cell>
          <table:table-cell table:style-name="ce53" office:value-type="string">
            <text:p>Mutants</text:p>
          </table:table-cell>
          <table:table-cell table:style-name="ce56" office:value-type="string">
            <text:p>Others</text:p>
          </table:table-cell>
          <table:table-cell table:style-name="ce63" office:value-type="string">
            <text:p>All</text:p>
          </table:table-cell>
          <table:table-cell office:value-type="string">
            <text:p>histology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B44CE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5.92">
            <text:p>25,92</text:p>
          </table:table-cell>
          <table:table-cell office:value-type="float" office:value="24.82">
            <text:p>24,82</text:p>
          </table:table-cell>
          <table:table-cell office:value-type="float" office:value="-1.1">
            <text:p>-1,1</text:p>
          </table:table-cell>
          <table:table-cell office:value-type="float" office:value="3">
            <text:p>3</text:p>
          </table:table-cell>
          <table:table-cell office:value-type="float" office:value="7.71428571428571">
            <text:p>7,7142857143</text:p>
          </table:table-cell>
          <table:table-cell office:value-type="float" office:value="9">
            <text:p>9</text:p>
          </table:table-cell>
          <table:table-cell office:value-type="float" office:value="-19.0714285714286">
            <text:p>-19,0714285714</text:p>
          </table:table-cell>
          <table:table-cell office:value-type="float" office:value="-0.235537855447573">
            <text:p>-0,2355378554</text:p>
          </table:table-cell>
          <table:table-cell office:value-type="float" office:value="0.675917086668388">
            <text:p>0,6759170867</text:p>
          </table:table-cell>
          <table:table-cell office:value-type="float" office:value="0.0280747269350573">
            <text:p>0,0280747269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1">
            <text:p>1</text:p>
          </table:table-cell>
          <table:table-cell office:value-type="float" office:value="-0.985096839515143">
            <text:p>-0,9850968395</text:p>
          </table:table-cell>
          <table:table-cell office:value-type="float" office:value="0.727601552634354">
            <text:p>0,7276015526</text:p>
          </table:table-cell>
          <table:table-cell office:value-type="float" office:value="1.28128304322998">
            <text:p>1,2812830432</text:p>
          </table:table-cell>
          <table:table-cell office:value-type="float" office:value="0.563022412561141">
            <text:p>0,5630224126</text:p>
          </table:table-cell>
          <table:table-cell office:value-type="float" office:value="1.78117826560196">
            <text:p>1,7811782656</text:p>
          </table:table-cell>
          <table:table-cell office:value-type="float" office:value="-0.193110920905895">
            <text:p>-0,1931109209</text:p>
          </table:table-cell>
          <table:table-cell office:value-type="float" office:value="3.15882309712574">
            <text:p>3,1588230971</text:p>
          </table:table-cell>
          <table:table-cell office:value-type="float" office:value="1.16965896401213">
            <text:p>1,169658964</text:p>
          </table:table-cell>
          <table:table-cell office:value-type="float" office:value="-4.90126786999716">
            <text:p>-4,90126787</text:p>
          </table:table-cell>
          <table:table-cell office:value-type="float" office:value="0.724481690963083">
            <text:p>0,724481691</text:p>
          </table:table-cell>
          <table:table-cell office:value-type="float" office:value="-1.91804822726745">
            <text:p>-1,9180482273</text:p>
          </table:table-cell>
          <table:table-cell office:value-type="float" office:value="1.13038322633601">
            <text:p>1,1303832263</text:p>
          </table:table-cell>
          <table:table-cell office:value-type="float" office:value="0.667048764346841">
            <text:p>0,6670487643</text:p>
          </table:table-cell>
          <table:table-cell office:value-type="float" office:value="5186.67111111111">
            <text:p>5186,6711111111</text:p>
          </table:table-cell>
          <table:table-cell office:value-type="float" office:value="1.92627631787815">
            <text:p>1,9262763179</text:p>
          </table:table-cell>
          <table:table-cell office:value-type="float" office:value="0.1107831098688">
            <text:p>0,1107831099</text:p>
          </table:table-cell>
          <table:table-cell office:value-type="float" office:value="3.78577085224546">
            <text:p>3,7857708522</text:p>
          </table:table-cell>
          <table:table-cell office:value-type="float" office:value="-2.59310937816726">
            <text:p>-2,5931093782</text:p>
          </table:table-cell>
          <table:table-cell office:value-type="float" office:value="0.416275642535305">
            <text:p>0,4162756425</text:p>
          </table:table-cell>
          <table:table-cell office:value-type="float" office:value="-3.48056524093175">
            <text:p>-3,4805652409</text:p>
          </table:table-cell>
          <table:table-cell office:value-type="float" office:value="-2.41703397530779">
            <text:p>-2,4170339753</text:p>
          </table:table-cell>
          <table:table-cell office:value-type="float" office:value="2.31114976297669">
            <text:p>2,311149763</text:p>
          </table:table-cell>
          <table:table-cell office:value-type="float" office:value="0.913820134625961">
            <text:p>0,9138201346</text:p>
          </table:table-cell>
          <table:table-cell office:value-type="float" office:value="-0.908439376925321">
            <text:p>-0,9084393769</text:p>
          </table:table-cell>
          <table:table-cell office:value-type="float" office:value="0.349482465290478">
            <text:p>0,3494824653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8459.23777777778">
            <text:p>8459,2377777778</text:p>
          </table:table-cell>
          <table:table-cell office:value-type="float" office:value="3344.80666666667">
            <text:p>3344,8066666667</text:p>
          </table:table-cell>
          <table:table-cell table:style-name="ce57" office:value-type="float" office:value="5186.67111111111">
            <text:p>5186,6711111111</text:p>
          </table:table-cell>
          <table:table-cell office:value-type="float" office:value="5186.67111111111">
            <text:p>5186,6711111111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DDBAF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46">
            <text:p>31,46</text:p>
          </table:table-cell>
          <table:table-cell office:value-type="float" office:value="32.64">
            <text:p>32,64</text:p>
          </table:table-cell>
          <table:table-cell office:value-type="float" office:value="1.18">
            <text:p>1,18</text:p>
          </table:table-cell>
          <table:table-cell office:value-type="float" office:value="6">
            <text:p>6</text:p>
          </table:table-cell>
          <table:table-cell office:value-type="float" office:value="-6.05952380952381">
            <text:p>-6,0595238095</text:p>
          </table:table-cell>
          <table:table-cell office:value-type="float" office:value="7">
            <text:p>7</text:p>
          </table:table-cell>
          <table:table-cell office:value-type="float" office:value="2.04545454545455">
            <text:p>2,0454545455</text:p>
          </table:table-cell>
          <table:table-cell office:value-type="float" office:value="0.298663798936504">
            <text:p>0,2986637989</text:p>
          </table:table-cell>
          <table:table-cell office:value-type="float" office:value="-0.690950594729117">
            <text:p>-0,6909505947</text:p>
          </table:table-cell>
          <table:table-cell office:value-type="float" office:value="0.783803589992642">
            <text:p>0,78380359</text:p>
          </table:table-cell>
          <table:table-cell office:value-type="float" office:value="0.6">
            <text:p>0,6</text:p>
          </table:table-cell>
          <table:table-cell office:value-type="float" office:value="0.266666666666667">
            <text:p>0,2666666667</text:p>
          </table:table-cell>
          <table:table-cell office:value-type="float" office:value="5.33333333333333">
            <text:p>5,3333333333</text:p>
          </table:table-cell>
          <table:table-cell office:value-type="float" office:value="-1.72471934459743">
            <text:p>-1,7247193446</text:p>
          </table:table-cell>
          <table:table-cell office:value-type="float" office:value="0.47640641023778">
            <text:p>0,4764064102</text:p>
          </table:table-cell>
          <table:table-cell office:value-type="float" office:value="-1.18902751420939">
            <text:p>-1,1890275142</text:p>
          </table:table-cell>
          <table:table-cell office:value-type="float" office:value="0.46097262955485">
            <text:p>0,4609726296</text:p>
          </table:table-cell>
          <table:table-cell office:value-type="float" office:value="-1.27488837248178">
            <text:p>-1,2748883725</text:p>
          </table:table-cell>
          <table:table-cell office:value-type="float" office:value="4.64635065996924">
            <text:p>4,64635066</text:p>
          </table:table-cell>
          <table:table-cell office:value-type="float" office:value="0.644343713313125">
            <text:p>0,6443437133</text:p>
          </table:table-cell>
          <table:table-cell office:value-type="float" office:value="2.23735502345727">
            <text:p>2,2373550235</text:p>
          </table:table-cell>
          <table:table-cell office:value-type="float" office:value="-1.26807955155242">
            <text:p>-1,2680795516</text:p>
          </table:table-cell>
          <table:table-cell office:value-type="float" office:value="-0.109376446473998">
            <text:p>-0,1093764465</text:p>
          </table:table-cell>
          <table:table-cell office:value-type="float" office:value="-0.252373888095531">
            <text:p>-0,2523738881</text:p>
          </table:table-cell>
          <table:table-cell office:value-type="float" office:value="0.126151744710994">
            <text:p>0,1261517447</text:p>
          </table:table-cell>
          <table:table-cell office:value-type="float" office:value="0.883705513611743">
            <text:p>0,8837055136</text:p>
          </table:table-cell>
          <table:table-cell office:value-type="float" office:value="3852.72888888889">
            <text:p>3852,7288888889</text:p>
          </table:table-cell>
          <table:table-cell office:value-type="float" office:value="3.46881080721524">
            <text:p>3,4688108072</text:p>
          </table:table-cell>
          <table:table-cell office:value-type="float" office:value="0.121008024326769">
            <text:p>0,1210080243</text:p>
          </table:table-cell>
          <table:table-cell office:value-type="float" office:value="0.147052737373382">
            <text:p>0,1470527374</text:p>
          </table:table-cell>
          <table:table-cell office:value-type="float" office:value="-2.10932889799527">
            <text:p>-2,109328898</text:p>
          </table:table-cell>
          <table:table-cell office:value-type="float" office:value="0.562118116708709">
            <text:p>0,5621181167</text:p>
          </table:table-cell>
          <table:table-cell office:value-type="float" office:value="-0.105901718332373">
            <text:p>-0,1059017183</text:p>
          </table:table-cell>
          <table:table-cell office:value-type="float" office:value="0.353830525749825">
            <text:p>0,3538305257</text:p>
          </table:table-cell>
          <table:table-cell office:value-type="float" office:value="-4.02760814765048">
            <text:p>-4,0276081477</text:p>
          </table:table-cell>
          <table:table-cell office:value-type="float" office:value="-1.24992155817681">
            <text:p>-1,2499215582</text:p>
          </table:table-cell>
          <table:table-cell office:value-type="float" office:value="2.44077365705822">
            <text:p>2,4407736571</text:p>
          </table:table-cell>
          <table:table-cell office:value-type="float" office:value="1.54682363023704">
            <text:p>1,5468236302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16292.34">
            <text:p>16292,34</text:p>
          </table:table-cell>
          <table:table-cell office:value-type="float" office:value="1965.14444444445">
            <text:p>1965,1444444445</text:p>
          </table:table-cell>
          <table:table-cell table:style-name="ce57" office:value-type="float" office:value="3852.72888888889">
            <text:p>3852,7288888889</text:p>
          </table:table-cell>
          <table:table-cell office:value-type="float" office:value="3852.72888888889">
            <text:p>3852,7288888889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D765E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68">
            <text:p>31,68</text:p>
          </table:table-cell>
          <table:table-cell office:value-type="float" office:value="31.11">
            <text:p>31,11</text:p>
          </table:table-cell>
          <table:table-cell office:value-type="float" office:value="-0.57">
            <text:p>-0,57</text:p>
          </table:table-cell>
          <table:table-cell office:value-type="float" office:value="9">
            <text:p>9</text:p>
          </table:table-cell>
          <table:table-cell office:value-type="float" office:value="-13.25">
            <text:p>-13,25</text:p>
          </table:table-cell>
          <table:table-cell office:value-type="float" office:value="10">
            <text:p>10</text:p>
          </table:table-cell>
          <table:table-cell office:value-type="float" office:value="-26.75">
            <text:p>-26,75</text:p>
          </table:table-cell>
          <table:table-cell office:value-type="float" office:value="-2.87541607494069">
            <text:p>-2,8754160749</text:p>
          </table:table-cell>
          <table:table-cell office:value-type="float" office:value="0.783488916523878">
            <text:p>0,7834889165</text:p>
          </table:table-cell>
          <table:table-cell office:value-type="float" office:value="-0.0563364268708446">
            <text:p>-0,0563364269</text:p>
          </table:table-cell>
          <table:table-cell office:value-type="float" office:value="0.45">
            <text:p>0,45</text:p>
          </table:table-cell>
          <table:table-cell office:value-type="float" office:value="1.16666666666667">
            <text:p>1,1666666667</text:p>
          </table:table-cell>
          <table:table-cell office:value-type="float" office:value="1.09090909090909">
            <text:p>1,0909090909</text:p>
          </table:table-cell>
          <table:table-cell office:value-type="float" office:value="-0.172921710311005">
            <text:p>-0,1729217103</text:p>
          </table:table-cell>
          <table:table-cell office:value-type="float" office:value="0.308856381517252">
            <text:p>0,3088563815</text:p>
          </table:table-cell>
          <table:table-cell office:value-type="float" office:value="0.405454795223596">
            <text:p>0,4054547952</text:p>
          </table:table-cell>
          <table:table-cell office:value-type="float" office:value="0.44471742262408">
            <text:p>0,4447174226</text:p>
          </table:table-cell>
          <table:table-cell office:value-type="float" office:value="9.56233872694476">
            <text:p>9,5623387269</text:p>
          </table:table-cell>
          <table:table-cell office:value-type="float" office:value="-0.96998483762677">
            <text:p>-0,9699848376</text:p>
          </table:table-cell>
          <table:table-cell office:value-type="float" office:value="-2.51771708151706">
            <text:p>-2,5177170815</text:p>
          </table:table-cell>
          <table:table-cell office:value-type="float" office:value="0.322314443600034">
            <text:p>0,3223144436</text:p>
          </table:table-cell>
          <table:table-cell office:value-type="float" office:value="-0.731916486482827">
            <text:p>-0,7319164865</text:p>
          </table:table-cell>
          <table:table-cell office:value-type="float" office:value="2.81753807712355">
            <text:p>2,8175380771</text:p>
          </table:table-cell>
          <table:table-cell office:value-type="float" office:value="1.52257981930443">
            <text:p>1,5225798193</text:p>
          </table:table-cell>
          <table:table-cell office:value-type="float" office:value="0.461130673279733">
            <text:p>0,4611306733</text:p>
          </table:table-cell>
          <table:table-cell office:value-type="float" office:value="1.54069038695369">
            <text:p>1,540690387</text:p>
          </table:table-cell>
          <table:table-cell office:value-type="float" office:value="2326.60222222222">
            <text:p>2326,6022222222</text:p>
          </table:table-cell>
          <table:table-cell office:value-type="float" office:value="1.43598248905699">
            <text:p>1,4359824891</text:p>
          </table:table-cell>
          <table:table-cell office:value-type="float" office:value="0.10523978219072">
            <text:p>0,1052397822</text:p>
          </table:table-cell>
          <table:table-cell office:value-type="float" office:value="-6.46765879652486">
            <text:p>-6,4676587965</text:p>
          </table:table-cell>
          <table:table-cell office:value-type="float" office:value="1.263259826245">
            <text:p>1,2632598262</text:p>
          </table:table-cell>
          <table:table-cell office:value-type="float" office:value="2.45268112340518">
            <text:p>2,4526811234</text:p>
          </table:table-cell>
          <table:table-cell office:value-type="float" office:value="0.533078287025186">
            <text:p>0,533078287</text:p>
          </table:table-cell>
          <table:table-cell office:value-type="float" office:value="-4.20214291208788">
            <text:p>-4,2021429121</text:p>
          </table:table-cell>
          <table:table-cell office:value-type="float" office:value="0.435632735677251">
            <text:p>0,4356327357</text:p>
          </table:table-cell>
          <table:table-cell office:value-type="float" office:value="0.307158804422404">
            <text:p>0,3071588044</text:p>
          </table:table-cell>
          <table:table-cell office:value-type="float" office:value="-0.69819090666896">
            <text:p>-0,6981909067</text:p>
          </table:table-cell>
          <table:table-cell office:value-type="float" office:value="-0.408276564187507">
            <text:p>-0,4082765642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6761.72222222222">
            <text:p>6761,7222222222</text:p>
          </table:table-cell>
          <table:table-cell office:value-type="float" office:value="5224.65641025641">
            <text:p>5224,6564102564</text:p>
          </table:table-cell>
          <table:table-cell table:style-name="ce57" office:value-type="float" office:value="2326.60222222222">
            <text:p>2326,6022222222</text:p>
          </table:table-cell>
          <table:table-cell office:value-type="float" office:value="2326.60222222222">
            <text:p>2326,6022222222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B7051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2.58">
            <text:p>32,58</text:p>
          </table:table-cell>
          <table:table-cell office:value-type="float" office:value="33.98">
            <text:p>33,98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28.9619047619048">
            <text:p>28,9619047619</text:p>
          </table:table-cell>
          <table:table-cell office:value-type="float" office:value="4">
            <text:p>4</text:p>
          </table:table-cell>
          <table:table-cell office:value-type="float" office:value="6.68722369584438">
            <text:p>6,6872236958</text:p>
          </table:table-cell>
          <table:table-cell office:value-type="float" office:value="3.54155754113188">
            <text:p>3,5415575411</text:p>
          </table:table-cell>
          <table:table-cell office:value-type="float" office:value="1.18699626811229">
            <text:p>1,1869962681</text:p>
          </table:table-cell>
          <table:table-cell office:value-type="float" office:value="0.154254913125929">
            <text:p>0,1542549131</text:p>
          </table:table-cell>
          <table:table-cell office:value-type="float" office:value="0.55">
            <text:p>0,55</text:p>
          </table:table-cell>
          <table:table-cell office:value-type="float" office:value="0.833333333333333">
            <text:p>0,8333333333</text:p>
          </table:table-cell>
          <table:table-cell office:value-type="float" office:value="1.5">
            <text:p>1,5</text:p>
          </table:table-cell>
          <table:table-cell office:value-type="float" office:value="-0.801126897630516">
            <text:p>-0,8011268976</text:p>
          </table:table-cell>
          <table:table-cell office:value-type="float" office:value="1.08579394953494">
            <text:p>1,0857939495</text:p>
          </table:table-cell>
          <table:table-cell office:value-type="float" office:value="-1.16017057874522">
            <text:p>-1,1601705787</text:p>
          </table:table-cell>
          <table:table-cell office:value-type="float" office:value="0.0429209158421288">
            <text:p>0,0429209158</text:p>
          </table:table-cell>
          <table:table-cell office:value-type="float" office:value="7.17468135810982">
            <text:p>7,1746813581</text:p>
          </table:table-cell>
          <table:table-cell office:value-type="float" office:value="1.21261990874184">
            <text:p>1,2126199087</text:p>
          </table:table-cell>
          <table:table-cell office:value-type="float" office:value="-1.61096863381376">
            <text:p>-1,6109686338</text:p>
          </table:table-cell>
          <table:table-cell office:value-type="float" office:value="2.78611015604446">
            <text:p>2,786110156</text:p>
          </table:table-cell>
          <table:table-cell office:value-type="float" office:value="-0.341191426477489">
            <text:p>-0,3411914265</text:p>
          </table:table-cell>
          <table:table-cell office:value-type="float" office:value="1.297221878762">
            <text:p>1,2972218788</text:p>
          </table:table-cell>
          <table:table-cell office:value-type="float" office:value="-0.888556515867169">
            <text:p>-0,8885565159</text:p>
          </table:table-cell>
          <table:table-cell office:value-type="float" office:value="0.550014395062693">
            <text:p>0,5500143951</text:p>
          </table:table-cell>
          <table:table-cell office:value-type="float" office:value="0.823478085984173">
            <text:p>0,823478086</text:p>
          </table:table-cell>
          <table:table-cell office:value-type="float" office:value="4803.80888888889">
            <text:p>4803,8088888889</text:p>
          </table:table-cell>
          <table:table-cell office:value-type="float" office:value="1.18875791761775">
            <text:p>1,1887579176</text:p>
          </table:table-cell>
          <table:table-cell office:value-type="float" office:value="0.100895863190043">
            <text:p>0,1008958632</text:p>
          </table:table-cell>
          <table:table-cell office:value-type="float" office:value="2.78456996697107">
            <text:p>2,784569967</text:p>
          </table:table-cell>
          <table:table-cell office:value-type="float" office:value="-1.0339000521614">
            <text:p>-1,0339000522</text:p>
          </table:table-cell>
          <table:table-cell office:value-type="float" office:value="1.91330008672809">
            <text:p>1,9133000867</text:p>
          </table:table-cell>
          <table:table-cell office:value-type="float" office:value="-0.285711909005694">
            <text:p>-0,285711909</text:p>
          </table:table-cell>
          <table:table-cell office:value-type="float" office:value="-1.46393432491289">
            <text:p>-1,4639343249</text:p>
          </table:table-cell>
          <table:table-cell office:value-type="float" office:value="-2.83028581104779">
            <text:p>-2,830285811</text:p>
          </table:table-cell>
          <table:table-cell office:value-type="float" office:value="-0.776339882640359">
            <text:p>-0,7763398826</text:p>
          </table:table-cell>
          <table:table-cell office:value-type="float" office:value="-0.116013781669474">
            <text:p>-0,1160137817</text:p>
          </table:table-cell>
          <table:table-cell office:value-type="float" office:value="-1.31682247756112">
            <text:p>-1,3168224776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5220.40222222222">
            <text:p>5220,4022222222</text:p>
          </table:table-cell>
          <table:table-cell office:value-type="float" office:value="3224.66666666667">
            <text:p>3224,6666666667</text:p>
          </table:table-cell>
          <table:table-cell table:style-name="ce57" office:value-type="float" office:value="4803.80888888889">
            <text:p>4803,8088888889</text:p>
          </table:table-cell>
          <table:table-cell office:value-type="float" office:value="4803.80888888889">
            <text:p>4803,8088888889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2" office:value-type="string">
            <text:p>0007CD77C5</text:p>
          </table:table-cell>
          <table:table-cell table:style-name="ce15" office:value-type="float" office:value="23">
            <text:p>23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57">
            <text:p>57</text:p>
          </table:table-cell>
          <table:table-cell table:style-name="ce28" table:formula="of:=TRUE()" office:value-type="boolean" office:boolean-value="true">
            <text:p>VRAI</text:p>
          </table:table-cell>
          <table:table-cell table:style-name="ce15" office:value-type="float" office:value="32.71">
            <text:p>32,71</text:p>
          </table:table-cell>
          <table:table-cell table:style-name="ce15" office:value-type="float" office:value="33.98">
            <text:p>33,98</text:p>
          </table:table-cell>
          <table:table-cell table:style-name="ce15" office:value-type="float" office:value="1.27">
            <text:p>1,27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7.6666666666667">
            <text:p>17,6666666667</text:p>
          </table:table-cell>
          <table:table-cell office:value-type="float" office:value="2">
            <text:p>2</text:p>
          </table:table-cell>
          <table:table-cell table:style-name="ce15" office:value-type="float" office:value="7.86306447176013">
            <text:p>7,8630644718</text:p>
          </table:table-cell>
          <table:table-cell table:style-name="ce15" office:value-type="float" office:value="2.13651037898545">
            <text:p>2,136510379</text:p>
          </table:table-cell>
          <table:table-cell table:style-name="ce15" office:value-type="float" office:value="1.06931750880615">
            <text:p>1,0693175088</text:p>
          </table:table-cell>
          <table:table-cell table:style-name="ce15" office:value-type="float" office:value="0.719899091006379">
            <text:p>0,719899091</text:p>
          </table:table-cell>
          <table:table-cell table:style-name="ce15" office:value-type="float" office:value="0.3">
            <text:p>0,3</text:p>
          </table:table-cell>
          <table:table-cell table:style-name="ce15" office:value-type="float" office:value="1.33333333333333">
            <text:p>1,3333333333</text:p>
          </table:table-cell>
          <table:table-cell table:style-name="ce15" office:value-type="float" office:value="1.16666666666667">
            <text:p>1,1666666667</text:p>
          </table:table-cell>
          <table:table-cell table:style-name="ce15" office:value-type="float" office:value="-1.9259502618856">
            <text:p>-1,9259502619</text:p>
          </table:table-cell>
          <table:table-cell table:style-name="ce15" office:value-type="float" office:value="0.125834951829678">
            <text:p>0,1258349518</text:p>
          </table:table-cell>
          <table:table-cell table:style-name="ce15" office:value-type="float" office:value="-1.62083354623962">
            <text:p>-1,6208335462</text:p>
          </table:table-cell>
          <table:table-cell table:style-name="ce15" office:value-type="float" office:value="0.245022859556619">
            <text:p>0,2450228596</text:p>
          </table:table-cell>
          <table:table-cell table:style-name="ce15" office:value-type="float" office:value="2.29323272252916">
            <text:p>2,2932327225</text:p>
          </table:table-cell>
          <table:table-cell table:style-name="ce15" office:value-type="float" office:value="3.20691350794418">
            <text:p>3,2069135079</text:p>
          </table:table-cell>
          <table:table-cell table:style-name="ce15" office:value-type="float" office:value="0.145531690180866">
            <text:p>0,1455316902</text:p>
          </table:table-cell>
          <table:table-cell table:style-name="ce15" office:value-type="float" office:value="3.13511622523802">
            <text:p>3,1351162252</text:p>
          </table:table-cell>
          <table:table-cell table:style-name="ce15" office:value-type="float" office:value="-0.0767673866301861">
            <text:p>-0,0767673866</text:p>
          </table:table-cell>
          <table:table-cell table:style-name="ce15" office:value-type="float" office:value="-2.00314006589513">
            <text:p>-2,0031400659</text:p>
          </table:table-cell>
          <table:table-cell table:style-name="ce15" office:value-type="float" office:value="-1.55728814547857">
            <text:p>-1,5572881455</text:p>
          </table:table-cell>
          <table:table-cell table:style-name="ce15" office:value-type="float" office:value="0.850883908167872">
            <text:p>0,8508839082</text:p>
          </table:table-cell>
          <table:table-cell table:style-name="ce15" office:value-type="float" office:value="1.30005773754205">
            <text:p>1,3000577375</text:p>
          </table:table-cell>
          <table:table-cell table:style-name="ce15" office:value-type="float" office:value="9067.12">
            <text:p>9067,12</text:p>
          </table:table-cell>
          <table:table-cell table:style-name="ce15" office:value-type="float" office:value="1.46476341374171">
            <text:p>1,4647634137</text:p>
          </table:table-cell>
          <table:table-cell table:style-name="ce15" office:value-type="float" office:value="0.0911510797009169">
            <text:p>0,0911510797</text:p>
          </table:table-cell>
          <table:table-cell table:style-name="ce15" office:value-type="float" office:value="6.67471450011467">
            <text:p>6,6747145001</text:p>
          </table:table-cell>
          <table:table-cell table:style-name="ce15" office:value-type="float" office:value="-0.852217464619464">
            <text:p>-0,8522174646</text:p>
          </table:table-cell>
          <table:table-cell table:style-name="ce15" office:value-type="float" office:value="2.80086452816679">
            <text:p>2,8008645282</text:p>
          </table:table-cell>
          <table:table-cell table:style-name="ce15" office:value-type="float" office:value="-0.988693004635942">
            <text:p>-0,9886930046</text:p>
          </table:table-cell>
          <table:table-cell table:style-name="ce15" office:value-type="float" office:value="-0.836799474042512">
            <text:p>-0,836799474</text:p>
          </table:table-cell>
          <table:table-cell table:style-name="ce15" office:value-type="float" office:value="-0.521646480726058">
            <text:p>-0,5216464807</text:p>
          </table:table-cell>
          <table:table-cell table:style-name="ce15" office:value-type="float" office:value="0.252263703154217">
            <text:p>0,2522637032</text:p>
          </table:table-cell>
          <table:table-cell table:style-name="ce15" office:value-type="float" office:value="-0.978391467361689">
            <text:p>-0,9783914674</text:p>
          </table:table-cell>
          <table:table-cell table:style-name="ce15" office:value-type="float" office:value="-0.520287158781546">
            <text:p>-0,5202871588</text:p>
          </table:table-cell>
          <table:table-cell table:style-name="ce28" table:formula="of:=TRUE()" office:value-type="boolean" office:boolean-value="true">
            <text:p>VRAI</text:p>
          </table:table-cell>
          <table:table-cell office:value-type="float" office:value="13468.9743589744">
            <text:p>13468,9743589744</text:p>
          </table:table-cell>
          <table:table-cell table:style-name="ce55" office:value-type="float" office:value="2882.07948717949">
            <text:p>2882,0794871795</text:p>
          </table:table-cell>
          <table:table-cell table:style-name="ce57" office:value-type="float" office:value="3262.67111111111">
            <text:p>3262,6711111111</text:p>
          </table:table-cell>
          <table:table-cell table:style-name="ce15" office:value-type="float" office:value="9067.12">
            <text:p>9067,12</text:p>
          </table:table-cell>
          <table:table-cell office:value-type="string">
            <text:p>strong</text:p>
          </table:table-cell>
          <table:table-cell table:style-name="ce15" table:number-columns-repeated="973"/>
        </table:table-row>
        <table:table-row table:style-name="ro1">
          <table:table-cell table:style-name="ce3" office:value-type="string">
            <text:p>0007AC2B02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55">
            <text:p>55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3.59">
            <text:p>33,59</text:p>
          </table:table-cell>
          <table:table-cell table:style-name="ce16" office:value-type="float" office:value="33.34">
            <text:p>33,34</text:p>
          </table:table-cell>
          <table:table-cell table:style-name="ce16" office:value-type="float" office:value="-0.25">
            <text:p>-0,25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.77777777777778">
            <text:p>2,7777777778</text:p>
          </table:table-cell>
          <table:table-cell office:value-type="float" office:value="3">
            <text:p>3</text:p>
          </table:table-cell>
          <table:table-cell table:style-name="ce16" office:value-type="float" office:value="7.81930463339759">
            <text:p>7,8193046334</text:p>
          </table:table-cell>
          <table:table-cell table:style-name="ce16" office:value-type="float" office:value="2.53132868978542">
            <text:p>2,5313286898</text:p>
          </table:table-cell>
          <table:table-cell table:style-name="ce16" office:value-type="float" office:value="0.701844948543807">
            <text:p>0,7018449485</text:p>
          </table:table-cell>
          <table:table-cell table:style-name="ce16" office:value-type="float" office:value="0.348784407765416">
            <text:p>0,3487844078</text:p>
          </table:table-cell>
          <table:table-cell table:style-name="ce16" office:value-type="float" office:value="0.3">
            <text:p>0,3</text:p>
          </table:table-cell>
          <table:table-cell table:style-name="ce16" office:value-type="float" office:value="0.714285714285714">
            <text:p>0,714285714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-1.468643331267">
            <text:p>-1,4686433313</text:p>
          </table:table-cell>
          <table:table-cell table:style-name="ce16" office:value-type="float" office:value="-0.944189768528539">
            <text:p>-0,9441897685</text:p>
          </table:table-cell>
          <table:table-cell table:style-name="ce16" office:value-type="float" office:value="-2.56120803180009">
            <text:p>-2,5612080318</text:p>
          </table:table-cell>
          <table:table-cell table:style-name="ce16" office:value-type="float" office:value="0.275512494171541">
            <text:p>0,2755124942</text:p>
          </table:table-cell>
          <table:table-cell table:style-name="ce16" office:value-type="float" office:value="5.35667871485603">
            <text:p>5,3566787149</text:p>
          </table:table-cell>
          <table:table-cell table:style-name="ce16" office:value-type="float" office:value="0.910972892368646">
            <text:p>0,9109728924</text:p>
          </table:table-cell>
          <table:table-cell table:style-name="ce16" office:value-type="float" office:value="-0.218677420580458">
            <text:p>-0,2186774206</text:p>
          </table:table-cell>
          <table:table-cell table:style-name="ce16" office:value-type="float" office:value="-1.07829863208401">
            <text:p>-1,0782986321</text:p>
          </table:table-cell>
          <table:table-cell table:style-name="ce16" office:value-type="float" office:value="-1.11792587659893">
            <text:p>-1,1179258766</text:p>
          </table:table-cell>
          <table:table-cell table:style-name="ce16" office:value-type="float" office:value="-2.25903927485861">
            <text:p>-2,2590392749</text:p>
          </table:table-cell>
          <table:table-cell table:style-name="ce16" office:value-type="float" office:value="2.50117557534369">
            <text:p>2,5011755753</text:p>
          </table:table-cell>
          <table:table-cell table:style-name="ce16" office:value-type="float" office:value="-1.88638114953404">
            <text:p>-1,8863811495</text:p>
          </table:table-cell>
          <table:table-cell table:style-name="ce16" office:value-type="float" office:value="-0.279559260160014">
            <text:p>-0,2795592602</text:p>
          </table:table-cell>
          <table:table-cell office:value-type="float" office:value="8459.23777777778">
            <text:p>8459,2377777778</text:p>
          </table:table-cell>
          <table:table-cell table:style-name="ce16" office:value-type="float" office:value="1.27831521736789">
            <text:p>1,2783152174</text:p>
          </table:table-cell>
          <table:table-cell table:style-name="ce16" office:value-type="float" office:value="0.101997894740713">
            <text:p>0,1019978947</text:p>
          </table:table-cell>
          <table:table-cell table:style-name="ce16" office:value-type="float" office:value="7.61863846093099">
            <text:p>7,6186384609</text:p>
          </table:table-cell>
          <table:table-cell table:style-name="ce16" office:value-type="float" office:value="-0.691325357412114">
            <text:p>-0,6913253574</text:p>
          </table:table-cell>
          <table:table-cell table:style-name="ce16" office:value-type="float" office:value="0.849695041463241">
            <text:p>0,8496950415</text:p>
          </table:table-cell>
          <table:table-cell table:style-name="ce16" office:value-type="float" office:value="-1.33932199200403">
            <text:p>-1,339321992</text:p>
          </table:table-cell>
          <table:table-cell table:style-name="ce16" office:value-type="float" office:value="-0.750815939900535">
            <text:p>-0,7508159399</text:p>
          </table:table-cell>
          <table:table-cell table:style-name="ce16" office:value-type="float" office:value="-0.134663135031434">
            <text:p>-0,134663135</text:p>
          </table:table-cell>
          <table:table-cell table:style-name="ce16" office:value-type="float" office:value="-0.233382380950332">
            <text:p>-0,233382381</text:p>
          </table:table-cell>
          <table:table-cell table:style-name="ce16" office:value-type="float" office:value="0.349257488245691">
            <text:p>0,3492574882</text:p>
          </table:table-cell>
          <table:table-cell table:style-name="ce16" office:value-type="float" office:value="-0.841867458672167">
            <text:p>-0,8418674587</text:p>
          </table:table-cell>
          <table:table-cell table:style-name="ce29" table:formula="of:=TRUE()" office:value-type="boolean" office:boolean-value="true">
            <text:p>VRAI</text:p>
          </table:table-cell>
          <table:table-cell office:value-type="float" office:value="11803.2717948718">
            <text:p>11803,2717948718</text:p>
          </table:table-cell>
          <table:table-cell table:style-name="ce55" office:value-type="float" office:value="1718.51666666667">
            <text:p>1718,5166666667</text:p>
          </table:table-cell>
          <table:table-cell table:style-name="ce57" office:value-type="float" office:value="3438.52888888889">
            <text:p>3438,5288888889</text:p>
          </table:table-cell>
          <table:table-cell office:value-type="float" office:value="8459.23777777778">
            <text:p>8459,2377777778</text:p>
          </table:table-cell>
          <table:table-cell office:value-type="string">
            <text:p>strong</text:p>
          </table:table-cell>
          <table:table-cell table:style-name="ce16" table:number-columns-repeated="973"/>
        </table:table-row>
        <table:table-row table:style-name="ro1">
          <table:table-cell table:style-name="ce1" office:value-type="string">
            <text:p>0007CB0942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4.36">
            <text:p>34,36</text:p>
          </table:table-cell>
          <table:table-cell office:value-type="float" office:value="34.69">
            <text:p>34,69</text:p>
          </table:table-cell>
          <table:table-cell office:value-type="float" office:value="0.329999999999998">
            <text:p>0,33</text:p>
          </table:table-cell>
          <table:table-cell office:value-type="float" office:value="8">
            <text:p>8</text:p>
          </table:table-cell>
          <table:table-cell office:value-type="float" office:value="-11.75">
            <text:p>-11,75</text:p>
          </table:table-cell>
          <table:table-cell office:value-type="float" office:value="8">
            <text:p>8</text:p>
          </table:table-cell>
          <table:table-cell office:value-type="float" office:value="1.32738095238095">
            <text:p>1,3273809524</text:p>
          </table:table-cell>
          <table:table-cell office:value-type="float" office:value="1.82611926821403">
            <text:p>1,8261192682</text:p>
          </table:table-cell>
          <table:table-cell office:value-type="float" office:value="-0.232969744760966">
            <text:p>-0,2329697448</text:p>
          </table:table-cell>
          <table:table-cell office:value-type="float" office:value="0.406602367746317">
            <text:p>0,4066023677</text:p>
          </table:table-cell>
          <table:table-cell office:value-type="float" office:value="0.15">
            <text:p>0,15</text:p>
          </table:table-cell>
          <table:table-cell office:value-type="float" office:value="1.33333333333333">
            <text:p>1,3333333333</text:p>
          </table:table-cell>
          <table:table-cell office:value-type="float" office:value="0.4">
            <text:p>0,4</text:p>
          </table:table-cell>
          <table:table-cell office:value-type="float" office:value="-1.54555966051248">
            <text:p>-1,5455596605</text:p>
          </table:table-cell>
          <table:table-cell office:value-type="float" office:value="-0.386331994376495">
            <text:p>-0,3863319944</text:p>
          </table:table-cell>
          <table:table-cell office:value-type="float" office:value="1.25834063158659">
            <text:p>1,2583406316</text:p>
          </table:table-cell>
          <table:table-cell office:value-type="float" office:value="3.38714409266265">
            <text:p>3,3871440927</text:p>
          </table:table-cell>
          <table:table-cell office:value-type="float" office:value="-5.53780081122215">
            <text:p>-5,5378008112</text:p>
          </table:table-cell>
          <table:table-cell office:value-type="float" office:value="3.68357380356892">
            <text:p>3,6835738036</text:p>
          </table:table-cell>
          <table:table-cell office:value-type="float" office:value="2.46083009883864">
            <text:p>2,4608300988</text:p>
          </table:table-cell>
          <table:table-cell office:value-type="float" office:value="1.1649284414744">
            <text:p>1,1649284415</text:p>
          </table:table-cell>
          <table:table-cell office:value-type="float" office:value="-0.717991621240581">
            <text:p>-0,7179916212</text:p>
          </table:table-cell>
          <table:table-cell office:value-type="float" office:value="0.441156910771756">
            <text:p>0,4411569108</text:p>
          </table:table-cell>
          <table:table-cell office:value-type="float" office:value="-2.67150554236432">
            <text:p>-2,6715055424</text:p>
          </table:table-cell>
          <table:table-cell office:value-type="float" office:value="-0.162034671666926">
            <text:p>-0,1620346717</text:p>
          </table:table-cell>
          <table:table-cell office:value-type="float" office:value="2.77714631327443">
            <text:p>2,7771463133</text:p>
          </table:table-cell>
          <table:table-cell office:value-type="float" office:value="3262.67111111111">
            <text:p>3262,6711111111</text:p>
          </table:table-cell>
          <table:table-cell office:value-type="float" office:value="1.62397398437268">
            <text:p>1,6239739844</text:p>
          </table:table-cell>
          <table:table-cell office:value-type="float" office:value="0.115661196483863">
            <text:p>0,1156611965</text:p>
          </table:table-cell>
          <table:table-cell office:value-type="float" office:value="-2.22743171950407">
            <text:p>-2,2274317195</text:p>
          </table:table-cell>
          <table:table-cell office:value-type="float" office:value="0.586957439218479">
            <text:p>0,5869574392</text:p>
          </table:table-cell>
          <table:table-cell office:value-type="float" office:value="3.66070476727415">
            <text:p>3,6607047673</text:p>
          </table:table-cell>
          <table:table-cell office:value-type="float" office:value="2.14928290446536">
            <text:p>2,1492829045</text:p>
          </table:table-cell>
          <table:table-cell office:value-type="float" office:value="-2.42336790321249">
            <text:p>-2,4233679032</text:p>
          </table:table-cell>
          <table:table-cell office:value-type="float" office:value="-3.36060606222509">
            <text:p>-3,3606060622</text:p>
          </table:table-cell>
          <table:table-cell office:value-type="float" office:value="-0.0404973328049716">
            <text:p>-0,0404973328</text:p>
          </table:table-cell>
          <table:table-cell office:value-type="float" office:value="0.495070304561405">
            <text:p>0,4950703046</text:p>
          </table:table-cell>
          <table:table-cell office:value-type="float" office:value="-0.83843962932386">
            <text:p>-0,8384396293</text:p>
          </table:table-cell>
          <table:table-cell table:style-name="ce27" table:formula="of:=FALSE()" office:value-type="boolean" office:boolean-value="false">
            <text:p>FAUX</text:p>
          </table:table-cell>
          <table:table-cell table:style-name="ce51" office:value-type="float" office:value="10424.417948718">
            <text:p>10424,417948718</text:p>
          </table:table-cell>
          <table:table-cell office:value-type="float" office:value="1994.85555555555">
            <text:p>1994,8555555556</text:p>
          </table:table-cell>
          <table:table-cell table:style-name="ce58" office:value-type="float" office:value="4711.24">
            <text:p>4711,24</text:p>
          </table:table-cell>
          <table:table-cell office:value-type="float" office:value="3262.67111111111">
            <text:p>3262,6711111111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2">
          <table:table-cell table:style-name="ce4" office:value-type="string">
            <text:p>0007CD6778</text:p>
          </table:table-cell>
          <table:table-cell table:style-name="ce17" office:value-type="float" office:value="20">
            <text:p>20</text:p>
          </table:table-cell>
          <table:table-cell table:number-columns-repeated="2"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57">
            <text:p>57</text:p>
          </table:table-cell>
          <table:table-cell table:style-name="ce30" table:formula="of:=TRUE()" office:value-type="boolean" office:boolean-value="true">
            <text:p>VRAI</text:p>
          </table:table-cell>
          <table:table-cell table:style-name="ce17" office:value-type="float" office:value="36.42">
            <text:p>36,42</text:p>
          </table:table-cell>
          <table:table-cell table:style-name="ce17" office:value-type="float" office:value="37.81">
            <text:p>37,81</text:p>
          </table:table-cell>
          <table:table-cell table:style-name="ce17" office:value-type="float" office:value="1.39">
            <text:p>1,39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-6.89444444444444">
            <text:p>-6,8944444444</text:p>
          </table:table-cell>
          <table:table-cell table:style-name="ce42" office:value-type="float" office:value="5">
            <text:p>5</text:p>
          </table:table-cell>
          <table:table-cell table:style-name="ce17" office:value-type="float" office:value="6.28571428571428">
            <text:p>6,2857142857</text:p>
          </table:table-cell>
          <table:table-cell table:style-name="ce17" office:value-type="float" office:value="-1.67808931915868">
            <text:p>-1,6780893192</text:p>
          </table:table-cell>
          <table:table-cell table:style-name="ce17" office:value-type="float" office:value="-1.25635300471574">
            <text:p>-1,2563530047</text:p>
          </table:table-cell>
          <table:table-cell table:style-name="ce17" office:value-type="float" office:value="0.275211016761745">
            <text:p>0,2752110168</text:p>
          </table:table-cell>
          <table:table-cell table:style-name="ce17" office:value-type="float" office:value="0.3">
            <text:p>0,3</text:p>
          </table:table-cell>
          <table:table-cell table:style-name="ce17" office:value-type="float" office:value="1.16666666666667">
            <text:p>1,1666666667</text:p>
          </table:table-cell>
          <table:table-cell table:style-name="ce17" office:value-type="float" office:value="0.625">
            <text:p>0,625</text:p>
          </table:table-cell>
          <table:table-cell table:style-name="ce17" office:value-type="float" office:value="-1.1645541710344">
            <text:p>-1,164554171</text:p>
          </table:table-cell>
          <table:table-cell table:style-name="ce17" office:value-type="float" office:value="0.145969969870585">
            <text:p>0,1459699699</text:p>
          </table:table-cell>
          <table:table-cell table:style-name="ce17" office:value-type="float" office:value="-0.26481065508594">
            <text:p>-0,2648106551</text:p>
          </table:table-cell>
          <table:table-cell table:style-name="ce17" office:value-type="float" office:value="0.491264225386408">
            <text:p>0,4912642254</text:p>
          </table:table-cell>
          <table:table-cell table:style-name="ce17" office:value-type="float" office:value="-1.18635568296251">
            <text:p>-1,186355683</text:p>
          </table:table-cell>
          <table:table-cell table:style-name="ce17" office:value-type="float" office:value="2.85458964898411">
            <text:p>2,854589649</text:p>
          </table:table-cell>
          <table:table-cell table:style-name="ce17" office:value-type="float" office:value="-0.0873660384275277">
            <text:p>-0,0873660384</text:p>
          </table:table-cell>
          <table:table-cell table:style-name="ce17" office:value-type="float" office:value="1.77878923045191">
            <text:p>1,7787892305</text:p>
          </table:table-cell>
          <table:table-cell table:style-name="ce17" office:value-type="float" office:value="-0.972999299781576">
            <text:p>-0,9729992998</text:p>
          </table:table-cell>
          <table:table-cell table:style-name="ce17" office:value-type="float" office:value="1.09073424161395">
            <text:p>1,0907342416</text:p>
          </table:table-cell>
          <table:table-cell table:style-name="ce17" office:value-type="float" office:value="-1.05390273119532">
            <text:p>-1,0539027312</text:p>
          </table:table-cell>
          <table:table-cell table:style-name="ce17" office:value-type="float" office:value="1.08619933996235">
            <text:p>1,08619934</text:p>
          </table:table-cell>
          <table:table-cell table:style-name="ce17" office:value-type="float" office:value="1.50135157308881">
            <text:p>1,5013515731</text:p>
          </table:table-cell>
          <table:table-cell table:style-name="ce17" office:value-type="float" office:value="3344.80666666667">
            <text:p>3344,8066666667</text:p>
          </table:table-cell>
          <table:table-cell table:style-name="ce17" office:value-type="float" office:value="1.25618285289538">
            <text:p>1,2561828529</text:p>
          </table:table-cell>
          <table:table-cell table:style-name="ce17" office:value-type="float" office:value="0.0647086063104129">
            <text:p>0,0647086063</text:p>
          </table:table-cell>
          <table:table-cell table:style-name="ce17" office:value-type="float" office:value="-7.27871399536527">
            <text:p>-7,2787139954</text:p>
          </table:table-cell>
          <table:table-cell table:style-name="ce17" office:value-type="float" office:value="-0.705773293151877">
            <text:p>-0,7057732932</text:p>
          </table:table-cell>
          <table:table-cell table:style-name="ce17" office:value-type="float" office:value="1.09059512284611">
            <text:p>1,0905951228</text:p>
          </table:table-cell>
          <table:table-cell table:style-name="ce17" office:value-type="float" office:value="-0.950506446591593">
            <text:p>-0,9505064466</text:p>
          </table:table-cell>
          <table:table-cell table:style-name="ce17" office:value-type="float" office:value="-3.58528134236519">
            <text:p>-3,5852813424</text:p>
          </table:table-cell>
          <table:table-cell table:style-name="ce17" office:value-type="float" office:value="1.60832606979924">
            <text:p>1,6083260698</text:p>
          </table:table-cell>
          <table:table-cell table:style-name="ce17" office:value-type="float" office:value="0.243724150985722">
            <text:p>0,243724151</text:p>
          </table:table-cell>
          <table:table-cell table:style-name="ce17" office:value-type="float" office:value="-0.410601575767013">
            <text:p>-0,4106015758</text:p>
          </table:table-cell>
          <table:table-cell table:style-name="ce17" office:value-type="float" office:value="-0.102502653192786">
            <text:p>-0,1025026532</text:p>
          </table:table-cell>
          <table:table-cell table:style-name="ce30" table:formula="of:=FALSE()" office:value-type="boolean" office:boolean-value="false">
            <text:p>FAUX</text:p>
          </table:table-cell>
          <table:table-cell table:style-name="ce17" office:value-type="float" office:value="5363.18205128205">
            <text:p>5363,1820512821</text:p>
          </table:table-cell>
          <table:table-cell table:style-name="ce17" office:value-type="float" office:value="2591.12777777778">
            <text:p>2591,1277777778</text:p>
          </table:table-cell>
          <table:table-cell table:style-name="ce17" office:value-type="float" office:value="5632.19111111111">
            <text:p>5632,1911111111</text:p>
          </table:table-cell>
          <table:table-cell table:style-name="ce17" office:value-type="float" office:value="3344.80666666667">
            <text:p>3344,8066666667</text:p>
          </table:table-cell>
          <table:table-cell office:value-type="string">
            <text:p>weak</text:p>
          </table:table-cell>
          <table:table-cell table:style-name="ce17" table:number-columns-repeated="973"/>
        </table:table-row>
        <table:table-row table:style-name="ro1">
          <table:table-cell table:style-name="ce1" office:value-type="string">
            <text:p>0007CDC443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6.46">
            <text:p>36,46</text:p>
          </table:table-cell>
          <table:table-cell office:value-type="float" office:value="37.53">
            <text:p>37,53</text:p>
          </table:table-cell>
          <table:table-cell office:value-type="float" office:value="1.07">
            <text:p>1,07</text:p>
          </table:table-cell>
          <table:table-cell office:value-type="float" office:value="5">
            <text:p>5</text:p>
          </table:table-cell>
          <table:table-cell office:value-type="float" office:value="-2.25">
            <text:p>-2,25</text:p>
          </table:table-cell>
          <table:table-cell office:value-type="float" office:value="6">
            <text:p>6</text:p>
          </table:table-cell>
          <table:table-cell office:value-type="float" office:value="3.58333333333334">
            <text:p>3,5833333333</text:p>
          </table:table-cell>
          <table:table-cell office:value-type="float" office:value="-0.673952867099381">
            <text:p>-0,6739528671</text:p>
          </table:table-cell>
          <table:table-cell office:value-type="float" office:value="-1.68665014646557">
            <text:p>-1,6866501465</text:p>
          </table:table-cell>
          <table:table-cell office:value-type="float" office:value="0.774919190629875">
            <text:p>0,7749191906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-1.9649223910851">
            <text:p>-1,9649223911</text:p>
          </table:table-cell>
          <table:table-cell office:value-type="float" office:value="-0.00306239209740197">
            <text:p>-0,0030623921</text:p>
          </table:table-cell>
          <table:table-cell office:value-type="float" office:value="-0.420122140809266">
            <text:p>-0,4201221408</text:p>
          </table:table-cell>
          <table:table-cell office:value-type="float" office:value="3.21195093873831">
            <text:p>3,2119509387</text:p>
          </table:table-cell>
          <table:table-cell office:value-type="float" office:value="-1.05986111629401">
            <text:p>-1,0598611163</text:p>
          </table:table-cell>
          <table:table-cell office:value-type="float" office:value="3.35309985520658">
            <text:p>3,3530998552</text:p>
          </table:table-cell>
          <table:table-cell office:value-type="float" office:value="-1.18591757150543">
            <text:p>-1,1859175715</text:p>
          </table:table-cell>
          <table:table-cell office:value-type="float" office:value="0.841383144352584">
            <text:p>0,8413831444</text:p>
          </table:table-cell>
          <table:table-cell office:value-type="float" office:value="0.439539192563219">
            <text:p>0,4395391926</text:p>
          </table:table-cell>
          <table:table-cell office:value-type="float" office:value="0.249468908672677">
            <text:p>0,2494689087</text:p>
          </table:table-cell>
          <table:table-cell office:value-type="float" office:value="0.947077828748531">
            <text:p>0,9470778287</text:p>
          </table:table-cell>
          <table:table-cell office:value-type="float" office:value="1.91386221442046">
            <text:p>1,9138622144</text:p>
          </table:table-cell>
          <table:table-cell office:value-type="float" office:value="-1.07659386127332">
            <text:p>-1,0765938613</text:p>
          </table:table-cell>
          <table:table-cell office:value-type="float" office:value="3438.52888888889">
            <text:p>3438,5288888889</text:p>
          </table:table-cell>
          <table:table-cell office:value-type="float" office:value="1.81231484269519">
            <text:p>1,8123148427</text:p>
          </table:table-cell>
          <table:table-cell office:value-type="float" office:value="0.122204715453249">
            <text:p>0,1222047155</text:p>
          </table:table-cell>
          <table:table-cell office:value-type="float" office:value="-1.06753677841821">
            <text:p>-1,0675367784</text:p>
          </table:table-cell>
          <table:table-cell office:value-type="float" office:value="-1.51903791787972">
            <text:p>-1,5190379179</text:p>
          </table:table-cell>
          <table:table-cell office:value-type="float" office:value="-1.03895025214449">
            <text:p>-1,0389502521</text:p>
          </table:table-cell>
          <table:table-cell office:value-type="float" office:value="-0.142016031149774">
            <text:p>-0,1420160311</text:p>
          </table:table-cell>
          <table:table-cell office:value-type="float" office:value="-1.14187523121432">
            <text:p>-1,1418752312</text:p>
          </table:table-cell>
          <table:table-cell office:value-type="float" office:value="-4.38737607230229">
            <text:p>-4,3873760723</text:p>
          </table:table-cell>
          <table:table-cell office:value-type="float" office:value="-0.491978896677116">
            <text:p>-0,4919788967</text:p>
          </table:table-cell>
          <table:table-cell office:value-type="float" office:value="1.35185531648143">
            <text:p>1,3518553165</text:p>
          </table:table-cell>
          <table:table-cell office:value-type="float" office:value="1.68398215845431">
            <text:p>1,683982158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6550.63076923077">
            <text:p>6550,6307692308</text:p>
          </table:table-cell>
          <table:table-cell office:value-type="float" office:value="1795.60476190476">
            <text:p>1795,6047619048</text:p>
          </table:table-cell>
          <table:table-cell table:style-name="ce57" office:value-type="float" office:value="5103.48222222222">
            <text:p>5103,4822222222</text:p>
          </table:table-cell>
          <table:table-cell office:value-type="float" office:value="3438.52888888889">
            <text:p>3438,5288888889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0007CDADED</text:p>
          </table:table-cell>
          <table:table-cell table:style-name="ce18" office:value-type="float" office:value="28">
            <text:p>28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55">
            <text:p>55</text:p>
          </table:table-cell>
          <table:table-cell table:style-name="ce31" table:formula="of:=FALSE()" office:value-type="boolean" office:boolean-value="false">
            <text:p>FAUX</text:p>
          </table:table-cell>
          <table:table-cell table:style-name="ce18" office:value-type="float" office:value="36.89">
            <text:p>36,89</text:p>
          </table:table-cell>
          <table:table-cell table:style-name="ce18" office:value-type="float" office:value="37.75">
            <text:p>37,75</text:p>
          </table:table-cell>
          <table:table-cell table:style-name="ce18" office:value-type="float" office:value="0.859999999999999">
            <text:p>0,86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-16.9166666666667">
            <text:p>-16,9166666667</text:p>
          </table:table-cell>
          <table:table-cell table:style-name="ce43" office:value-type="float" office:value="1">
            <text:p>1</text:p>
          </table:table-cell>
          <table:table-cell table:style-name="ce18" office:value-type="float" office:value="10.2099526535434">
            <text:p>10,2099526535</text:p>
          </table:table-cell>
          <table:table-cell table:style-name="ce18" office:value-type="float" office:value="-1.99048379089982">
            <text:p>-1,9904837909</text:p>
          </table:table-cell>
          <table:table-cell table:style-name="ce18" office:value-type="float" office:value="-2.59246100891692">
            <text:p>-2,5924610089</text:p>
          </table:table-cell>
          <table:table-cell table:style-name="ce18" office:value-type="float" office:value="0.432196433745668">
            <text:p>0,4321964337</text:p>
          </table:table-cell>
          <table:table-cell table:style-name="ce18" office:value-type="float" office:value="0.1">
            <text:p>0,1</text:p>
          </table:table-cell>
          <table:table-cell table:style-name="ce18" office:value-type="float" office:value="1.5">
            <text:p>1,5</text:p>
          </table:table-cell>
          <table:table-cell table:style-name="ce18" office:value-type="float" office:value="0.2">
            <text:p>0,2</text:p>
          </table:table-cell>
          <table:table-cell table:style-name="ce18" office:value-type="float" office:value="-1.69667321074251">
            <text:p>-1,6966732107</text:p>
          </table:table-cell>
          <table:table-cell table:style-name="ce18" office:value-type="float" office:value="0.181767305852352">
            <text:p>0,1817673059</text:p>
          </table:table-cell>
          <table:table-cell table:style-name="ce18" office:value-type="float" office:value="1.46298818378657">
            <text:p>1,4629881838</text:p>
          </table:table-cell>
          <table:table-cell table:style-name="ce18" office:value-type="float" office:value="3.15280911534947">
            <text:p>3,1528091153</text:p>
          </table:table-cell>
          <table:table-cell table:style-name="ce18" office:value-type="float" office:value="-3.2034671892601">
            <text:p>-3,2034671893</text:p>
          </table:table-cell>
          <table:table-cell table:style-name="ce18" office:value-type="float" office:value="2.78972379629381">
            <text:p>2,7897237963</text:p>
          </table:table-cell>
          <table:table-cell table:style-name="ce18" office:value-type="float" office:value="-0.265607993935895">
            <text:p>-0,2656079939</text:p>
          </table:table-cell>
          <table:table-cell table:style-name="ce18" office:value-type="float" office:value="-0.0114573705350997">
            <text:p>-0,0114573705</text:p>
          </table:table-cell>
          <table:table-cell table:style-name="ce18" office:value-type="float" office:value="-0.268547755734395">
            <text:p>-0,2685477557</text:p>
          </table:table-cell>
          <table:table-cell table:style-name="ce18" office:value-type="float" office:value="1.0435418227993">
            <text:p>1,0435418228</text:p>
          </table:table-cell>
          <table:table-cell table:style-name="ce18" office:value-type="float" office:value="-0.826526315533929">
            <text:p>-0,8265263155</text:p>
          </table:table-cell>
          <table:table-cell table:style-name="ce18" office:value-type="float" office:value="1.91301418596983">
            <text:p>1,913014186</text:p>
          </table:table-cell>
          <table:table-cell table:style-name="ce18" office:value-type="float" office:value="1.2217060601689">
            <text:p>1,2217060602</text:p>
          </table:table-cell>
          <table:table-cell table:style-name="ce48" office:value-type="float" office:value="4711.24">
            <text:p>4711,24</text:p>
          </table:table-cell>
          <table:table-cell table:style-name="ce18" office:value-type="float" office:value="1.86304579347188">
            <text:p>1,8630457935</text:p>
          </table:table-cell>
          <table:table-cell table:style-name="ce18" office:value-type="float" office:value="0.0926493520460289">
            <text:p>0,092649352</text:p>
          </table:table-cell>
          <table:table-cell table:style-name="ce18" office:value-type="float" office:value="-1.08710363286252">
            <text:p>-1,0871036329</text:p>
          </table:table-cell>
          <table:table-cell table:style-name="ce18" office:value-type="float" office:value="-0.200297756956535">
            <text:p>-0,200297757</text:p>
          </table:table-cell>
          <table:table-cell table:style-name="ce18" office:value-type="float" office:value="2.88334220613059">
            <text:p>2,8833422061</text:p>
          </table:table-cell>
          <table:table-cell table:style-name="ce18" office:value-type="float" office:value="1.30671071519292">
            <text:p>1,3067107152</text:p>
          </table:table-cell>
          <table:table-cell table:style-name="ce18" office:value-type="float" office:value="-1.50992336348005">
            <text:p>-1,5099233635</text:p>
          </table:table-cell>
          <table:table-cell table:style-name="ce18" office:value-type="float" office:value="-2.95504070874204">
            <text:p>-2,9550407087</text:p>
          </table:table-cell>
          <table:table-cell table:style-name="ce18" office:value-type="float" office:value="0.198048732208891">
            <text:p>0,1980487322</text:p>
          </table:table-cell>
          <table:table-cell table:style-name="ce18" office:value-type="float" office:value="1.33242163537624">
            <text:p>1,3324216354</text:p>
          </table:table-cell>
          <table:table-cell table:style-name="ce18" office:value-type="float" office:value="-0.534166342876551">
            <text:p>-0,5341663429</text:p>
          </table:table-cell>
          <table:table-cell table:style-name="ce31" table:formula="of:=FALSE()" office:value-type="boolean" office:boolean-value="false">
            <text:p>FAUX</text:p>
          </table:table-cell>
          <table:table-cell office:value-type="float" office:value="4716.58095238095">
            <text:p>4716,580952381</text:p>
          </table:table-cell>
          <table:table-cell office:value-type="float" office:value="3228.41666666667">
            <text:p>3228,4166666667</text:p>
          </table:table-cell>
          <table:table-cell table:style-name="ce57" office:value-type="float" office:value="1378.77555555556">
            <text:p>1378,7755555556</text:p>
          </table:table-cell>
          <table:table-cell table:style-name="ce48" office:value-type="float" office:value="4711.24">
            <text:p>4711,24</text:p>
          </table:table-cell>
          <table:table-cell office:value-type="string">
            <text:p>strong</text:p>
          </table:table-cell>
          <table:table-cell table:style-name="ce18" table:number-columns-repeated="973"/>
        </table:table-row>
        <table:table-row table:style-name="ro1">
          <table:table-cell table:style-name="ce6" office:value-type="string">
            <text:p>0007CB6AB4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56">
            <text:p>56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27.19">
            <text:p>27,19</text:p>
          </table:table-cell>
          <table:table-cell table:style-name="ce16" office:value-type="float" office:value="26.74">
            <text:p>26,74</text:p>
          </table:table-cell>
          <table:table-cell table:style-name="ce16" office:value-type="float" office:value="-0.450000000000003">
            <text:p>-0,45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-15.4333333333333">
            <text:p>-15,4333333333</text:p>
          </table:table-cell>
          <table:table-cell office:value-type="float" office:value="10">
            <text:p>10</text:p>
          </table:table-cell>
          <table:table-cell table:style-name="ce16" office:value-type="float" office:value="-27.5909090909091">
            <text:p>-27,5909090909</text:p>
          </table:table-cell>
          <table:table-cell table:style-name="ce16" office:value-type="float" office:value="-1.93233279748111">
            <text:p>-1,9323327975</text:p>
          </table:table-cell>
          <table:table-cell table:style-name="ce16" office:value-type="float" office:value="1.97346137929426">
            <text:p>1,9734613793</text:p>
          </table:table-cell>
          <table:table-cell table:style-name="ce16" office:value-type="float" office:value="-0.151036630753245">
            <text:p>-0,1510366308</text:p>
          </table:table-cell>
          <table:table-cell table:style-name="ce16" office:value-type="float" office:value="0.55">
            <text:p>0,5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.1">
            <text:p>1,1</text:p>
          </table:table-cell>
          <table:table-cell table:style-name="ce16" office:value-type="float" office:value="0.858101961376942">
            <text:p>0,8581019614</text:p>
          </table:table-cell>
          <table:table-cell table:style-name="ce16" office:value-type="float" office:value="-0.260714279059705">
            <text:p>-0,2607142791</text:p>
          </table:table-cell>
          <table:table-cell table:style-name="ce16" office:value-type="float" office:value="2.2699791593241">
            <text:p>2,2699791593</text:p>
          </table:table-cell>
          <table:table-cell table:style-name="ce16" office:value-type="float" office:value="-0.421092273287837">
            <text:p>-0,4210922733</text:p>
          </table:table-cell>
          <table:table-cell table:style-name="ce16" office:value-type="float" office:value="0.638565393477441">
            <text:p>0,6385653935</text:p>
          </table:table-cell>
          <table:table-cell table:style-name="ce16" office:value-type="float" office:value="-3.42231789794064">
            <text:p>-3,4223178979</text:p>
          </table:table-cell>
          <table:table-cell table:style-name="ce16" office:value-type="float" office:value="-1.9981781234827">
            <text:p>-1,9981781235</text:p>
          </table:table-cell>
          <table:table-cell table:style-name="ce16" office:value-type="float" office:value="0.0931543244098041">
            <text:p>0,0931543244</text:p>
          </table:table-cell>
          <table:table-cell table:style-name="ce16" office:value-type="float" office:value="1.62014446685607">
            <text:p>1,6201444669</text:p>
          </table:table-cell>
          <table:table-cell table:style-name="ce16" office:value-type="float" office:value="-0.745810277526862">
            <text:p>-0,7458102775</text:p>
          </table:table-cell>
          <table:table-cell table:style-name="ce16" office:value-type="float" office:value="0.571476590866817">
            <text:p>0,5714765909</text:p>
          </table:table-cell>
          <table:table-cell table:style-name="ce16" office:value-type="float" office:value="-1.80645686672959">
            <text:p>-1,8064568667</text:p>
          </table:table-cell>
          <table:table-cell table:style-name="ce16" office:value-type="float" office:value="-1.04912457122466">
            <text:p>-1,0491245712</text:p>
          </table:table-cell>
          <table:table-cell office:value-type="float" office:value="16292.34">
            <text:p>16292,34</text:p>
          </table:table-cell>
          <table:table-cell table:style-name="ce16" office:value-type="float" office:value="1.12583176021958">
            <text:p>1,1258317602</text:p>
          </table:table-cell>
          <table:table-cell table:style-name="ce16" office:value-type="float" office:value="0.0713620974983063">
            <text:p>0,0713620975</text:p>
          </table:table-cell>
          <table:table-cell table:style-name="ce16" office:value-type="float" office:value="3.40691891624046">
            <text:p>3,4069189162</text:p>
          </table:table-cell>
          <table:table-cell table:style-name="ce16" office:value-type="float" office:value="4.24788801487126">
            <text:p>4,2478880149</text:p>
          </table:table-cell>
          <table:table-cell table:style-name="ce16" office:value-type="float" office:value="-0.676146241475927">
            <text:p>-0,6761462415</text:p>
          </table:table-cell>
          <table:table-cell table:style-name="ce16" office:value-type="float" office:value="0.324534126063684">
            <text:p>0,3245341261</text:p>
          </table:table-cell>
          <table:table-cell table:style-name="ce16" office:value-type="float" office:value="-1.04932730119808">
            <text:p>-1,0493273012</text:p>
          </table:table-cell>
          <table:table-cell table:style-name="ce16" office:value-type="float" office:value="0.901088167862412">
            <text:p>0,9010881679</text:p>
          </table:table-cell>
          <table:table-cell table:style-name="ce16" office:value-type="float" office:value="3.55294096665408">
            <text:p>3,5529409667</text:p>
          </table:table-cell>
          <table:table-cell table:style-name="ce16" office:value-type="float" office:value="1.74990096420959">
            <text:p>1,7499009642</text:p>
          </table:table-cell>
          <table:table-cell table:style-name="ce16" office:value-type="float" office:value="2.05522310433167">
            <text:p>2,0552231043</text:p>
          </table:table-cell>
          <table:table-cell table:style-name="ce29" table:formula="of:=TRUE()" office:value-type="boolean" office:boolean-value="true">
            <text:p>VRAI</text:p>
          </table:table-cell>
          <table:table-cell table:style-name="ce52" office:value-type="float" office:value="7560.25952380953">
            <text:p>7560,2595238095</text:p>
          </table:table-cell>
          <table:table-cell office:value-type="float" office:value="2795.94">
            <text:p>2795,94</text:p>
          </table:table-cell>
          <table:table-cell table:style-name="ce57" office:value-type="float" office:value="3973.13555555555">
            <text:p>3973,1355555556</text:p>
          </table:table-cell>
          <table:table-cell office:value-type="float" office:value="16292.34">
            <text:p>16292,34</text:p>
          </table:table-cell>
          <table:table-cell office:value-type="string">
            <text:p>strong</text:p>
          </table:table-cell>
          <table:table-cell table:style-name="ce16" table:number-columns-repeated="973"/>
        </table:table-row>
        <table:table-row table:style-name="ro2">
          <table:table-cell table:style-name="ce4" office:value-type="string">
            <text:p>0007CDE4F0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58">
            <text:p>58</text:p>
          </table:table-cell>
          <table:table-cell table:style-name="ce30" table:formula="of:=TRUE()" office:value-type="boolean" office:boolean-value="true">
            <text:p>VRAI</text:p>
          </table:table-cell>
          <table:table-cell table:style-name="ce17" office:value-type="float" office:value="30.71">
            <text:p>30,71</text:p>
          </table:table-cell>
          <table:table-cell table:style-name="ce17" office:value-type="float" office:value="29.96">
            <text:p>29,96</text:p>
          </table:table-cell>
          <table:table-cell table:style-name="ce17" office:value-type="float" office:value="-0.75">
            <text:p>-0,7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-4.9">
            <text:p>-4,9</text:p>
          </table:table-cell>
          <table:table-cell table:style-name="ce42" office:value-type="float" office:value="6">
            <text:p>6</text:p>
          </table:table-cell>
          <table:table-cell table:style-name="ce17" office:value-type="float" office:value="-0.230584169151534">
            <text:p>-0,2305841692</text:p>
          </table:table-cell>
          <table:table-cell table:style-name="ce17" office:value-type="float" office:value="1.79022833460247">
            <text:p>1,7902283346</text:p>
          </table:table-cell>
          <table:table-cell table:style-name="ce17" office:value-type="float" office:value="0.317224402724337">
            <text:p>0,3172244027</text:p>
          </table:table-cell>
          <table:table-cell table:style-name="ce17" office:value-type="float" office:value="0.665605108772484">
            <text:p>0,6656051088</text:p>
          </table:table-cell>
          <table:table-cell table:style-name="ce17" office:value-type="float" office:value="0.35">
            <text:p>0,35</text:p>
          </table:table-cell>
          <table:table-cell table:number-columns-repeated="2" table:style-name="ce17" office:value-type="float" office:value="1">
            <text:p>1</text:p>
          </table:table-cell>
          <table:table-cell table:style-name="ce17" office:value-type="float" office:value="-1.96130533734704">
            <text:p>-1,9613053373</text:p>
          </table:table-cell>
          <table:table-cell table:style-name="ce17" office:value-type="float" office:value="-0.0834490111531511">
            <text:p>-0,0834490112</text:p>
          </table:table-cell>
          <table:table-cell table:style-name="ce17" office:value-type="float" office:value="-1.49227420822451">
            <text:p>-1,4922742082</text:p>
          </table:table-cell>
          <table:table-cell table:style-name="ce17" office:value-type="float" office:value="0.463172205009866">
            <text:p>0,463172205</text:p>
          </table:table-cell>
          <table:table-cell table:style-name="ce17" office:value-type="float" office:value="-1.83462491057133">
            <text:p>-1,8346249106</text:p>
          </table:table-cell>
          <table:table-cell table:style-name="ce17" office:value-type="float" office:value="5.95669820148394">
            <text:p>5,9566982015</text:p>
          </table:table-cell>
          <table:table-cell table:style-name="ce17" office:value-type="float" office:value="-0.138454285777556">
            <text:p>-0,1384542858</text:p>
          </table:table-cell>
          <table:table-cell table:style-name="ce17" office:value-type="float" office:value="1.37075054735323">
            <text:p>1,3707505474</text:p>
          </table:table-cell>
          <table:table-cell table:style-name="ce17" office:value-type="float" office:value="1.19304376628806">
            <text:p>1,1930437663</text:p>
          </table:table-cell>
          <table:table-cell table:style-name="ce17" office:value-type="float" office:value="2.38587046664694">
            <text:p>2,3858704666</text:p>
          </table:table-cell>
          <table:table-cell table:style-name="ce17" office:value-type="float" office:value="1.351700926854">
            <text:p>1,3517009269</text:p>
          </table:table-cell>
          <table:table-cell table:style-name="ce17" office:value-type="float" office:value="-4.01915674652098">
            <text:p>-4,0191567465</text:p>
          </table:table-cell>
          <table:table-cell table:style-name="ce17" office:value-type="float" office:value="0.446295715795012">
            <text:p>0,4462957158</text:p>
          </table:table-cell>
          <table:table-cell table:style-name="ce17" office:value-type="float" office:value="1965.14444444445">
            <text:p>1965,1444444445</text:p>
          </table:table-cell>
          <table:table-cell table:style-name="ce17" office:value-type="float" office:value="2.33916219390538">
            <text:p>2,3391621939</text:p>
          </table:table-cell>
          <table:table-cell table:style-name="ce17" office:value-type="float" office:value="0.0679441149364197">
            <text:p>0,0679441149</text:p>
          </table:table-cell>
          <table:table-cell table:style-name="ce17" office:value-type="float" office:value="-4.77474228007516">
            <text:p>-4,7747422801</text:p>
          </table:table-cell>
          <table:table-cell table:style-name="ce17" office:value-type="float" office:value="-3.27279341061431">
            <text:p>-3,2727934106</text:p>
          </table:table-cell>
          <table:table-cell table:style-name="ce17" office:value-type="float" office:value="1.28843358047897">
            <text:p>1,2884335805</text:p>
          </table:table-cell>
          <table:table-cell table:style-name="ce17" office:value-type="float" office:value="0.931972659570424">
            <text:p>0,9319726596</text:p>
          </table:table-cell>
          <table:table-cell table:style-name="ce17" office:value-type="float" office:value="-0.643753939759724">
            <text:p>-0,6437539398</text:p>
          </table:table-cell>
          <table:table-cell table:style-name="ce17" office:value-type="float" office:value="-1.64493441950974">
            <text:p>-1,6449344195</text:p>
          </table:table-cell>
          <table:table-cell table:style-name="ce17" office:value-type="float" office:value="2.6241227754255">
            <text:p>2,6241227754</text:p>
          </table:table-cell>
          <table:table-cell table:style-name="ce17" office:value-type="float" office:value="-1.03319899577789">
            <text:p>-1,0331989958</text:p>
          </table:table-cell>
          <table:table-cell table:style-name="ce17" office:value-type="float" office:value="0.966701475566416">
            <text:p>0,9667014756</text:p>
          </table:table-cell>
          <table:table-cell table:style-name="ce30" table:formula="of:=FALSE()" office:value-type="boolean" office:boolean-value="false">
            <text:p>FAUX</text:p>
          </table:table-cell>
          <table:table-cell table:style-name="ce17" office:value-type="float" office:value="5040.51388888889">
            <text:p>5040,5138888889</text:p>
          </table:table-cell>
          <table:table-cell table:style-name="ce17" office:value-type="float" office:value="9815.56444444445">
            <text:p>9815,5644444445</text:p>
          </table:table-cell>
          <table:table-cell table:style-name="ce17" office:value-type="float" office:value="1040.89333333333">
            <text:p>1040,8933333333</text:p>
          </table:table-cell>
          <table:table-cell table:style-name="ce17" office:value-type="float" office:value="1965.14444444445">
            <text:p>1965,1444444445</text:p>
          </table:table-cell>
          <table:table-cell office:value-type="string">
            <text:p>weak</text:p>
          </table:table-cell>
          <table:table-cell table:style-name="ce17" table:number-columns-repeated="973"/>
        </table:table-row>
        <table:table-row table:style-name="ro1">
          <table:table-cell table:style-name="ce6" office:value-type="string">
            <text:p>0007CDEC0B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75">
            <text:p>75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2.32">
            <text:p>32,32</text:p>
          </table:table-cell>
          <table:table-cell table:style-name="ce16" office:value-type="float" office:value="31.82">
            <text:p>31,82</text:p>
          </table:table-cell>
          <table:table-cell table:style-name="ce16" office:value-type="float" office:value="-0.5">
            <text:p>-0,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6.5">
            <text:p>26,5</text:p>
          </table:table-cell>
          <table:table-cell office:value-type="float" office:value="1">
            <text:p>1</text:p>
          </table:table-cell>
          <table:table-cell table:style-name="ce16" office:value-type="float" office:value="16.8887353269067">
            <text:p>16,8887353269</text:p>
          </table:table-cell>
          <table:table-cell table:style-name="ce16" office:value-type="float" office:value="2.55194998060933">
            <text:p>2,5519499806</text:p>
          </table:table-cell>
          <table:table-cell table:style-name="ce16" office:value-type="float" office:value="0.0131470406108453">
            <text:p>0,0131470406</text:p>
          </table:table-cell>
          <table:table-cell table:style-name="ce16" office:value-type="float" office:value="-1.19078048862245">
            <text:p>-1,1907804886</text:p>
          </table:table-cell>
          <table:table-cell table:style-name="ce16" office:value-type="float" office:value="0.4">
            <text:p>0,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.28571428571429">
            <text:p>1,2857142857</text:p>
          </table:table-cell>
          <table:table-cell table:style-name="ce16" office:value-type="float" office:value="3.01819209059291">
            <text:p>3,0181920906</text:p>
          </table:table-cell>
          <table:table-cell table:style-name="ce16" office:value-type="float" office:value="-0.808389725523253">
            <text:p>-0,8083897255</text:p>
          </table:table-cell>
          <table:table-cell table:style-name="ce16" office:value-type="float" office:value="1.66781639591601">
            <text:p>1,6678163959</text:p>
          </table:table-cell>
          <table:table-cell table:style-name="ce16" office:value-type="float" office:value="-1.40459346058309">
            <text:p>-1,4045934606</text:p>
          </table:table-cell>
          <table:table-cell table:style-name="ce16" office:value-type="float" office:value="1.04387392447317">
            <text:p>1,0438739245</text:p>
          </table:table-cell>
          <table:table-cell table:style-name="ce16" office:value-type="float" office:value="-2.37673744453515">
            <text:p>-2,3767374445</text:p>
          </table:table-cell>
          <table:table-cell table:style-name="ce16" office:value-type="float" office:value="-0.209104172908463">
            <text:p>-0,2091041729</text:p>
          </table:table-cell>
          <table:table-cell table:style-name="ce16" office:value-type="float" office:value="-3.38086033910729">
            <text:p>-3,3808603391</text:p>
          </table:table-cell>
          <table:table-cell table:style-name="ce16" office:value-type="float" office:value="-1.90458268291846">
            <text:p>-1,9045826829</text:p>
          </table:table-cell>
          <table:table-cell table:style-name="ce16" office:value-type="float" office:value="-2.8007397549678">
            <text:p>-2,800739755</text:p>
          </table:table-cell>
          <table:table-cell table:style-name="ce16" office:value-type="float" office:value="2.25980263053956">
            <text:p>2,2598026305</text:p>
          </table:table-cell>
          <table:table-cell table:style-name="ce16" office:value-type="float" office:value="-0.500395288578517">
            <text:p>-0,5003952886</text:p>
          </table:table-cell>
          <table:table-cell table:style-name="ce16" office:value-type="float" office:value="-1.16094859820778">
            <text:p>-1,1609485982</text:p>
          </table:table-cell>
          <table:table-cell office:value-type="float" office:value="6761.72222222222">
            <text:p>6761,7222222222</text:p>
          </table:table-cell>
          <table:table-cell table:style-name="ce16" office:value-type="float" office:value="1.09594397102702">
            <text:p>1,095943971</text:p>
          </table:table-cell>
          <table:table-cell table:style-name="ce16" office:value-type="float" office:value="0.12284411433642">
            <text:p>0,1228441143</text:p>
          </table:table-cell>
          <table:table-cell table:style-name="ce16" office:value-type="float" office:value="4.04722588023998">
            <text:p>4,0472258802</text:p>
          </table:table-cell>
          <table:table-cell table:style-name="ce16" office:value-type="float" office:value="4.11085589194807">
            <text:p>4,1108558919</text:p>
          </table:table-cell>
          <table:table-cell table:style-name="ce16" office:value-type="float" office:value="-0.93061244645087">
            <text:p>-0,9306124465</text:p>
          </table:table-cell>
          <table:table-cell table:style-name="ce16" office:value-type="float" office:value="-0.290363166656456">
            <text:p>-0,2903631667</text:p>
          </table:table-cell>
          <table:table-cell table:style-name="ce16" office:value-type="float" office:value="-1.88752461544955">
            <text:p>-1,8875246154</text:p>
          </table:table-cell>
          <table:table-cell table:style-name="ce16" office:value-type="float" office:value="-0.32882268745086">
            <text:p>-0,3288226875</text:p>
          </table:table-cell>
          <table:table-cell table:style-name="ce16" office:value-type="float" office:value="2.26735857554001">
            <text:p>2,2673585755</text:p>
          </table:table-cell>
          <table:table-cell table:style-name="ce16" office:value-type="float" office:value="3.35603947806522">
            <text:p>3,3560394781</text:p>
          </table:table-cell>
          <table:table-cell table:style-name="ce16" office:value-type="float" office:value="-0.447886442124686">
            <text:p>-0,4478864421</text:p>
          </table:table-cell>
          <table:table-cell table:style-name="ce29" table:formula="of:=TRUE()" office:value-type="boolean" office:boolean-value="true">
            <text:p>VRAI</text:p>
          </table:table-cell>
          <table:table-cell office:value-type="float" office:value="1654.28888888889">
            <text:p>1654,2888888889</text:p>
          </table:table-cell>
          <table:table-cell office:value-type="float" office:value="2337.92222222222">
            <text:p>2337,9222222222</text:p>
          </table:table-cell>
          <table:table-cell table:style-name="ce57" office:value-type="float" office:value="3009.1">
            <text:p>3009,1</text:p>
          </table:table-cell>
          <table:table-cell office:value-type="float" office:value="6761.72222222222">
            <text:p>6761,7222222222</text:p>
          </table:table-cell>
          <table:table-cell office:value-type="string">
            <text:p>strong</text:p>
          </table:table-cell>
          <table:table-cell table:style-name="ce16" table:number-columns-repeated="973"/>
        </table:table-row>
        <table:table-row table:style-name="ro1">
          <table:table-cell table:style-name="ce6" office:value-type="string">
            <text:p>0007CDEEE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75">
            <text:p>75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2.92">
            <text:p>32,92</text:p>
          </table:table-cell>
          <table:table-cell table:style-name="ce16" office:value-type="float" office:value="33.72">
            <text:p>33,72</text:p>
          </table:table-cell>
          <table:table-cell table:style-name="ce16" office:value-type="float" office:value="0.799999999999997">
            <text:p>0,8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ce16" office:value-type="float" office:value="2.60787220026351">
            <text:p>2,6078722003</text:p>
          </table:table-cell>
          <table:table-cell table:style-name="ce16" office:value-type="float" office:value="1.64481388814844">
            <text:p>1,6448138881</text:p>
          </table:table-cell>
          <table:table-cell table:style-name="ce16" office:value-type="float" office:value="-0.239933838395295">
            <text:p>-0,2399338384</text:p>
          </table:table-cell>
          <table:table-cell table:style-name="ce16" office:value-type="float" office:value="-0.137827395591068">
            <text:p>-0,1378273956</text:p>
          </table:table-cell>
          <table:table-cell table:style-name="ce16" office:value-type="float" office:value="0.4">
            <text:p>0,4</text:p>
          </table:table-cell>
          <table:table-cell table:style-name="ce16" office:value-type="float" office:value="0.875">
            <text:p>0,87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-0.00200711958577358">
            <text:p>-0,0020071196</text:p>
          </table:table-cell>
          <table:table-cell table:style-name="ce16" office:value-type="float" office:value="0.157124466217532">
            <text:p>0,1571244662</text:p>
          </table:table-cell>
          <table:table-cell table:style-name="ce16" office:value-type="float" office:value="-0.950033521865915">
            <text:p>-0,9500335219</text:p>
          </table:table-cell>
          <table:table-cell table:style-name="ce16" office:value-type="float" office:value="0.294849958059551">
            <text:p>0,2948499581</text:p>
          </table:table-cell>
          <table:table-cell table:style-name="ce16" office:value-type="float" office:value="-2.24301499768848">
            <text:p>-2,2430149977</text:p>
          </table:table-cell>
          <table:table-cell table:style-name="ce16" office:value-type="float" office:value="-4.7000594761702">
            <text:p>-4,7000594762</text:p>
          </table:table-cell>
          <table:table-cell table:style-name="ce16" office:value-type="float" office:value="-2.11629896964604">
            <text:p>-2,1162989696</text:p>
          </table:table-cell>
          <table:table-cell table:style-name="ce16" office:value-type="float" office:value="0.740982754514908">
            <text:p>0,7409827545</text:p>
          </table:table-cell>
          <table:table-cell table:style-name="ce16" office:value-type="float" office:value="0.147200835615806">
            <text:p>0,1472008356</text:p>
          </table:table-cell>
          <table:table-cell table:style-name="ce16" office:value-type="float" office:value="0.332090621225667">
            <text:p>0,3320906212</text:p>
          </table:table-cell>
          <table:table-cell table:style-name="ce16" office:value-type="float" office:value="-2.9260329875007">
            <text:p>-2,9260329875</text:p>
          </table:table-cell>
          <table:table-cell table:style-name="ce16" office:value-type="float" office:value="3.4832556529331">
            <text:p>3,4832556529</text:p>
          </table:table-cell>
          <table:table-cell table:style-name="ce16" office:value-type="float" office:value="0.588063750326839">
            <text:p>0,5880637503</text:p>
          </table:table-cell>
          <table:table-cell office:value-type="float" office:value="5220.40222222222">
            <text:p>5220,4022222222</text:p>
          </table:table-cell>
          <table:table-cell table:style-name="ce16" office:value-type="float" office:value="1.17461855610514">
            <text:p>1,1746185561</text:p>
          </table:table-cell>
          <table:table-cell table:style-name="ce16" office:value-type="float" office:value="0.106048448374136">
            <text:p>0,1060484484</text:p>
          </table:table-cell>
          <table:table-cell table:style-name="ce16" office:value-type="float" office:value="4.38461005039514">
            <text:p>4,3846100504</text:p>
          </table:table-cell>
          <table:table-cell table:style-name="ce16" office:value-type="float" office:value="2.34107922296011">
            <text:p>2,341079223</text:p>
          </table:table-cell>
          <table:table-cell table:style-name="ce16" office:value-type="float" office:value="0.777843892234739">
            <text:p>0,7778438922</text:p>
          </table:table-cell>
          <table:table-cell table:style-name="ce16" office:value-type="float" office:value="1.24059142022381">
            <text:p>1,2405914202</text:p>
          </table:table-cell>
          <table:table-cell table:style-name="ce16" office:value-type="float" office:value="-2.21024296477233">
            <text:p>-2,2102429648</text:p>
          </table:table-cell>
          <table:table-cell table:style-name="ce16" office:value-type="float" office:value="-1.42621658532771">
            <text:p>-1,4262165853</text:p>
          </table:table-cell>
          <table:table-cell table:style-name="ce16" office:value-type="float" office:value="2.26114990087242">
            <text:p>2,2611499009</text:p>
          </table:table-cell>
          <table:table-cell table:style-name="ce16" office:value-type="float" office:value="1.02827817472776">
            <text:p>1,0282781747</text:p>
          </table:table-cell>
          <table:table-cell table:style-name="ce16" office:value-type="float" office:value="-0.975490414394825">
            <text:p>-0,9754904144</text:p>
          </table:table-cell>
          <table:table-cell table:style-name="ce29" table:formula="of:=TRUE()" office:value-type="boolean" office:boolean-value="true">
            <text:p>VRAI</text:p>
          </table:table-cell>
          <table:table-cell office:value-type="float" office:value="2557.98095238095">
            <text:p>2557,980952381</text:p>
          </table:table-cell>
          <table:table-cell office:value-type="float" office:value="2131.17777777778">
            <text:p>2131,1777777778</text:p>
          </table:table-cell>
          <table:table-cell table:style-name="ce57" office:value-type="float" office:value="9189.12820512822">
            <text:p>9189,1282051282</text:p>
          </table:table-cell>
          <table:table-cell office:value-type="float" office:value="5220.40222222222">
            <text:p>5220,4022222222</text:p>
          </table:table-cell>
          <table:table-cell office:value-type="string">
            <text:p>strong</text:p>
          </table:table-cell>
          <table:table-cell table:style-name="ce16" table:number-columns-repeated="973"/>
        </table:table-row>
        <table:table-row table:style-name="ro1">
          <table:table-cell table:style-name="ce1" office:value-type="string">
            <text:p>0007CDE22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3.16">
            <text:p>33,16</text:p>
          </table:table-cell>
          <table:table-cell office:value-type="float" office:value="31.48">
            <text:p>31,48</text:p>
          </table:table-cell>
          <table:table-cell office:value-type="float" office:value="-1.68">
            <text:p>-1,68</text:p>
          </table:table-cell>
          <table:table-cell office:value-type="float" office:value="7">
            <text:p>7</text:p>
          </table:table-cell>
          <table:table-cell office:value-type="float" office:value="-5.15873015873016">
            <text:p>-5,1587301587</text:p>
          </table:table-cell>
          <table:table-cell office:value-type="float" office:value="2">
            <text:p>2</text:p>
          </table:table-cell>
          <table:table-cell office:value-type="float" office:value="15.5736035469906">
            <text:p>15,573603547</text:p>
          </table:table-cell>
          <table:table-cell office:value-type="float" office:value="3.05879214194263">
            <text:p>3,0587921419</text:p>
          </table:table-cell>
          <table:table-cell office:value-type="float" office:value="0.604797366168403">
            <text:p>0,6047973662</text:p>
          </table:table-cell>
          <table:table-cell office:value-type="float" office:value="-0.744345409611781">
            <text:p>-0,7443454096</text:p>
          </table:table-cell>
          <table:table-cell office:value-type="float" office:value="0.35">
            <text:p>0,35</text:p>
          </table:table-cell>
          <table:table-cell office:value-type="float" office:value="1.14285714285714">
            <text:p>1,1428571429</text:p>
          </table:table-cell>
          <table:table-cell office:value-type="float" office:value="1.16666666666667">
            <text:p>1,1666666667</text:p>
          </table:table-cell>
          <table:table-cell office:value-type="float" office:value="1.31809536702902">
            <text:p>1,318095367</text:p>
          </table:table-cell>
          <table:table-cell office:value-type="float" office:value="-0.237176838704018">
            <text:p>-0,2371768387</text:p>
          </table:table-cell>
          <table:table-cell office:value-type="float" office:value="0.106624781373229">
            <text:p>0,1066247814</text:p>
          </table:table-cell>
          <table:table-cell office:value-type="float" office:value="-1.2291121372862">
            <text:p>-1,2291121373</text:p>
          </table:table-cell>
          <table:table-cell office:value-type="float" office:value="-0.185882644626964">
            <text:p>-0,1858826446</text:p>
          </table:table-cell>
          <table:table-cell office:value-type="float" office:value="-1.02623135188114">
            <text:p>-1,0262313519</text:p>
          </table:table-cell>
          <table:table-cell office:value-type="float" office:value="-1.27665364186933">
            <text:p>-1,2766536419</text:p>
          </table:table-cell>
          <table:table-cell office:value-type="float" office:value="1.07279611030843">
            <text:p>1,0727961103</text:p>
          </table:table-cell>
          <table:table-cell office:value-type="float" office:value="0.665153292119872">
            <text:p>0,6651532921</text:p>
          </table:table-cell>
          <table:table-cell office:value-type="float" office:value="-0.985293083235325">
            <text:p>-0,9852930832</text:p>
          </table:table-cell>
          <table:table-cell office:value-type="float" office:value="0.598324532667233">
            <text:p>0,5983245327</text:p>
          </table:table-cell>
          <table:table-cell office:value-type="float" office:value="-0.064048314987959">
            <text:p>-0,064048315</text:p>
          </table:table-cell>
          <table:table-cell office:value-type="float" office:value="1.26129342362839">
            <text:p>1,2612934236</text:p>
          </table:table-cell>
          <table:table-cell office:value-type="float" office:value="5632.19111111111">
            <text:p>5632,1911111111</text:p>
          </table:table-cell>
          <table:table-cell office:value-type="float" office:value="1.56647049282967">
            <text:p>1,5664704928</text:p>
          </table:table-cell>
          <table:table-cell office:value-type="float" office:value="0.0605795415717428">
            <text:p>0,0605795416</text:p>
          </table:table-cell>
          <table:table-cell office:value-type="float" office:value="-6.76605086727311">
            <text:p>-6,7660508673</text:p>
          </table:table-cell>
          <table:table-cell office:value-type="float" office:value="4.24272726952036">
            <text:p>4,2427272695</text:p>
          </table:table-cell>
          <table:table-cell office:value-type="float" office:value="4.53814622412577">
            <text:p>4,5381462241</text:p>
          </table:table-cell>
          <table:table-cell office:value-type="float" office:value="1.60124651648523">
            <text:p>1,6012465165</text:p>
          </table:table-cell>
          <table:table-cell office:value-type="float" office:value="0.211758362478703">
            <text:p>0,2117583625</text:p>
          </table:table-cell>
          <table:table-cell office:value-type="float" office:value="-3.01348970112159">
            <text:p>-3,0134897011</text:p>
          </table:table-cell>
          <table:table-cell office:value-type="float" office:value="1.54546286487318">
            <text:p>1,5454628649</text:p>
          </table:table-cell>
          <table:table-cell office:value-type="float" office:value="0.215835058350157">
            <text:p>0,2158350584</text:p>
          </table:table-cell>
          <table:table-cell office:value-type="float" office:value="-2.53181634068896">
            <text:p>-2,5318163407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09.92857142857">
            <text:p>3109,9285714286</text:p>
          </table:table-cell>
          <table:table-cell office:value-type="float" office:value="9067.12">
            <text:p>9067,12</text:p>
          </table:table-cell>
          <table:table-cell table:style-name="ce57" office:value-type="float" office:value="2623.58461538461">
            <text:p>2623,5846153846</text:p>
          </table:table-cell>
          <table:table-cell office:value-type="float" office:value="5632.19111111111">
            <text:p>5632,1911111111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B349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3.91">
            <text:p>33,91</text:p>
          </table:table-cell>
          <table:table-cell office:value-type="float" office:value="32.58">
            <text:p>32,58</text:p>
          </table:table-cell>
          <table:table-cell office:value-type="float" office:value="-1.33">
            <text:p>-1,33</text:p>
          </table:table-cell>
          <table:table-cell office:value-type="float" office:value="10">
            <text:p>10</text:p>
          </table:table-cell>
          <table:table-cell office:value-type="float" office:value="-30.75">
            <text:p>-30,75</text:p>
          </table:table-cell>
          <table:table-cell office:value-type="float" office:value="3">
            <text:p>3</text:p>
          </table:table-cell>
          <table:table-cell office:value-type="float" office:value="15.2255244755245">
            <text:p>15,2255244755</text:p>
          </table:table-cell>
          <table:table-cell office:value-type="float" office:value="0.532825241546358">
            <text:p>0,5328252415</text:p>
          </table:table-cell>
          <table:table-cell office:value-type="float" office:value="0.318036605936759">
            <text:p>0,3180366059</text:p>
          </table:table-cell>
          <table:table-cell office:value-type="float" office:value="0.458612877458326">
            <text:p>0,458612877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1.33333333333333">
            <text:p>1,3333333333</text:p>
          </table:table-cell>
          <table:table-cell office:value-type="float" office:value="-1.22040791630826">
            <text:p>-1,2204079163</text:p>
          </table:table-cell>
          <table:table-cell office:value-type="float" office:value="0.125427974192443">
            <text:p>0,1254279742</text:p>
          </table:table-cell>
          <table:table-cell office:value-type="float" office:value="-1.07646493477936">
            <text:p>-1,0764649348</text:p>
          </table:table-cell>
          <table:table-cell office:value-type="float" office:value="0.440797031974292">
            <text:p>0,440797032</text:p>
          </table:table-cell>
          <table:table-cell office:value-type="float" office:value="-3.43696963013145">
            <text:p>-3,4369696301</text:p>
          </table:table-cell>
          <table:table-cell office:value-type="float" office:value="1.99343800065054">
            <text:p>1,9934380007</text:p>
          </table:table-cell>
          <table:table-cell office:value-type="float" office:value="-0.294911457268418">
            <text:p>-0,2949114573</text:p>
          </table:table-cell>
          <table:table-cell office:value-type="float" office:value="-2.61825978263267">
            <text:p>-2,6182597826</text:p>
          </table:table-cell>
          <table:table-cell office:value-type="float" office:value="-1.00635975716905">
            <text:p>-1,0063597572</text:p>
          </table:table-cell>
          <table:table-cell office:value-type="float" office:value="1.04946621110994">
            <text:p>1,0494662111</text:p>
          </table:table-cell>
          <table:table-cell office:value-type="float" office:value="2.92765031446647">
            <text:p>2,9276503145</text:p>
          </table:table-cell>
          <table:table-cell office:value-type="float" office:value="-0.43750365639041">
            <text:p>-0,4375036564</text:p>
          </table:table-cell>
          <table:table-cell office:value-type="float" office:value="0.0952331410114659">
            <text:p>0,095233141</text:p>
          </table:table-cell>
          <table:table-cell office:value-type="float" office:value="5103.48222222222">
            <text:p>5103,4822222222</text:p>
          </table:table-cell>
          <table:table-cell office:value-type="float" office:value="1.24760829951781">
            <text:p>1,2476082995</text:p>
          </table:table-cell>
          <table:table-cell office:value-type="float" office:value="0.0788215627935087">
            <text:p>0,0788215628</text:p>
          </table:table-cell>
          <table:table-cell office:value-type="float" office:value="4.53591889343628">
            <text:p>4,5359188934</text:p>
          </table:table-cell>
          <table:table-cell office:value-type="float" office:value="0.792241052998126">
            <text:p>0,792241053</text:p>
          </table:table-cell>
          <table:table-cell office:value-type="float" office:value="-1.03738388155233">
            <text:p>-1,0373838816</text:p>
          </table:table-cell>
          <table:table-cell office:value-type="float" office:value="0.389184404545446">
            <text:p>0,3891844045</text:p>
          </table:table-cell>
          <table:table-cell office:value-type="float" office:value="-1.12249831853361">
            <text:p>-1,1224983185</text:p>
          </table:table-cell>
          <table:table-cell office:value-type="float" office:value="2.29089632471432">
            <text:p>2,2908963247</text:p>
          </table:table-cell>
          <table:table-cell office:value-type="float" office:value="2.99376500740728">
            <text:p>2,9937650074</text:p>
          </table:table-cell>
          <table:table-cell office:value-type="float" office:value="0.5555851069673">
            <text:p>0,555585107</text:p>
          </table:table-cell>
          <table:table-cell office:value-type="float" office:value="-0.692542946202246">
            <text:p>-0,6925429462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836.93809523809">
            <text:p>2836,9380952381</text:p>
          </table:table-cell>
          <table:table-cell/>
          <table:table-cell table:style-name="ce57" office:value-type="float" office:value="8245.30256410256">
            <text:p>8245,3025641026</text:p>
          </table:table-cell>
          <table:table-cell office:value-type="float" office:value="5103.48222222222">
            <text:p>5103,4822222222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B22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5.99">
            <text:p>35,99</text:p>
          </table:table-cell>
          <table:table-cell office:value-type="float" office:value="35.41">
            <text:p>35,41</text:p>
          </table:table-cell>
          <table:table-cell office:value-type="float" office:value="-0.580000000000005">
            <text:p>-0,58</text:p>
          </table:table-cell>
          <table:table-cell office:value-type="float" office:value="5">
            <text:p>5</text:p>
          </table:table-cell>
          <table:table-cell office:value-type="float" office:value="-0.857142857142861">
            <text:p>-0,8571428571</text:p>
          </table:table-cell>
          <table:table-cell office:value-type="float" office:value="9">
            <text:p>9</text:p>
          </table:table-cell>
          <table:table-cell office:value-type="float" office:value="-23.5909090909091">
            <text:p>-23,5909090909</text:p>
          </table:table-cell>
          <table:table-cell office:value-type="float" office:value="-2.20955565857811">
            <text:p>-2,2095556586</text:p>
          </table:table-cell>
          <table:table-cell office:value-type="float" office:value="1.37394969765819">
            <text:p>1,3739496977</text:p>
          </table:table-cell>
          <table:table-cell office:value-type="float" office:value="0.621716785244806">
            <text:p>0,6217167852</text:p>
          </table:table-cell>
          <table:table-cell office:value-type="float" office:value="0.4">
            <text:p>0,4</text:p>
          </table:table-cell>
          <table:table-cell office:value-type="float" office:value="0.5">
            <text:p>0,5</text:p>
          </table:table-cell>
          <table:table-cell office:value-type="float" office:value="2.66666666666667">
            <text:p>2,6666666667</text:p>
          </table:table-cell>
          <table:table-cell office:value-type="float" office:value="-2.79833450447045">
            <text:p>-2,7983345045</text:p>
          </table:table-cell>
          <table:table-cell office:value-type="float" office:value="-3.85892987219906">
            <text:p>-3,8589298722</text:p>
          </table:table-cell>
          <table:table-cell office:value-type="float" office:value="-0.51248257784602">
            <text:p>-0,5124825778</text:p>
          </table:table-cell>
          <table:table-cell office:value-type="float" office:value="0.361305436076995">
            <text:p>0,3613054361</text:p>
          </table:table-cell>
          <table:table-cell office:value-type="float" office:value="-4.65081002846063">
            <text:p>-4,6508100285</text:p>
          </table:table-cell>
          <table:table-cell office:value-type="float" office:value="4.62436177086196">
            <text:p>4,6243617709</text:p>
          </table:table-cell>
          <table:table-cell office:value-type="float" office:value="1.6460043417675">
            <text:p>1,6460043418</text:p>
          </table:table-cell>
          <table:table-cell office:value-type="float" office:value="1.08685687238111">
            <text:p>1,0868568724</text:p>
          </table:table-cell>
          <table:table-cell office:value-type="float" office:value="0.893226047083254">
            <text:p>0,8932260471</text:p>
          </table:table-cell>
          <table:table-cell office:value-type="float" office:value="0.550371366538979">
            <text:p>0,5503713665</text:p>
          </table:table-cell>
          <table:table-cell office:value-type="float" office:value="-2.8711307139124">
            <text:p>-2,8711307139</text:p>
          </table:table-cell>
          <table:table-cell office:value-type="float" office:value="1.27116526937586">
            <text:p>1,2711652694</text:p>
          </table:table-cell>
          <table:table-cell office:value-type="float" office:value="1.13555310759927">
            <text:p>1,1355531076</text:p>
          </table:table-cell>
          <table:table-cell office:value-type="float" office:value="1378.77555555556">
            <text:p>1378,7755555556</text:p>
          </table:table-cell>
          <table:table-cell office:value-type="float" office:value="2.32709629606264">
            <text:p>2,3270962961</text:p>
          </table:table-cell>
          <table:table-cell office:value-type="float" office:value="0.0688259631331503">
            <text:p>0,0688259631</text:p>
          </table:table-cell>
          <table:table-cell office:value-type="float" office:value="-2.26292069369326">
            <text:p>-2,2629206937</text:p>
          </table:table-cell>
          <table:table-cell office:value-type="float" office:value="-1.05835032930511">
            <text:p>-1,0583503293</text:p>
          </table:table-cell>
          <table:table-cell office:value-type="float" office:value="-3.0625352727348">
            <text:p>-3,0625352727</text:p>
          </table:table-cell>
          <table:table-cell office:value-type="float" office:value="-1.31216777656846">
            <text:p>-1,3121677766</text:p>
          </table:table-cell>
          <table:table-cell office:value-type="float" office:value="-1.84679194886663">
            <text:p>-1,8467919489</text:p>
          </table:table-cell>
          <table:table-cell office:value-type="float" office:value="1.20874781106216">
            <text:p>1,2087478111</text:p>
          </table:table-cell>
          <table:table-cell office:value-type="float" office:value="1.59333544326814">
            <text:p>1,5933354433</text:p>
          </table:table-cell>
          <table:table-cell office:value-type="float" office:value="0.702470416493931">
            <text:p>0,7024704165</text:p>
          </table:table-cell>
          <table:table-cell office:value-type="float" office:value="-2.1806177213128">
            <text:p>-2,1806177213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10464.9244444444">
            <text:p>10464,9244444444</text:p>
          </table:table-cell>
          <table:table-cell/>
          <table:table-cell table:style-name="ce57" office:value-type="float" office:value="743.902564102564">
            <text:p>743,9025641026</text:p>
          </table:table-cell>
          <table:table-cell office:value-type="float" office:value="1378.77555555556">
            <text:p>1378,7755555556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DEAA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6.04">
            <text:p>36,04</text:p>
          </table:table-cell>
          <table:table-cell office:value-type="float" office:value="35.07">
            <text:p>35,07</text:p>
          </table:table-cell>
          <table:table-cell office:value-type="float" office:value="-0.969999999999999">
            <text:p>-0,97</text:p>
          </table:table-cell>
          <table:table-cell office:value-type="float" office:value="9">
            <text:p>9</text:p>
          </table:table-cell>
          <table:table-cell office:value-type="float" office:value="-25.5">
            <text:p>-25,5</text:p>
          </table:table-cell>
          <table:table-cell office:value-type="float" office:value="4">
            <text:p>4</text:p>
          </table:table-cell>
          <table:table-cell office:value-type="float" office:value="10.4642857142857">
            <text:p>10,4642857143</text:p>
          </table:table-cell>
          <table:table-cell office:value-type="float" office:value="0.692752479733864">
            <text:p>0,6927524797</text:p>
          </table:table-cell>
          <table:table-cell office:value-type="float" office:value="-1.08769665913566">
            <text:p>-1,0876966591</text:p>
          </table:table-cell>
          <table:table-cell office:value-type="float" office:value="-0.117233787800903">
            <text:p>-0,1172337878</text:p>
          </table:table-cell>
          <table:table-cell office:value-type="float" office:value="0.35">
            <text:p>0,35</text:p>
          </table:table-cell>
          <table:table-cell office:value-type="float" office:value="0.857142857142857">
            <text:p>0,8571428571</text:p>
          </table:table-cell>
          <table:table-cell office:value-type="float" office:value="2.33333333333333">
            <text:p>2,3333333333</text:p>
          </table:table-cell>
          <table:table-cell office:value-type="float" office:value="-0.463145194008983">
            <text:p>-0,463145194</text:p>
          </table:table-cell>
          <table:table-cell office:value-type="float" office:value="-0.607394306091733">
            <text:p>-0,6073943061</text:p>
          </table:table-cell>
          <table:table-cell office:value-type="float" office:value="0.413582907372418">
            <text:p>0,4135829074</text:p>
          </table:table-cell>
          <table:table-cell office:value-type="float" office:value="0.374411799314612">
            <text:p>0,3744117993</text:p>
          </table:table-cell>
          <table:table-cell office:value-type="float" office:value="-4.39490042564623">
            <text:p>-4,3949004256</text:p>
          </table:table-cell>
          <table:table-cell office:value-type="float" office:value="-1.12485980789897">
            <text:p>-1,1248598079</text:p>
          </table:table-cell>
          <table:table-cell office:value-type="float" office:value="-0.0174610704948099">
            <text:p>-0,0174610705</text:p>
          </table:table-cell>
          <table:table-cell office:value-type="float" office:value="-1.35378488638302">
            <text:p>-1,3537848864</text:p>
          </table:table-cell>
          <table:table-cell office:value-type="float" office:value="-1.29395491069856">
            <text:p>-1,2939549107</text:p>
          </table:table-cell>
          <table:table-cell office:value-type="float" office:value="-1.36195080643009">
            <text:p>-1,3619508064</text:p>
          </table:table-cell>
          <table:table-cell office:value-type="float" office:value="1.3285653239969">
            <text:p>1,328565324</text:p>
          </table:table-cell>
          <table:table-cell office:value-type="float" office:value="1.52766684446695">
            <text:p>1,5276668445</text:p>
          </table:table-cell>
          <table:table-cell office:value-type="float" office:value="1.55279096974857">
            <text:p>1,5527909697</text:p>
          </table:table-cell>
          <table:table-cell office:value-type="float" office:value="3973.13555555555">
            <text:p>3973,1355555556</text:p>
          </table:table-cell>
          <table:table-cell office:value-type="float" office:value="1.3300235008509">
            <text:p>1,3300235009</text:p>
          </table:table-cell>
          <table:table-cell office:value-type="float" office:value="0.0669451667336909">
            <text:p>0,0669451667</text:p>
          </table:table-cell>
          <table:table-cell office:value-type="float" office:value="4.80558647601625">
            <text:p>4,805586476</text:p>
          </table:table-cell>
          <table:table-cell office:value-type="float" office:value="-1.06972391253252">
            <text:p>-1,0697239125</text:p>
          </table:table-cell>
          <table:table-cell office:value-type="float" office:value="1.25736750584572">
            <text:p>1,2573675058</text:p>
          </table:table-cell>
          <table:table-cell office:value-type="float" office:value="1.55548344416891">
            <text:p>1,5554834442</text:p>
          </table:table-cell>
          <table:table-cell office:value-type="float" office:value="-0.353524515690745">
            <text:p>-0,3535245157</text:p>
          </table:table-cell>
          <table:table-cell office:value-type="float" office:value="-1.64541326674732">
            <text:p>-1,6454132667</text:p>
          </table:table-cell>
          <table:table-cell office:value-type="float" office:value="2.84994404852631">
            <text:p>2,8499440485</text:p>
          </table:table-cell>
          <table:table-cell office:value-type="float" office:value="-0.544114469552007">
            <text:p>-0,5441144696</text:p>
          </table:table-cell>
          <table:table-cell office:value-type="float" office:value="-0.429649064553752">
            <text:p>-0,4296490646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6908.95555555555">
            <text:p>6908,9555555556</text:p>
          </table:table-cell>
          <table:table-cell/>
          <table:table-cell table:style-name="ce57" office:value-type="float" office:value="5069.53333333334">
            <text:p>5069,5333333333</text:p>
          </table:table-cell>
          <table:table-cell office:value-type="float" office:value="3973.13555555555">
            <text:p>3973,1355555556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D511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6.69">
            <text:p>36,69</text:p>
          </table:table-cell>
          <table:table-cell office:value-type="float" office:value="34.7">
            <text:p>34,7</text:p>
          </table:table-cell>
          <table:table-cell office:value-type="float" office:value="-1.99">
            <text:p>-1,99</text:p>
          </table:table-cell>
          <table:table-cell office:value-type="float" office:value="4">
            <text:p>4</text:p>
          </table:table-cell>
          <table:table-cell office:value-type="float" office:value="12.7111111111111">
            <text:p>12,7111111111</text:p>
          </table:table-cell>
          <table:table-cell office:value-type="float" office:value="7">
            <text:p>7</text:p>
          </table:table-cell>
          <table:table-cell office:value-type="float" office:value="-2.83333333333333">
            <text:p>-2,8333333333</text:p>
          </table:table-cell>
          <table:table-cell office:value-type="float" office:value="-0.202699375107703">
            <text:p>-0,2026993751</text:p>
          </table:table-cell>
          <table:table-cell office:value-type="float" office:value="-0.806457611633491">
            <text:p>-0,8064576116</text:p>
          </table:table-cell>
          <table:table-cell office:value-type="float" office:value="0.287876258483525">
            <text:p>0,2878762585</text:p>
          </table:table-cell>
          <table:table-cell office:value-type="float" office:value="0.45">
            <text:p>0,45</text:p>
          </table:table-cell>
          <table:table-cell office:value-type="float" office:value="1.11111111111111">
            <text:p>1,1111111111</text:p>
          </table:table-cell>
          <table:table-cell office:value-type="float" office:value="1">
            <text:p>1</text:p>
          </table:table-cell>
          <table:table-cell office:value-type="float" office:value="-1.21260862858491">
            <text:p>-1,2126086286</text:p>
          </table:table-cell>
          <table:table-cell office:value-type="float" office:value="0.0141810643314811">
            <text:p>0,0141810643</text:p>
          </table:table-cell>
          <table:table-cell office:value-type="float" office:value="0.485555346450153">
            <text:p>0,4855553465</text:p>
          </table:table-cell>
          <table:table-cell office:value-type="float" office:value="0.300494990889745">
            <text:p>0,3004949909</text:p>
          </table:table-cell>
          <table:table-cell office:value-type="float" office:value="-4.71872062790813">
            <text:p>-4,7187206279</text:p>
          </table:table-cell>
          <table:table-cell office:value-type="float" office:value="-1.62473433874663">
            <text:p>-1,6247343387</text:p>
          </table:table-cell>
          <table:table-cell office:value-type="float" office:value="-0.0267128732211814">
            <text:p>-0,0267128732</text:p>
          </table:table-cell>
          <table:table-cell office:value-type="float" office:value="-2.09892464373229">
            <text:p>-2,0989246437</text:p>
          </table:table-cell>
          <table:table-cell office:value-type="float" office:value="-0.773910862449417">
            <text:p>-0,7739108624</text:p>
          </table:table-cell>
          <table:table-cell office:value-type="float" office:value="-0.41027701325876">
            <text:p>-0,4102770133</text:p>
          </table:table-cell>
          <table:table-cell office:value-type="float" office:value="1.78773155589303">
            <text:p>1,7877315559</text:p>
          </table:table-cell>
          <table:table-cell office:value-type="float" office:value="-0.94385089362379">
            <text:p>-0,9438508936</text:p>
          </table:table-cell>
          <table:table-cell office:value-type="float" office:value="-0.182404968134738">
            <text:p>-0,1824049681</text:p>
          </table:table-cell>
          <table:table-cell office:value-type="float" office:value="1040.89333333333">
            <text:p>1040,8933333333</text:p>
          </table:table-cell>
          <table:table-cell office:value-type="float" office:value="2.74733561831451">
            <text:p>2,7473356183</text:p>
          </table:table-cell>
          <table:table-cell office:value-type="float" office:value="0.0751683383076929">
            <text:p>0,0751683383</text:p>
          </table:table-cell>
          <table:table-cell office:value-type="float" office:value="-12.2852519159291">
            <text:p>-12,2852519159</text:p>
          </table:table-cell>
          <table:table-cell office:value-type="float" office:value="-2.17277658451666">
            <text:p>-2,1727765845</text:p>
          </table:table-cell>
          <table:table-cell office:value-type="float" office:value="-0.62433965911552">
            <text:p>-0,6243396591</text:p>
          </table:table-cell>
          <table:table-cell office:value-type="float" office:value="-1.98214861159691">
            <text:p>-1,9821486116</text:p>
          </table:table-cell>
          <table:table-cell office:value-type="float" office:value="0.0611040326949746">
            <text:p>0,0611040327</text:p>
          </table:table-cell>
          <table:table-cell office:value-type="float" office:value="-1.49678671584917">
            <text:p>-1,4967867158</text:p>
          </table:table-cell>
          <table:table-cell office:value-type="float" office:value="0.157310370798143">
            <text:p>0,1573103708</text:p>
          </table:table-cell>
          <table:table-cell office:value-type="float" office:value="-0.131648823413657">
            <text:p>-0,1316488234</text:p>
          </table:table-cell>
          <table:table-cell office:value-type="float" office:value="1.12922540596199">
            <text:p>1,129225406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5345.71111111111">
            <text:p>5345,7111111111</text:p>
          </table:table-cell>
          <table:table-cell/>
          <table:table-cell table:style-name="ce57" office:value-type="float" office:value="3444.76666666667">
            <text:p>3444,7666666667</text:p>
          </table:table-cell>
          <table:table-cell office:value-type="float" office:value="1040.89333333333">
            <text:p>1040,8933333333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7" office:value-type="string">
            <text:p>0007CB4837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56">
            <text:p>56</text:p>
          </table:table-cell>
          <table:table-cell table:style-name="ce32" table:formula="of:=TRUE()" office:value-type="boolean" office:boolean-value="true">
            <text:p>VRAI</text:p>
          </table:table-cell>
          <table:table-cell table:style-name="ce19" office:value-type="float" office:value="40.03">
            <text:p>40,03</text:p>
          </table:table-cell>
          <table:table-cell table:style-name="ce19" office:value-type="float" office:value="37.21">
            <text:p>37,21</text:p>
          </table:table-cell>
          <table:table-cell table:style-name="ce19" office:value-type="float" office:value="-2.82">
            <text:p>-2,8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8.3880952380952">
            <text:p>28,3880952381</text:p>
          </table:table-cell>
          <table:table-cell table:style-name="ce43" office:value-type="float" office:value="8">
            <text:p>8</text:p>
          </table:table-cell>
          <table:table-cell table:style-name="ce19" office:value-type="float" office:value="-6.51428557966797">
            <text:p>-6,5142855797</text:p>
          </table:table-cell>
          <table:table-cell table:style-name="ce19" office:value-type="float" office:value="-6.34668275655857">
            <text:p>-6,3466827566</text:p>
          </table:table-cell>
          <table:table-cell table:style-name="ce19" office:value-type="float" office:value="0.315548449858712">
            <text:p>0,3155484499</text:p>
          </table:table-cell>
          <table:table-cell table:style-name="ce19" office:value-type="float" office:value="0.119382813147715">
            <text:p>0,1193828131</text:p>
          </table:table-cell>
          <table:table-cell table:style-name="ce19" office:value-type="float" office:value="0.45">
            <text:p>0,45</text:p>
          </table:table-cell>
          <table:table-cell table:style-name="ce19" office:value-type="float" office:value="3.33333333333333">
            <text:p>3,3333333333</text:p>
          </table:table-cell>
          <table:table-cell table:style-name="ce19" office:value-type="float" office:value="0.333333333333333">
            <text:p>0,3333333333</text:p>
          </table:table-cell>
          <table:table-cell table:style-name="ce19" office:value-type="float" office:value="-0.766466970027274">
            <text:p>-0,76646697</text:p>
          </table:table-cell>
          <table:table-cell table:style-name="ce19" office:value-type="float" office:value="0.0908790864937324">
            <text:p>0,0908790865</text:p>
          </table:table-cell>
          <table:table-cell table:style-name="ce19" office:value-type="float" office:value="0.847643237586656">
            <text:p>0,8476432376</text:p>
          </table:table-cell>
          <table:table-cell table:style-name="ce19" office:value-type="float" office:value="0.16033694582707">
            <text:p>0,1603369458</text:p>
          </table:table-cell>
          <table:table-cell table:style-name="ce19" office:value-type="float" office:value="-2.50866804592831">
            <text:p>-2,5086680459</text:p>
          </table:table-cell>
          <table:table-cell table:style-name="ce19" office:value-type="float" office:value="0.636504361619926">
            <text:p>0,6365043616</text:p>
          </table:table-cell>
          <table:table-cell table:style-name="ce19" office:value-type="float" office:value="1.67957031060435">
            <text:p>1,6795703106</text:p>
          </table:table-cell>
          <table:table-cell table:style-name="ce19" office:value-type="float" office:value="1.73550989878294">
            <text:p>1,7355098988</text:p>
          </table:table-cell>
          <table:table-cell table:style-name="ce19" office:value-type="float" office:value="-0.615604818709564">
            <text:p>-0,6156048187</text:p>
          </table:table-cell>
          <table:table-cell table:style-name="ce19" office:value-type="float" office:value="-2.49108375481676">
            <text:p>-2,4910837548</text:p>
          </table:table-cell>
          <table:table-cell table:style-name="ce19" office:value-type="float" office:value="-1.62321722488539">
            <text:p>-1,6232172249</text:p>
          </table:table-cell>
          <table:table-cell table:style-name="ce19" office:value-type="float" office:value="-0.0847748142474261">
            <text:p>-0,0847748142</text:p>
          </table:table-cell>
          <table:table-cell table:style-name="ce19" office:value-type="float" office:value="1.72519253868027">
            <text:p>1,7251925387</text:p>
          </table:table-cell>
          <table:table-cell table:style-name="ce19" office:value-type="float" office:value="3782.17333333333">
            <text:p>3782,1733333333</text:p>
          </table:table-cell>
          <table:table-cell table:style-name="ce19" office:value-type="float" office:value="1.35856643446469">
            <text:p>1,3585664345</text:p>
          </table:table-cell>
          <table:table-cell table:style-name="ce19" office:value-type="float" office:value="0.129381813395943">
            <text:p>0,1293818134</text:p>
          </table:table-cell>
          <table:table-cell table:style-name="ce19" office:value-type="float" office:value="-4.29605317073461">
            <text:p>-4,2960531707</text:p>
          </table:table-cell>
          <table:table-cell table:style-name="ce19" office:value-type="float" office:value="2.6649032630873">
            <text:p>2,6649032631</text:p>
          </table:table-cell>
          <table:table-cell table:style-name="ce19" office:value-type="float" office:value="-0.0981412697535805">
            <text:p>-0,0981412698</text:p>
          </table:table-cell>
          <table:table-cell table:style-name="ce19" office:value-type="float" office:value="-5.64334517211689">
            <text:p>-5,6433451721</text:p>
          </table:table-cell>
          <table:table-cell table:style-name="ce19" office:value-type="float" office:value="-0.553312027707444">
            <text:p>-0,5533120277</text:p>
          </table:table-cell>
          <table:table-cell table:style-name="ce19" office:value-type="float" office:value="1.2207380312762">
            <text:p>1,2207380313</text:p>
          </table:table-cell>
          <table:table-cell table:style-name="ce19" office:value-type="float" office:value="0.869861956235294">
            <text:p>0,8698619562</text:p>
          </table:table-cell>
          <table:table-cell table:style-name="ce19" office:value-type="float" office:value="-0.902975886281521">
            <text:p>-0,9029758863</text:p>
          </table:table-cell>
          <table:table-cell table:style-name="ce19" office:value-type="float" office:value="-0.16584066964213">
            <text:p>-0,1658406696</text:p>
          </table:table-cell>
          <table:table-cell table:style-name="ce32" table:formula="of:=FALSE()" office:value-type="boolean" office:boolean-value="false">
            <text:p>FAUX</text:p>
          </table:table-cell>
          <table:table-cell office:value-type="float" office:value="7097.10444444444">
            <text:p>7097,1044444444</text:p>
          </table:table-cell>
          <table:table-cell table:style-name="ce55"/>
          <table:table-cell table:style-name="ce57" office:value-type="float" office:value="1788.91282051282">
            <text:p>1788,9128205128</text:p>
          </table:table-cell>
          <table:table-cell table:style-name="ce19" office:value-type="float" office:value="3782.17333333333">
            <text:p>3782,1733333333</text:p>
          </table:table-cell>
          <table:table-cell office:value-type="string">
            <text:p>strong</text:p>
          </table:table-cell>
          <table:table-cell table:style-name="ce19" table:number-columns-repeated="973"/>
        </table:table-row>
        <table:table-row table:style-name="ro1">
          <table:table-cell table:style-name="ce1" office:value-type="string">
            <text:p>0007CDAD6B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8.63">
            <text:p>28,63</text:p>
          </table:table-cell>
          <table:table-cell office:value-type="float" office:value="29.17">
            <text:p>29,17</text:p>
          </table:table-cell>
          <table:table-cell office:value-type="float" office:value="0.540000000000003">
            <text:p>0,54</text:p>
          </table:table-cell>
          <table:table-cell office:value-type="float" office:value="6">
            <text:p>6</text:p>
          </table:table-cell>
          <table:table-cell office:value-type="float" office:value="0.833333333333334">
            <text:p>0,8333333333</text:p>
          </table:table-cell>
          <table:table-cell office:value-type="float" office:value="10">
            <text:p>10</text:p>
          </table:table-cell>
          <table:table-cell office:value-type="float" office:value="-14.4416666666667">
            <text:p>-14,4416666667</text:p>
          </table:table-cell>
          <table:table-cell office:value-type="float" office:value="-2.06626552468736">
            <text:p>-2,0662655247</text:p>
          </table:table-cell>
          <table:table-cell office:value-type="float" office:value="-1.05231793459639">
            <text:p>-1,0523179346</text:p>
          </table:table-cell>
          <table:table-cell office:value-type="float" office:value="-0.72792106857177">
            <text:p>-0,727921068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.18415210707925">
            <text:p>1,1841521071</text:p>
          </table:table-cell>
          <table:table-cell office:value-type="float" office:value="0.253540787092395">
            <text:p>0,2535407871</text:p>
          </table:table-cell>
          <table:table-cell office:value-type="float" office:value="0.750398356311944">
            <text:p>0,7503983563</text:p>
          </table:table-cell>
          <table:table-cell office:value-type="float" office:value="-1.26291735308558">
            <text:p>-1,2629173531</text:p>
          </table:table-cell>
          <table:table-cell office:value-type="float" office:value="6.96551278408306">
            <text:p>6,9655127841</text:p>
          </table:table-cell>
          <table:table-cell office:value-type="float" office:value="1.1060491767719">
            <text:p>1,1060491768</text:p>
          </table:table-cell>
          <table:table-cell office:value-type="float" office:value="0.140268100209902">
            <text:p>0,1402681002</text:p>
          </table:table-cell>
          <table:table-cell office:value-type="float" office:value="-1.22096545006789">
            <text:p>-1,2209654501</text:p>
          </table:table-cell>
          <table:table-cell office:value-type="float" office:value="0.409405362714856">
            <text:p>0,4094053627</text:p>
          </table:table-cell>
          <table:table-cell office:value-type="float" office:value="0.50609674983015">
            <text:p>0,5060967498</text:p>
          </table:table-cell>
          <table:table-cell office:value-type="float" office:value="1.78953847355242">
            <text:p>1,7895384736</text:p>
          </table:table-cell>
          <table:table-cell office:value-type="float" office:value="1.2999869723916">
            <text:p>1,2999869724</text:p>
          </table:table-cell>
          <table:table-cell office:value-type="float" office:value="-1.71210744541039">
            <text:p>-1,7121074454</text:p>
          </table:table-cell>
          <table:table-cell table:number-columns-repeated="12"/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3598.31794871795">
            <text:p>3598,317948718</text:p>
          </table:table-cell>
          <table:table-cell/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E0327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9.83">
            <text:p>29,83</text:p>
          </table:table-cell>
          <table:table-cell office:value-type="float" office:value="28.94">
            <text:p>28,94</text:p>
          </table:table-cell>
          <table:table-cell office:value-type="float" office:value="-0.889999999999997">
            <text:p>-0,89</text:p>
          </table:table-cell>
          <table:table-cell office:value-type="float" office:value="8">
            <text:p>8</text:p>
          </table:table-cell>
          <table:table-cell office:value-type="float" office:value="-9.57142857142857">
            <text:p>-9,5714285714</text:p>
          </table:table-cell>
          <table:table-cell office:value-type="float" office:value="6">
            <text:p>6</text:p>
          </table:table-cell>
          <table:table-cell office:value-type="float" office:value="-4.86666666666667">
            <text:p>-4,8666666667</text:p>
          </table:table-cell>
          <table:table-cell office:value-type="float" office:value="-1.76554536628517">
            <text:p>-1,7655453663</text:p>
          </table:table-cell>
          <table:table-cell office:value-type="float" office:value="-1.67897832083905">
            <text:p>-1,6789783208</text:p>
          </table:table-cell>
          <table:table-cell office:value-type="float" office:value="-0.423884670508611">
            <text:p>-0,4238846705</text:p>
          </table:table-cell>
          <table:table-cell office:value-type="float" office:value="0.35">
            <text:p>0,35</text:p>
          </table:table-cell>
          <table:table-cell office:value-type="float" office:value="0.285714285714286">
            <text:p>0,2857142857</text:p>
          </table:table-cell>
          <table:table-cell office:value-type="float" office:value="1.4">
            <text:p>1,4</text:p>
          </table:table-cell>
          <table:table-cell office:value-type="float" office:value="0.145389634038421">
            <text:p>0,145389634</text:p>
          </table:table-cell>
          <table:table-cell office:value-type="float" office:value="0.328061434766067">
            <text:p>0,3280614348</text:p>
          </table:table-cell>
          <table:table-cell office:value-type="float" office:value="0.0475401285080398">
            <text:p>0,0475401285</text:p>
          </table:table-cell>
          <table:table-cell office:value-type="float" office:value="-1.18698909466941">
            <text:p>-1,1869890947</text:p>
          </table:table-cell>
          <table:table-cell office:value-type="float" office:value="3.5321944997424">
            <text:p>3,5321944997</text:p>
          </table:table-cell>
          <table:table-cell office:value-type="float" office:value="3.21136550464041">
            <text:p>3,2113655046</text:p>
          </table:table-cell>
          <table:table-cell office:value-type="float" office:value="-1.5746707197027">
            <text:p>-1,5746707197</text:p>
          </table:table-cell>
          <table:table-cell office:value-type="float" office:value="-1.12042095718504">
            <text:p>-1,1204209572</text:p>
          </table:table-cell>
          <table:table-cell office:value-type="float" office:value="-2.77445877703822">
            <text:p>-2,774458777</text:p>
          </table:table-cell>
          <table:table-cell office:value-type="float" office:value="-0.227144361707982">
            <text:p>-0,2271443617</text:p>
          </table:table-cell>
          <table:table-cell office:value-type="float" office:value="3.10999570459974">
            <text:p>3,1099957046</text:p>
          </table:table-cell>
          <table:table-cell office:value-type="float" office:value="0.137927420732736">
            <text:p>0,1379274207</text:p>
          </table:table-cell>
          <table:table-cell office:value-type="float" office:value="-0.478666302070047">
            <text:p>-0,4786663021</text:p>
          </table:table-cell>
          <table:table-cell office:value-type="float" office:value="3009.1">
            <text:p>3009,1</text:p>
          </table:table-cell>
          <table:table-cell office:value-type="float" office:value="2.15658171033815">
            <text:p>2,1565817103</text:p>
          </table:table-cell>
          <table:table-cell office:value-type="float" office:value="0.121533911238474">
            <text:p>0,1215339112</text:p>
          </table:table-cell>
          <table:table-cell office:value-type="float" office:value="4.19222193796546">
            <text:p>4,192221938</text:p>
          </table:table-cell>
          <table:table-cell office:value-type="float" office:value="-3.23700074825111">
            <text:p>-3,2370007483</text:p>
          </table:table-cell>
          <table:table-cell office:value-type="float" office:value="-3.91678297261651">
            <text:p>-3,9167829726</text:p>
          </table:table-cell>
          <table:table-cell office:value-type="float" office:value="2.45043596022678">
            <text:p>2,4504359602</text:p>
          </table:table-cell>
          <table:table-cell office:value-type="float" office:value="-2.23435514148949">
            <text:p>-2,2343551415</text:p>
          </table:table-cell>
          <table:table-cell office:value-type="float" office:value="0.534235549334173">
            <text:p>0,5342355493</text:p>
          </table:table-cell>
          <table:table-cell office:value-type="float" office:value="1.53168962602234">
            <text:p>1,531689626</text:p>
          </table:table-cell>
          <table:table-cell office:value-type="float" office:value="-0.17408444475798">
            <text:p>-0,1740844448</text:p>
          </table:table-cell>
          <table:table-cell office:value-type="float" office:value="1.5466140507313">
            <text:p>1,5466140507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4299.02307692308">
            <text:p>4299,0230769231</text:p>
          </table:table-cell>
          <table:table-cell office:value-type="float" office:value="3009.1">
            <text:p>3009,1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DC91B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69">
            <text:p>31,69</text:p>
          </table:table-cell>
          <table:table-cell office:value-type="float" office:value="30.96">
            <text:p>30,96</text:p>
          </table:table-cell>
          <table:table-cell office:value-type="float" office:value="-0.73">
            <text:p>-0,73</text:p>
          </table:table-cell>
          <table:table-cell office:value-type="float" office:value="3">
            <text:p>3</text:p>
          </table:table-cell>
          <table:table-cell office:value-type="float" office:value="8.8">
            <text:p>8,8</text:p>
          </table:table-cell>
          <table:table-cell office:value-type="float" office:value="3">
            <text:p>3</text:p>
          </table:table-cell>
          <table:table-cell office:value-type="float" office:value="8.96666666666667">
            <text:p>8,9666666667</text:p>
          </table:table-cell>
          <table:table-cell office:value-type="float" office:value="0.661767711026657">
            <text:p>0,661767711</text:p>
          </table:table-cell>
          <table:table-cell office:value-type="float" office:value="-2.11618494889809">
            <text:p>-2,1161849489</text:p>
          </table:table-cell>
          <table:table-cell office:value-type="float" office:value="-0.18717718739623">
            <text:p>-0,1871771874</text:p>
          </table:table-cell>
          <table:table-cell office:value-type="float" office:value="0.35">
            <text:p>0,35</text:p>
          </table:table-cell>
          <table:table-cell office:value-type="float" office:value="3">
            <text:p>3</text:p>
          </table:table-cell>
          <table:table-cell office:value-type="float" office:value="0.25">
            <text:p>0,25</text:p>
          </table:table-cell>
          <table:table-cell office:value-type="float" office:value="-0.384874803384641">
            <text:p>-0,3848748034</text:p>
          </table:table-cell>
          <table:table-cell office:value-type="float" office:value="0.431119011411492">
            <text:p>0,4311190114</text:p>
          </table:table-cell>
          <table:table-cell office:value-type="float" office:value="-0.0221295372354495">
            <text:p>-0,0221295372</text:p>
          </table:table-cell>
          <table:table-cell office:value-type="float" office:value="-1.16187308369373">
            <text:p>-1,1618730837</text:p>
          </table:table-cell>
          <table:table-cell office:value-type="float" office:value="9.54811776342241">
            <text:p>9,5481177634</text:p>
          </table:table-cell>
          <table:table-cell office:value-type="float" office:value="-1.13364158765503">
            <text:p>-1,1336415877</text:p>
          </table:table-cell>
          <table:table-cell office:value-type="float" office:value="7.04682226564107">
            <text:p>7,0468222656</text:p>
          </table:table-cell>
          <table:table-cell office:value-type="float" office:value="-1.67118244983854">
            <text:p>-1,6711824498</text:p>
          </table:table-cell>
          <table:table-cell office:value-type="float" office:value="-0.18671132775477">
            <text:p>-0,1867113278</text:p>
          </table:table-cell>
          <table:table-cell office:value-type="float" office:value="0.780366390092858">
            <text:p>0,7803663901</text:p>
          </table:table-cell>
          <table:table-cell office:value-type="float" office:value="0.605067478765189">
            <text:p>0,6050674788</text:p>
          </table:table-cell>
          <table:table-cell office:value-type="float" office:value="-0.380832387382981">
            <text:p>-0,3808323874</text:p>
          </table:table-cell>
          <table:table-cell office:value-type="float" office:value="-2.30831012229049">
            <text:p>-2,3083101223</text:p>
          </table:table-cell>
          <table:table-cell office:value-type="float" office:value="9189.12820512822">
            <text:p>9189,1282051282</text:p>
          </table:table-cell>
          <table:table-cell office:value-type="float" office:value="1.64140967321685">
            <text:p>1,6414096732</text:p>
          </table:table-cell>
          <table:table-cell office:value-type="float" office:value="0.105727225037391">
            <text:p>0,105727225</text:p>
          </table:table-cell>
          <table:table-cell office:value-type="float" office:value="1.68260135547747">
            <text:p>1,6826013555</text:p>
          </table:table-cell>
          <table:table-cell office:value-type="float" office:value="0.168553196474257">
            <text:p>0,1685531965</text:p>
          </table:table-cell>
          <table:table-cell office:value-type="float" office:value="-3.38443246210281">
            <text:p>-3,3844324621</text:p>
          </table:table-cell>
          <table:table-cell office:value-type="float" office:value="-3.09518680242672">
            <text:p>-3,0951868024</text:p>
          </table:table-cell>
          <table:table-cell office:value-type="float" office:value="-0.73753649456542">
            <text:p>-0,7375364946</text:p>
          </table:table-cell>
          <table:table-cell office:value-type="float" office:value="-1.19216283993414">
            <text:p>-1,1921628399</text:p>
          </table:table-cell>
          <table:table-cell office:value-type="float" office:value="-0.956473479066361">
            <text:p>-0,9564734791</text:p>
          </table:table-cell>
          <table:table-cell office:value-type="float" office:value="0.24706948216852">
            <text:p>0,2470694822</text:p>
          </table:table-cell>
          <table:table-cell office:value-type="float" office:value="-0.0130093294642304">
            <text:p>-0,0130093295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3005.46666666667">
            <text:p>3005,4666666667</text:p>
          </table:table-cell>
          <table:table-cell office:value-type="float" office:value="9189.12820512822">
            <text:p>9189,1282051282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6" office:value-type="string">
            <text:p>0007CDDBAF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61">
            <text:p>61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2.41">
            <text:p>32,41</text:p>
          </table:table-cell>
          <table:table-cell table:style-name="ce16" office:value-type="float" office:value="31.72">
            <text:p>31,72</text:p>
          </table:table-cell>
          <table:table-cell table:style-name="ce16" office:value-type="float" office:value="-0.689999999999998">
            <text:p>-0,6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-18.9380952380952">
            <text:p>-18,9380952381</text:p>
          </table:table-cell>
          <table:table-cell office:value-type="float" office:value="1">
            <text:p>1</text:p>
          </table:table-cell>
          <table:table-cell table:style-name="ce16" office:value-type="float" office:value="10.4416666666667">
            <text:p>10,4416666667</text:p>
          </table:table-cell>
          <table:table-cell table:style-name="ce16" office:value-type="float" office:value="0.23278572022156">
            <text:p>0,2327857202</text:p>
          </table:table-cell>
          <table:table-cell table:style-name="ce16" office:value-type="float" office:value="-1.61599607690664">
            <text:p>-1,6159960769</text:p>
          </table:table-cell>
          <table:table-cell table:style-name="ce16" office:value-type="float" office:value="0.376950569008251">
            <text:p>0,376950569</text:p>
          </table:table-cell>
          <table:table-cell table:style-name="ce16" office:value-type="float" office:value="0.5">
            <text:p>0,5</text:p>
          </table:table-cell>
          <table:table-cell table:style-name="ce16" office:value-type="float" office:value="0.4">
            <text:p>0,4</text:p>
          </table:table-cell>
          <table:table-cell table:style-name="ce16" office:value-type="float" office:value="0.909090909090909">
            <text:p>0,9090909091</text:p>
          </table:table-cell>
          <table:table-cell table:style-name="ce16" office:value-type="float" office:value="-1.05632109356589">
            <text:p>-1,0563210936</text:p>
          </table:table-cell>
          <table:table-cell table:style-name="ce16" office:value-type="float" office:value="0.924941586117581">
            <text:p>0,9249415861</text:p>
          </table:table-cell>
          <table:table-cell table:style-name="ce16" office:value-type="float" office:value="-2.03236609460312">
            <text:p>-2,0323660946</text:p>
          </table:table-cell>
          <table:table-cell table:style-name="ce16" office:value-type="float" office:value="-0.00543374641811532">
            <text:p>-0,0054337464</text:p>
          </table:table-cell>
          <table:table-cell table:style-name="ce16" office:value-type="float" office:value="1.78412623554971">
            <text:p>1,7841262355</text:p>
          </table:table-cell>
          <table:table-cell table:style-name="ce16" office:value-type="float" office:value="0.967756103362014">
            <text:p>0,9677561034</text:p>
          </table:table-cell>
          <table:table-cell table:style-name="ce16" office:value-type="float" office:value="-0.674711603376139">
            <text:p>-0,6747116034</text:p>
          </table:table-cell>
          <table:table-cell table:style-name="ce16" office:value-type="float" office:value="1.7313850653296">
            <text:p>1,7313850653</text:p>
          </table:table-cell>
          <table:table-cell table:style-name="ce16" office:value-type="float" office:value="1.01184579970738">
            <text:p>1,0118457997</text:p>
          </table:table-cell>
          <table:table-cell table:style-name="ce16" office:value-type="float" office:value="-0.939966078837734">
            <text:p>-0,9399660788</text:p>
          </table:table-cell>
          <table:table-cell table:style-name="ce16" office:value-type="float" office:value="-0.322144861666275">
            <text:p>-0,3221448617</text:p>
          </table:table-cell>
          <table:table-cell table:style-name="ce16" office:value-type="float" office:value="-1.23906141007809">
            <text:p>-1,2390614101</text:p>
          </table:table-cell>
          <table:table-cell table:style-name="ce16" office:value-type="float" office:value="3.69507516879646">
            <text:p>3,6950751688</text:p>
          </table:table-cell>
          <table:table-cell office:value-type="float" office:value="13468.9743589744">
            <text:p>13468,9743589744</text:p>
          </table:table-cell>
          <table:table-cell table:style-name="ce16" office:value-type="float" office:value="1.88483129058831">
            <text:p>1,8848312906</text:p>
          </table:table-cell>
          <table:table-cell table:style-name="ce16" office:value-type="float" office:value="0.113126653848351">
            <text:p>0,1131266538</text:p>
          </table:table-cell>
          <table:table-cell table:style-name="ce16" office:value-type="float" office:value="5.55631926178952">
            <text:p>5,5563192618</text:p>
          </table:table-cell>
          <table:table-cell table:style-name="ce16" office:value-type="float" office:value="-0.82358227036619">
            <text:p>-0,8235822704</text:p>
          </table:table-cell>
          <table:table-cell table:style-name="ce16" office:value-type="float" office:value="-2.8953706662021">
            <text:p>-2,8953706662</text:p>
          </table:table-cell>
          <table:table-cell table:style-name="ce16" office:value-type="float" office:value="0.954651130101422">
            <text:p>0,9546511301</text:p>
          </table:table-cell>
          <table:table-cell table:style-name="ce16" office:value-type="float" office:value="-0.801672347872349">
            <text:p>-0,8016723479</text:p>
          </table:table-cell>
          <table:table-cell table:style-name="ce16" office:value-type="float" office:value="0.229412004147979">
            <text:p>0,2294120041</text:p>
          </table:table-cell>
          <table:table-cell table:style-name="ce16" office:value-type="float" office:value="0.144158842212247">
            <text:p>0,1441588422</text:p>
          </table:table-cell>
          <table:table-cell table:style-name="ce16" office:value-type="float" office:value="0.333589106559888">
            <text:p>0,3335891066</text:p>
          </table:table-cell>
          <table:table-cell table:style-name="ce16" office:value-type="float" office:value="0.0887842673106554">
            <text:p>0,0887842673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2"/>
          <table:table-cell table:style-name="ce57" office:value-type="float" office:value="1551.25238095238">
            <text:p>1551,2523809524</text:p>
          </table:table-cell>
          <table:table-cell office:value-type="float" office:value="13468.9743589744">
            <text:p>13468,9743589744</text:p>
          </table:table-cell>
          <table:table-cell office:value-type="string">
            <text:p>strong</text:p>
          </table:table-cell>
          <table:table-cell table:style-name="ce16" table:number-columns-repeated="973"/>
        </table:table-row>
        <table:table-row table:style-name="ro1">
          <table:table-cell table:style-name="ce6" office:value-type="string">
            <text:p>0007CD86B3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78">
            <text:p>78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2.71">
            <text:p>32,71</text:p>
          </table:table-cell>
          <table:table-cell table:style-name="ce16" office:value-type="float" office:value="32.56">
            <text:p>32,56</text:p>
          </table:table-cell>
          <table:table-cell table:style-name="ce16" office:value-type="float" office:value="-0.149999999999999">
            <text:p>-0,1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8.9547619047619">
            <text:p>8,9547619048</text:p>
          </table:table-cell>
          <table:table-cell office:value-type="float" office:value="2">
            <text:p>2</text:p>
          </table:table-cell>
          <table:table-cell table:style-name="ce16" office:value-type="float" office:value="9.59166666666667">
            <text:p>9,5916666667</text:p>
          </table:table-cell>
          <table:table-cell table:style-name="ce16" office:value-type="float" office:value="1.79810993962887">
            <text:p>1,7981099396</text:p>
          </table:table-cell>
          <table:table-cell table:style-name="ce16" office:value-type="float" office:value="-1.46003628175199">
            <text:p>-1,4600362818</text:p>
          </table:table-cell>
          <table:table-cell table:style-name="ce16" office:value-type="float" office:value="0.0381799935268971">
            <text:p>0,0381799935</text:p>
          </table:table-cell>
          <table:table-cell table:style-name="ce16" office:value-type="float" office:value="0.45">
            <text:p>0,45</text:p>
          </table:table-cell>
          <table:table-cell table:style-name="ce16" office:value-type="float" office:value="2.5">
            <text:p>2,5</text:p>
          </table:table-cell>
          <table:table-cell table:style-name="ce16" office:value-type="float" office:value="0.5">
            <text:p>0,5</text:p>
          </table:table-cell>
          <table:table-cell table:style-name="ce16" office:value-type="float" office:value="-0.445855041224101">
            <text:p>-0,4458550412</text:p>
          </table:table-cell>
          <table:table-cell table:style-name="ce16" office:value-type="float" office:value="0.376170692579255">
            <text:p>0,3761706926</text:p>
          </table:table-cell>
          <table:table-cell table:style-name="ce16" office:value-type="float" office:value="-1.87192148394338">
            <text:p>-1,8719214839</text:p>
          </table:table-cell>
          <table:table-cell table:style-name="ce16" office:value-type="float" office:value="-0.00967301868687082">
            <text:p>-0,0096730187</text:p>
          </table:table-cell>
          <table:table-cell table:style-name="ce16" office:value-type="float" office:value="0.559696707955925">
            <text:p>0,559696708</text:p>
          </table:table-cell>
          <table:table-cell table:style-name="ce16" office:value-type="float" office:value="1.63911599310007">
            <text:p>1,6391159931</text:p>
          </table:table-cell>
          <table:table-cell table:style-name="ce16" office:value-type="float" office:value="-0.189823777828409">
            <text:p>-0,1898237778</text:p>
          </table:table-cell>
          <table:table-cell table:style-name="ce16" office:value-type="float" office:value="2.44993272021131">
            <text:p>2,4499327202</text:p>
          </table:table-cell>
          <table:table-cell table:style-name="ce16" office:value-type="float" office:value="-4.42005262136264">
            <text:p>-4,4200526214</text:p>
          </table:table-cell>
          <table:table-cell table:style-name="ce16" office:value-type="float" office:value="-1.30423059921807">
            <text:p>-1,3042305992</text:p>
          </table:table-cell>
          <table:table-cell table:style-name="ce16" office:value-type="float" office:value="-0.930144490689472">
            <text:p>-0,9301444907</text:p>
          </table:table-cell>
          <table:table-cell table:style-name="ce16" office:value-type="float" office:value="0.743643976511785">
            <text:p>0,7436439765</text:p>
          </table:table-cell>
          <table:table-cell table:style-name="ce16" office:value-type="float" office:value="0.252146460305797">
            <text:p>0,2521464603</text:p>
          </table:table-cell>
          <table:table-cell office:value-type="float" office:value="11803.2717948718">
            <text:p>11803,2717948718</text:p>
          </table:table-cell>
          <table:table-cell table:style-name="ce16" office:value-type="float" office:value="1.38047695387028">
            <text:p>1,3804769539</text:p>
          </table:table-cell>
          <table:table-cell table:style-name="ce16" office:value-type="float" office:value="0.154945521406928">
            <text:p>0,1549455214</text:p>
          </table:table-cell>
          <table:table-cell table:style-name="ce16" office:value-type="float" office:value="5.49613553403919">
            <text:p>5,496135534</text:p>
          </table:table-cell>
          <table:table-cell table:style-name="ce16" office:value-type="float" office:value="2.86673905970573">
            <text:p>2,8667390597</text:p>
          </table:table-cell>
          <table:table-cell table:style-name="ce16" office:value-type="float" office:value="-2.04781232844089">
            <text:p>-2,0478123284</text:p>
          </table:table-cell>
          <table:table-cell table:style-name="ce16" office:value-type="float" office:value="-1.42117511307602">
            <text:p>-1,4211751131</text:p>
          </table:table-cell>
          <table:table-cell table:style-name="ce16" office:value-type="float" office:value="-0.0867072378261583">
            <text:p>-0,0867072378</text:p>
          </table:table-cell>
          <table:table-cell table:style-name="ce16" office:value-type="float" office:value="-0.350162277564666">
            <text:p>-0,3501622776</text:p>
          </table:table-cell>
          <table:table-cell table:style-name="ce16" office:value-type="float" office:value="-1.32703405575304">
            <text:p>-1,3270340558</text:p>
          </table:table-cell>
          <table:table-cell table:style-name="ce16" office:value-type="float" office:value="0.72991912513971">
            <text:p>0,7299191251</text:p>
          </table:table-cell>
          <table:table-cell table:style-name="ce16" office:value-type="float" office:value="-0.476354502450242">
            <text:p>-0,4763545025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2"/>
          <table:table-cell table:style-name="ce57" office:value-type="float" office:value="12572.8333333333">
            <text:p>12572,8333333333</text:p>
          </table:table-cell>
          <table:table-cell office:value-type="float" office:value="11803.2717948718">
            <text:p>11803,2717948718</text:p>
          </table:table-cell>
          <table:table-cell office:value-type="string">
            <text:p>strong</text:p>
          </table:table-cell>
          <table:table-cell table:style-name="ce16" table:number-columns-repeated="973"/>
        </table:table-row>
        <table:table-row table:style-name="ro1">
          <table:table-cell table:style-name="ce8" office:value-type="string">
            <text:p>0007CD7FB2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63">
            <text:p>63</text:p>
          </table:table-cell>
          <table:table-cell table:style-name="ce33" table:formula="of:=TRUE()" office:value-type="boolean" office:boolean-value="true">
            <text:p>VRAI</text:p>
          </table:table-cell>
          <table:table-cell table:style-name="ce20" office:value-type="float" office:value="34.07">
            <text:p>34,07</text:p>
          </table:table-cell>
          <table:table-cell table:style-name="ce20" office:value-type="float" office:value="33.52">
            <text:p>33,52</text:p>
          </table:table-cell>
          <table:table-cell table:style-name="ce20" office:value-type="float" office:value="-0.549999999999997">
            <text:p>-0,5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-1.91666666666667">
            <text:p>-1,9166666667</text:p>
          </table:table-cell>
          <table:table-cell office:value-type="float" office:value="8">
            <text:p>8</text:p>
          </table:table-cell>
          <table:table-cell table:style-name="ce20" office:value-type="float" office:value="-7.25833333333333">
            <text:p>-7,2583333333</text:p>
          </table:table-cell>
          <table:table-cell table:style-name="ce20" office:value-type="float" office:value="-6.51954059950882">
            <text:p>-6,5195405995</text:p>
          </table:table-cell>
          <table:table-cell table:style-name="ce20" office:value-type="float" office:value="-0.163316441956243">
            <text:p>-0,163316442</text:p>
          </table:table-cell>
          <table:table-cell table:style-name="ce20" office:value-type="float" office:value="-0.232176862402692">
            <text:p>-0,2321768624</text:p>
          </table:table-cell>
          <table:table-cell table:style-name="ce20" office:value-type="float" office:value="0.6">
            <text:p>0,6</text:p>
          </table:table-cell>
          <table:table-cell table:number-columns-repeated="2" table:style-name="ce20" office:value-type="float" office:value="1">
            <text:p>1</text:p>
          </table:table-cell>
          <table:table-cell table:style-name="ce20" office:value-type="float" office:value="0.553603065866071">
            <text:p>0,5536030659</text:p>
          </table:table-cell>
          <table:table-cell table:style-name="ce20" office:value-type="float" office:value="0.78908888396709">
            <text:p>0,789088884</text:p>
          </table:table-cell>
          <table:table-cell table:style-name="ce20" office:value-type="float" office:value="-1.16234957710476">
            <text:p>-1,1623495771</text:p>
          </table:table-cell>
          <table:table-cell table:style-name="ce20" office:value-type="float" office:value="0.182821417914248">
            <text:p>0,1828214179</text:p>
          </table:table-cell>
          <table:table-cell table:style-name="ce20" office:value-type="float" office:value="-0.415650649486547">
            <text:p>-0,4156506495</text:p>
          </table:table-cell>
          <table:table-cell table:style-name="ce20" office:value-type="float" office:value="4.12738837583618">
            <text:p>4,1273883758</text:p>
          </table:table-cell>
          <table:table-cell table:style-name="ce20" office:value-type="float" office:value="0.67386400835473">
            <text:p>0,6738640084</text:p>
          </table:table-cell>
          <table:table-cell table:style-name="ce20" office:value-type="float" office:value="0.588972579255278">
            <text:p>0,5889725793</text:p>
          </table:table-cell>
          <table:table-cell table:style-name="ce20" office:value-type="float" office:value="-2.53280683554967">
            <text:p>-2,5328068355</text:p>
          </table:table-cell>
          <table:table-cell table:style-name="ce20" office:value-type="float" office:value="-0.106528923144077">
            <text:p>-0,1065289231</text:p>
          </table:table-cell>
          <table:table-cell table:style-name="ce20" office:value-type="float" office:value="0.235911564097161">
            <text:p>0,2359115641</text:p>
          </table:table-cell>
          <table:table-cell table:style-name="ce20" office:value-type="float" office:value="-0.664778559060885">
            <text:p>-0,6647785591</text:p>
          </table:table-cell>
          <table:table-cell table:style-name="ce20" office:value-type="float" office:value="1.952024049964">
            <text:p>1,95202405</text:p>
          </table:table-cell>
          <table:table-cell table:style-name="ce20" table:number-columns-repeated="12"/>
          <table:table-cell table:style-name="ce33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5581.48809523809">
            <text:p>5581,4880952381</text:p>
          </table:table-cell>
          <table:table-cell table:style-name="ce20"/>
          <table:table-cell office:value-type="string">
            <text:p>strong</text:p>
          </table:table-cell>
          <table:table-cell table:style-name="ce20" table:number-columns-repeated="973"/>
        </table:table-row>
        <table:table-row table:style-name="ro1">
          <table:table-cell table:style-name="ce8" office:value-type="string">
            <text:p>0007CDC395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3">
            <text:p>63</text:p>
          </table:table-cell>
          <table:table-cell table:style-name="ce33" table:formula="of:=TRUE()" office:value-type="boolean" office:boolean-value="true">
            <text:p>VRAI</text:p>
          </table:table-cell>
          <table:table-cell table:style-name="ce20" office:value-type="float" office:value="34.19">
            <text:p>34,19</text:p>
          </table:table-cell>
          <table:table-cell table:style-name="ce20" office:value-type="float" office:value="32.36">
            <text:p>32,36</text:p>
          </table:table-cell>
          <table:table-cell table:style-name="ce20" office:value-type="float" office:value="-1.83">
            <text:p>-1,83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3.10714285714286">
            <text:p>3,1071428571</text:p>
          </table:table-cell>
          <table:table-cell office:value-type="float" office:value="9">
            <text:p>9</text:p>
          </table:table-cell>
          <table:table-cell table:style-name="ce20" office:value-type="float" office:value="-10.625">
            <text:p>-10,625</text:p>
          </table:table-cell>
          <table:table-cell table:style-name="ce20" office:value-type="float" office:value="-6.21445410245276">
            <text:p>-6,2144541025</text:p>
          </table:table-cell>
          <table:table-cell table:style-name="ce20" office:value-type="float" office:value="0.368559468704826">
            <text:p>0,3685594687</text:p>
          </table:table-cell>
          <table:table-cell table:style-name="ce20" office:value-type="float" office:value="-0.245342003595859">
            <text:p>-0,2453420036</text:p>
          </table:table-cell>
          <table:table-cell table:style-name="ce20" office:value-type="float" office:value="0.45">
            <text:p>0,45</text:p>
          </table:table-cell>
          <table:table-cell table:style-name="ce20" office:value-type="float" office:value="0.777777777777778">
            <text:p>0,7777777778</text:p>
          </table:table-cell>
          <table:table-cell table:style-name="ce20" office:value-type="float" office:value="0.9">
            <text:p>0,9</text:p>
          </table:table-cell>
          <table:table-cell table:style-name="ce20" office:value-type="float" office:value="0.120351197667315">
            <text:p>0,1203511977</text:p>
          </table:table-cell>
          <table:table-cell table:style-name="ce20" office:value-type="float" office:value="0.392943150066643">
            <text:p>0,3929431501</text:p>
          </table:table-cell>
          <table:table-cell table:style-name="ce20" office:value-type="float" office:value="-2.53063481343237">
            <text:p>-2,5306348134</text:p>
          </table:table-cell>
          <table:table-cell table:style-name="ce20" office:value-type="float" office:value="-0.706971239251643">
            <text:p>-0,7069712393</text:p>
          </table:table-cell>
          <table:table-cell table:style-name="ce20" office:value-type="float" office:value="4.28060648711738">
            <text:p>4,2806064871</text:p>
          </table:table-cell>
          <table:table-cell table:style-name="ce20" office:value-type="float" office:value="2.32245798366806">
            <text:p>2,3224579837</text:p>
          </table:table-cell>
          <table:table-cell table:style-name="ce20" office:value-type="float" office:value="-0.991478141600148">
            <text:p>-0,9914781416</text:p>
          </table:table-cell>
          <table:table-cell table:style-name="ce20" office:value-type="float" office:value="-0.558720572508086">
            <text:p>-0,5587205725</text:p>
          </table:table-cell>
          <table:table-cell table:style-name="ce20" office:value-type="float" office:value="0.568075082944034">
            <text:p>0,5680750829</text:p>
          </table:table-cell>
          <table:table-cell table:style-name="ce20" office:value-type="float" office:value="-0.892640901663977">
            <text:p>-0,8926409017</text:p>
          </table:table-cell>
          <table:table-cell table:style-name="ce20" office:value-type="float" office:value="1.52974091113453">
            <text:p>1,5297409111</text:p>
          </table:table-cell>
          <table:table-cell table:style-name="ce20" office:value-type="float" office:value="-0.742631325793009">
            <text:p>-0,7426313258</text:p>
          </table:table-cell>
          <table:table-cell table:style-name="ce20" office:value-type="float" office:value="1.69582738076944">
            <text:p>1,6958273808</text:p>
          </table:table-cell>
          <table:table-cell table:style-name="ce20" office:value-type="float" office:value="5224.65641025641">
            <text:p>5224,6564102564</text:p>
          </table:table-cell>
          <table:table-cell table:style-name="ce20" office:value-type="float" office:value="2.18709711133968">
            <text:p>2,1870971113</text:p>
          </table:table-cell>
          <table:table-cell table:style-name="ce20" office:value-type="float" office:value="0.119327194132751">
            <text:p>0,1193271941</text:p>
          </table:table-cell>
          <table:table-cell table:style-name="ce20" office:value-type="float" office:value="4.34264601507258">
            <text:p>4,3426460151</text:p>
          </table:table-cell>
          <table:table-cell table:style-name="ce20" office:value-type="float" office:value="-2.35230232654468">
            <text:p>-2,3523023265</text:p>
          </table:table-cell>
          <table:table-cell table:style-name="ce20" office:value-type="float" office:value="-2.20537058778341">
            <text:p>-2,2053705878</text:p>
          </table:table-cell>
          <table:table-cell table:style-name="ce20" office:value-type="float" office:value="-0.615765385710839">
            <text:p>-0,6157653857</text:p>
          </table:table-cell>
          <table:table-cell table:style-name="ce20" office:value-type="float" office:value="-0.424381517013146">
            <text:p>-0,424381517</text:p>
          </table:table-cell>
          <table:table-cell table:style-name="ce20" office:value-type="float" office:value="-1.53668093490921">
            <text:p>-1,5366809349</text:p>
          </table:table-cell>
          <table:table-cell table:style-name="ce20" office:value-type="float" office:value="0.65875324457107">
            <text:p>0,6587532446</text:p>
          </table:table-cell>
          <table:table-cell table:style-name="ce20" office:value-type="float" office:value="-0.955457218114353">
            <text:p>-0,9554572181</text:p>
          </table:table-cell>
          <table:table-cell table:style-name="ce20" office:value-type="float" office:value="-0.854087359881008">
            <text:p>-0,8540873599</text:p>
          </table:table-cell>
          <table:table-cell table:style-name="ce33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4744.20238095238">
            <text:p>4744,2023809524</text:p>
          </table:table-cell>
          <table:table-cell table:style-name="ce20" office:value-type="float" office:value="5224.65641025641">
            <text:p>5224,6564102564</text:p>
          </table:table-cell>
          <table:table-cell office:value-type="string">
            <text:p>strong</text:p>
          </table:table-cell>
          <table:table-cell table:style-name="ce20" table:number-columns-repeated="973"/>
        </table:table-row>
        <table:table-row table:style-name="ro1">
          <table:table-cell table:style-name="ce1" office:value-type="string">
            <text:p>0007CB09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4.47">
            <text:p>34,47</text:p>
          </table:table-cell>
          <table:table-cell office:value-type="float" office:value="36.17">
            <text:p>36,17</text:p>
          </table:table-cell>
          <table:table-cell office:value-type="float" office:value="1.7">
            <text:p>1,7</text:p>
          </table:table-cell>
          <table:table-cell office:value-type="float" office:value="9">
            <text:p>9</text:p>
          </table:table-cell>
          <table:table-cell office:value-type="float" office:value="-14.1761904761905">
            <text:p>-14,1761904762</text:p>
          </table:table-cell>
          <table:table-cell office:value-type="float" office:value="7">
            <text:p>7</text:p>
          </table:table-cell>
          <table:table-cell office:value-type="float" office:value="-5.59166666666667">
            <text:p>-5,5916666667</text:p>
          </table:table-cell>
          <table:table-cell office:value-type="float" office:value="-3.00195346177052">
            <text:p>-3,0019534618</text:p>
          </table:table-cell>
          <table:table-cell office:value-type="float" office:value="-1.50897195677281">
            <text:p>-1,5089719568</text:p>
          </table:table-cell>
          <table:table-cell office:value-type="float" office:value="-1.1484319905878">
            <text:p>-1,1484319906</text:p>
          </table:table-cell>
          <table:table-cell office:value-type="float" office:value="0.45">
            <text:p>0,45</text:p>
          </table:table-cell>
          <table:table-cell office:value-type="float" office:value="0.909090909090909">
            <text:p>0,9090909091</text:p>
          </table:table-cell>
          <table:table-cell office:value-type="float" office:value="0.818181818181818">
            <text:p>0,8181818182</text:p>
          </table:table-cell>
          <table:table-cell office:value-type="float" office:value="1.91217925922076">
            <text:p>1,9121792592</text:p>
          </table:table-cell>
          <table:table-cell office:value-type="float" office:value="0.549728983082415">
            <text:p>0,5497289831</text:p>
          </table:table-cell>
          <table:table-cell office:value-type="float" office:value="0.565122990605922">
            <text:p>0,5651229906</text:p>
          </table:table-cell>
          <table:table-cell office:value-type="float" office:value="-1.314580262232">
            <text:p>-1,3145802622</text:p>
          </table:table-cell>
          <table:table-cell office:value-type="float" office:value="-0.885466373663426">
            <text:p>-0,8854663737</text:p>
          </table:table-cell>
          <table:table-cell office:value-type="float" office:value="0.110028848819647">
            <text:p>0,1100288488</text:p>
          </table:table-cell>
          <table:table-cell office:value-type="float" office:value="-0.457634859263725">
            <text:p>-0,4576348593</text:p>
          </table:table-cell>
          <table:table-cell office:value-type="float" office:value="-0.0708475817479141">
            <text:p>-0,0708475817</text:p>
          </table:table-cell>
          <table:table-cell office:value-type="float" office:value="-0.0142179056767367">
            <text:p>-0,0142179057</text:p>
          </table:table-cell>
          <table:table-cell office:value-type="float" office:value="-0.310707120827122">
            <text:p>-0,3107071208</text:p>
          </table:table-cell>
          <table:table-cell office:value-type="float" office:value="0.602792247180579">
            <text:p>0,6027922472</text:p>
          </table:table-cell>
          <table:table-cell office:value-type="float" office:value="-0.601853651498608">
            <text:p>-0,6018536515</text:p>
          </table:table-cell>
          <table:table-cell office:value-type="float" office:value="0.390627019399981">
            <text:p>0,3906270194</text:p>
          </table:table-cell>
          <table:table-cell office:value-type="float" office:value="2623.58461538461">
            <text:p>2623,5846153846</text:p>
          </table:table-cell>
          <table:table-cell office:value-type="float" office:value="1.64732692225559">
            <text:p>1,6473269223</text:p>
          </table:table-cell>
          <table:table-cell office:value-type="float" office:value="0.0589309205060995">
            <text:p>0,0589309205</text:p>
          </table:table-cell>
          <table:table-cell office:value-type="float" office:value="-12.5701663619718">
            <text:p>-12,570166362</text:p>
          </table:table-cell>
          <table:table-cell office:value-type="float" office:value="-0.372676284236767">
            <text:p>-0,3726762842</text:p>
          </table:table-cell>
          <table:table-cell office:value-type="float" office:value="2.93909391320869">
            <text:p>2,9390939132</text:p>
          </table:table-cell>
          <table:table-cell office:value-type="float" office:value="-0.27009208937997">
            <text:p>-0,2700920894</text:p>
          </table:table-cell>
          <table:table-cell office:value-type="float" office:value="-3.66748133166625">
            <text:p>-3,6674813317</text:p>
          </table:table-cell>
          <table:table-cell office:value-type="float" office:value="-1.43428273616404">
            <text:p>-1,4342827362</text:p>
          </table:table-cell>
          <table:table-cell office:value-type="float" office:value="-2.0652306343414">
            <text:p>-2,0652306343</text:p>
          </table:table-cell>
          <table:table-cell office:value-type="float" office:value="-1.83789472905739">
            <text:p>-1,8378947291</text:p>
          </table:table-cell>
          <table:table-cell office:value-type="float" office:value="-0.380475160467637">
            <text:p>-0,3804751605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5214.50238095238">
            <text:p>5214,5023809524</text:p>
          </table:table-cell>
          <table:table-cell office:value-type="float" office:value="2623.58461538461">
            <text:p>2623,5846153846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D38E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5.51">
            <text:p>35,51</text:p>
          </table:table-cell>
          <table:table-cell office:value-type="float" office:value="33.64">
            <text:p>33,64</text:p>
          </table:table-cell>
          <table:table-cell office:value-type="float" office:value="-1.87">
            <text:p>-1,87</text:p>
          </table:table-cell>
          <table:table-cell office:value-type="float" office:value="4">
            <text:p>4</text:p>
          </table:table-cell>
          <table:table-cell office:value-type="float" office:value="5.49047619047619">
            <text:p>5,4904761905</text:p>
          </table:table-cell>
          <table:table-cell office:value-type="float" office:value="5">
            <text:p>5</text:p>
          </table:table-cell>
          <table:table-cell office:value-type="float" office:value="6.7">
            <text:p>6,7</text:p>
          </table:table-cell>
          <table:table-cell office:value-type="float" office:value="2.57229000848502">
            <text:p>2,5722900085</text:p>
          </table:table-cell>
          <table:table-cell office:value-type="float" office:value="-3.01346847552116">
            <text:p>-3,0134684755</text:p>
          </table:table-cell>
          <table:table-cell office:value-type="float" office:value="0.178192494405205">
            <text:p>0,1781924944</text:p>
          </table:table-cell>
          <table:table-cell office:value-type="float" office:value="0.35">
            <text:p>0,35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-1.05794097878794">
            <text:p>-1,0579409788</text:p>
          </table:table-cell>
          <table:table-cell office:value-type="float" office:value="0.18688206488996">
            <text:p>0,1868820649</text:p>
          </table:table-cell>
          <table:table-cell office:value-type="float" office:value="-0.647531272218297">
            <text:p>-0,6475312722</text:p>
          </table:table-cell>
          <table:table-cell office:value-type="float" office:value="-0.271187907674365">
            <text:p>-0,2711879077</text:p>
          </table:table-cell>
          <table:table-cell office:value-type="float" office:value="0.239666458222229">
            <text:p>0,2396664582</text:p>
          </table:table-cell>
          <table:table-cell office:value-type="float" office:value="0.687231971153483">
            <text:p>0,6872319712</text:p>
          </table:table-cell>
          <table:table-cell office:value-type="float" office:value="0.283829340722527">
            <text:p>0,2838293407</text:p>
          </table:table-cell>
          <table:table-cell office:value-type="float" office:value="3.06450095688002">
            <text:p>3,0645009569</text:p>
          </table:table-cell>
          <table:table-cell office:value-type="float" office:value="0.184105766928795">
            <text:p>0,1841057669</text:p>
          </table:table-cell>
          <table:table-cell office:value-type="float" office:value="-0.467453164818413">
            <text:p>-0,4674531648</text:p>
          </table:table-cell>
          <table:table-cell office:value-type="float" office:value="-2.12936404840248">
            <text:p>-2,1293640484</text:p>
          </table:table-cell>
          <table:table-cell office:value-type="float" office:value="-0.115636881658516">
            <text:p>-0,1156368817</text:p>
          </table:table-cell>
          <table:table-cell office:value-type="float" office:value="1.49438180544051">
            <text:p>1,4943818054</text:p>
          </table:table-cell>
          <table:table-cell office:value-type="float" office:value="8245.30256410256">
            <text:p>8245,3025641026</text:p>
          </table:table-cell>
          <table:table-cell office:value-type="float" office:value="1.48814753538677">
            <text:p>1,4881475354</text:p>
          </table:table-cell>
          <table:table-cell office:value-type="float" office:value="0.15311313232585">
            <text:p>0,1531131323</text:p>
          </table:table-cell>
          <table:table-cell office:value-type="float" office:value="6.62604615334222">
            <text:p>6,6260461533</text:p>
          </table:table-cell>
          <table:table-cell office:value-type="float" office:value="0.961275358298541">
            <text:p>0,9612753583</text:p>
          </table:table-cell>
          <table:table-cell office:value-type="float" office:value="-1.42244002180948">
            <text:p>-1,4224400218</text:p>
          </table:table-cell>
          <table:table-cell office:value-type="float" office:value="1.44155208163239">
            <text:p>1,4415520816</text:p>
          </table:table-cell>
          <table:table-cell office:value-type="float" office:value="-1.88631782266779">
            <text:p>-1,8863178227</text:p>
          </table:table-cell>
          <table:table-cell office:value-type="float" office:value="1.03375344282047">
            <text:p>1,0337534428</text:p>
          </table:table-cell>
          <table:table-cell office:value-type="float" office:value="0.148655201663819">
            <text:p>0,1486552017</text:p>
          </table:table-cell>
          <table:table-cell office:value-type="float" office:value="0.503656001242765">
            <text:p>0,5036560012</text:p>
          </table:table-cell>
          <table:table-cell office:value-type="float" office:value="-1.83249560618175">
            <text:p>-1,8324956062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6103.09285714286">
            <text:p>6103,0928571429</text:p>
          </table:table-cell>
          <table:table-cell office:value-type="float" office:value="8245.30256410256">
            <text:p>8245,3025641026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9" office:value-type="string">
            <text:p>0007CD81D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9">
            <text:p>59</text:p>
          </table:table-cell>
          <table:table-cell table:style-name="ce34" table:formula="of:=FALSE()" office:value-type="boolean" office:boolean-value="false">
            <text:p>FAUX</text:p>
          </table:table-cell>
          <table:table-cell table:style-name="ce21" office:value-type="float" office:value="37.51">
            <text:p>37,51</text:p>
          </table:table-cell>
          <table:table-cell table:style-name="ce21" office:value-type="float" office:value="33.42">
            <text:p>33,42</text:p>
          </table:table-cell>
          <table:table-cell table:style-name="ce21" office:value-type="float" office:value="-4.09">
            <text:p>-4,0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.4166666666667">
            <text:p>17,4166666667</text:p>
          </table:table-cell>
          <table:table-cell table:style-name="ce43" office:value-type="float" office:value="4">
            <text:p>4</text:p>
          </table:table-cell>
          <table:table-cell table:style-name="ce21" office:value-type="float" office:value="7.08333333333334">
            <text:p>7,0833333333</text:p>
          </table:table-cell>
          <table:table-cell table:style-name="ce21" office:value-type="float" office:value="0.777047223826068">
            <text:p>0,7770472238</text:p>
          </table:table-cell>
          <table:table-cell table:style-name="ce21" office:value-type="float" office:value="-1.43622983856154">
            <text:p>-1,4362298386</text:p>
          </table:table-cell>
          <table:table-cell table:style-name="ce21" office:value-type="float" office:value="-0.684930851749502">
            <text:p>-0,6849308517</text:p>
          </table:table-cell>
          <table:table-cell table:style-name="ce21" office:value-type="float" office:value="0.35">
            <text:p>0,35</text:p>
          </table:table-cell>
          <table:table-cell table:style-name="ce21" office:value-type="float" office:value="1.14285714285714">
            <text:p>1,1428571429</text:p>
          </table:table-cell>
          <table:table-cell table:style-name="ce21" office:value-type="float" office:value="0.571428571428571">
            <text:p>0,5714285714</text:p>
          </table:table-cell>
          <table:table-cell table:style-name="ce21" office:value-type="float" office:value="0.649069919287552">
            <text:p>0,6490699193</text:p>
          </table:table-cell>
          <table:table-cell table:style-name="ce21" office:value-type="float" office:value="-0.00600346754980691">
            <text:p>-0,0060034675</text:p>
          </table:table-cell>
          <table:table-cell table:style-name="ce21" office:value-type="float" office:value="0.371659242603055">
            <text:p>0,3716592426</text:p>
          </table:table-cell>
          <table:table-cell table:style-name="ce21" office:value-type="float" office:value="0.564908922952464">
            <text:p>0,564908923</text:p>
          </table:table-cell>
          <table:table-cell table:style-name="ce21" office:value-type="float" office:value="2.60164735778352">
            <text:p>2,6016473578</text:p>
          </table:table-cell>
          <table:table-cell table:style-name="ce21" office:value-type="float" office:value="0.688479024340218">
            <text:p>0,6884790243</text:p>
          </table:table-cell>
          <table:table-cell table:style-name="ce21" office:value-type="float" office:value="-2.15494629583607">
            <text:p>-2,1549462958</text:p>
          </table:table-cell>
          <table:table-cell table:style-name="ce21" office:value-type="float" office:value="-0.415914532771891">
            <text:p>-0,4159145328</text:p>
          </table:table-cell>
          <table:table-cell table:style-name="ce21" office:value-type="float" office:value="-0.365554492772721">
            <text:p>-0,3655544928</text:p>
          </table:table-cell>
          <table:table-cell table:style-name="ce21" office:value-type="float" office:value="-1.10562568296269">
            <text:p>-1,105625683</text:p>
          </table:table-cell>
          <table:table-cell table:style-name="ce21" office:value-type="float" office:value="1.45767901242511">
            <text:p>1,4576790124</text:p>
          </table:table-cell>
          <table:table-cell table:style-name="ce21" office:value-type="float" office:value="2.67257837248232">
            <text:p>2,6725783725</text:p>
          </table:table-cell>
          <table:table-cell table:style-name="ce21" office:value-type="float" office:value="0.362560557879798">
            <text:p>0,3625605579</text:p>
          </table:table-cell>
          <table:table-cell table:style-name="ce48" office:value-type="float" office:value="10424.417948718">
            <text:p>10424,417948718</text:p>
          </table:table-cell>
          <table:table-cell table:style-name="ce21" office:value-type="float" office:value="2.04910310168962">
            <text:p>2,0491031017</text:p>
          </table:table-cell>
          <table:table-cell table:style-name="ce21" office:value-type="float" office:value="0.165997831029366">
            <text:p>0,165997831</text:p>
          </table:table-cell>
          <table:table-cell table:style-name="ce21" office:value-type="float" office:value="4.21057688191654">
            <text:p>4,2105768819</text:p>
          </table:table-cell>
          <table:table-cell table:style-name="ce21" office:value-type="float" office:value="4.2976034297482">
            <text:p>4,2976034297</text:p>
          </table:table-cell>
          <table:table-cell table:style-name="ce21" office:value-type="float" office:value="-2.31276597477911">
            <text:p>-2,3127659748</text:p>
          </table:table-cell>
          <table:table-cell table:style-name="ce21" office:value-type="float" office:value="-1.49018234770886">
            <text:p>-1,4901823477</text:p>
          </table:table-cell>
          <table:table-cell table:style-name="ce21" office:value-type="float" office:value="-0.55453826367067">
            <text:p>-0,5545382637</text:p>
          </table:table-cell>
          <table:table-cell table:style-name="ce21" office:value-type="float" office:value="-1.13352762911638">
            <text:p>-1,1335276291</text:p>
          </table:table-cell>
          <table:table-cell table:style-name="ce21" office:value-type="float" office:value="-1.65737080211648">
            <text:p>-1,6573708021</text:p>
          </table:table-cell>
          <table:table-cell table:style-name="ce21" office:value-type="float" office:value="1.39768246169993">
            <text:p>1,3976824617</text:p>
          </table:table-cell>
          <table:table-cell table:style-name="ce21" office:value-type="float" office:value="0.368207320011396">
            <text:p>0,36820732</text:p>
          </table:table-cell>
          <table:table-cell table:style-name="ce34" table:formula="of:=TRUE()" office:value-type="boolean" office:boolean-value="true">
            <text:p>VRAI</text:p>
          </table:table-cell>
          <table:table-cell table:style-name="ce51"/>
          <table:table-cell table:style-name="ce55"/>
          <table:table-cell table:style-name="ce57" office:value-type="float" office:value="249.091666666667">
            <text:p>249,0916666667</text:p>
          </table:table-cell>
          <table:table-cell table:style-name="ce48" office:value-type="float" office:value="10424.417948718">
            <text:p>10424,417948718</text:p>
          </table:table-cell>
          <table:table-cell office:value-type="string">
            <text:p>strong</text:p>
          </table:table-cell>
          <table:table-cell table:style-name="ce21" table:number-columns-repeated="973"/>
        </table:table-row>
        <table:table-row table:style-name="ro1">
          <table:table-cell table:style-name="ce1" office:value-type="string">
            <text:p>0007CD765E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0.89">
            <text:p>30,89</text:p>
          </table:table-cell>
          <table:table-cell office:value-type="float" office:value="27.91">
            <text:p>27,91</text:p>
          </table:table-cell>
          <table:table-cell office:value-type="float" office:value="-2.98">
            <text:p>-2,98</text:p>
          </table:table-cell>
          <table:table-cell office:value-type="float" office:value="7">
            <text:p>7</text:p>
          </table:table-cell>
          <table:table-cell office:value-type="float" office:value="-7.95952380952381">
            <text:p>-7,9595238095</text:p>
          </table:table-cell>
          <table:table-cell office:value-type="float" office:value="6">
            <text:p>6</text:p>
          </table:table-cell>
          <table:table-cell office:value-type="float" office:value="-4.67440476190476">
            <text:p>-4,6744047619</text:p>
          </table:table-cell>
          <table:table-cell office:value-type="float" office:value="-3.93758100454153">
            <text:p>-3,9375810045</text:p>
          </table:table-cell>
          <table:table-cell office:value-type="float" office:value="-2.03570986937608">
            <text:p>-2,0357098694</text:p>
          </table:table-cell>
          <table:table-cell office:value-type="float" office:value="-0.261213039807744">
            <text:p>-0,2612130398</text:p>
          </table:table-cell>
          <table:table-cell office:value-type="float" office:value="0.4">
            <text:p>0,4</text:p>
          </table:table-cell>
          <table:table-cell office:value-type="float" office:value="1.25">
            <text:p>1,25</text:p>
          </table:table-cell>
          <table:table-cell office:value-type="float" office:value="1">
            <text:p>1</text:p>
          </table:table-cell>
          <table:table-cell office:value-type="float" office:value="0.521048299499837">
            <text:p>0,5210482995</text:p>
          </table:table-cell>
          <table:table-cell office:value-type="float" office:value="-0.41963359061971">
            <text:p>-0,4196335906</text:p>
          </table:table-cell>
          <table:table-cell office:value-type="float" office:value="0.350278668715772">
            <text:p>0,3502786687</text:p>
          </table:table-cell>
          <table:table-cell office:value-type="float" office:value="-0.149140747742607">
            <text:p>-0,1491407477</text:p>
          </table:table-cell>
          <table:table-cell office:value-type="float" office:value="-3.30151175888273">
            <text:p>-3,3015117589</text:p>
          </table:table-cell>
          <table:table-cell office:value-type="float" office:value="0.330674638753446">
            <text:p>0,3306746388</text:p>
          </table:table-cell>
          <table:table-cell office:value-type="float" office:value="1.84430197165998">
            <text:p>1,8443019717</text:p>
          </table:table-cell>
          <table:table-cell office:value-type="float" office:value="1.83016303812142">
            <text:p>1,8301630381</text:p>
          </table:table-cell>
          <table:table-cell office:value-type="float" office:value="-0.256870132511346">
            <text:p>-0,2568701325</text:p>
          </table:table-cell>
          <table:table-cell office:value-type="float" office:value="0.0536034817643307">
            <text:p>0,0536034818</text:p>
          </table:table-cell>
          <table:table-cell office:value-type="float" office:value="-2.71293415569692">
            <text:p>-2,7129341557</text:p>
          </table:table-cell>
          <table:table-cell office:value-type="float" office:value="-1.29142070030071">
            <text:p>-1,2914207003</text:p>
          </table:table-cell>
          <table:table-cell office:value-type="float" office:value="-0.178084368361961">
            <text:p>-0,1780843684</text:p>
          </table:table-cell>
          <table:table-cell office:value-type="float" office:value="743.902564102564">
            <text:p>743,9025641026</text:p>
          </table:table-cell>
          <table:table-cell office:value-type="float" office:value="2.94036071147576">
            <text:p>2,9403607115</text:p>
          </table:table-cell>
          <table:table-cell office:value-type="float" office:value="0.127835875941845">
            <text:p>0,1278358759</text:p>
          </table:table-cell>
          <table:table-cell office:value-type="float" office:value="-2.07247414572208">
            <text:p>-2,0724741457</text:p>
          </table:table-cell>
          <table:table-cell office:value-type="float" office:value="-4.88185829675294">
            <text:p>-4,8818582968</text:p>
          </table:table-cell>
          <table:table-cell office:value-type="float" office:value="-0.573279400838576">
            <text:p>-0,5732794008</text:p>
          </table:table-cell>
          <table:table-cell office:value-type="float" office:value="4.43217640729487">
            <text:p>4,4321764073</text:p>
          </table:table-cell>
          <table:table-cell office:value-type="float" office:value="0.431350697473705">
            <text:p>0,4313506975</text:p>
          </table:table-cell>
          <table:table-cell office:value-type="float" office:value="-0.489835355953429">
            <text:p>-0,489835356</text:p>
          </table:table-cell>
          <table:table-cell office:value-type="float" office:value="-1.01364911518195">
            <text:p>-1,0136491152</text:p>
          </table:table-cell>
          <table:table-cell office:value-type="float" office:value="2.8254514339482">
            <text:p>2,8254514339</text:p>
          </table:table-cell>
          <table:table-cell office:value-type="float" office:value="-0.460247212577344">
            <text:p>-0,4602472126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103.644444444444">
            <text:p>103,6444444444</text:p>
          </table:table-cell>
          <table:table-cell office:value-type="float" office:value="743.902564102564">
            <text:p>743,9025641026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8" office:value-type="string">
            <text:p>0007ABF55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1">
            <text:p>1</text:p>
          </table:table-cell>
          <table:table-cell table:style-name="ce20" office:value-type="float" office:value="62">
            <text:p>62</text:p>
          </table:table-cell>
          <table:table-cell table:style-name="ce33" table:formula="of:=TRUE()" office:value-type="boolean" office:boolean-value="true">
            <text:p>VRAI</text:p>
          </table:table-cell>
          <table:table-cell table:style-name="ce20" office:value-type="float" office:value="32.48">
            <text:p>32,48</text:p>
          </table:table-cell>
          <table:table-cell table:style-name="ce20" office:value-type="float" office:value="30.89">
            <text:p>30,89</text:p>
          </table:table-cell>
          <table:table-cell table:style-name="ce20" office:value-type="float" office:value="-1.59">
            <text:p>-1,59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-13.0714285714286">
            <text:p>-13,0714285714</text:p>
          </table:table-cell>
          <table:table-cell office:value-type="float" office:value="3">
            <text:p>3</text:p>
          </table:table-cell>
          <table:table-cell table:style-name="ce20" office:value-type="float" office:value="10.3870778611632">
            <text:p>10,3870778612</text:p>
          </table:table-cell>
          <table:table-cell table:style-name="ce20" office:value-type="float" office:value="1.59612767892017">
            <text:p>1,5961276789</text:p>
          </table:table-cell>
          <table:table-cell table:style-name="ce20" office:value-type="float" office:value="-0.372834421700227">
            <text:p>-0,3728344217</text:p>
          </table:table-cell>
          <table:table-cell table:style-name="ce20" office:value-type="float" office:value="0.377146212895807">
            <text:p>0,3771462129</text:p>
          </table:table-cell>
          <table:table-cell table:style-name="ce20" office:value-type="float" office:value="0.4">
            <text:p>0,4</text:p>
          </table:table-cell>
          <table:table-cell table:style-name="ce20" office:value-type="float" office:value="1.14285714285714">
            <text:p>1,1428571429</text:p>
          </table:table-cell>
          <table:table-cell table:style-name="ce20" office:value-type="float" office:value="0.875">
            <text:p>0,875</text:p>
          </table:table-cell>
          <table:table-cell table:style-name="ce20" office:value-type="float" office:value="-1.06382571510303">
            <text:p>-1,0638257151</text:p>
          </table:table-cell>
          <table:table-cell table:style-name="ce20" office:value-type="float" office:value="0.157261443771279">
            <text:p>0,1572614438</text:p>
          </table:table-cell>
          <table:table-cell table:style-name="ce20" office:value-type="float" office:value="-1.74345149915066">
            <text:p>-1,7434514992</text:p>
          </table:table-cell>
          <table:table-cell table:style-name="ce20" office:value-type="float" office:value="0.474235413390421">
            <text:p>0,4742354134</text:p>
          </table:table-cell>
          <table:table-cell table:style-name="ce20" office:value-type="float" office:value="-3.19970979775854">
            <text:p>-3,1997097978</text:p>
          </table:table-cell>
          <table:table-cell table:style-name="ce20" office:value-type="float" office:value="2.50608734764973">
            <text:p>2,5060873476</text:p>
          </table:table-cell>
          <table:table-cell table:style-name="ce20" office:value-type="float" office:value="0.315645295993771">
            <text:p>0,315645296</text:p>
          </table:table-cell>
          <table:table-cell table:style-name="ce20" office:value-type="float" office:value="0.987443157322866">
            <text:p>0,9874431573</text:p>
          </table:table-cell>
          <table:table-cell table:style-name="ce20" office:value-type="float" office:value="1.61730151119949">
            <text:p>1,6173015112</text:p>
          </table:table-cell>
          <table:table-cell table:style-name="ce20" office:value-type="float" office:value="1.56837138738713">
            <text:p>1,5683713874</text:p>
          </table:table-cell>
          <table:table-cell table:style-name="ce20" office:value-type="float" office:value="0.408286102167503">
            <text:p>0,4082861022</text:p>
          </table:table-cell>
          <table:table-cell table:style-name="ce20" office:value-type="float" office:value="-2.58607490107">
            <text:p>-2,5860749011</text:p>
          </table:table-cell>
          <table:table-cell table:style-name="ce20" office:value-type="float" office:value="-0.395614622200787">
            <text:p>-0,3956146222</text:p>
          </table:table-cell>
          <table:table-cell table:style-name="ce20" office:value-type="float" office:value="3224.66666666667">
            <text:p>3224,6666666667</text:p>
          </table:table-cell>
          <table:table-cell table:style-name="ce20" office:value-type="float" office:value="1.5166521997331">
            <text:p>1,5166521997</text:p>
          </table:table-cell>
          <table:table-cell table:style-name="ce20" office:value-type="float" office:value="0.0839546126810961">
            <text:p>0,0839546127</text:p>
          </table:table-cell>
          <table:table-cell table:style-name="ce20" office:value-type="float" office:value="2.09467428435543">
            <text:p>2,0946742844</text:p>
          </table:table-cell>
          <table:table-cell table:style-name="ce20" office:value-type="float" office:value="-0.284142244798364">
            <text:p>-0,2841422448</text:p>
          </table:table-cell>
          <table:table-cell table:style-name="ce20" office:value-type="float" office:value="0.26887767192571">
            <text:p>0,2688776719</text:p>
          </table:table-cell>
          <table:table-cell table:style-name="ce20" office:value-type="float" office:value="0.118817870744358">
            <text:p>0,1188178707</text:p>
          </table:table-cell>
          <table:table-cell table:style-name="ce20" office:value-type="float" office:value="0.762418023024423">
            <text:p>0,762418023</text:p>
          </table:table-cell>
          <table:table-cell table:style-name="ce20" office:value-type="float" office:value="-0.224184948156709">
            <text:p>-0,2241849482</text:p>
          </table:table-cell>
          <table:table-cell table:style-name="ce20" office:value-type="float" office:value="-0.707277845182133">
            <text:p>-0,7072778452</text:p>
          </table:table-cell>
          <table:table-cell table:style-name="ce20" office:value-type="float" office:value="0.71629090188271">
            <text:p>0,7162909019</text:p>
          </table:table-cell>
          <table:table-cell table:style-name="ce20" office:value-type="float" office:value="1.0998529620778">
            <text:p>1,0998529621</text:p>
          </table:table-cell>
          <table:table-cell table:style-name="ce33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306.647222222222">
            <text:p>306,6472222222</text:p>
          </table:table-cell>
          <table:table-cell table:style-name="ce20" office:value-type="float" office:value="3224.66666666667">
            <text:p>3224,6666666667</text:p>
          </table:table-cell>
          <table:table-cell office:value-type="string">
            <text:p>strong</text:p>
          </table:table-cell>
          <table:table-cell table:style-name="ce20" table:number-columns-repeated="973"/>
        </table:table-row>
        <table:table-row table:style-name="ro1">
          <table:table-cell table:style-name="ce6" office:value-type="string">
            <text:p>0007ACA78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79">
            <text:p>79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2.69">
            <text:p>32,69</text:p>
          </table:table-cell>
          <table:table-cell table:style-name="ce16" office:value-type="float" office:value="31.11">
            <text:p>31,11</text:p>
          </table:table-cell>
          <table:table-cell table:style-name="ce16" office:value-type="float" office:value="-1.58">
            <text:p>-1,58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-12.8333333333333">
            <text:p>-12,8333333333</text:p>
          </table:table-cell>
          <table:table-cell office:value-type="float" office:value="7">
            <text:p>7</text:p>
          </table:table-cell>
          <table:table-cell table:style-name="ce16" office:value-type="float" office:value="-6.84137291280148">
            <text:p>-6,8413729128</text:p>
          </table:table-cell>
          <table:table-cell table:style-name="ce16" office:value-type="float" office:value="2.28421547501189">
            <text:p>2,284215475</text:p>
          </table:table-cell>
          <table:table-cell table:style-name="ce16" office:value-type="float" office:value="0.366668869495041">
            <text:p>0,3666688695</text:p>
          </table:table-cell>
          <table:table-cell table:style-name="ce16" office:value-type="float" office:value="-0.308146305432804">
            <text:p>-0,3081463054</text:p>
          </table:table-cell>
          <table:table-cell table:style-name="ce16" office:value-type="float" office:value="0.4">
            <text:p>0,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.14285714285714">
            <text:p>1,1428571429</text:p>
          </table:table-cell>
          <table:table-cell table:style-name="ce16" office:value-type="float" office:value="0.335001326065031">
            <text:p>0,3350013261</text:p>
          </table:table-cell>
          <table:table-cell table:style-name="ce16" office:value-type="float" office:value="-0.56604095212392">
            <text:p>-0,5660409521</text:p>
          </table:table-cell>
          <table:table-cell table:style-name="ce16" office:value-type="float" office:value="-2.39358352007566">
            <text:p>-2,3935835201</text:p>
          </table:table-cell>
          <table:table-cell table:style-name="ce16" office:value-type="float" office:value="-0.759435339544018">
            <text:p>-0,7594353395</text:p>
          </table:table-cell>
          <table:table-cell table:style-name="ce16" office:value-type="float" office:value="-1.28106282486025">
            <text:p>-1,2810628249</text:p>
          </table:table-cell>
          <table:table-cell table:style-name="ce16" office:value-type="float" office:value="-0.650978798593875">
            <text:p>-0,6509787986</text:p>
          </table:table-cell>
          <table:table-cell table:style-name="ce16" office:value-type="float" office:value="-2.16139372265192">
            <text:p>-2,1613937227</text:p>
          </table:table-cell>
          <table:table-cell table:style-name="ce16" office:value-type="float" office:value="-0.898437311561323">
            <text:p>-0,8984373116</text:p>
          </table:table-cell>
          <table:table-cell table:style-name="ce16" office:value-type="float" office:value="-1.11262924302937">
            <text:p>-1,112629243</text:p>
          </table:table-cell>
          <table:table-cell table:style-name="ce16" office:value-type="float" office:value="-0.242006835410962">
            <text:p>-0,2420068354</text:p>
          </table:table-cell>
          <table:table-cell table:style-name="ce16" office:value-type="float" office:value="1.12992561317264">
            <text:p>1,1299256132</text:p>
          </table:table-cell>
          <table:table-cell table:style-name="ce16" office:value-type="float" office:value="-0.0340026989810674">
            <text:p>-0,034002699</text:p>
          </table:table-cell>
          <table:table-cell table:style-name="ce16" office:value-type="float" office:value="0.770887165345624">
            <text:p>0,7708871653</text:p>
          </table:table-cell>
          <table:table-cell office:value-type="float" office:value="5363.18205128205">
            <text:p>5363,1820512821</text:p>
          </table:table-cell>
          <table:table-cell table:style-name="ce16" office:value-type="float" office:value="1.586448826777">
            <text:p>1,5864488268</text:p>
          </table:table-cell>
          <table:table-cell table:style-name="ce16" office:value-type="float" office:value="0.102784846921628">
            <text:p>0,1027848469</text:p>
          </table:table-cell>
          <table:table-cell table:style-name="ce16" office:value-type="float" office:value="-0.758995113545334">
            <text:p>-0,7589951135</text:p>
          </table:table-cell>
          <table:table-cell table:style-name="ce16" office:value-type="float" office:value="1.48666516454783">
            <text:p>1,4866651645</text:p>
          </table:table-cell>
          <table:table-cell table:style-name="ce16" office:value-type="float" office:value="5.36142341815886">
            <text:p>5,3614234182</text:p>
          </table:table-cell>
          <table:table-cell table:style-name="ce16" office:value-type="float" office:value="0.75679961398369">
            <text:p>0,756799614</text:p>
          </table:table-cell>
          <table:table-cell table:style-name="ce16" office:value-type="float" office:value="1.5462775202701">
            <text:p>1,5462775203</text:p>
          </table:table-cell>
          <table:table-cell table:style-name="ce16" office:value-type="float" office:value="1.11562156246617">
            <text:p>1,1156215625</text:p>
          </table:table-cell>
          <table:table-cell table:style-name="ce16" office:value-type="float" office:value="-2.30400916775745">
            <text:p>-2,3040091678</text:p>
          </table:table-cell>
          <table:table-cell table:style-name="ce16" office:value-type="float" office:value="-0.185342064230727">
            <text:p>-0,1853420642</text:p>
          </table:table-cell>
          <table:table-cell table:style-name="ce16" office:value-type="float" office:value="-0.289746374028919">
            <text:p>-0,289746374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2"/>
          <table:table-cell table:style-name="ce57" office:value-type="float" office:value="2521.95555555556">
            <text:p>2521,9555555556</text:p>
          </table:table-cell>
          <table:table-cell office:value-type="float" office:value="5363.18205128205">
            <text:p>5363,1820512821</text:p>
          </table:table-cell>
          <table:table-cell office:value-type="string">
            <text:p>strong</text:p>
          </table:table-cell>
          <table:table-cell table:style-name="ce16" table:number-columns-repeated="973"/>
        </table:table-row>
        <table:table-row table:style-name="ro1">
          <table:table-cell table:style-name="ce6" office:value-type="string">
            <text:p>0007CB7051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61">
            <text:p>61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2.78">
            <text:p>32,78</text:p>
          </table:table-cell>
          <table:table-cell table:style-name="ce16" office:value-type="float" office:value="33.79">
            <text:p>33,79</text:p>
          </table:table-cell>
          <table:table-cell table:style-name="ce16" office:value-type="float" office:value="1.01">
            <text:p>1,0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1.2142857142857">
            <text:p>11,2142857143</text:p>
          </table:table-cell>
          <table:table-cell office:value-type="float" office:value="4">
            <text:p>4</text:p>
          </table:table-cell>
          <table:table-cell table:style-name="ce16" office:value-type="float" office:value="6.16899618383939">
            <text:p>6,1689961838</text:p>
          </table:table-cell>
          <table:table-cell table:style-name="ce16" office:value-type="float" office:value="1.20448586473829">
            <text:p>1,2044858647</text:p>
          </table:table-cell>
          <table:table-cell table:style-name="ce16" office:value-type="float" office:value="0.850101107407346">
            <text:p>0,8501011074</text:p>
          </table:table-cell>
          <table:table-cell table:style-name="ce16" office:value-type="float" office:value="0.741766290258266">
            <text:p>0,7417662903</text:p>
          </table:table-cell>
          <table:table-cell table:style-name="ce16" office:value-type="float" office:value="0.4">
            <text:p>0,4</text:p>
          </table:table-cell>
          <table:table-cell table:style-name="ce16" office:value-type="float" office:value="1.375">
            <text:p>1,37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-1.90253613547216">
            <text:p>-1,9025361355</text:p>
          </table:table-cell>
          <table:table-cell table:style-name="ce16" office:value-type="float" office:value="-0.257125407780938">
            <text:p>-0,2571254078</text:p>
          </table:table-cell>
          <table:table-cell table:style-name="ce16" office:value-type="float" office:value="-1.7099505716856">
            <text:p>-1,7099505717</text:p>
          </table:table-cell>
          <table:table-cell table:style-name="ce16" office:value-type="float" office:value="-0.078246992466942">
            <text:p>-0,0782469925</text:p>
          </table:table-cell>
          <table:table-cell table:style-name="ce16" office:value-type="float" office:value="-6.36678777522835">
            <text:p>-6,3667877752</text:p>
          </table:table-cell>
          <table:table-cell table:style-name="ce16" office:value-type="float" office:value="-0.82265161322038">
            <text:p>-0,8226516132</text:p>
          </table:table-cell>
          <table:table-cell table:style-name="ce16" office:value-type="float" office:value="0.678866526679994">
            <text:p>0,6788665267</text:p>
          </table:table-cell>
          <table:table-cell table:style-name="ce16" office:value-type="float" office:value="-0.862772579304568">
            <text:p>-0,8627725793</text:p>
          </table:table-cell>
          <table:table-cell table:style-name="ce16" office:value-type="float" office:value="0.366140617356639">
            <text:p>0,3661406174</text:p>
          </table:table-cell>
          <table:table-cell table:style-name="ce16" office:value-type="float" office:value="0.134400909660271">
            <text:p>0,1344009097</text:p>
          </table:table-cell>
          <table:table-cell table:style-name="ce16" office:value-type="float" office:value="0.549409885570959">
            <text:p>0,5494098856</text:p>
          </table:table-cell>
          <table:table-cell table:style-name="ce16" office:value-type="float" office:value="-2.81781329746237">
            <text:p>-2,8178132975</text:p>
          </table:table-cell>
          <table:table-cell table:style-name="ce16" office:value-type="float" office:value="-0.750146480976593">
            <text:p>-0,750146481</text:p>
          </table:table-cell>
          <table:table-cell office:value-type="float" office:value="6550.63076923077">
            <text:p>6550,6307692308</text:p>
          </table:table-cell>
          <table:table-cell table:style-name="ce16" office:value-type="float" office:value="1.35452958783972">
            <text:p>1,3545295878</text:p>
          </table:table-cell>
          <table:table-cell table:style-name="ce16" office:value-type="float" office:value="0.102392958047493">
            <text:p>0,102392958</text:p>
          </table:table-cell>
          <table:table-cell table:style-name="ce16" office:value-type="float" office:value="3.62618236166217">
            <text:p>3,6261823617</text:p>
          </table:table-cell>
          <table:table-cell table:style-name="ce16" office:value-type="float" office:value="3.09519673651266">
            <text:p>3,0951967365</text:p>
          </table:table-cell>
          <table:table-cell table:style-name="ce16" office:value-type="float" office:value="0.636321520262765">
            <text:p>0,6363215203</text:p>
          </table:table-cell>
          <table:table-cell table:style-name="ce16" office:value-type="float" office:value="-0.465257038509245">
            <text:p>-0,4652570385</text:p>
          </table:table-cell>
          <table:table-cell table:style-name="ce16" office:value-type="float" office:value="-1.44830102059483">
            <text:p>-1,4483010206</text:p>
          </table:table-cell>
          <table:table-cell table:style-name="ce16" office:value-type="float" office:value="1.28146826527948">
            <text:p>1,2814682653</text:p>
          </table:table-cell>
          <table:table-cell table:style-name="ce16" office:value-type="float" office:value="-0.569870557411176">
            <text:p>-0,5698705574</text:p>
          </table:table-cell>
          <table:table-cell table:style-name="ce16" office:value-type="float" office:value="1.00567493898765">
            <text:p>1,005674939</text:p>
          </table:table-cell>
          <table:table-cell table:style-name="ce16" office:value-type="float" office:value="0.841163889457012">
            <text:p>0,8411638895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2"/>
          <table:table-cell table:style-name="ce57" office:value-type="float" office:value="1129.13055555556">
            <text:p>1129,1305555556</text:p>
          </table:table-cell>
          <table:table-cell office:value-type="float" office:value="6550.63076923077">
            <text:p>6550,6307692308</text:p>
          </table:table-cell>
          <table:table-cell office:value-type="string">
            <text:p>strong</text:p>
          </table:table-cell>
          <table:table-cell table:style-name="ce16" table:number-columns-repeated="973"/>
        </table:table-row>
        <table:table-row table:style-name="ro1">
          <table:table-cell table:style-name="ce1" office:value-type="string">
            <text:p>0007AC2B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3.03">
            <text:p>33,03</text:p>
          </table:table-cell>
          <table:table-cell office:value-type="float" office:value="33.92">
            <text:p>33,92</text:p>
          </table:table-cell>
          <table:table-cell office:value-type="float" office:value="0.890000000000001">
            <text:p>0,89</text:p>
          </table:table-cell>
          <table:table-cell office:value-type="float" office:value="3">
            <text:p>3</text:p>
          </table:table-cell>
          <table:table-cell office:value-type="float" office:value="7.75">
            <text:p>7,75</text:p>
          </table:table-cell>
          <table:table-cell office:value-type="float" office:value="2">
            <text:p>2</text:p>
          </table:table-cell>
          <table:table-cell office:value-type="float" office:value="12.2858741258741">
            <text:p>12,2858741259</text:p>
          </table:table-cell>
          <table:table-cell office:value-type="float" office:value="1.93051644452956">
            <text:p>1,9305164445</text:p>
          </table:table-cell>
          <table:table-cell office:value-type="float" office:value="-0.85115873625308">
            <text:p>-0,8511587363</text:p>
          </table:table-cell>
          <table:table-cell office:value-type="float" office:value="0.650487344498453">
            <text:p>0,6504873445</text:p>
          </table:table-cell>
          <table:table-cell office:value-type="float" office:value="0.35">
            <text:p>0,35</text:p>
          </table:table-cell>
          <table:table-cell office:value-type="float" office:value="0.857142857142857">
            <text:p>0,8571428571</text:p>
          </table:table-cell>
          <table:table-cell office:value-type="float" office:value="1.16666666666667">
            <text:p>1,1666666667</text:p>
          </table:table-cell>
          <table:table-cell office:value-type="float" office:value="-1.77679452192515">
            <text:p>-1,7767945219</text:p>
          </table:table-cell>
          <table:table-cell office:value-type="float" office:value="-0.347056194771081">
            <text:p>-0,3470561948</text:p>
          </table:table-cell>
          <table:table-cell office:value-type="float" office:value="-2.24837315210365">
            <text:p>-2,2483731521</text:p>
          </table:table-cell>
          <table:table-cell office:value-type="float" office:value="0.311521095998826">
            <text:p>0,311521096</text:p>
          </table:table-cell>
          <table:table-cell office:value-type="float" office:value="-8.09543569121644">
            <text:p>-8,0954356912</text:p>
          </table:table-cell>
          <table:table-cell office:value-type="float" office:value="0.141601440083339">
            <text:p>0,1416014401</text:p>
          </table:table-cell>
          <table:table-cell office:value-type="float" office:value="1.529151219451">
            <text:p>1,5291512195</text:p>
          </table:table-cell>
          <table:table-cell office:value-type="float" office:value="-0.957688391845151">
            <text:p>-0,9576883918</text:p>
          </table:table-cell>
          <table:table-cell office:value-type="float" office:value="0.0256488747713117">
            <text:p>0,0256488748</text:p>
          </table:table-cell>
          <table:table-cell office:value-type="float" office:value="1.86323723081588">
            <text:p>1,8632372308</text:p>
          </table:table-cell>
          <table:table-cell office:value-type="float" office:value="-1.07351133719766">
            <text:p>-1,0735113372</text:p>
          </table:table-cell>
          <table:table-cell office:value-type="float" office:value="-0.38498302136151">
            <text:p>-0,3849830214</text:p>
          </table:table-cell>
          <table:table-cell office:value-type="float" office:value="-1.31047961499976">
            <text:p>-1,310479615</text:p>
          </table:table-cell>
          <table:table-cell office:value-type="float" office:value="5069.53333333334">
            <text:p>5069,5333333333</text:p>
          </table:table-cell>
          <table:table-cell office:value-type="float" office:value="0.991022887453139">
            <text:p>0,9910228875</text:p>
          </table:table-cell>
          <table:table-cell office:value-type="float" office:value="0.123973379434105">
            <text:p>0,1239733794</text:p>
          </table:table-cell>
          <table:table-cell office:value-type="float" office:value="-0.973844438307268">
            <text:p>-0,9738444383</text:p>
          </table:table-cell>
          <table:table-cell office:value-type="float" office:value="2.60375452884101">
            <text:p>2,6037545288</text:p>
          </table:table-cell>
          <table:table-cell office:value-type="float" office:value="1.51790145298199">
            <text:p>1,517901453</text:p>
          </table:table-cell>
          <table:table-cell office:value-type="float" office:value="-2.50351652068909">
            <text:p>-2,5035165207</text:p>
          </table:table-cell>
          <table:table-cell office:value-type="float" office:value="-0.0467016190675899">
            <text:p>-0,0467016191</text:p>
          </table:table-cell>
          <table:table-cell office:value-type="float" office:value="3.93838845742049">
            <text:p>3,9383884574</text:p>
          </table:table-cell>
          <table:table-cell office:value-type="float" office:value="0.280779569988191">
            <text:p>0,28077957</text:p>
          </table:table-cell>
          <table:table-cell office:value-type="float" office:value="-0.165752653507952">
            <text:p>-0,1657526535</text:p>
          </table:table-cell>
          <table:table-cell office:value-type="float" office:value="2.42132950065724">
            <text:p>2,4213295007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8" office:value-type="float" office:value="1295.55555555556">
            <text:p>1295,5555555556</text:p>
          </table:table-cell>
          <table:table-cell office:value-type="float" office:value="5069.53333333334">
            <text:p>5069,5333333333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DEAA7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5.07">
            <text:p>35,07</text:p>
          </table:table-cell>
          <table:table-cell office:value-type="float" office:value="33.11">
            <text:p>33,11</text:p>
          </table:table-cell>
          <table:table-cell office:value-type="float" office:value="-1.96">
            <text:p>-1,96</text:p>
          </table:table-cell>
          <table:table-cell office:value-type="float" office:value="10">
            <text:p>10</text:p>
          </table:table-cell>
          <table:table-cell office:value-type="float" office:value="-16.3166666666667">
            <text:p>-16,3166666667</text:p>
          </table:table-cell>
          <table:table-cell office:value-type="float" office:value="9">
            <text:p>9</text:p>
          </table:table-cell>
          <table:table-cell office:value-type="float" office:value="-13.8285714285714">
            <text:p>-13,8285714286</text:p>
          </table:table-cell>
          <table:table-cell office:value-type="float" office:value="1.60947881156994">
            <text:p>1,6094788116</text:p>
          </table:table-cell>
          <table:table-cell office:value-type="float" office:value="0.264989113572058">
            <text:p>0,2649891136</text:p>
          </table:table-cell>
          <table:table-cell office:value-type="float" office:value="-0.233818393338655">
            <text:p>-0,2338183933</text:p>
          </table:table-cell>
          <table:table-cell office:value-type="float" office:value="0.4">
            <text:p>0,4</text:p>
          </table:table-cell>
          <table:table-cell office:value-type="float" office:value="0.888888888888889">
            <text:p>0,8888888889</text:p>
          </table:table-cell>
          <table:table-cell office:value-type="float" office:value="1.125">
            <text:p>1,125</text:p>
          </table:table-cell>
          <table:table-cell office:value-type="float" office:value="0.360385266121035">
            <text:p>0,3603852661</text:p>
          </table:table-cell>
          <table:table-cell office:value-type="float" office:value="-0.228903626818139">
            <text:p>-0,2289036268</text:p>
          </table:table-cell>
          <table:table-cell office:value-type="float" office:value="1.39382297207942">
            <text:p>1,3938229721</text:p>
          </table:table-cell>
          <table:table-cell office:value-type="float" office:value="0.135183451250569">
            <text:p>0,1351834513</text:p>
          </table:table-cell>
          <table:table-cell office:value-type="float" office:value="-8.17750093125316">
            <text:p>-8,1775009313</text:p>
          </table:table-cell>
          <table:table-cell office:value-type="float" office:value="-5.58484518683">
            <text:p>-5,5848451868</text:p>
          </table:table-cell>
          <table:table-cell office:value-type="float" office:value="0.379317503869953">
            <text:p>0,3793175039</text:p>
          </table:table-cell>
          <table:table-cell office:value-type="float" office:value="-0.826164851936969">
            <text:p>-0,8261648519</text:p>
          </table:table-cell>
          <table:table-cell office:value-type="float" office:value="-0.50188146041465">
            <text:p>-0,5018814604</text:p>
          </table:table-cell>
          <table:table-cell office:value-type="float" office:value="0.558347214788779">
            <text:p>0,5583472148</text:p>
          </table:table-cell>
          <table:table-cell office:value-type="float" office:value="-2.17538388509716">
            <text:p>-2,1753838851</text:p>
          </table:table-cell>
          <table:table-cell office:value-type="float" office:value="-0.519461403711904">
            <text:p>-0,5194614037</text:p>
          </table:table-cell>
          <table:table-cell office:value-type="float" office:value="-0.81939267798845">
            <text:p>-0,819392678</text:p>
          </table:table-cell>
          <table:table-cell office:value-type="float" office:value="3444.76666666667">
            <text:p>3444,7666666667</text:p>
          </table:table-cell>
          <table:table-cell office:value-type="float" office:value="1.31564299977173">
            <text:p>1,3156429998</text:p>
          </table:table-cell>
          <table:table-cell office:value-type="float" office:value="0.100603740047147">
            <text:p>0,10060374</text:p>
          </table:table-cell>
          <table:table-cell office:value-type="float" office:value="-6.51278840192736">
            <text:p>-6,5127884019</text:p>
          </table:table-cell>
          <table:table-cell office:value-type="float" office:value="3.24352024101549">
            <text:p>3,243520241</text:p>
          </table:table-cell>
          <table:table-cell office:value-type="float" office:value="3.04573826214593">
            <text:p>3,0457382621</text:p>
          </table:table-cell>
          <table:table-cell office:value-type="float" office:value="0.981628799178299">
            <text:p>0,9816287992</text:p>
          </table:table-cell>
          <table:table-cell office:value-type="float" office:value="1.18170479350143">
            <text:p>1,1817047935</text:p>
          </table:table-cell>
          <table:table-cell office:value-type="float" office:value="0.599187832108363">
            <text:p>0,5991878321</text:p>
          </table:table-cell>
          <table:table-cell office:value-type="float" office:value="-0.671837312292094">
            <text:p>-0,6718373123</text:p>
          </table:table-cell>
          <table:table-cell office:value-type="float" office:value="1.05586161837003">
            <text:p>1,0558616184</text:p>
          </table:table-cell>
          <table:table-cell office:value-type="float" office:value="2.39278259360113">
            <text:p>2,3927825936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2111.89047619048">
            <text:p>2111,8904761905</text:p>
          </table:table-cell>
          <table:table-cell office:value-type="float" office:value="3444.76666666667">
            <text:p>3444,7666666667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0" office:value-type="string">
            <text:p>0007CB222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2">
            <text:p>62</text:p>
          </table:table-cell>
          <table:table-cell table:style-name="ce35" table:formula="of:=FALSE()" office:value-type="boolean" office:boolean-value="false">
            <text:p>FAUX</text:p>
          </table:table-cell>
          <table:table-cell table:style-name="ce22" office:value-type="float" office:value="35.46">
            <text:p>35,46</text:p>
          </table:table-cell>
          <table:table-cell table:style-name="ce22" office:value-type="float" office:value="34.21">
            <text:p>34,21</text:p>
          </table:table-cell>
          <table:table-cell table:style-name="ce22" office:value-type="float" office:value="-1.25">
            <text:p>-1,2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.933333333333334">
            <text:p>0,9333333333</text:p>
          </table:table-cell>
          <table:table-cell table:style-name="ce44" office:value-type="float" office:value="10">
            <text:p>10</text:p>
          </table:table-cell>
          <table:table-cell table:style-name="ce22" office:value-type="float" office:value="-15.027522782096">
            <text:p>-15,0275227821</text:p>
          </table:table-cell>
          <table:table-cell table:style-name="ce22" office:value-type="float" office:value="-1.46245624915231">
            <text:p>-1,4624562492</text:p>
          </table:table-cell>
          <table:table-cell table:style-name="ce22" office:value-type="float" office:value="-1.09861174846904">
            <text:p>-1,0986117485</text:p>
          </table:table-cell>
          <table:table-cell table:style-name="ce22" office:value-type="float" office:value="0.452478815723806">
            <text:p>0,4524788157</text:p>
          </table:table-cell>
          <table:table-cell table:style-name="ce22" office:value-type="float" office:value="0.15">
            <text:p>0,15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-2.44952845382726">
            <text:p>-2,4495284538</text:p>
          </table:table-cell>
          <table:table-cell table:style-name="ce22" office:value-type="float" office:value="-5.37702030697463">
            <text:p>-5,377020307</text:p>
          </table:table-cell>
          <table:table-cell table:style-name="ce22" office:value-type="float" office:value="-0.408834428217652">
            <text:p>-0,4088344282</text:p>
          </table:table-cell>
          <table:table-cell table:style-name="ce22" office:value-type="float" office:value="-0.329565860248988">
            <text:p>-0,3295658602</text:p>
          </table:table-cell>
          <table:table-cell table:style-name="ce22" office:value-type="float" office:value="-2.18723384316011">
            <text:p>-2,1872338432</text:p>
          </table:table-cell>
          <table:table-cell table:style-name="ce22" office:value-type="float" office:value="3.01000921755292">
            <text:p>3,0100092176</text:p>
          </table:table-cell>
          <table:table-cell table:style-name="ce22" office:value-type="float" office:value="1.01779911908709">
            <text:p>1,0177991191</text:p>
          </table:table-cell>
          <table:table-cell table:style-name="ce22" office:value-type="float" office:value="0.970703535099988">
            <text:p>0,9707035351</text:p>
          </table:table-cell>
          <table:table-cell table:style-name="ce22" office:value-type="float" office:value="1.06911381521305">
            <text:p>1,0691138152</text:p>
          </table:table-cell>
          <table:table-cell table:style-name="ce22" office:value-type="float" office:value="1.68266389545868">
            <text:p>1,6826638955</text:p>
          </table:table-cell>
          <table:table-cell table:style-name="ce22" office:value-type="float" office:value="1.02758421771447">
            <text:p>1,0275842177</text:p>
          </table:table-cell>
          <table:table-cell table:style-name="ce22" office:value-type="float" office:value="-3.13229026491825">
            <text:p>-3,1322902649</text:p>
          </table:table-cell>
          <table:table-cell table:style-name="ce22" office:value-type="float" office:value="-1.32774534989814">
            <text:p>-1,3277453499</text:p>
          </table:table-cell>
          <table:table-cell table:style-name="ce22" office:value-type="float" office:value="1788.91282051282">
            <text:p>1788,9128205128</text:p>
          </table:table-cell>
          <table:table-cell table:style-name="ce22" office:value-type="float" office:value="1.46005211923923">
            <text:p>1,4600521192</text:p>
          </table:table-cell>
          <table:table-cell table:style-name="ce22" office:value-type="float" office:value="0.0793606201159277">
            <text:p>0,0793606201</text:p>
          </table:table-cell>
          <table:table-cell table:style-name="ce22" office:value-type="float" office:value="-2.2533884003475">
            <text:p>-2,2533884003</text:p>
          </table:table-cell>
          <table:table-cell table:style-name="ce22" office:value-type="float" office:value="-3.10553941445597">
            <text:p>-3,1055394145</text:p>
          </table:table-cell>
          <table:table-cell table:style-name="ce22" office:value-type="float" office:value="0.942970793459895">
            <text:p>0,9429707935</text:p>
          </table:table-cell>
          <table:table-cell table:style-name="ce22" office:value-type="float" office:value="0.15278437459832">
            <text:p>0,1527843746</text:p>
          </table:table-cell>
          <table:table-cell table:style-name="ce22" office:value-type="float" office:value="0.222279842712172">
            <text:p>0,2222798427</text:p>
          </table:table-cell>
          <table:table-cell table:style-name="ce22" office:value-type="float" office:value="1.02519858263142">
            <text:p>1,0251985826</text:p>
          </table:table-cell>
          <table:table-cell table:style-name="ce22" office:value-type="float" office:value="-0.804943620287618">
            <text:p>-0,8049436203</text:p>
          </table:table-cell>
          <table:table-cell table:style-name="ce22" office:value-type="float" office:value="0.193674146358499">
            <text:p>0,1936741464</text:p>
          </table:table-cell>
          <table:table-cell table:style-name="ce22" office:value-type="float" office:value="1.36905782509797">
            <text:p>1,3690578251</text:p>
          </table:table-cell>
          <table:table-cell table:style-name="ce35" table:formula="of:=FALSE()" office:value-type="boolean" office:boolean-value="false">
            <text:p>FAUX</text:p>
          </table:table-cell>
          <table:table-cell table:style-name="ce22" table:number-columns-repeated="2"/>
          <table:table-cell table:style-name="ce22" office:value-type="float" office:value="2194.07142857143">
            <text:p>2194,0714285714</text:p>
          </table:table-cell>
          <table:table-cell table:style-name="ce22" office:value-type="float" office:value="1788.91282051282">
            <text:p>1788,9128205128</text:p>
          </table:table-cell>
          <table:table-cell office:value-type="string">
            <text:p>strong</text:p>
          </table:table-cell>
          <table:table-cell table:style-name="ce22" table:number-columns-repeated="973"/>
        </table:table-row>
        <table:table-row table:style-name="ro1">
          <table:table-cell table:style-name="ce1" office:value-type="string">
            <text:p>0007CDC44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7.22">
            <text:p>37,22</text:p>
          </table:table-cell>
          <table:table-cell office:value-type="float" office:value="35.72">
            <text:p>35,72</text:p>
          </table:table-cell>
          <table:table-cell office:value-type="float" office:value="-1.5">
            <text:p>-1,5</text:p>
          </table:table-cell>
          <table:table-cell office:value-type="float" office:value="5">
            <text:p>5</text:p>
          </table:table-cell>
          <table:table-cell office:value-type="float" office:value="5.68333333333333">
            <text:p>5,6833333333</text:p>
          </table:table-cell>
          <table:table-cell office:value-type="float" office:value="5">
            <text:p>5</text:p>
          </table:table-cell>
          <table:table-cell office:value-type="float" office:value="4.69659038116355">
            <text:p>4,6965903812</text:p>
          </table:table-cell>
          <table:table-cell office:value-type="float" office:value="-2.58369049229251">
            <text:p>-2,5836904923</text:p>
          </table:table-cell>
          <table:table-cell office:value-type="float" office:value="-2.98255906056485">
            <text:p>-2,9825590606</text:p>
          </table:table-cell>
          <table:table-cell office:value-type="float" office:value="0.696011850681023">
            <text:p>0,6960118507</text:p>
          </table:table-cell>
          <table:table-cell office:value-type="float" office:value="0.4">
            <text:p>0,4</text:p>
          </table:table-cell>
          <table:table-cell office:value-type="float" office:value="1.28571428571429">
            <text:p>1,2857142857</text:p>
          </table:table-cell>
          <table:table-cell office:value-type="float" office:value="0.875">
            <text:p>0,875</text:p>
          </table:table-cell>
          <table:table-cell office:value-type="float" office:value="-1.51175947063928">
            <text:p>-1,5117594706</text:p>
          </table:table-cell>
          <table:table-cell office:value-type="float" office:value="-0.403082545026437">
            <text:p>-0,403082545</text:p>
          </table:table-cell>
          <table:table-cell office:value-type="float" office:value="-3.66122925229843">
            <text:p>-3,6612292523</text:p>
          </table:table-cell>
          <table:table-cell office:value-type="float" office:value="-0.0191753529543666">
            <text:p>-0,019175353</text:p>
          </table:table-cell>
          <table:table-cell office:value-type="float" office:value="-7.79880528852682">
            <text:p>-7,7988052885</text:p>
          </table:table-cell>
          <table:table-cell office:value-type="float" office:value="-4.63902703608763">
            <text:p>-4,6390270361</text:p>
          </table:table-cell>
          <table:table-cell office:value-type="float" office:value="-0.235722697957827">
            <text:p>-0,235722698</text:p>
          </table:table-cell>
          <table:table-cell office:value-type="float" office:value="-1.17900722266396">
            <text:p>-1,1790072227</text:p>
          </table:table-cell>
          <table:table-cell office:value-type="float" office:value="-1.59049788942132">
            <text:p>-1,5904978894</text:p>
          </table:table-cell>
          <table:table-cell office:value-type="float" office:value="0.483020437750833">
            <text:p>0,4830204378</text:p>
          </table:table-cell>
          <table:table-cell office:value-type="float" office:value="-0.713977346970833">
            <text:p>-0,713977347</text:p>
          </table:table-cell>
          <table:table-cell office:value-type="float" office:value="-0.582828793757644">
            <text:p>-0,5828287938</text:p>
          </table:table-cell>
          <table:table-cell office:value-type="float" office:value="-0.566061099356806">
            <text:p>-0,5660610994</text:p>
          </table:table-cell>
          <table:table-cell office:value-type="float" office:value="3598.31794871795">
            <text:p>3598,317948718</text:p>
          </table:table-cell>
          <table:table-cell office:value-type="float" office:value="1.93041375964673">
            <text:p>1,9304137596</text:p>
          </table:table-cell>
          <table:table-cell office:value-type="float" office:value="0.115569667879009">
            <text:p>0,1155696679</text:p>
          </table:table-cell>
          <table:table-cell office:value-type="float" office:value="0.746349312701007">
            <text:p>0,7463493127</text:p>
          </table:table-cell>
          <table:table-cell office:value-type="float" office:value="-0.0526106092356553">
            <text:p>-0,0526106092</text:p>
          </table:table-cell>
          <table:table-cell office:value-type="float" office:value="0.512145621405817">
            <text:p>0,5121456214</text:p>
          </table:table-cell>
          <table:table-cell office:value-type="float" office:value="-0.732403031116521">
            <text:p>-0,7324030311</text:p>
          </table:table-cell>
          <table:table-cell office:value-type="float" office:value="0.158533268615445">
            <text:p>0,1585332686</text:p>
          </table:table-cell>
          <table:table-cell office:value-type="float" office:value="0.821051965580402">
            <text:p>0,8210519656</text:p>
          </table:table-cell>
          <table:table-cell office:value-type="float" office:value="0.743442786956208">
            <text:p>0,743442787</text:p>
          </table:table-cell>
          <table:table-cell office:value-type="float" office:value="-0.228701218191391">
            <text:p>-0,2287012182</text:p>
          </table:table-cell>
          <table:table-cell office:value-type="float" office:value="3.76447637290083">
            <text:p>3,7644763729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3316.65952380952">
            <text:p>3316,6595238095</text:p>
          </table:table-cell>
          <table:table-cell office:value-type="float" office:value="3598.31794871795">
            <text:p>3598,317948718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DADED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7.41">
            <text:p>37,41</text:p>
          </table:table-cell>
          <table:table-cell office:value-type="float" office:value="35.15">
            <text:p>35,15</text:p>
          </table:table-cell>
          <table:table-cell office:value-type="float" office:value="-2.26">
            <text:p>-2,26</text:p>
          </table:table-cell>
          <table:table-cell office:value-type="float" office:value="4">
            <text:p>4</text:p>
          </table:table-cell>
          <table:table-cell office:value-type="float" office:value="6.16666666666667">
            <text:p>6,1666666667</text:p>
          </table:table-cell>
          <table:table-cell office:value-type="float" office:value="8">
            <text:p>8</text:p>
          </table:table-cell>
          <table:table-cell office:value-type="float" office:value="-10.6904761904762">
            <text:p>-10,6904761905</text:p>
          </table:table-cell>
          <table:table-cell office:value-type="float" office:value="-1.22448203994848">
            <text:p>-1,2244820399</text:p>
          </table:table-cell>
          <table:table-cell office:value-type="float" office:value="-1.13601142755654">
            <text:p>-1,1360114276</text:p>
          </table:table-cell>
          <table:table-cell office:value-type="float" office:value="0.714926007529803">
            <text:p>0,714926007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1.28571428571429">
            <text:p>1,2857142857</text:p>
          </table:table-cell>
          <table:table-cell office:value-type="float" office:value="-1.98009334452453">
            <text:p>-1,9800933445</text:p>
          </table:table-cell>
          <table:table-cell office:value-type="float" office:value="0.128479008392425">
            <text:p>0,1284790084</text:p>
          </table:table-cell>
          <table:table-cell office:value-type="float" office:value="-1.38400368000065">
            <text:p>-1,38400368</text:p>
          </table:table-cell>
          <table:table-cell office:value-type="float" office:value="0.383440585056086">
            <text:p>0,3834405851</text:p>
          </table:table-cell>
          <table:table-cell office:value-type="float" office:value="-8.20177041843319">
            <text:p>-8,2017704184</text:p>
          </table:table-cell>
          <table:table-cell office:value-type="float" office:value="-1.2872351621347">
            <text:p>-1,2872351621</text:p>
          </table:table-cell>
          <table:table-cell office:value-type="float" office:value="0.670387573078552">
            <text:p>0,6703875731</text:p>
          </table:table-cell>
          <table:table-cell office:value-type="float" office:value="-0.842139397493764">
            <text:p>-0,8421393975</text:p>
          </table:table-cell>
          <table:table-cell office:value-type="float" office:value="-0.134390765734864">
            <text:p>-0,1343907657</text:p>
          </table:table-cell>
          <table:table-cell office:value-type="float" office:value="1.29144027081823">
            <text:p>1,2914402708</text:p>
          </table:table-cell>
          <table:table-cell office:value-type="float" office:value="-1.38009465366747">
            <text:p>-1,3800946537</text:p>
          </table:table-cell>
          <table:table-cell office:value-type="float" office:value="-0.00374516090775374">
            <text:p>-0,0037451609</text:p>
          </table:table-cell>
          <table:table-cell office:value-type="float" office:value="-0.231252354912711">
            <text:p>-0,2312523549</text:p>
          </table:table-cell>
          <table:table-cell office:value-type="float" office:value="4299.02307692308">
            <text:p>4299,0230769231</text:p>
          </table:table-cell>
          <table:table-cell office:value-type="float" office:value="2.08553044041242">
            <text:p>2,0855304404</text:p>
          </table:table-cell>
          <table:table-cell office:value-type="float" office:value="0.0962311652200053">
            <text:p>0,0962311652</text:p>
          </table:table-cell>
          <table:table-cell office:value-type="float" office:value="5.01343141832991">
            <text:p>5,0134314183</text:p>
          </table:table-cell>
          <table:table-cell office:value-type="float" office:value="-1.66048133910879">
            <text:p>-1,6604813391</text:p>
          </table:table-cell>
          <table:table-cell office:value-type="float" office:value="-0.367818485233834">
            <text:p>-0,3678184852</text:p>
          </table:table-cell>
          <table:table-cell office:value-type="float" office:value="1.99190237706182">
            <text:p>1,9919023771</text:p>
          </table:table-cell>
          <table:table-cell office:value-type="float" office:value="0.553244184193482">
            <text:p>0,5532441842</text:p>
          </table:table-cell>
          <table:table-cell office:value-type="float" office:value="0.174534828629408">
            <text:p>0,1745348286</text:p>
          </table:table-cell>
          <table:table-cell office:value-type="float" office:value="0.641661336276332">
            <text:p>0,6416613363</text:p>
          </table:table-cell>
          <table:table-cell office:value-type="float" office:value="1.92860466661582">
            <text:p>1,9286046666</text:p>
          </table:table-cell>
          <table:table-cell office:value-type="float" office:value="2.68848025872296">
            <text:p>2,6884802587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1514.27142857143">
            <text:p>1514,2714285714</text:p>
          </table:table-cell>
          <table:table-cell office:value-type="float" office:value="4299.02307692308">
            <text:p>4299,0230769231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1" office:value-type="string">
            <text:p>0007CD677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62">
            <text:p>62</text:p>
          </table:table-cell>
          <table:table-cell table:style-name="ce36" table:formula="of:=TRUE()" office:value-type="boolean" office:boolean-value="true">
            <text:p>VRAI</text:p>
          </table:table-cell>
          <table:table-cell table:style-name="ce23" office:value-type="float" office:value="38.56">
            <text:p>38,56</text:p>
          </table:table-cell>
          <table:table-cell table:style-name="ce23" office:value-type="float" office:value="35.79">
            <text:p>35,79</text:p>
          </table:table-cell>
          <table:table-cell table:style-name="ce23" office:value-type="float" office:value="-2.77">
            <text:p>-2,7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.4333333333333">
            <text:p>18,4333333333</text:p>
          </table:table-cell>
          <table:table-cell table:style-name="ce45" office:value-type="float" office:value="1">
            <text:p>1</text:p>
          </table:table-cell>
          <table:table-cell table:style-name="ce23" office:value-type="float" office:value="17.5238095238095">
            <text:p>17,5238095238</text:p>
          </table:table-cell>
          <table:table-cell table:style-name="ce23" office:value-type="float" office:value="-0.0684671686491398">
            <text:p>-0,0684671686</text:p>
          </table:table-cell>
          <table:table-cell table:style-name="ce23" office:value-type="float" office:value="-3.5656797622859">
            <text:p>-3,5656797623</text:p>
          </table:table-cell>
          <table:table-cell table:style-name="ce23" office:value-type="float" office:value="0.561739550517968">
            <text:p>0,5617395505</text:p>
          </table:table-cell>
          <table:table-cell table:style-name="ce23" office:value-type="float" office:value="0.35">
            <text:p>0,35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-1.56339033970838">
            <text:p>-1,5633903397</text:p>
          </table:table-cell>
          <table:table-cell table:style-name="ce23" office:value-type="float" office:value="0.0717305767119182">
            <text:p>0,0717305767</text:p>
          </table:table-cell>
          <table:table-cell table:style-name="ce23" office:value-type="float" office:value="-2.04734448706352">
            <text:p>-2,0473444871</text:p>
          </table:table-cell>
          <table:table-cell table:style-name="ce23" office:value-type="float" office:value="0.54880177283794">
            <text:p>0,5488017728</text:p>
          </table:table-cell>
          <table:table-cell table:style-name="ce23" office:value-type="float" office:value="-5.69689093446489">
            <text:p>-5,6968909345</text:p>
          </table:table-cell>
          <table:table-cell table:style-name="ce23" office:value-type="float" office:value="-0.506387482237952">
            <text:p>-0,5063874822</text:p>
          </table:table-cell>
          <table:table-cell table:style-name="ce23" office:value-type="float" office:value="1.324837156017">
            <text:p>1,324837156</text:p>
          </table:table-cell>
          <table:table-cell table:style-name="ce23" office:value-type="float" office:value="-0.104354338129552">
            <text:p>-0,1043543381</text:p>
          </table:table-cell>
          <table:table-cell table:style-name="ce23" office:value-type="float" office:value="2.60327296633687">
            <text:p>2,6032729663</text:p>
          </table:table-cell>
          <table:table-cell table:style-name="ce23" office:value-type="float" office:value="1.35934795220295">
            <text:p>1,3593479522</text:p>
          </table:table-cell>
          <table:table-cell table:style-name="ce23" office:value-type="float" office:value="-2.67855496696107">
            <text:p>-2,678554967</text:p>
          </table:table-cell>
          <table:table-cell table:style-name="ce23" office:value-type="float" office:value="-0.597753998985264">
            <text:p>-0,597753999</text:p>
          </table:table-cell>
          <table:table-cell table:style-name="ce23" office:value-type="float" office:value="-0.397512449628589">
            <text:p>-0,3975124496</text:p>
          </table:table-cell>
          <table:table-cell table:style-name="ce23" office:value-type="float" office:value="2882.07948717949">
            <text:p>2882,0794871795</text:p>
          </table:table-cell>
          <table:table-cell table:style-name="ce23" office:value-type="float" office:value="1.49148727414506">
            <text:p>1,4914872741</text:p>
          </table:table-cell>
          <table:table-cell table:style-name="ce23" office:value-type="float" office:value="0.0963620462789065">
            <text:p>0,0963620463</text:p>
          </table:table-cell>
          <table:table-cell table:style-name="ce23" office:value-type="float" office:value="1.71262169719238">
            <text:p>1,7126216972</text:p>
          </table:table-cell>
          <table:table-cell table:style-name="ce23" office:value-type="float" office:value="-1.89098676999237">
            <text:p>-1,89098677</text:p>
          </table:table-cell>
          <table:table-cell table:style-name="ce23" office:value-type="float" office:value="2.4716902396747">
            <text:p>2,4716902397</text:p>
          </table:table-cell>
          <table:table-cell table:style-name="ce23" office:value-type="float" office:value="0.217013442959922">
            <text:p>0,217013443</text:p>
          </table:table-cell>
          <table:table-cell table:style-name="ce23" office:value-type="float" office:value="-0.591498429846093">
            <text:p>-0,5914984298</text:p>
          </table:table-cell>
          <table:table-cell table:style-name="ce23" office:value-type="float" office:value="2.97110286278036">
            <text:p>2,9711028628</text:p>
          </table:table-cell>
          <table:table-cell table:style-name="ce23" office:value-type="float" office:value="-0.283788484300816">
            <text:p>-0,2837884843</text:p>
          </table:table-cell>
          <table:table-cell table:style-name="ce23" office:value-type="float" office:value="-0.450272688576552">
            <text:p>-0,4502726886</text:p>
          </table:table-cell>
          <table:table-cell table:style-name="ce23" office:value-type="float" office:value="-0.0389668106954267">
            <text:p>-0,0389668107</text:p>
          </table:table-cell>
          <table:table-cell table:style-name="ce36" table:formula="of:=FALSE()" office:value-type="boolean" office:boolean-value="false">
            <text:p>FAUX</text:p>
          </table:table-cell>
          <table:table-cell table:style-name="ce23" table:number-columns-repeated="2"/>
          <table:table-cell table:style-name="ce17" office:value-type="float" office:value="1078.50714285714">
            <text:p>1078,5071428571</text:p>
          </table:table-cell>
          <table:table-cell table:style-name="ce23" office:value-type="float" office:value="2882.07948717949">
            <text:p>2882,0794871795</text:p>
          </table:table-cell>
          <table:table-cell office:value-type="string">
            <text:p>weak</text:p>
          </table:table-cell>
          <table:table-cell table:style-name="ce23" table:number-columns-repeated="973"/>
        </table:table-row>
        <table:table-row table:style-name="ro1">
          <table:table-cell table:style-name="ce1" office:value-type="string">
            <text:p>0007CE0327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8.41">
            <text:p>28,41</text:p>
          </table:table-cell>
          <table:table-cell office:value-type="float" office:value="29.13">
            <text:p>29,13</text:p>
          </table:table-cell>
          <table:table-cell office:value-type="float" office:value="0.719999999999999">
            <text:p>0,72</text:p>
          </table:table-cell>
          <table:table-cell office:value-type="float" office:value="9">
            <text:p>9</text:p>
          </table:table-cell>
          <table:table-cell office:value-type="float" office:value="-21.6111111111111">
            <text:p>-21,6111111111</text:p>
          </table:table-cell>
          <table:table-cell office:value-type="float" office:value="7">
            <text:p>7</text:p>
          </table:table-cell>
          <table:table-cell office:value-type="float" office:value="-2.49920634920635">
            <text:p>-2,4992063492</text:p>
          </table:table-cell>
          <table:table-cell office:value-type="float" office:value="1.4147448521677">
            <text:p>1,4147448522</text:p>
          </table:table-cell>
          <table:table-cell office:value-type="float" office:value="0.621790525114462">
            <text:p>0,6217905251</text:p>
          </table:table-cell>
          <table:table-cell office:value-type="float" office:value="-0.335434804920808">
            <text:p>-0,3354348049</text:p>
          </table:table-cell>
          <table:table-cell office:value-type="float" office:value="0.3">
            <text:p>0,3</text:p>
          </table:table-cell>
          <table:table-cell table:number-columns-repeated="2" office:value-type="float" office:value="1">
            <text:p>1</text:p>
          </table:table-cell>
          <table:table-cell office:value-type="float" office:value="0.16071333425891">
            <text:p>0,1607133343</text:p>
          </table:table-cell>
          <table:table-cell office:value-type="float" office:value="0.0758946269335631">
            <text:p>0,0758946269</text:p>
          </table:table-cell>
          <table:table-cell office:value-type="float" office:value="-1.58646167648253">
            <text:p>-1,5864616765</text:p>
          </table:table-cell>
          <table:table-cell office:value-type="float" office:value="-0.903072496234088">
            <text:p>-0,9030724962</text:p>
          </table:table-cell>
          <table:table-cell office:value-type="float" office:value="-0.817028449256597">
            <text:p>-0,8170284493</text:p>
          </table:table-cell>
          <table:table-cell office:value-type="float" office:value="-1.86468120959621">
            <text:p>-1,8646812096</text:p>
          </table:table-cell>
          <table:table-cell office:value-type="float" office:value="-0.734639815543698">
            <text:p>-0,7346398155</text:p>
          </table:table-cell>
          <table:table-cell office:value-type="float" office:value="0.512765475818019">
            <text:p>0,5127654758</text:p>
          </table:table-cell>
          <table:table-cell office:value-type="float" office:value="2.22329650271958">
            <text:p>2,2232965027</text:p>
          </table:table-cell>
          <table:table-cell office:value-type="float" office:value="-0.770379849255537">
            <text:p>-0,7703798493</text:p>
          </table:table-cell>
          <table:table-cell office:value-type="float" office:value="-1.47430966649641">
            <text:p>-1,4743096665</text:p>
          </table:table-cell>
          <table:table-cell office:value-type="float" office:value="0.320854976667676">
            <text:p>0,3208549767</text:p>
          </table:table-cell>
          <table:table-cell office:value-type="float" office:value="-0.0245464256078767">
            <text:p>-0,0245464256</text:p>
          </table:table-cell>
          <table:table-cell office:value-type="float" office:value="3005.46666666667">
            <text:p>3005,4666666667</text:p>
          </table:table-cell>
          <table:table-cell office:value-type="float" office:value="3.54345646428615">
            <text:p>3,5434564643</text:p>
          </table:table-cell>
          <table:table-cell office:value-type="float" office:value="0.0935089709545146">
            <text:p>0,093508971</text:p>
          </table:table-cell>
          <table:table-cell office:value-type="float" office:value="1.23836377413405">
            <text:p>1,2383637741</text:p>
          </table:table-cell>
          <table:table-cell office:value-type="float" office:value="-5.65291951885657">
            <text:p>-5,6529195189</text:p>
          </table:table-cell>
          <table:table-cell office:value-type="float" office:value="-2.24947482776493">
            <text:p>-2,2494748278</text:p>
          </table:table-cell>
          <table:table-cell office:value-type="float" office:value="-1.28522053042159">
            <text:p>-1,2852205304</text:p>
          </table:table-cell>
          <table:table-cell office:value-type="float" office:value="-0.654476107754723">
            <text:p>-0,6544761078</text:p>
          </table:table-cell>
          <table:table-cell office:value-type="float" office:value="-1.34071455509318">
            <text:p>-1,3407145551</text:p>
          </table:table-cell>
          <table:table-cell office:value-type="float" office:value="1.29087574805588">
            <text:p>1,2908757481</text:p>
          </table:table-cell>
          <table:table-cell office:value-type="float" office:value="-0.0784861347010288">
            <text:p>-0,0784861347</text:p>
          </table:table-cell>
          <table:table-cell office:value-type="float" office:value="0.936453200181071">
            <text:p>0,9364532002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3469.12222222222">
            <text:p>3469,1222222222</text:p>
          </table:table-cell>
          <table:table-cell office:value-type="float" office:value="3005.46666666667">
            <text:p>3005,4666666667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DEC0B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81">
            <text:p>81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29">
            <text:p>31,29</text:p>
          </table:table-cell>
          <table:table-cell office:value-type="float" office:value="30.86">
            <text:p>30,86</text:p>
          </table:table-cell>
          <table:table-cell office:value-type="float" office:value="-0.43">
            <text:p>-0,43</text:p>
          </table:table-cell>
          <table:table-cell office:value-type="float" office:value="3">
            <text:p>3</text:p>
          </table:table-cell>
          <table:table-cell office:value-type="float" office:value="12.9166666666667">
            <text:p>12,9166666667</text:p>
          </table:table-cell>
          <table:table-cell office:value-type="float" office:value="1">
            <text:p>1</text:p>
          </table:table-cell>
          <table:table-cell office:value-type="float" office:value="10.8576097105509">
            <text:p>10,8576097106</text:p>
          </table:table-cell>
          <table:table-cell office:value-type="float" office:value="2.64548981598483">
            <text:p>2,645489816</text:p>
          </table:table-cell>
          <table:table-cell office:value-type="float" office:value="0.745141981344035">
            <text:p>0,7451419813</text:p>
          </table:table-cell>
          <table:table-cell office:value-type="float" office:value="-1.66663375639826">
            <text:p>-1,6666337564</text:p>
          </table:table-cell>
          <table:table-cell office:value-type="float" office:value="0.55">
            <text:p>0,55</text:p>
          </table:table-cell>
          <table:table-cell office:value-type="float" office:value="0.909090909090909">
            <text:p>0,9090909091</text:p>
          </table:table-cell>
          <table:table-cell office:value-type="float" office:value="1.1">
            <text:p>1,1</text:p>
          </table:table-cell>
          <table:table-cell office:value-type="float" office:value="3.81202832661952">
            <text:p>3,8120283266</text:p>
          </table:table-cell>
          <table:table-cell office:value-type="float" office:value="-0.341653228826989">
            <text:p>-0,3416532288</text:p>
          </table:table-cell>
          <table:table-cell office:value-type="float" office:value="3.07065299406841">
            <text:p>3,0706529941</text:p>
          </table:table-cell>
          <table:table-cell office:value-type="float" office:value="-1.75510543992025">
            <text:p>-1,7551054399</text:p>
          </table:table-cell>
          <table:table-cell office:value-type="float" office:value="2.41605760877278">
            <text:p>2,4160576088</text:p>
          </table:table-cell>
          <table:table-cell office:value-type="float" office:value="-2.09265528463555">
            <text:p>-2,0926552846</text:p>
          </table:table-cell>
          <table:table-cell office:value-type="float" office:value="0.238842903707984">
            <text:p>0,2388429037</text:p>
          </table:table-cell>
          <table:table-cell office:value-type="float" office:value="-2.74687392490856">
            <text:p>-2,7468739249</text:p>
          </table:table-cell>
          <table:table-cell office:value-type="float" office:value="3.16842011103866">
            <text:p>3,168420111</text:p>
          </table:table-cell>
          <table:table-cell office:value-type="float" office:value="-0.333654276836346">
            <text:p>-0,3336542768</text:p>
          </table:table-cell>
          <table:table-cell office:value-type="float" office:value="-0.495853420396399">
            <text:p>-0,4958534204</text:p>
          </table:table-cell>
          <table:table-cell office:value-type="float" office:value="3.43529767582582">
            <text:p>3,4352976758</text:p>
          </table:table-cell>
          <table:table-cell office:value-type="float" office:value="-3.0559165391551">
            <text:p>-3,0559165392</text:p>
          </table:table-cell>
          <table:table-cell office:value-type="float" office:value="1551.25238095238">
            <text:p>1551,2523809524</text:p>
          </table:table-cell>
          <table:table-cell office:value-type="float" office:value="1.21738154273297">
            <text:p>1,2173815427</text:p>
          </table:table-cell>
          <table:table-cell office:value-type="float" office:value="0.107981876394802">
            <text:p>0,1079818764</text:p>
          </table:table-cell>
          <table:table-cell office:value-type="float" office:value="-10.3498052445671">
            <text:p>-10,3498052446</text:p>
          </table:table-cell>
          <table:table-cell office:value-type="float" office:value="0.196280911965061">
            <text:p>0,196280912</text:p>
          </table:table-cell>
          <table:table-cell office:value-type="float" office:value="-0.0435616487532643">
            <text:p>-0,0435616488</text:p>
          </table:table-cell>
          <table:table-cell office:value-type="float" office:value="-0.98473054330624">
            <text:p>-0,9847305433</text:p>
          </table:table-cell>
          <table:table-cell office:value-type="float" office:value="-3.81160401117673">
            <text:p>-3,8116040112</text:p>
          </table:table-cell>
          <table:table-cell office:value-type="float" office:value="2.06666513654571">
            <text:p>2,0666651365</text:p>
          </table:table-cell>
          <table:table-cell office:value-type="float" office:value="-0.0349811844918715">
            <text:p>-0,0349811845</text:p>
          </table:table-cell>
          <table:table-cell office:value-type="float" office:value="-0.602381868087016">
            <text:p>-0,6023818681</text:p>
          </table:table-cell>
          <table:table-cell office:value-type="float" office:value="-0.985074144296576">
            <text:p>-0,9850741443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5640.94888888889">
            <text:p>5640,9488888889</text:p>
          </table:table-cell>
          <table:table-cell office:value-type="float" office:value="1551.25238095238">
            <text:p>1551,2523809524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DDBAF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31">
            <text:p>31,31</text:p>
          </table:table-cell>
          <table:table-cell office:value-type="float" office:value="32.86">
            <text:p>32,86</text:p>
          </table:table-cell>
          <table:table-cell office:value-type="float" office:value="1.55">
            <text:p>1,55</text:p>
          </table:table-cell>
          <table:table-cell office:value-type="float" office:value="7">
            <text:p>7</text:p>
          </table:table-cell>
          <table:table-cell office:value-type="float" office:value="-3.7">
            <text:p>-3,7</text:p>
          </table:table-cell>
          <table:table-cell office:value-type="float" office:value="6">
            <text:p>6</text:p>
          </table:table-cell>
          <table:table-cell office:value-type="float" office:value="-1.05697032436163">
            <text:p>-1,0569703244</text:p>
          </table:table-cell>
          <table:table-cell office:value-type="float" office:value="2.1180369732642">
            <text:p>2,1180369733</text:p>
          </table:table-cell>
          <table:table-cell office:value-type="float" office:value="1.28769106639385">
            <text:p>1,2876910664</text:p>
          </table:table-cell>
          <table:table-cell office:value-type="float" office:value="-0.844372644018146">
            <text:p>-0,844372644</text:p>
          </table:table-cell>
          <table:table-cell office:value-type="float" office:value="0.5">
            <text:p>0,5</text:p>
          </table:table-cell>
          <table:table-cell office:value-type="float" office:value="0.714285714285714">
            <text:p>0,7142857143</text:p>
          </table:table-cell>
          <table:table-cell office:value-type="float" office:value="1.07692307692308">
            <text:p>1,0769230769</text:p>
          </table:table-cell>
          <table:table-cell office:value-type="float" office:value="2.34878128045112">
            <text:p>2,3487812805</text:p>
          </table:table-cell>
          <table:table-cell office:value-type="float" office:value="0.122705280429016">
            <text:p>0,1227052804</text:p>
          </table:table-cell>
          <table:table-cell office:value-type="float" office:value="-3.29195399507518">
            <text:p>-3,2919539951</text:p>
          </table:table-cell>
          <table:table-cell office:value-type="float" office:value="-0.611899072185038">
            <text:p>-0,6118990722</text:p>
          </table:table-cell>
          <table:table-cell office:value-type="float" office:value="-0.469660932981022">
            <text:p>-0,469660933</text:p>
          </table:table-cell>
          <table:table-cell office:value-type="float" office:value="-1.50708005614672">
            <text:p>-1,5070800561</text:p>
          </table:table-cell>
          <table:table-cell office:value-type="float" office:value="0.770069508456663">
            <text:p>0,7700695085</text:p>
          </table:table-cell>
          <table:table-cell office:value-type="float" office:value="0.755720811606465">
            <text:p>0,7557208116</text:p>
          </table:table-cell>
          <table:table-cell office:value-type="float" office:value="2.33488173193918">
            <text:p>2,3348817319</text:p>
          </table:table-cell>
          <table:table-cell office:value-type="float" office:value="-1.1565082096788">
            <text:p>-1,1565082097</text:p>
          </table:table-cell>
          <table:table-cell office:value-type="float" office:value="-0.443383939147892">
            <text:p>-0,4433839391</text:p>
          </table:table-cell>
          <table:table-cell office:value-type="float" office:value="-4.16443344953835">
            <text:p>-4,1644334495</text:p>
          </table:table-cell>
          <table:table-cell office:value-type="float" office:value="1.04608278039222">
            <text:p>1,0460827804</text:p>
          </table:table-cell>
          <table:table-cell office:value-type="float" office:value="12572.8333333333">
            <text:p>12572,8333333333</text:p>
          </table:table-cell>
          <table:table-cell office:value-type="float" office:value="1.84388242645291">
            <text:p>1,8438824265</text:p>
          </table:table-cell>
          <table:table-cell office:value-type="float" office:value="0.0944420983261341">
            <text:p>0,0944420983</text:p>
          </table:table-cell>
          <table:table-cell office:value-type="float" office:value="5.46968370155173">
            <text:p>5,4696837016</text:p>
          </table:table-cell>
          <table:table-cell office:value-type="float" office:value="-1.18871172839517">
            <text:p>-1,1887117284</text:p>
          </table:table-cell>
          <table:table-cell office:value-type="float" office:value="-0.844351408561489">
            <text:p>-0,8443514086</text:p>
          </table:table-cell>
          <table:table-cell office:value-type="float" office:value="-1.39372630828151">
            <text:p>-1,3937263083</text:p>
          </table:table-cell>
          <table:table-cell office:value-type="float" office:value="0.580203160749976">
            <text:p>0,5802031607</text:p>
          </table:table-cell>
          <table:table-cell office:value-type="float" office:value="-0.0437350982591433">
            <text:p>-0,0437350983</text:p>
          </table:table-cell>
          <table:table-cell office:value-type="float" office:value="0.29493690214454">
            <text:p>0,2949369021</text:p>
          </table:table-cell>
          <table:table-cell office:value-type="float" office:value="-0.594684987584582">
            <text:p>-0,5946849876</text:p>
          </table:table-cell>
          <table:table-cell office:value-type="float" office:value="0.641507301790078">
            <text:p>0,6415073018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743.484444444444">
            <text:p>743,4844444444</text:p>
          </table:table-cell>
          <table:table-cell office:value-type="float" office:value="12572.8333333333">
            <text:p>12572,8333333333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6" office:value-type="string">
            <text:p>0007CDE223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81">
            <text:p>81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1.39">
            <text:p>31,39</text:p>
          </table:table-cell>
          <table:table-cell table:style-name="ce16" office:value-type="float" office:value="31.64">
            <text:p>31,64</text:p>
          </table:table-cell>
          <table:table-cell table:style-name="ce16" office:value-type="float" office:value="0.25">
            <text:p>0,2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-3.66439393939394">
            <text:p>-3,6643939394</text:p>
          </table:table-cell>
          <table:table-cell office:value-type="float" office:value="2">
            <text:p>2</text:p>
          </table:table-cell>
          <table:table-cell table:style-name="ce16" office:value-type="float" office:value="10.815086652478">
            <text:p>10,8150866525</text:p>
          </table:table-cell>
          <table:table-cell table:style-name="ce16" office:value-type="float" office:value="2.07751841205367">
            <text:p>2,0775184121</text:p>
          </table:table-cell>
          <table:table-cell table:style-name="ce16" office:value-type="float" office:value="1.97762468967194">
            <text:p>1,9776246897</text:p>
          </table:table-cell>
          <table:table-cell table:style-name="ce16" office:value-type="float" office:value="-0.9998846342185">
            <text:p>-0,9998846342</text:p>
          </table:table-cell>
          <table:table-cell table:style-name="ce16" office:value-type="float" office:value="0.35">
            <text:p>0,35</text:p>
          </table:table-cell>
          <table:table-cell table:style-name="ce16" office:value-type="float" office:value="0.875">
            <text:p>0,875</text:p>
          </table:table-cell>
          <table:table-cell table:style-name="ce16" office:value-type="float" office:value="1.16666666666667">
            <text:p>1,1666666667</text:p>
          </table:table-cell>
          <table:table-cell table:style-name="ce16" office:value-type="float" office:value="1.0702000390514">
            <text:p>1,0702000391</text:p>
          </table:table-cell>
          <table:table-cell table:style-name="ce16" office:value-type="float" office:value="0.46956274634617">
            <text:p>0,4695627463</text:p>
          </table:table-cell>
          <table:table-cell table:style-name="ce16" office:value-type="float" office:value="2.39182551443872">
            <text:p>2,3918255144</text:p>
          </table:table-cell>
          <table:table-cell table:style-name="ce16" office:value-type="float" office:value="0.130864830026382">
            <text:p>0,13086483</text:p>
          </table:table-cell>
          <table:table-cell table:style-name="ce16" office:value-type="float" office:value="7.51603144723728">
            <text:p>7,5160314472</text:p>
          </table:table-cell>
          <table:table-cell table:style-name="ce16" office:value-type="float" office:value="0.399264282028492">
            <text:p>0,399264282</text:p>
          </table:table-cell>
          <table:table-cell table:style-name="ce16" office:value-type="float" office:value="-1.69362075889764">
            <text:p>-1,6936207589</text:p>
          </table:table-cell>
          <table:table-cell table:style-name="ce16" office:value-type="float" office:value="-0.455389643465206">
            <text:p>-0,4553896435</text:p>
          </table:table-cell>
          <table:table-cell table:style-name="ce16" office:value-type="float" office:value="-1.24933910979989">
            <text:p>-1,2493391098</text:p>
          </table:table-cell>
          <table:table-cell table:style-name="ce16" office:value-type="float" office:value="2.53682664793934">
            <text:p>2,5368266479</text:p>
          </table:table-cell>
          <table:table-cell table:style-name="ce16" office:value-type="float" office:value="2.75534485602244">
            <text:p>2,755344856</text:p>
          </table:table-cell>
          <table:table-cell table:style-name="ce16" office:value-type="float" office:value="-0.0506276444615464">
            <text:p>-0,0506276445</text:p>
          </table:table-cell>
          <table:table-cell table:style-name="ce16" office:value-type="float" office:value="-2.3927579117305">
            <text:p>-2,3927579117</text:p>
          </table:table-cell>
          <table:table-cell office:value-type="float" office:value="4716.58095238095">
            <text:p>4716,580952381</text:p>
          </table:table-cell>
          <table:table-cell table:style-name="ce16" office:value-type="float" office:value="1.09412217422749">
            <text:p>1,0941221742</text:p>
          </table:table-cell>
          <table:table-cell table:style-name="ce16" office:value-type="float" office:value="0.191237195627987">
            <text:p>0,1912371956</text:p>
          </table:table-cell>
          <table:table-cell table:style-name="ce16" office:value-type="float" office:value="4.38252358333993">
            <text:p>4,3825235833</text:p>
          </table:table-cell>
          <table:table-cell table:style-name="ce16" office:value-type="float" office:value="1.44278571696834">
            <text:p>1,442785717</text:p>
          </table:table-cell>
          <table:table-cell table:style-name="ce16" office:value-type="float" office:value="-0.89316712123241">
            <text:p>-0,8931671212</text:p>
          </table:table-cell>
          <table:table-cell table:style-name="ce16" office:value-type="float" office:value="-2.67244369731269">
            <text:p>-2,6724436973</text:p>
          </table:table-cell>
          <table:table-cell table:style-name="ce16" office:value-type="float" office:value="-0.992406244766957">
            <text:p>-0,9924062448</text:p>
          </table:table-cell>
          <table:table-cell table:style-name="ce16" office:value-type="float" office:value="0.565429459001098">
            <text:p>0,565429459</text:p>
          </table:table-cell>
          <table:table-cell table:style-name="ce16" office:value-type="float" office:value="-0.474364320005267">
            <text:p>-0,47436432</text:p>
          </table:table-cell>
          <table:table-cell table:style-name="ce16" office:value-type="float" office:value="1.04338517322465">
            <text:p>1,0433851732</text:p>
          </table:table-cell>
          <table:table-cell table:style-name="ce16" office:value-type="float" office:value="-1.77753592485027">
            <text:p>-1,7775359249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3"/>
          <table:table-cell office:value-type="float" office:value="4716.58095238095">
            <text:p>4716,580952381</text:p>
          </table:table-cell>
          <table:table-cell office:value-type="string">
            <text:p>strong</text:p>
          </table:table-cell>
          <table:table-cell table:style-name="ce16" table:number-columns-repeated="973"/>
        </table:table-row>
        <table:table-row table:style-name="ro1">
          <table:table-cell table:style-name="ce1" office:value-type="string">
            <text:p>0007CDEEE2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82">
            <text:p>31,82</text:p>
          </table:table-cell>
          <table:table-cell office:value-type="float" office:value="31.13">
            <text:p>31,13</text:p>
          </table:table-cell>
          <table:table-cell office:value-type="float" office:value="-0.690000000000001">
            <text:p>-0,69</text:p>
          </table:table-cell>
          <table:table-cell office:value-type="float" office:value="4">
            <text:p>4</text:p>
          </table:table-cell>
          <table:table-cell office:value-type="float" office:value="6.94318181818182">
            <text:p>6,9431818182</text:p>
          </table:table-cell>
          <table:table-cell office:value-type="float" office:value="3">
            <text:p>3</text:p>
          </table:table-cell>
          <table:table-cell office:value-type="float" office:value="4.29874686716792">
            <text:p>4,2987468672</text:p>
          </table:table-cell>
          <table:table-cell office:value-type="float" office:value="2.04482987751674">
            <text:p>2,0448298775</text:p>
          </table:table-cell>
          <table:table-cell office:value-type="float" office:value="1.76170933503651">
            <text:p>1,761709335</text:p>
          </table:table-cell>
          <table:table-cell office:value-type="float" office:value="-0.719064865848026">
            <text:p>-0,7190648658</text:p>
          </table:table-cell>
          <table:table-cell office:value-type="float" office:value="0.6">
            <text:p>0,6</text:p>
          </table:table-cell>
          <table:table-cell office:value-type="float" office:value="0.857142857142857">
            <text:p>0,8571428571</text:p>
          </table:table-cell>
          <table:table-cell office:value-type="float" office:value="1">
            <text:p>1</text:p>
          </table:table-cell>
          <table:table-cell office:value-type="float" office:value="1.48274799654865">
            <text:p>1,4827479965</text:p>
          </table:table-cell>
          <table:table-cell office:value-type="float" office:value="-0.346133970617955">
            <text:p>-0,3461339706</text:p>
          </table:table-cell>
          <table:table-cell office:value-type="float" office:value="2.76317778511605">
            <text:p>2,7631777851</text:p>
          </table:table-cell>
          <table:table-cell office:value-type="float" office:value="0.324501949595398">
            <text:p>0,3245019496</text:p>
          </table:table-cell>
          <table:table-cell office:value-type="float" office:value="2.6122488971781">
            <text:p>2,6122488972</text:p>
          </table:table-cell>
          <table:table-cell office:value-type="float" office:value="-1.91270014917662">
            <text:p>-1,9127001492</text:p>
          </table:table-cell>
          <table:table-cell office:value-type="float" office:value="-0.118798936711298">
            <text:p>-0,1187989367</text:p>
          </table:table-cell>
          <table:table-cell office:value-type="float" office:value="2.81325945825372">
            <text:p>2,8132594583</text:p>
          </table:table-cell>
          <table:table-cell office:value-type="float" office:value="1.57400764905656">
            <text:p>1,5740076491</text:p>
          </table:table-cell>
          <table:table-cell office:value-type="float" office:value="-2.14789379918811">
            <text:p>-2,1478937992</text:p>
          </table:table-cell>
          <table:table-cell office:value-type="float" office:value="-1.91247792972645">
            <text:p>-1,9124779297</text:p>
          </table:table-cell>
          <table:table-cell office:value-type="float" office:value="-0.450311294767981">
            <text:p>-0,4503112948</text:p>
          </table:table-cell>
          <table:table-cell office:value-type="float" office:value="-1.02143585229691">
            <text:p>-1,0214358523</text:p>
          </table:table-cell>
          <table:table-cell office:value-type="float" office:value="5581.48809523809">
            <text:p>5581,4880952381</text:p>
          </table:table-cell>
          <table:table-cell office:value-type="float" office:value="1.22977902298538">
            <text:p>1,229779023</text:p>
          </table:table-cell>
          <table:table-cell office:value-type="float" office:value="0.144318911367296">
            <text:p>0,1443189114</text:p>
          </table:table-cell>
          <table:table-cell office:value-type="float" office:value="0.67899952834924">
            <text:p>0,6789995283</text:p>
          </table:table-cell>
          <table:table-cell office:value-type="float" office:value="2.68334086516415">
            <text:p>2,6833408652</text:p>
          </table:table-cell>
          <table:table-cell office:value-type="float" office:value="3.83872723247187">
            <text:p>3,8387272325</text:p>
          </table:table-cell>
          <table:table-cell office:value-type="float" office:value="4.38012158068296">
            <text:p>4,3801215807</text:p>
          </table:table-cell>
          <table:table-cell office:value-type="float" office:value="-1.62790578054292">
            <text:p>-1,6279057805</text:p>
          </table:table-cell>
          <table:table-cell office:value-type="float" office:value="0.471476247708637">
            <text:p>0,4714762477</text:p>
          </table:table-cell>
          <table:table-cell office:value-type="float" office:value="-0.463322198049929">
            <text:p>-0,463322198</text:p>
          </table:table-cell>
          <table:table-cell office:value-type="float" office:value="4.06685360763811">
            <text:p>4,0668536076</text:p>
          </table:table-cell>
          <table:table-cell office:value-type="float" office:value="-0.0784712395749608">
            <text:p>-0,0784712396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5581.48809523809">
            <text:p>5581,4880952381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2" office:value-type="string">
            <text:p>0007CD77C5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64">
            <text:p>64</text:p>
          </table:table-cell>
          <table:table-cell table:style-name="ce37" table:formula="of:=TRUE()" office:value-type="boolean" office:boolean-value="true">
            <text:p>VRAI</text:p>
          </table:table-cell>
          <table:table-cell table:style-name="ce24" office:value-type="float" office:value="32.59">
            <text:p>32,59</text:p>
          </table:table-cell>
          <table:table-cell table:style-name="ce24" office:value-type="float" office:value="34.18">
            <text:p>34,18</text:p>
          </table:table-cell>
          <table:table-cell table:style-name="ce24" office:value-type="float" office:value="1.59">
            <text:p>1,5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8.15">
            <text:p>28,1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.73860357908345">
            <text:p>3,7386035791</text:p>
          </table:table-cell>
          <table:table-cell table:style-name="ce24" office:value-type="float" office:value="2.2409213069853">
            <text:p>2,240921307</text:p>
          </table:table-cell>
          <table:table-cell table:style-name="ce24" office:value-type="float" office:value="1.28047676571934">
            <text:p>1,2804767657</text:p>
          </table:table-cell>
          <table:table-cell table:style-name="ce24" office:value-type="float" office:value="0.707549038560713">
            <text:p>0,7075490386</text:p>
          </table:table-cell>
          <table:table-cell table:style-name="ce24" office:value-type="float" office:value="0.3">
            <text:p>0,3</text:p>
          </table:table-cell>
          <table:table-cell table:style-name="ce24" office:value-type="float" office:value="1.2">
            <text:p>1,2</text:p>
          </table:table-cell>
          <table:table-cell table:style-name="ce24" office:value-type="float" office:value="0.833333333333333">
            <text:p>0,8333333333</text:p>
          </table:table-cell>
          <table:table-cell table:style-name="ce24" office:value-type="float" office:value="-1.99061442066409">
            <text:p>-1,9906144207</text:p>
          </table:table-cell>
          <table:table-cell table:style-name="ce24" office:value-type="float" office:value="-0.0331229508263385">
            <text:p>-0,0331229508</text:p>
          </table:table-cell>
          <table:table-cell table:style-name="ce24" office:value-type="float" office:value="-2.04772124169609">
            <text:p>-2,0477212417</text:p>
          </table:table-cell>
          <table:table-cell table:style-name="ce24" office:value-type="float" office:value="-0.82484915034886">
            <text:p>-0,8248491503</text:p>
          </table:table-cell>
          <table:table-cell table:style-name="ce24" office:value-type="float" office:value="8.81392430070546">
            <text:p>8,8139243007</text:p>
          </table:table-cell>
          <table:table-cell table:style-name="ce24" office:value-type="float" office:value="-2.56907971868352">
            <text:p>-2,5690797187</text:p>
          </table:table-cell>
          <table:table-cell table:style-name="ce24" office:value-type="float" office:value="7.2892659170943">
            <text:p>7,2892659171</text:p>
          </table:table-cell>
          <table:table-cell table:style-name="ce24" office:value-type="float" office:value="-0.812888549824078">
            <text:p>-0,8128885498</text:p>
          </table:table-cell>
          <table:table-cell table:style-name="ce24" office:value-type="float" office:value="0.294201967971431">
            <text:p>0,294201968</text:p>
          </table:table-cell>
          <table:table-cell table:style-name="ce24" office:value-type="float" office:value="-0.218026260789352">
            <text:p>-0,2180262608</text:p>
          </table:table-cell>
          <table:table-cell table:style-name="ce24" office:value-type="float" office:value="-0.997579828399993">
            <text:p>-0,9975798284</text:p>
          </table:table-cell>
          <table:table-cell table:style-name="ce24" office:value-type="float" office:value="0.449322404287232">
            <text:p>0,4493224043</text:p>
          </table:table-cell>
          <table:table-cell table:style-name="ce24" office:value-type="float" office:value="0.579724914970441">
            <text:p>0,579724915</text:p>
          </table:table-cell>
          <table:table-cell table:style-name="ce24" office:value-type="float" office:value="7560.25952380953">
            <text:p>7560,2595238095</text:p>
          </table:table-cell>
          <table:table-cell table:style-name="ce24" office:value-type="float" office:value="1.53448922709863">
            <text:p>1,5344892271</text:p>
          </table:table-cell>
          <table:table-cell table:style-name="ce24" office:value-type="float" office:value="0.138386846760426">
            <text:p>0,1383868468</text:p>
          </table:table-cell>
          <table:table-cell table:style-name="ce24" office:value-type="float" office:value="6.47805567130571">
            <text:p>6,4780556713</text:p>
          </table:table-cell>
          <table:table-cell table:style-name="ce24" office:value-type="float" office:value="-0.618798279699918">
            <text:p>-0,6187982797</text:p>
          </table:table-cell>
          <table:table-cell table:style-name="ce24" office:value-type="float" office:value="0.0145019916451312">
            <text:p>0,0145019916</text:p>
          </table:table-cell>
          <table:table-cell table:style-name="ce24" office:value-type="float" office:value="-1.92369405306518">
            <text:p>-1,9236940531</text:p>
          </table:table-cell>
          <table:table-cell table:style-name="ce24" office:value-type="float" office:value="1.06939919700385">
            <text:p>1,069399197</text:p>
          </table:table-cell>
          <table:table-cell table:style-name="ce24" office:value-type="float" office:value="0.0563917648034563">
            <text:p>0,0563917648</text:p>
          </table:table-cell>
          <table:table-cell table:style-name="ce24" office:value-type="float" office:value="0.54742616467881">
            <text:p>0,5474261647</text:p>
          </table:table-cell>
          <table:table-cell table:style-name="ce24" office:value-type="float" office:value="-0.870767731909805">
            <text:p>-0,8707677319</text:p>
          </table:table-cell>
          <table:table-cell table:style-name="ce24" office:value-type="float" office:value="-0.717682616584907">
            <text:p>-0,7176826166</text:p>
          </table:table-cell>
          <table:table-cell table:style-name="ce37" table:formula="of:=FALSE()" office:value-type="boolean" office:boolean-value="false">
            <text:p>FAUX</text:p>
          </table:table-cell>
          <table:table-cell table:style-name="ce24" table:number-columns-repeated="2"/>
          <table:table-cell table:style-name="ce60"/>
          <table:table-cell table:style-name="ce24" office:value-type="float" office:value="7560.25952380953">
            <text:p>7560,2595238095</text:p>
          </table:table-cell>
          <table:table-cell office:value-type="string">
            <text:p>strong</text:p>
          </table:table-cell>
          <table:table-cell table:style-name="ce24" table:number-columns-repeated="973"/>
        </table:table-row>
        <table:table-row table:style-name="ro1">
          <table:table-cell table:style-name="ce1" office:value-type="string">
            <text:p>0007CB349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2.79">
            <text:p>32,79</text:p>
          </table:table-cell>
          <table:table-cell office:value-type="float" office:value="32.29">
            <text:p>32,29</text:p>
          </table:table-cell>
          <table:table-cell office:value-type="float" office:value="-0.5">
            <text:p>-0,5</text:p>
          </table:table-cell>
          <table:table-cell office:value-type="float" office:value="5">
            <text:p>5</text:p>
          </table:table-cell>
          <table:table-cell office:value-type="float" office:value="0.380050505050507">
            <text:p>0,3800505051</text:p>
          </table:table-cell>
          <table:table-cell office:value-type="float" office:value="8">
            <text:p>8</text:p>
          </table:table-cell>
          <table:table-cell office:value-type="float" office:value="-5.91991341991342">
            <text:p>-5,9199134199</text:p>
          </table:table-cell>
          <table:table-cell office:value-type="float" office:value="0.555882429634567">
            <text:p>0,5558824296</text:p>
          </table:table-cell>
          <table:table-cell office:value-type="float" office:value="0.446374122074164">
            <text:p>0,4463741221</text:p>
          </table:table-cell>
          <table:table-cell office:value-type="float" office:value="-1.30279388632389">
            <text:p>-1,3027938863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1">
            <text:p>1</text:p>
          </table:table-cell>
          <table:table-cell office:value-type="float" office:value="1.88990874473071">
            <text:p>1,8899087447</text:p>
          </table:table-cell>
          <table:table-cell office:value-type="float" office:value="0.362612632643802">
            <text:p>0,3626126326</text:p>
          </table:table-cell>
          <table:table-cell office:value-type="float" office:value="1.75800861583409">
            <text:p>1,7580086158</text:p>
          </table:table-cell>
          <table:table-cell office:value-type="float" office:value="-1.47538277585428">
            <text:p>-1,4753827759</text:p>
          </table:table-cell>
          <table:table-cell office:value-type="float" office:value="5.01345554686153">
            <text:p>5,0134555469</text:p>
          </table:table-cell>
          <table:table-cell office:value-type="float" office:value="-1.46326188488557">
            <text:p>-1,4632618849</text:p>
          </table:table-cell>
          <table:table-cell office:value-type="float" office:value="-1.42323320865609">
            <text:p>-1,4232332087</text:p>
          </table:table-cell>
          <table:table-cell office:value-type="float" office:value="-3.36357370367648">
            <text:p>-3,3635737037</text:p>
          </table:table-cell>
          <table:table-cell office:value-type="float" office:value="-1.8737026898128">
            <text:p>-1,8737026898</text:p>
          </table:table-cell>
          <table:table-cell office:value-type="float" office:value="-0.984466553689662">
            <text:p>-0,9844665537</text:p>
          </table:table-cell>
          <table:table-cell office:value-type="float" office:value="2.51288794806728">
            <text:p>2,5128879481</text:p>
          </table:table-cell>
          <table:table-cell office:value-type="float" office:value="3.60650983772228">
            <text:p>3,6065098377</text:p>
          </table:table-cell>
          <table:table-cell office:value-type="float" office:value="-2.33339682176978">
            <text:p>-2,3333968218</text:p>
          </table:table-cell>
          <table:table-cell office:value-type="float" office:value="4744.20238095238">
            <text:p>4744,2023809524</text:p>
          </table:table-cell>
          <table:table-cell office:value-type="float" office:value="1.34625416335847">
            <text:p>1,3462541634</text:p>
          </table:table-cell>
          <table:table-cell office:value-type="float" office:value="0.130549317086268">
            <text:p>0,1305493171</text:p>
          </table:table-cell>
          <table:table-cell office:value-type="float" office:value="4.67165347011665">
            <text:p>4,6716534701</text:p>
          </table:table-cell>
          <table:table-cell office:value-type="float" office:value="-0.720982251752479">
            <text:p>-0,7209822518</text:p>
          </table:table-cell>
          <table:table-cell office:value-type="float" office:value="-0.838885139606899">
            <text:p>-0,8388851396</text:p>
          </table:table-cell>
          <table:table-cell office:value-type="float" office:value="-1.29722792306059">
            <text:p>-1,2972279231</text:p>
          </table:table-cell>
          <table:table-cell office:value-type="float" office:value="-0.983957436972124">
            <text:p>-0,983957437</text:p>
          </table:table-cell>
          <table:table-cell office:value-type="float" office:value="0.273096453934147">
            <text:p>0,2730964539</text:p>
          </table:table-cell>
          <table:table-cell office:value-type="float" office:value="0.268737743800233">
            <text:p>0,2687377438</text:p>
          </table:table-cell>
          <table:table-cell office:value-type="float" office:value="0.189041246025838">
            <text:p>0,189041246</text:p>
          </table:table-cell>
          <table:table-cell office:value-type="float" office:value="-1.39602095187341">
            <text:p>-1,3960209519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4744.20238095238">
            <text:p>4744,2023809524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B094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4.51">
            <text:p>34,51</text:p>
          </table:table-cell>
          <table:table-cell office:value-type="float" office:value="32.81">
            <text:p>32,81</text:p>
          </table:table-cell>
          <table:table-cell office:value-type="float" office:value="-1.7">
            <text:p>-1,7</text:p>
          </table:table-cell>
          <table:table-cell office:value-type="float" office:value="10">
            <text:p>10</text:p>
          </table:table-cell>
          <table:table-cell office:value-type="float" office:value="-23.1143939393939">
            <text:p>-23,1143939394</text:p>
          </table:table-cell>
          <table:table-cell office:value-type="float" office:value="10">
            <text:p>10</text:p>
          </table:table-cell>
          <table:table-cell office:value-type="float" office:value="-13.0331002331002">
            <text:p>-13,0331002331</text:p>
          </table:table-cell>
          <table:table-cell office:value-type="float" office:value="-1.61024200835073">
            <text:p>-1,6102420084</text:p>
          </table:table-cell>
          <table:table-cell office:value-type="float" office:value="-0.64030076192606">
            <text:p>-0,6403007619</text:p>
          </table:table-cell>
          <table:table-cell office:value-type="float" office:value="-1.27499432003401">
            <text:p>-1,27499432</text:p>
          </table:table-cell>
          <table:table-cell office:value-type="float" office:value="0.4">
            <text:p>0,4</text:p>
          </table:table-cell>
          <table:table-cell table:number-columns-repeated="2" office:value-type="float" office:value="1">
            <text:p>1</text:p>
          </table:table-cell>
          <table:table-cell office:value-type="float" office:value="3.25395772114645">
            <text:p>3,2539577211</text:p>
          </table:table-cell>
          <table:table-cell office:value-type="float" office:value="-0.442126092248418">
            <text:p>-0,4421260922</text:p>
          </table:table-cell>
          <table:table-cell office:value-type="float" office:value="2.94143602936283">
            <text:p>2,9414360294</text:p>
          </table:table-cell>
          <table:table-cell office:value-type="float" office:value="-1.71414693273936">
            <text:p>-1,7141469327</text:p>
          </table:table-cell>
          <table:table-cell office:value-type="float" office:value="-0.255283051624344">
            <text:p>-0,2552830516</text:p>
          </table:table-cell>
          <table:table-cell office:value-type="float" office:value="-1.47987473813936">
            <text:p>-1,4798747381</text:p>
          </table:table-cell>
          <table:table-cell office:value-type="float" office:value="1.24421940709145">
            <text:p>1,2442194071</text:p>
          </table:table-cell>
          <table:table-cell office:value-type="float" office:value="0.0081382564551009">
            <text:p>0,0081382565</text:p>
          </table:table-cell>
          <table:table-cell office:value-type="float" office:value="1.68376457022857">
            <text:p>1,6837645702</text:p>
          </table:table-cell>
          <table:table-cell office:value-type="float" office:value="-2.43880545075219">
            <text:p>-2,4388054508</text:p>
          </table:table-cell>
          <table:table-cell office:value-type="float" office:value="-1.56219112017856">
            <text:p>-1,5621911202</text:p>
          </table:table-cell>
          <table:table-cell office:value-type="float" office:value="-0.0372345535861579">
            <text:p>-0,0372345536</text:p>
          </table:table-cell>
          <table:table-cell office:value-type="float" office:value="-4.01423158965331">
            <text:p>-4,0142315897</text:p>
          </table:table-cell>
          <table:table-cell office:value-type="float" office:value="5214.50238095238">
            <text:p>5214,5023809524</text:p>
          </table:table-cell>
          <table:table-cell office:value-type="float" office:value="1.58277266031746">
            <text:p>1,5827726603</text:p>
          </table:table-cell>
          <table:table-cell office:value-type="float" office:value="0.0963370928422608">
            <text:p>0,0963370928</text:p>
          </table:table-cell>
          <table:table-cell office:value-type="float" office:value="-0.500510068593925">
            <text:p>-0,5005100686</text:p>
          </table:table-cell>
          <table:table-cell office:value-type="float" office:value="-2.18208706766681">
            <text:p>-2,1820870677</text:p>
          </table:table-cell>
          <table:table-cell office:value-type="float" office:value="0.73767707570356">
            <text:p>0,7376770757</text:p>
          </table:table-cell>
          <table:table-cell office:value-type="float" office:value="-3.06319384615953">
            <text:p>-3,0631938462</text:p>
          </table:table-cell>
          <table:table-cell office:value-type="float" office:value="-0.880375711977144">
            <text:p>-0,880375712</text:p>
          </table:table-cell>
          <table:table-cell office:value-type="float" office:value="-1.66929099398387">
            <text:p>-1,669290994</text:p>
          </table:table-cell>
          <table:table-cell office:value-type="float" office:value="-0.94261088293255">
            <text:p>-0,9426108829</text:p>
          </table:table-cell>
          <table:table-cell office:value-type="float" office:value="0.329552451053445">
            <text:p>0,3295524511</text:p>
          </table:table-cell>
          <table:table-cell office:value-type="float" office:value="0.976263543430707">
            <text:p>0,9762635434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5214.50238095238">
            <text:p>5214,5023809524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D72E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5.94">
            <text:p>35,94</text:p>
          </table:table-cell>
          <table:table-cell office:value-type="float" office:value="34.91">
            <text:p>34,91</text:p>
          </table:table-cell>
          <table:table-cell office:value-type="float" office:value="-1.03">
            <text:p>-1,03</text:p>
          </table:table-cell>
          <table:table-cell office:value-type="float" office:value="8">
            <text:p>8</text:p>
          </table:table-cell>
          <table:table-cell office:value-type="float" office:value="-15.6166666666667">
            <text:p>-15,6166666667</text:p>
          </table:table-cell>
          <table:table-cell office:value-type="float" office:value="9">
            <text:p>9</text:p>
          </table:table-cell>
          <table:table-cell office:value-type="float" office:value="-7.23479853479854">
            <text:p>-7,2347985348</text:p>
          </table:table-cell>
          <table:table-cell office:value-type="float" office:value="1.49930081698627">
            <text:p>1,499300817</text:p>
          </table:table-cell>
          <table:table-cell office:value-type="float" office:value="1.73300237828052">
            <text:p>1,7330023783</text:p>
          </table:table-cell>
          <table:table-cell office:value-type="float" office:value="-0.884962311698814">
            <text:p>-0,8849623117</text:p>
          </table:table-cell>
          <table:table-cell office:value-type="float" office:value="0.35">
            <text:p>0,35</text:p>
          </table:table-cell>
          <table:table-cell office:value-type="float" office:value="0.25">
            <text:p>0,25</text:p>
          </table:table-cell>
          <table:table-cell office:value-type="float" office:value="1.14285714285714">
            <text:p>1,1428571429</text:p>
          </table:table-cell>
          <table:table-cell office:value-type="float" office:value="0.828548277467284">
            <text:p>0,8285482775</text:p>
          </table:table-cell>
          <table:table-cell office:value-type="float" office:value="0.369325138934489">
            <text:p>0,3693251389</text:p>
          </table:table-cell>
          <table:table-cell office:value-type="float" office:value="0.270366486729967">
            <text:p>0,2703664867</text:p>
          </table:table-cell>
          <table:table-cell office:value-type="float" office:value="-1.15896573261381">
            <text:p>-1,1589657326</text:p>
          </table:table-cell>
          <table:table-cell office:value-type="float" office:value="4.37149541756955">
            <text:p>4,3714954176</text:p>
          </table:table-cell>
          <table:table-cell office:value-type="float" office:value="0.555929650014915">
            <text:p>0,55592965</text:p>
          </table:table-cell>
          <table:table-cell office:value-type="float" office:value="-1.09192955907261">
            <text:p>-1,0919295591</text:p>
          </table:table-cell>
          <table:table-cell office:value-type="float" office:value="-1.85458828920884">
            <text:p>-1,8545882892</text:p>
          </table:table-cell>
          <table:table-cell office:value-type="float" office:value="-2.43120589405799">
            <text:p>-2,4312058941</text:p>
          </table:table-cell>
          <table:table-cell office:value-type="float" office:value="-2.13858241243439">
            <text:p>-2,1385824124</text:p>
          </table:table-cell>
          <table:table-cell office:value-type="float" office:value="4.34279122290398">
            <text:p>4,3427912229</text:p>
          </table:table-cell>
          <table:table-cell office:value-type="float" office:value="1.11795153292108">
            <text:p>1,1179515329</text:p>
          </table:table-cell>
          <table:table-cell office:value-type="float" office:value="-1.63189869676477">
            <text:p>-1,6318986968</text:p>
          </table:table-cell>
          <table:table-cell office:value-type="float" office:value="6103.09285714286">
            <text:p>6103,0928571429</text:p>
          </table:table-cell>
          <table:table-cell office:value-type="float" office:value="1.07879235191416">
            <text:p>1,0787923519</text:p>
          </table:table-cell>
          <table:table-cell office:value-type="float" office:value="0.131148180528296">
            <text:p>0,1311481805</text:p>
          </table:table-cell>
          <table:table-cell office:value-type="float" office:value="0.780556901546478">
            <text:p>0,7805569015</text:p>
          </table:table-cell>
          <table:table-cell office:value-type="float" office:value="1.69560518430071">
            <text:p>1,6956051843</text:p>
          </table:table-cell>
          <table:table-cell office:value-type="float" office:value="-1.73177210118453">
            <text:p>-1,7317721012</text:p>
          </table:table-cell>
          <table:table-cell office:value-type="float" office:value="-4.65326336638777">
            <text:p>-4,6532633664</text:p>
          </table:table-cell>
          <table:table-cell office:value-type="float" office:value="0.398041938313503">
            <text:p>0,3980419383</text:p>
          </table:table-cell>
          <table:table-cell office:value-type="float" office:value="-1.51191068187872">
            <text:p>-1,5119106819</text:p>
          </table:table-cell>
          <table:table-cell office:value-type="float" office:value="-0.408629614079454">
            <text:p>-0,4086296141</text:p>
          </table:table-cell>
          <table:table-cell office:value-type="float" office:value="0.493650507478855">
            <text:p>0,4936505075</text:p>
          </table:table-cell>
          <table:table-cell office:value-type="float" office:value="0.145806910615341">
            <text:p>0,1458069106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6103.09285714286">
            <text:p>6103,0928571429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7" office:value-type="string">
            <text:p>0007CB4837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2">
            <text:p>62</text:p>
          </table:table-cell>
          <table:table-cell table:style-name="ce32" table:formula="of:=TRUE()" office:value-type="boolean" office:boolean-value="true">
            <text:p>VRAI</text:p>
          </table:table-cell>
          <table:table-cell table:style-name="ce19" office:value-type="float" office:value="36.62">
            <text:p>36,62</text:p>
          </table:table-cell>
          <table:table-cell table:style-name="ce19" office:value-type="float" office:value="34.64">
            <text:p>34,64</text:p>
          </table:table-cell>
          <table:table-cell table:style-name="ce19" office:value-type="float" office:value="-1.98">
            <text:p>-1,98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9.3166666666667">
            <text:p>19,3166666667</text:p>
          </table:table-cell>
          <table:table-cell table:style-name="ce43" office:value-type="float" office:value="5">
            <text:p>5</text:p>
          </table:table-cell>
          <table:table-cell table:style-name="ce19" office:value-type="float" office:value="0.0339420520999472">
            <text:p>0,0339420521</text:p>
          </table:table-cell>
          <table:table-cell table:style-name="ce19" office:value-type="float" office:value="-2.38724748852484">
            <text:p>-2,3872474885</text:p>
          </table:table-cell>
          <table:table-cell table:style-name="ce19" office:value-type="float" office:value="-1.27749114484018">
            <text:p>-1,2774911448</text:p>
          </table:table-cell>
          <table:table-cell table:style-name="ce19" office:value-type="float" office:value="-0.729912070316324">
            <text:p>-0,7299120703</text:p>
          </table:table-cell>
          <table:table-cell table:style-name="ce19" office:value-type="float" office:value="0.3">
            <text:p>0,3</text:p>
          </table:table-cell>
          <table:table-cell table:style-name="ce19" office:value-type="float" office:value="1.14285714285714">
            <text:p>1,1428571429</text:p>
          </table:table-cell>
          <table:table-cell table:style-name="ce19" office:value-type="float" office:value="1.2">
            <text:p>1,2</text:p>
          </table:table-cell>
          <table:table-cell table:style-name="ce19" office:value-type="float" office:value="0.678132291843129">
            <text:p>0,6781322918</text:p>
          </table:table-cell>
          <table:table-cell table:style-name="ce19" office:value-type="float" office:value="0.422273668897509">
            <text:p>0,4222736689</text:p>
          </table:table-cell>
          <table:table-cell table:style-name="ce19" office:value-type="float" office:value="3.43354884095348">
            <text:p>3,433548841</text:p>
          </table:table-cell>
          <table:table-cell table:style-name="ce19" office:value-type="float" office:value="0.0639369257938163">
            <text:p>0,0639369258</text:p>
          </table:table-cell>
          <table:table-cell table:style-name="ce19" office:value-type="float" office:value="14.149592137202">
            <text:p>14,1495921372</text:p>
          </table:table-cell>
          <table:table-cell table:style-name="ce19" office:value-type="float" office:value="-3.67482091066027">
            <text:p>-3,6748209107</text:p>
          </table:table-cell>
          <table:table-cell table:style-name="ce19" office:value-type="float" office:value="4.8336958559999">
            <text:p>4,833695856</text:p>
          </table:table-cell>
          <table:table-cell table:style-name="ce19" office:value-type="float" office:value="-0.582547799063943">
            <text:p>-0,5825477991</text:p>
          </table:table-cell>
          <table:table-cell table:style-name="ce19" office:value-type="float" office:value="-1.35656220012371">
            <text:p>-1,3565622001</text:p>
          </table:table-cell>
          <table:table-cell table:style-name="ce19" office:value-type="float" office:value="3.54125358237812">
            <text:p>3,5412535824</text:p>
          </table:table-cell>
          <table:table-cell table:style-name="ce19" office:value-type="float" office:value="1.10858359388603">
            <text:p>1,1085835939</text:p>
          </table:table-cell>
          <table:table-cell table:style-name="ce19" office:value-type="float" office:value="1.41354283895102">
            <text:p>1,413542839</text:p>
          </table:table-cell>
          <table:table-cell table:style-name="ce19" office:value-type="float" office:value="-3.55827220784878">
            <text:p>-3,5582722078</text:p>
          </table:table-cell>
          <table:table-cell table:style-name="ce19" office:value-type="float" office:value="1718.51666666667">
            <text:p>1718,5166666667</text:p>
          </table:table-cell>
          <table:table-cell table:style-name="ce19" office:value-type="float" office:value="1.38874237973293">
            <text:p>1,3887423797</text:p>
          </table:table-cell>
          <table:table-cell table:style-name="ce19" office:value-type="float" office:value="0.0912885835929935">
            <text:p>0,0912885836</text:p>
          </table:table-cell>
          <table:table-cell table:style-name="ce19" office:value-type="float" office:value="-9.50308099401823">
            <text:p>-9,503080994</text:p>
          </table:table-cell>
          <table:table-cell table:style-name="ce19" office:value-type="float" office:value="0.249629565146606">
            <text:p>0,2496295651</text:p>
          </table:table-cell>
          <table:table-cell table:style-name="ce19" office:value-type="float" office:value="1.91061262579826">
            <text:p>1,9106126258</text:p>
          </table:table-cell>
          <table:table-cell table:style-name="ce19" office:value-type="float" office:value="-1.11248874318341">
            <text:p>-1,1124887432</text:p>
          </table:table-cell>
          <table:table-cell table:style-name="ce19" office:value-type="float" office:value="-1.62441062627689">
            <text:p>-1,6244106263</text:p>
          </table:table-cell>
          <table:table-cell table:style-name="ce19" office:value-type="float" office:value="0.245653373548283">
            <text:p>0,2456533735</text:p>
          </table:table-cell>
          <table:table-cell table:style-name="ce19" office:value-type="float" office:value="-1.18740424955534">
            <text:p>-1,1874042496</text:p>
          </table:table-cell>
          <table:table-cell table:style-name="ce19" office:value-type="float" office:value="-0.0917379273503079">
            <text:p>-0,0917379274</text:p>
          </table:table-cell>
          <table:table-cell table:style-name="ce19" office:value-type="float" office:value="-3.12269686011099">
            <text:p>-3,1226968601</text:p>
          </table:table-cell>
          <table:table-cell table:style-name="ce32" table:formula="of:=FALSE()" office:value-type="boolean" office:boolean-value="false">
            <text:p>FAUX</text:p>
          </table:table-cell>
          <table:table-cell table:style-name="ce51"/>
          <table:table-cell table:style-name="ce55"/>
          <table:table-cell table:style-name="ce58"/>
          <table:table-cell table:style-name="ce19" office:value-type="float" office:value="1718.51666666667">
            <text:p>1718,5166666667</text:p>
          </table:table-cell>
          <table:table-cell office:value-type="string">
            <text:p>strong</text:p>
          </table:table-cell>
          <table:table-cell table:style-name="ce19" table:number-columns-repeated="973"/>
        </table:table-row>
        <table:table-row table:style-name="ro1">
          <table:table-cell table:style-name="ce1" office:value-type="string">
            <text:p>0007CDAD6B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7.82">
            <text:p>27,82</text:p>
          </table:table-cell>
          <table:table-cell office:value-type="float" office:value="28.56">
            <text:p>28,56</text:p>
          </table:table-cell>
          <table:table-cell office:value-type="float" office:value="0.739999999999998">
            <text:p>0,74</text:p>
          </table:table-cell>
          <table:table-cell office:value-type="float" office:value="9">
            <text:p>9</text:p>
          </table:table-cell>
          <table:table-cell office:value-type="float" office:value="-14.7333333333333">
            <text:p>-14,7333333333</text:p>
          </table:table-cell>
          <table:table-cell office:value-type="float" office:value="10">
            <text:p>10</text:p>
          </table:table-cell>
          <table:table-cell office:value-type="float" office:value="-25.5381720430108">
            <text:p>-25,538172043</text:p>
          </table:table-cell>
          <table:table-cell office:value-type="float" office:value="1.55895093371867">
            <text:p>1,5589509337</text:p>
          </table:table-cell>
          <table:table-cell office:value-type="float" office:value="1.96223494308642">
            <text:p>1,9622349431</text:p>
          </table:table-cell>
          <table:table-cell office:value-type="float" office:value="-1.13684516973066">
            <text:p>-1,1368451697</text:p>
          </table:table-cell>
          <table:table-cell office:value-type="float" office:value="0.3">
            <text:p>0,3</text:p>
          </table:table-cell>
          <table:table-cell table:number-columns-repeated="2" office:value-type="float" office:value="0.857142857142857">
            <text:p>0,8571428571</text:p>
          </table:table-cell>
          <table:table-cell office:value-type="float" office:value="2.9887575576944">
            <text:p>2,9887575577</text:p>
          </table:table-cell>
          <table:table-cell office:value-type="float" office:value="-0.972201721719806">
            <text:p>-0,9722017217</text:p>
          </table:table-cell>
          <table:table-cell office:value-type="float" office:value="0.103895508354318">
            <text:p>0,1038955084</text:p>
          </table:table-cell>
          <table:table-cell office:value-type="float" office:value="-1.16655409952419">
            <text:p>-1,1665540995</text:p>
          </table:table-cell>
          <table:table-cell office:value-type="float" office:value="2.57478801693759">
            <text:p>2,5747880169</text:p>
          </table:table-cell>
          <table:table-cell office:value-type="float" office:value="-5.21105667079418">
            <text:p>-5,2110566708</text:p>
          </table:table-cell>
          <table:table-cell office:value-type="float" office:value="-3.04274544188881">
            <text:p>-3,0427454419</text:p>
          </table:table-cell>
          <table:table-cell office:value-type="float" office:value="1.71227299877549">
            <text:p>1,7122729988</text:p>
          </table:table-cell>
          <table:table-cell office:value-type="float" office:value="-0.161027017197441">
            <text:p>-0,1610270172</text:p>
          </table:table-cell>
          <table:table-cell office:value-type="float" office:value="2.07674249758407">
            <text:p>2,0767424976</text:p>
          </table:table-cell>
          <table:table-cell office:value-type="float" office:value="-0.336279200960239">
            <text:p>-0,336279201</text:p>
          </table:table-cell>
          <table:table-cell office:value-type="float" office:value="-0.435655585751215">
            <text:p>-0,4356555858</text:p>
          </table:table-cell>
          <table:table-cell office:value-type="float" office:value="-2.34011428842503">
            <text:p>-2,3401142884</text:p>
          </table:table-cell>
          <table:table-cell office:value-type="float" office:value="249.091666666667">
            <text:p>249,0916666667</text:p>
          </table:table-cell>
          <table:table-cell office:value-type="float" office:value="1.27096220665928">
            <text:p>1,2709622067</text:p>
          </table:table-cell>
          <table:table-cell office:value-type="float" office:value="0.0698091956330222">
            <text:p>0,0698091956</text:p>
          </table:table-cell>
          <table:table-cell office:value-type="float" office:value="-3.75532061675763">
            <text:p>-3,7553206168</text:p>
          </table:table-cell>
          <table:table-cell office:value-type="float" office:value="-2.36357218797057">
            <text:p>-2,363572188</text:p>
          </table:table-cell>
          <table:table-cell office:value-type="float" office:value="-5.13968002362776">
            <text:p>-5,1396800236</text:p>
          </table:table-cell>
          <table:table-cell office:value-type="float" office:value="-2.9844588223968">
            <text:p>-2,9844588224</text:p>
          </table:table-cell>
          <table:table-cell office:value-type="float" office:value="5.65975434668767">
            <text:p>5,6597543467</text:p>
          </table:table-cell>
          <table:table-cell office:value-type="float" office:value="0.259392129106759">
            <text:p>0,2593921291</text:p>
          </table:table-cell>
          <table:table-cell office:value-type="float" office:value="-2.10914907537859">
            <text:p>-2,1091490754</text:p>
          </table:table-cell>
          <table:table-cell office:value-type="float" office:value="-1.49962369866391">
            <text:p>-1,4996236987</text:p>
          </table:table-cell>
          <table:table-cell office:value-type="float" office:value="-5.6781626813899">
            <text:p>-5,6781626814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249.091666666667">
            <text:p>249,0916666667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6" office:value-type="string">
            <text:p>0007CB6AB4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73">
            <text:p>73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29.18">
            <text:p>29,18</text:p>
          </table:table-cell>
          <table:table-cell table:style-name="ce16" office:value-type="float" office:value="28.92">
            <text:p>28,92</text:p>
          </table:table-cell>
          <table:table-cell table:style-name="ce16" office:value-type="float" office:value="-0.259999999999998">
            <text:p>-0,26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-7.66666666666667">
            <text:p>-7,6666666667</text:p>
          </table:table-cell>
          <table:table-cell office:value-type="float" office:value="1">
            <text:p>1</text:p>
          </table:table-cell>
          <table:table-cell table:style-name="ce16" office:value-type="float" office:value="23.0112581674127">
            <text:p>23,0112581674</text:p>
          </table:table-cell>
          <table:table-cell table:style-name="ce16" office:value-type="float" office:value="2.24687894721617">
            <text:p>2,2468789472</text:p>
          </table:table-cell>
          <table:table-cell table:style-name="ce16" office:value-type="float" office:value="2.22963799127716">
            <text:p>2,2296379913</text:p>
          </table:table-cell>
          <table:table-cell table:style-name="ce16" office:value-type="float" office:value="0.343816246708891">
            <text:p>0,3438162467</text:p>
          </table:table-cell>
          <table:table-cell table:style-name="ce16" office:value-type="float" office:value="0.4">
            <text:p>0,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.888888888888889">
            <text:p>0,8888888889</text:p>
          </table:table-cell>
          <table:table-cell table:style-name="ce16" office:value-type="float" office:value="-0.893931228256404">
            <text:p>-0,8939312283</text:p>
          </table:table-cell>
          <table:table-cell table:style-name="ce16" office:value-type="float" office:value="0.194936999910032">
            <text:p>0,1949369999</text:p>
          </table:table-cell>
          <table:table-cell table:style-name="ce16" office:value-type="float" office:value="0.0566876433073556">
            <text:p>0,0566876433</text:p>
          </table:table-cell>
          <table:table-cell table:style-name="ce16" office:value-type="float" office:value="-0.180949951260657">
            <text:p>-0,1809499513</text:p>
          </table:table-cell>
          <table:table-cell table:style-name="ce16" office:value-type="float" office:value="-5.32235370449723">
            <text:p>-5,3223537045</text:p>
          </table:table-cell>
          <table:table-cell table:style-name="ce16" office:value-type="float" office:value="2.13284354055158">
            <text:p>2,1328435406</text:p>
          </table:table-cell>
          <table:table-cell table:style-name="ce16" office:value-type="float" office:value="1.23351717309488">
            <text:p>1,2335171731</text:p>
          </table:table-cell>
          <table:table-cell table:style-name="ce16" office:value-type="float" office:value="-2.04041666370979">
            <text:p>-2,0404166637</text:p>
          </table:table-cell>
          <table:table-cell table:style-name="ce16" office:value-type="float" office:value="1.01894569347103">
            <text:p>1,0189456935</text:p>
          </table:table-cell>
          <table:table-cell table:style-name="ce16" office:value-type="float" office:value="1.93997456067835">
            <text:p>1,9399745607</text:p>
          </table:table-cell>
          <table:table-cell table:style-name="ce16" office:value-type="float" office:value="1.15063321178167">
            <text:p>1,1506332118</text:p>
          </table:table-cell>
          <table:table-cell table:style-name="ce16" office:value-type="float" office:value="-0.815964879243626">
            <text:p>-0,8159648792</text:p>
          </table:table-cell>
          <table:table-cell table:style-name="ce16" office:value-type="float" office:value="-1.3754362829079">
            <text:p>-1,3754362829</text:p>
          </table:table-cell>
          <table:table-cell office:value-type="float" office:value="5040.51388888889">
            <text:p>5040,5138888889</text:p>
          </table:table-cell>
          <table:table-cell table:style-name="ce16" office:value-type="float" office:value="1.50877060712186">
            <text:p>1,5087706071</text:p>
          </table:table-cell>
          <table:table-cell table:style-name="ce16" office:value-type="float" office:value="0.0899467371327328">
            <text:p>0,0899467371</text:p>
          </table:table-cell>
          <table:table-cell table:style-name="ce16" office:value-type="float" office:value="1.66213947061989">
            <text:p>1,6621394706</text:p>
          </table:table-cell>
          <table:table-cell table:style-name="ce16" office:value-type="float" office:value="4.25235253578349">
            <text:p>4,2523525358</text:p>
          </table:table-cell>
          <table:table-cell table:style-name="ce16" office:value-type="float" office:value="-2.46698530136074">
            <text:p>-2,4669853014</text:p>
          </table:table-cell>
          <table:table-cell table:style-name="ce16" office:value-type="float" office:value="0.343425775719981">
            <text:p>0,3434257757</text:p>
          </table:table-cell>
          <table:table-cell table:style-name="ce16" office:value-type="float" office:value="1.83052384736287">
            <text:p>1,8305238474</text:p>
          </table:table-cell>
          <table:table-cell table:style-name="ce16" office:value-type="float" office:value="3.04752531504919">
            <text:p>3,047525315</text:p>
          </table:table-cell>
          <table:table-cell table:style-name="ce16" office:value-type="float" office:value="2.21983517926331">
            <text:p>2,2198351793</text:p>
          </table:table-cell>
          <table:table-cell table:style-name="ce16" office:value-type="float" office:value="0.994410695658466">
            <text:p>0,9944106957</text:p>
          </table:table-cell>
          <table:table-cell table:style-name="ce16" office:value-type="float" office:value="0.107238837565329">
            <text:p>0,1072388376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3"/>
          <table:table-cell office:value-type="float" office:value="5040.51388888889">
            <text:p>5040,5138888889</text:p>
          </table:table-cell>
          <table:table-cell office:value-type="string">
            <text:p>strong</text:p>
          </table:table-cell>
          <table:table-cell table:style-name="ce16" table:number-columns-repeated="973"/>
        </table:table-row>
        <table:table-row table:style-name="ro2">
          <table:table-cell table:style-name="ce4" office:value-type="string">
            <text:p>0007CDE4F0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75">
            <text:p>75</text:p>
          </table:table-cell>
          <table:table-cell table:style-name="ce30" table:formula="of:=TRUE()" office:value-type="boolean" office:boolean-value="true">
            <text:p>VRAI</text:p>
          </table:table-cell>
          <table:table-cell table:style-name="ce17" office:value-type="float" office:value="30.01">
            <text:p>30,01</text:p>
          </table:table-cell>
          <table:table-cell table:style-name="ce17" office:value-type="float" office:value="29.52">
            <text:p>29,52</text:p>
          </table:table-cell>
          <table:table-cell table:style-name="ce17" office:value-type="float" office:value="-0.490000000000002">
            <text:p>-0,4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-17.9">
            <text:p>-17,9</text:p>
          </table:table-cell>
          <table:table-cell table:style-name="ce42" office:value-type="float" office:value="3">
            <text:p>3</text:p>
          </table:table-cell>
          <table:table-cell table:style-name="ce17" office:value-type="float" office:value="12.0192640692641">
            <text:p>12,0192640693</text:p>
          </table:table-cell>
          <table:table-cell table:style-name="ce17" office:value-type="float" office:value="2.14374355381444">
            <text:p>2,1437435538</text:p>
          </table:table-cell>
          <table:table-cell table:style-name="ce17" office:value-type="float" office:value="0.692284970039516">
            <text:p>0,69228497</text:p>
          </table:table-cell>
          <table:table-cell table:style-name="ce17" office:value-type="float" office:value="0.579032643191015">
            <text:p>0,5790326432</text:p>
          </table:table-cell>
          <table:table-cell table:style-name="ce17" office:value-type="float" office:value="0.35">
            <text:p>0,35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.16666666666667">
            <text:p>1,1666666667</text:p>
          </table:table-cell>
          <table:table-cell table:style-name="ce17" office:value-type="float" office:value="-1.34688738909365">
            <text:p>-1,3468873891</text:p>
          </table:table-cell>
          <table:table-cell table:style-name="ce17" office:value-type="float" office:value="0.0747209581904358">
            <text:p>0,0747209582</text:p>
          </table:table-cell>
          <table:table-cell table:style-name="ce17" office:value-type="float" office:value="-1.98189850865555">
            <text:p>-1,9818985087</text:p>
          </table:table-cell>
          <table:table-cell table:style-name="ce17" office:value-type="float" office:value="0.432508148263499">
            <text:p>0,4325081483</text:p>
          </table:table-cell>
          <table:table-cell table:style-name="ce17" office:value-type="float" office:value="-4.54823211267597">
            <text:p>-4,5482321127</text:p>
          </table:table-cell>
          <table:table-cell table:style-name="ce17" office:value-type="float" office:value="-1.38384801282796">
            <text:p>-1,3838480128</text:p>
          </table:table-cell>
          <table:table-cell table:style-name="ce17" office:value-type="float" office:value="1.22183876230895">
            <text:p>1,2218387623</text:p>
          </table:table-cell>
          <table:table-cell table:style-name="ce17" office:value-type="float" office:value="0.36648209147017">
            <text:p>0,3664820915</text:p>
          </table:table-cell>
          <table:table-cell table:style-name="ce17" office:value-type="float" office:value="0.0630802235285412">
            <text:p>0,0630802235</text:p>
          </table:table-cell>
          <table:table-cell table:style-name="ce17" office:value-type="float" office:value="0.48461476717778">
            <text:p>0,4846147672</text:p>
          </table:table-cell>
          <table:table-cell table:style-name="ce17" office:value-type="float" office:value="-2.42370143106701">
            <text:p>-2,4237014311</text:p>
          </table:table-cell>
          <table:table-cell table:style-name="ce17" office:value-type="float" office:value="0.00336851460866885">
            <text:p>0,0033685146</text:p>
          </table:table-cell>
          <table:table-cell table:style-name="ce17" office:value-type="float" office:value="-0.582362621572362">
            <text:p>-0,5823626216</text:p>
          </table:table-cell>
          <table:table-cell table:style-name="ce17" office:value-type="float" office:value="1994.85555555555">
            <text:p>1994,8555555556</text:p>
          </table:table-cell>
          <table:table-cell table:style-name="ce17" office:value-type="float" office:value="3.21436651119189">
            <text:p>3,2143665112</text:p>
          </table:table-cell>
          <table:table-cell table:style-name="ce17" office:value-type="float" office:value="0.11119434991116">
            <text:p>0,1111943499</text:p>
          </table:table-cell>
          <table:table-cell table:style-name="ce17" office:value-type="float" office:value="-4.76431569222948">
            <text:p>-4,7643156922</text:p>
          </table:table-cell>
          <table:table-cell table:style-name="ce17" office:value-type="float" office:value="0.185061521559603">
            <text:p>0,1850615216</text:p>
          </table:table-cell>
          <table:table-cell table:style-name="ce17" office:value-type="float" office:value="-2.57311445411757">
            <text:p>-2,5731144541</text:p>
          </table:table-cell>
          <table:table-cell table:style-name="ce17" office:value-type="float" office:value="-1.97915375417817">
            <text:p>-1,9791537542</text:p>
          </table:table-cell>
          <table:table-cell table:style-name="ce17" office:value-type="float" office:value="2.11051532583638">
            <text:p>2,1105153258</text:p>
          </table:table-cell>
          <table:table-cell table:style-name="ce17" office:value-type="float" office:value="1.14783552466737">
            <text:p>1,1478355247</text:p>
          </table:table-cell>
          <table:table-cell table:style-name="ce17" office:value-type="float" office:value="1.8038906750307">
            <text:p>1,803890675</text:p>
          </table:table-cell>
          <table:table-cell table:style-name="ce17" office:value-type="float" office:value="-2.66797168409653">
            <text:p>-2,6679716841</text:p>
          </table:table-cell>
          <table:table-cell table:style-name="ce17" office:value-type="float" office:value="3.52626714684451">
            <text:p>3,5262671468</text:p>
          </table:table-cell>
          <table:table-cell table:style-name="ce30" table:formula="of:=FALSE()" office:value-type="boolean" office:boolean-value="false">
            <text:p>FAUX</text:p>
          </table:table-cell>
          <table:table-cell table:style-name="ce17" table:number-columns-repeated="2"/>
          <table:table-cell table:style-name="ce61"/>
          <table:table-cell table:style-name="ce17" office:value-type="float" office:value="1994.85555555555">
            <text:p>1994,8555555556</text:p>
          </table:table-cell>
          <table:table-cell office:value-type="string">
            <text:p>weak</text:p>
          </table:table-cell>
          <table:table-cell table:style-name="ce17" table:number-columns-repeated="973"/>
        </table:table-row>
        <table:table-row table:style-name="ro1">
          <table:table-cell table:style-name="ce1" office:value-type="string">
            <text:p>0007CD765E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39">
            <text:p>31,39</text:p>
          </table:table-cell>
          <table:table-cell office:value-type="float" office:value="30.82">
            <text:p>30,82</text:p>
          </table:table-cell>
          <table:table-cell office:value-type="float" office:value="-0.57">
            <text:p>-0,57</text:p>
          </table:table-cell>
          <table:table-cell office:value-type="float" office:value="4">
            <text:p>4</text:p>
          </table:table-cell>
          <table:table-cell office:value-type="float" office:value="-0.166666666666664">
            <text:p>-0,1666666667</text:p>
          </table:table-cell>
          <table:table-cell office:value-type="float" office:value="8">
            <text:p>8</text:p>
          </table:table-cell>
          <table:table-cell office:value-type="float" office:value="-14.8557922584238">
            <text:p>-14,8557922584</text:p>
          </table:table-cell>
          <table:table-cell office:value-type="float" office:value="-1.05549201056504">
            <text:p>-1,0554920106</text:p>
          </table:table-cell>
          <table:table-cell office:value-type="float" office:value="0.349849468792436">
            <text:p>0,3498494688</text:p>
          </table:table-cell>
          <table:table-cell office:value-type="float" office:value="-0.939584684457433">
            <text:p>-0,9395846845</text:p>
          </table:table-cell>
          <table:table-cell office:value-type="float" office:value="0.45">
            <text:p>0,4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2.35383568182347">
            <text:p>2,3538356818</text:p>
          </table:table-cell>
          <table:table-cell office:value-type="float" office:value="-0.835639243287093">
            <text:p>-0,8356392433</text:p>
          </table:table-cell>
          <table:table-cell office:value-type="float" office:value="-0.038768670223254">
            <text:p>-0,0387686702</text:p>
          </table:table-cell>
          <table:table-cell office:value-type="float" office:value="-1.15183642958315">
            <text:p>-1,1518364296</text:p>
          </table:table-cell>
          <table:table-cell office:value-type="float" office:value="6.04218123855944">
            <text:p>6,0421812386</text:p>
          </table:table-cell>
          <table:table-cell office:value-type="float" office:value="-4.5998890300479">
            <text:p>-4,59988903</text:p>
          </table:table-cell>
          <table:table-cell office:value-type="float" office:value="-1.95280454237829">
            <text:p>-1,9528045424</text:p>
          </table:table-cell>
          <table:table-cell office:value-type="float" office:value="0.587176459999582">
            <text:p>0,58717646</text:p>
          </table:table-cell>
          <table:table-cell office:value-type="float" office:value="0.708694155076883">
            <text:p>0,7086941551</text:p>
          </table:table-cell>
          <table:table-cell office:value-type="float" office:value="3.53085018780766">
            <text:p>3,5308501878</text:p>
          </table:table-cell>
          <table:table-cell office:value-type="float" office:value="-0.598000502016299">
            <text:p>-0,598000502</text:p>
          </table:table-cell>
          <table:table-cell office:value-type="float" office:value="-0.231129591462779">
            <text:p>-0,2311295915</text:p>
          </table:table-cell>
          <table:table-cell office:value-type="float" office:value="-2.43738888134542">
            <text:p>-2,4373888813</text:p>
          </table:table-cell>
          <table:table-cell office:value-type="float" office:value="103.644444444444">
            <text:p>103,6444444444</text:p>
          </table:table-cell>
          <table:table-cell office:value-type="float" office:value="1.95264367774443">
            <text:p>1,9526436777</text:p>
          </table:table-cell>
          <table:table-cell office:value-type="float" office:value="0.232847341337907">
            <text:p>0,2328473413</text:p>
          </table:table-cell>
          <table:table-cell office:value-type="float" office:value="-4.54342700172042">
            <text:p>-4,5434270017</text:p>
          </table:table-cell>
          <table:table-cell office:value-type="float" office:value="-5.0355012133238">
            <text:p>-5,0355012133</text:p>
          </table:table-cell>
          <table:table-cell office:value-type="float" office:value="-3.25964673586912">
            <text:p>-3,2596467359</text:p>
          </table:table-cell>
          <table:table-cell office:value-type="float" office:value="5.82989721718627">
            <text:p>5,8298972172</text:p>
          </table:table-cell>
          <table:table-cell office:value-type="float" office:value="2.96270964712835">
            <text:p>2,9627096471</text:p>
          </table:table-cell>
          <table:table-cell office:value-type="float" office:value="1.89109074829883">
            <text:p>1,8910907483</text:p>
          </table:table-cell>
          <table:table-cell office:value-type="float" office:value="1.1583761787575">
            <text:p>1,1583761788</text:p>
          </table:table-cell>
          <table:table-cell office:value-type="float" office:value="0.877249127058795">
            <text:p>0,8772491271</text:p>
          </table:table-cell>
          <table:table-cell office:value-type="float" office:value="-3.41739498138852">
            <text:p>-3,4173949814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103.644444444444">
            <text:p>103,6444444444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D511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74">
            <text:p>74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61">
            <text:p>31,61</text:p>
          </table:table-cell>
          <table:table-cell office:value-type="float" office:value="31.88">
            <text:p>31,88</text:p>
          </table:table-cell>
          <table:table-cell office:value-type="float" office:value="0.27">
            <text:p>0,27</text:p>
          </table:table-cell>
          <table:table-cell office:value-type="float" office:value="8">
            <text:p>8</text:p>
          </table:table-cell>
          <table:table-cell office:value-type="float" office:value="-14">
            <text:p>-14</text:p>
          </table:table-cell>
          <table:table-cell office:value-type="float" office:value="9">
            <text:p>9</text:p>
          </table:table-cell>
          <table:table-cell office:value-type="float" office:value="-19.0428571428571">
            <text:p>-19,0428571429</text:p>
          </table:table-cell>
          <table:table-cell office:value-type="float" office:value="0.0371445944857581">
            <text:p>0,0371445945</text:p>
          </table:table-cell>
          <table:table-cell office:value-type="float" office:value="1.05542750432378">
            <text:p>1,0554275043</text:p>
          </table:table-cell>
          <table:table-cell office:value-type="float" office:value="0.572510890345511">
            <text:p>0,5725108903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.84043093547753">
            <text:p>-1,8404309355</text:p>
          </table:table-cell>
          <table:table-cell office:value-type="float" office:value="0.237611718021442">
            <text:p>0,237611718</text:p>
          </table:table-cell>
          <table:table-cell office:value-type="float" office:value="1.22372851162576">
            <text:p>1,2237285116</text:p>
          </table:table-cell>
          <table:table-cell office:value-type="float" office:value="3.29105539710037">
            <text:p>3,2910553971</text:p>
          </table:table-cell>
          <table:table-cell office:value-type="float" office:value="-6.02576711604619">
            <text:p>-6,025767116</text:p>
          </table:table-cell>
          <table:table-cell office:value-type="float" office:value="-0.683889484019965">
            <text:p>-0,683889484</text:p>
          </table:table-cell>
          <table:table-cell office:value-type="float" office:value="2.48668466313779">
            <text:p>2,4866846631</text:p>
          </table:table-cell>
          <table:table-cell office:value-type="float" office:value="-0.757620179930664">
            <text:p>-0,7576201799</text:p>
          </table:table-cell>
          <table:table-cell office:value-type="float" office:value="-0.362803413099701">
            <text:p>-0,3628034131</text:p>
          </table:table-cell>
          <table:table-cell office:value-type="float" office:value="0.462867682346507">
            <text:p>0,4628676823</text:p>
          </table:table-cell>
          <table:table-cell office:value-type="float" office:value="-2.34296709444167">
            <text:p>-2,3429670944</text:p>
          </table:table-cell>
          <table:table-cell office:value-type="float" office:value="-1.07817652129417">
            <text:p>-1,0781765213</text:p>
          </table:table-cell>
          <table:table-cell office:value-type="float" office:value="-1.33485335129455">
            <text:p>-1,3348533513</text:p>
          </table:table-cell>
          <table:table-cell office:value-type="float" office:value="306.647222222222">
            <text:p>306,6472222222</text:p>
          </table:table-cell>
          <table:table-cell office:value-type="float" office:value="1.92643894507654">
            <text:p>1,9264389451</text:p>
          </table:table-cell>
          <table:table-cell office:value-type="float" office:value="0.130506463272128">
            <text:p>0,1305064633</text:p>
          </table:table-cell>
          <table:table-cell office:value-type="float" office:value="-2.76646637270354">
            <text:p>-2,7664663727</text:p>
          </table:table-cell>
          <table:table-cell office:value-type="float" office:value="-5.05902183605372">
            <text:p>-5,0590218361</text:p>
          </table:table-cell>
          <table:table-cell office:value-type="float" office:value="0.388230915941452">
            <text:p>0,3882309159</text:p>
          </table:table-cell>
          <table:table-cell office:value-type="float" office:value="2.918759376975">
            <text:p>2,918759377</text:p>
          </table:table-cell>
          <table:table-cell office:value-type="float" office:value="3.33516823102485">
            <text:p>3,335168231</text:p>
          </table:table-cell>
          <table:table-cell office:value-type="float" office:value="3.23803614473363">
            <text:p>3,2380361447</text:p>
          </table:table-cell>
          <table:table-cell office:value-type="float" office:value="1.61900920114732">
            <text:p>1,6190092011</text:p>
          </table:table-cell>
          <table:table-cell office:value-type="float" office:value="-0.19360836814834">
            <text:p>-0,1936083681</text:p>
          </table:table-cell>
          <table:table-cell office:value-type="float" office:value="-1.11655725735289">
            <text:p>-1,1165572574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306.647222222222">
            <text:p>306,6472222222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D86B3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2.58">
            <text:p>32,58</text:p>
          </table:table-cell>
          <table:table-cell office:value-type="float" office:value="32.46">
            <text:p>32,46</text:p>
          </table:table-cell>
          <table:table-cell office:value-type="float" office:value="-0.119999999999997">
            <text:p>-0,12</text:p>
          </table:table-cell>
          <table:table-cell office:value-type="float" office:value="1">
            <text:p>1</text:p>
          </table:table-cell>
          <table:table-cell office:value-type="float" office:value="31.25">
            <text:p>31,25</text:p>
          </table:table-cell>
          <table:table-cell office:value-type="float" office:value="7">
            <text:p>7</text:p>
          </table:table-cell>
          <table:table-cell office:value-type="float" office:value="-10.1158869395712">
            <text:p>-10,1158869396</text:p>
          </table:table-cell>
          <table:table-cell office:value-type="float" office:value="1.69664674040289">
            <text:p>1,6966467404</text:p>
          </table:table-cell>
          <table:table-cell office:value-type="float" office:value="1.49057465140515">
            <text:p>1,4905746514</text:p>
          </table:table-cell>
          <table:table-cell office:value-type="float" office:value="-0.18560630688101">
            <text:p>-0,1856063069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0418308872128536">
            <text:p>-0,0418308872</text:p>
          </table:table-cell>
          <table:table-cell office:value-type="float" office:value="-0.214339117814358">
            <text:p>-0,2143391178</text:p>
          </table:table-cell>
          <table:table-cell office:value-type="float" office:value="-0.169052478216832">
            <text:p>-0,1690524782</text:p>
          </table:table-cell>
          <table:table-cell office:value-type="float" office:value="-0.0909192673540402">
            <text:p>-0,0909192674</text:p>
          </table:table-cell>
          <table:table-cell office:value-type="float" office:value="-4.16716025761126">
            <text:p>-4,1671602576</text:p>
          </table:table-cell>
          <table:table-cell office:value-type="float" office:value="-2.98135395269967">
            <text:p>-2,9813539527</text:p>
          </table:table-cell>
          <table:table-cell office:value-type="float" office:value="-1.56969359216728">
            <text:p>-1,5696935922</text:p>
          </table:table-cell>
          <table:table-cell office:value-type="float" office:value="0.800105303545907">
            <text:p>0,8001053035</text:p>
          </table:table-cell>
          <table:table-cell office:value-type="float" office:value="2.04458154881595">
            <text:p>2,0445815488</text:p>
          </table:table-cell>
          <table:table-cell office:value-type="float" office:value="1.79683378235782">
            <text:p>1,7968337824</text:p>
          </table:table-cell>
          <table:table-cell office:value-type="float" office:value="-3.81223605225809">
            <text:p>-3,8122360523</text:p>
          </table:table-cell>
          <table:table-cell office:value-type="float" office:value="-1.47377838210817">
            <text:p>-1,4737783821</text:p>
          </table:table-cell>
          <table:table-cell office:value-type="float" office:value="-1.48085195991759">
            <text:p>-1,4808519599</text:p>
          </table:table-cell>
          <table:table-cell office:value-type="float" office:value="2521.95555555556">
            <text:p>2521,9555555556</text:p>
          </table:table-cell>
          <table:table-cell office:value-type="float" office:value="1.2859360139997">
            <text:p>1,285936014</text:p>
          </table:table-cell>
          <table:table-cell office:value-type="float" office:value="0.133601129634851">
            <text:p>0,1336011296</text:p>
          </table:table-cell>
          <table:table-cell office:value-type="float" office:value="-0.19794182031731">
            <text:p>-0,1979418203</text:p>
          </table:table-cell>
          <table:table-cell office:value-type="float" office:value="1.43406196547077">
            <text:p>1,4340619655</text:p>
          </table:table-cell>
          <table:table-cell office:value-type="float" office:value="4.81993655876302">
            <text:p>4,8199365588</text:p>
          </table:table-cell>
          <table:table-cell office:value-type="float" office:value="-0.594874937019421">
            <text:p>-0,594874937</text:p>
          </table:table-cell>
          <table:table-cell office:value-type="float" office:value="6.19352691455494">
            <text:p>6,1935269146</text:p>
          </table:table-cell>
          <table:table-cell office:value-type="float" office:value="1.53365913356545">
            <text:p>1,5336591336</text:p>
          </table:table-cell>
          <table:table-cell office:value-type="float" office:value="0.719996345172985">
            <text:p>0,7199963452</text:p>
          </table:table-cell>
          <table:table-cell office:value-type="float" office:value="-1.33760313372941">
            <text:p>-1,3376031337</text:p>
          </table:table-cell>
          <table:table-cell office:value-type="float" office:value="-0.33423823756241">
            <text:p>-0,3342382376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2521.95555555556">
            <text:p>2521,9555555556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8" office:value-type="string">
            <text:p>0007CDC395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77">
            <text:p>77</text:p>
          </table:table-cell>
          <table:table-cell table:style-name="ce33" table:formula="of:=TRUE()" office:value-type="boolean" office:boolean-value="true">
            <text:p>VRAI</text:p>
          </table:table-cell>
          <table:table-cell table:style-name="ce20" office:value-type="float" office:value="32.67">
            <text:p>32,67</text:p>
          </table:table-cell>
          <table:table-cell table:style-name="ce20" office:value-type="float" office:value="31.88">
            <text:p>31,88</text:p>
          </table:table-cell>
          <table:table-cell table:style-name="ce20" office:value-type="float" office:value="-0.790000000000003">
            <text:p>-0,79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6.8333333333333">
            <text:p>26,8333333333</text:p>
          </table:table-cell>
          <table:table-cell office:value-type="float" office:value="5">
            <text:p>5</text:p>
          </table:table-cell>
          <table:table-cell table:style-name="ce20" office:value-type="float" office:value="5.32568366592757">
            <text:p>5,3256836659</text:p>
          </table:table-cell>
          <table:table-cell table:style-name="ce20" office:value-type="float" office:value="2.88951471259775">
            <text:p>2,8895147126</text:p>
          </table:table-cell>
          <table:table-cell table:style-name="ce20" office:value-type="float" office:value="0.935700604356277">
            <text:p>0,9357006044</text:p>
          </table:table-cell>
          <table:table-cell table:style-name="ce20" office:value-type="float" office:value="0.324690954454605">
            <text:p>0,3246909545</text:p>
          </table:table-cell>
          <table:table-cell table:style-name="ce20" office:value-type="float" office:value="0.35">
            <text:p>0,35</text:p>
          </table:table-cell>
          <table:table-cell table:style-name="ce20" office:value-type="float" office:value="0.6">
            <text:p>0,6</text:p>
          </table:table-cell>
          <table:table-cell table:style-name="ce20" office:value-type="float" office:value="0.571428571428571">
            <text:p>0,5714285714</text:p>
          </table:table-cell>
          <table:table-cell table:style-name="ce20" office:value-type="float" office:value="-1.01822574888977">
            <text:p>-1,0182257489</text:p>
          </table:table-cell>
          <table:table-cell table:style-name="ce20" office:value-type="float" office:value="0.0598877070633006">
            <text:p>0,0598877071</text:p>
          </table:table-cell>
          <table:table-cell table:style-name="ce20" office:value-type="float" office:value="-1.47937234061095">
            <text:p>-1,4793723406</text:p>
          </table:table-cell>
          <table:table-cell table:style-name="ce20" office:value-type="float" office:value="0.110144689936944">
            <text:p>0,1101446899</text:p>
          </table:table-cell>
          <table:table-cell table:style-name="ce20" office:value-type="float" office:value="-5.8631855442199">
            <text:p>-5,8631855442</text:p>
          </table:table-cell>
          <table:table-cell table:style-name="ce20" office:value-type="float" office:value="-3.22017262905798">
            <text:p>-3,2201726291</text:p>
          </table:table-cell>
          <table:table-cell table:style-name="ce20" office:value-type="float" office:value="1.02946161592832">
            <text:p>1,0294616159</text:p>
          </table:table-cell>
          <table:table-cell table:style-name="ce20" office:value-type="float" office:value="-0.731312878548323">
            <text:p>-0,7313128785</text:p>
          </table:table-cell>
          <table:table-cell table:style-name="ce20" office:value-type="float" office:value="0.796403550241307">
            <text:p>0,7964035502</text:p>
          </table:table-cell>
          <table:table-cell table:style-name="ce20" office:value-type="float" office:value="-0.613804292768398">
            <text:p>-0,6138042928</text:p>
          </table:table-cell>
          <table:table-cell table:style-name="ce20" office:value-type="float" office:value="-1.15085921806171">
            <text:p>-1,1508592181</text:p>
          </table:table-cell>
          <table:table-cell table:style-name="ce20" office:value-type="float" office:value="-2.4701377388075">
            <text:p>-2,4701377388</text:p>
          </table:table-cell>
          <table:table-cell table:style-name="ce20" office:value-type="float" office:value="-1.80598585237162">
            <text:p>-1,8059858524</text:p>
          </table:table-cell>
          <table:table-cell table:style-name="ce20" office:value-type="float" office:value="2591.12777777778">
            <text:p>2591,1277777778</text:p>
          </table:table-cell>
          <table:table-cell table:style-name="ce20" office:value-type="float" office:value="1.93434216568373">
            <text:p>1,9343421657</text:p>
          </table:table-cell>
          <table:table-cell table:style-name="ce20" office:value-type="float" office:value="0.108921898015236">
            <text:p>0,108921898</text:p>
          </table:table-cell>
          <table:table-cell table:style-name="ce20" office:value-type="float" office:value="2.50435700188201">
            <text:p>2,5043570019</text:p>
          </table:table-cell>
          <table:table-cell table:style-name="ce20" office:value-type="float" office:value="1.76420522434439">
            <text:p>1,7642052243</text:p>
          </table:table-cell>
          <table:table-cell table:style-name="ce20" office:value-type="float" office:value="0.466919008687342">
            <text:p>0,4669190087</text:p>
          </table:table-cell>
          <table:table-cell table:style-name="ce20" office:value-type="float" office:value="-0.21841321907527">
            <text:p>-0,2184132191</text:p>
          </table:table-cell>
          <table:table-cell table:style-name="ce20" office:value-type="float" office:value="2.67217789632494">
            <text:p>2,6721778963</text:p>
          </table:table-cell>
          <table:table-cell table:style-name="ce20" office:value-type="float" office:value="-1.25660004034213">
            <text:p>-1,2566000403</text:p>
          </table:table-cell>
          <table:table-cell table:style-name="ce20" office:value-type="float" office:value="3.09999369775467">
            <text:p>3,0999936978</text:p>
          </table:table-cell>
          <table:table-cell table:style-name="ce20" office:value-type="float" office:value="-2.16823934645136">
            <text:p>-2,1682393465</text:p>
          </table:table-cell>
          <table:table-cell table:style-name="ce20" office:value-type="float" office:value="1.27747787276756">
            <text:p>1,2774778728</text:p>
          </table:table-cell>
          <table:table-cell table:style-name="ce33" table:formula="of:=FALSE()" office:value-type="boolean" office:boolean-value="false">
            <text:p>FAUX</text:p>
          </table:table-cell>
          <table:table-cell table:number-columns-repeated="3"/>
          <table:table-cell table:style-name="ce20" office:value-type="float" office:value="2591.12777777778">
            <text:p>2591,1277777778</text:p>
          </table:table-cell>
          <table:table-cell office:value-type="string">
            <text:p>strong</text:p>
          </table:table-cell>
          <table:table-cell table:style-name="ce20" table:number-columns-repeated="973"/>
        </table:table-row>
        <table:table-row table:style-name="ro1">
          <table:table-cell table:style-name="ce6" office:value-type="string">
            <text:p>0007CB7051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74">
            <text:p>74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3.63">
            <text:p>33,63</text:p>
          </table:table-cell>
          <table:table-cell table:style-name="ce16" office:value-type="float" office:value="33.82">
            <text:p>33,82</text:p>
          </table:table-cell>
          <table:table-cell table:style-name="ce16" office:value-type="float" office:value="0.189999999999998">
            <text:p>0,19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6.75">
            <text:p>16,75</text:p>
          </table:table-cell>
          <table:table-cell office:value-type="float" office:value="2">
            <text:p>2</text:p>
          </table:table-cell>
          <table:table-cell table:style-name="ce16" office:value-type="float" office:value="19.5669570267131">
            <text:p>19,5669570267</text:p>
          </table:table-cell>
          <table:table-cell table:style-name="ce16" office:value-type="float" office:value="2.27544622103737">
            <text:p>2,275446221</text:p>
          </table:table-cell>
          <table:table-cell table:style-name="ce16" office:value-type="float" office:value="0.864661437246279">
            <text:p>0,8646614372</text:p>
          </table:table-cell>
          <table:table-cell table:style-name="ce16" office:value-type="float" office:value="0.286925749535167">
            <text:p>0,2869257495</text:p>
          </table:table-cell>
          <table:table-cell table:style-name="ce16" office:value-type="float" office:value="0.4">
            <text:p>0,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.14285714285714">
            <text:p>1,1428571429</text:p>
          </table:table-cell>
          <table:table-cell table:style-name="ce16" office:value-type="float" office:value="-0.960862426740718">
            <text:p>-0,9608624267</text:p>
          </table:table-cell>
          <table:table-cell table:style-name="ce16" office:value-type="float" office:value="0.103031980425316">
            <text:p>0,1030319804</text:p>
          </table:table-cell>
          <table:table-cell table:style-name="ce16" office:value-type="float" office:value="-2.75728167959918">
            <text:p>-2,7572816796</text:p>
          </table:table-cell>
          <table:table-cell table:style-name="ce16" office:value-type="float" office:value="0.21687422290265">
            <text:p>0,2168742229</text:p>
          </table:table-cell>
          <table:table-cell table:style-name="ce16" office:value-type="float" office:value="-2.11927341422108">
            <text:p>-2,1192734142</text:p>
          </table:table-cell>
          <table:table-cell table:style-name="ce16" office:value-type="float" office:value="-2.07603755312614">
            <text:p>-2,0760375531</text:p>
          </table:table-cell>
          <table:table-cell table:style-name="ce16" office:value-type="float" office:value="0.157567109474688">
            <text:p>0,1575671095</text:p>
          </table:table-cell>
          <table:table-cell table:style-name="ce16" office:value-type="float" office:value="0.766987303884317">
            <text:p>0,7669873039</text:p>
          </table:table-cell>
          <table:table-cell table:style-name="ce16" office:value-type="float" office:value="0.594654162955689">
            <text:p>0,594654163</text:p>
          </table:table-cell>
          <table:table-cell table:style-name="ce16" office:value-type="float" office:value="-0.237864489303664">
            <text:p>-0,2378644893</text:p>
          </table:table-cell>
          <table:table-cell table:style-name="ce16" office:value-type="float" office:value="-0.466132497908934">
            <text:p>-0,4661324979</text:p>
          </table:table-cell>
          <table:table-cell table:style-name="ce16" office:value-type="float" office:value="-3.28463394866077">
            <text:p>-3,2846339487</text:p>
          </table:table-cell>
          <table:table-cell table:style-name="ce16" office:value-type="float" office:value="-2.28614777124181">
            <text:p>-2,2861477712</text:p>
          </table:table-cell>
          <table:table-cell office:value-type="float" office:value="1654.28888888889">
            <text:p>1654,2888888889</text:p>
          </table:table-cell>
          <table:table-cell table:style-name="ce16" office:value-type="float" office:value="1.43834452416473">
            <text:p>1,4383445242</text:p>
          </table:table-cell>
          <table:table-cell table:style-name="ce16" office:value-type="float" office:value="0.131600687774539">
            <text:p>0,1316006878</text:p>
          </table:table-cell>
          <table:table-cell table:style-name="ce16" office:value-type="float" office:value="4.88420918095788">
            <text:p>4,884209181</text:p>
          </table:table-cell>
          <table:table-cell table:style-name="ce16" office:value-type="float" office:value="2.33918082855445">
            <text:p>2,3391808286</text:p>
          </table:table-cell>
          <table:table-cell table:style-name="ce16" office:value-type="float" office:value="1.75765208566274">
            <text:p>1,7576520857</text:p>
          </table:table-cell>
          <table:table-cell table:style-name="ce16" office:value-type="float" office:value="3.04799295932046">
            <text:p>3,0479929593</text:p>
          </table:table-cell>
          <table:table-cell table:style-name="ce16" office:value-type="float" office:value="-1.42166716788112">
            <text:p>-1,4216671679</text:p>
          </table:table-cell>
          <table:table-cell table:style-name="ce16" office:value-type="float" office:value="2.98039544279109">
            <text:p>2,9803954428</text:p>
          </table:table-cell>
          <table:table-cell table:style-name="ce16" office:value-type="float" office:value="2.35222472966742">
            <text:p>2,3522247297</text:p>
          </table:table-cell>
          <table:table-cell table:style-name="ce16" office:value-type="float" office:value="-2.81882623424483">
            <text:p>-2,8188262342</text:p>
          </table:table-cell>
          <table:table-cell table:style-name="ce16" office:value-type="float" office:value="-2.37859896996111">
            <text:p>-2,37859897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3"/>
          <table:table-cell office:value-type="float" office:value="1654.28888888889">
            <text:p>1654,2888888889</text:p>
          </table:table-cell>
          <table:table-cell office:value-type="string">
            <text:p>strong</text:p>
          </table:table-cell>
          <table:table-cell table:style-name="ce16" table:number-columns-repeated="973"/>
        </table:table-row>
        <table:table-row table:style-name="ro1">
          <table:table-cell table:style-name="ce1" office:value-type="string">
            <text:p>0007CDC443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4.07">
            <text:p>34,07</text:p>
          </table:table-cell>
          <table:table-cell office:value-type="float" office:value="33.26">
            <text:p>33,26</text:p>
          </table:table-cell>
          <table:table-cell office:value-type="float" office:value="-0.810000000000002">
            <text:p>-0,81</text:p>
          </table:table-cell>
          <table:table-cell office:value-type="float" office:value="7">
            <text:p>7</text:p>
          </table:table-cell>
          <table:table-cell office:value-type="float" office:value="-11.5">
            <text:p>-11,5</text:p>
          </table:table-cell>
          <table:table-cell office:value-type="float" office:value="6">
            <text:p>6</text:p>
          </table:table-cell>
          <table:table-cell office:value-type="float" office:value="3.91060606060606">
            <text:p>3,9106060606</text:p>
          </table:table-cell>
          <table:table-cell office:value-type="float" office:value="0.191592798040476">
            <text:p>0,191592798</text:p>
          </table:table-cell>
          <table:table-cell office:value-type="float" office:value="-0.705978620730282">
            <text:p>-0,7059786207</text:p>
          </table:table-cell>
          <table:table-cell office:value-type="float" office:value="0.70415138248643">
            <text:p>0,7041513825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1.14285714285714">
            <text:p>1,1428571429</text:p>
          </table:table-cell>
          <table:table-cell office:value-type="float" office:value="-1.6320985463901">
            <text:p>-1,6320985464</text:p>
          </table:table-cell>
          <table:table-cell office:value-type="float" office:value="-0.239678066418523">
            <text:p>-0,2396780664</text:p>
          </table:table-cell>
          <table:table-cell office:value-type="float" office:value="-4.1136055889097">
            <text:p>-4,1136055889</text:p>
          </table:table-cell>
          <table:table-cell office:value-type="float" office:value="-0.113766814638483">
            <text:p>-0,1137668146</text:p>
          </table:table-cell>
          <table:table-cell office:value-type="float" office:value="-7.76924778758956">
            <text:p>-7,7692477876</text:p>
          </table:table-cell>
          <table:table-cell office:value-type="float" office:value="-1.52756773003522">
            <text:p>-1,52756773</text:p>
          </table:table-cell>
          <table:table-cell office:value-type="float" office:value="0.778259714389231">
            <text:p>0,7782597144</text:p>
          </table:table-cell>
          <table:table-cell office:value-type="float" office:value="-2.06886940166855">
            <text:p>-2,0688694017</text:p>
          </table:table-cell>
          <table:table-cell office:value-type="float" office:value="-1.06510401516755">
            <text:p>-1,0651040152</text:p>
          </table:table-cell>
          <table:table-cell office:value-type="float" office:value="1.12075592526951">
            <text:p>1,1207559253</text:p>
          </table:table-cell>
          <table:table-cell office:value-type="float" office:value="0.702088566932946">
            <text:p>0,7020885669</text:p>
          </table:table-cell>
          <table:table-cell office:value-type="float" office:value="-2.24728748889635">
            <text:p>-2,2472874889</text:p>
          </table:table-cell>
          <table:table-cell office:value-type="float" office:value="-1.92862861498701">
            <text:p>-1,928628615</text:p>
          </table:table-cell>
          <table:table-cell office:value-type="float" office:value="1129.13055555556">
            <text:p>1129,1305555556</text:p>
          </table:table-cell>
          <table:table-cell office:value-type="float" office:value="2.05140958654947">
            <text:p>2,0514095865</text:p>
          </table:table-cell>
          <table:table-cell office:value-type="float" office:value="0.0904260160841553">
            <text:p>0,0904260161</text:p>
          </table:table-cell>
          <table:table-cell office:value-type="float" office:value="-9.41326480917475">
            <text:p>-9,4132648092</text:p>
          </table:table-cell>
          <table:table-cell office:value-type="float" office:value="1.54286553307852">
            <text:p>1,5428655331</text:p>
          </table:table-cell>
          <table:table-cell office:value-type="float" office:value="-2.87100410371236">
            <text:p>-2,8710041037</text:p>
          </table:table-cell>
          <table:table-cell office:value-type="float" office:value="-0.96262767024449">
            <text:p>-0,9626276702</text:p>
          </table:table-cell>
          <table:table-cell office:value-type="float" office:value="5.32378291489315">
            <text:p>5,3237829149</text:p>
          </table:table-cell>
          <table:table-cell office:value-type="float" office:value="-2.14512469912952">
            <text:p>-2,1451246991</text:p>
          </table:table-cell>
          <table:table-cell office:value-type="float" office:value="-0.70182188041143">
            <text:p>-0,7018218804</text:p>
          </table:table-cell>
          <table:table-cell office:value-type="float" office:value="1.40363475040586">
            <text:p>1,4036347504</text:p>
          </table:table-cell>
          <table:table-cell office:value-type="float" office:value="-1.52713170918868">
            <text:p>-1,5271317092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1129.13055555556">
            <text:p>1129,1305555556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0007CDADED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73">
            <text:p>73</text:p>
          </table:table-cell>
          <table:table-cell table:style-name="ce31" table:formula="of:=FALSE()" office:value-type="boolean" office:boolean-value="false">
            <text:p>FAUX</text:p>
          </table:table-cell>
          <table:table-cell table:style-name="ce18" office:value-type="float" office:value="36.98">
            <text:p>36,98</text:p>
          </table:table-cell>
          <table:table-cell table:style-name="ce18" office:value-type="float" office:value="34.87">
            <text:p>34,87</text:p>
          </table:table-cell>
          <table:table-cell table:style-name="ce18" office:value-type="float" office:value="-2.11">
            <text:p>-2,11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-8.86666666666667">
            <text:p>-8,8666666667</text:p>
          </table:table-cell>
          <table:table-cell table:style-name="ce43" office:value-type="float" office:value="4">
            <text:p>4</text:p>
          </table:table-cell>
          <table:table-cell table:style-name="ce18" office:value-type="float" office:value="5.71893939393939">
            <text:p>5,7189393939</text:p>
          </table:table-cell>
          <table:table-cell table:style-name="ce18" office:value-type="float" office:value="0.868864903488579">
            <text:p>0,8688649035</text:p>
          </table:table-cell>
          <table:table-cell table:style-name="ce18" office:value-type="float" office:value="-1.25136353382623">
            <text:p>-1,2513635338</text:p>
          </table:table-cell>
          <table:table-cell table:style-name="ce18" office:value-type="float" office:value="-0.046662821951613">
            <text:p>-0,046662822</text:p>
          </table:table-cell>
          <table:table-cell table:style-name="ce18" office:value-type="float" office:value="0.35">
            <text:p>0,35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.16666666666667">
            <text:p>1,1666666667</text:p>
          </table:table-cell>
          <table:table-cell table:style-name="ce18" office:value-type="float" office:value="-0.472198379391076">
            <text:p>-0,4721983794</text:p>
          </table:table-cell>
          <table:table-cell table:style-name="ce18" office:value-type="float" office:value="0.293362459974377">
            <text:p>0,29336246</text:p>
          </table:table-cell>
          <table:table-cell table:style-name="ce18" office:value-type="float" office:value="-2.6939553891495">
            <text:p>-2,6939553891</text:p>
          </table:table-cell>
          <table:table-cell table:style-name="ce18" office:value-type="float" office:value="0.259742424588305">
            <text:p>0,2597424246</text:p>
          </table:table-cell>
          <table:table-cell table:style-name="ce18" office:value-type="float" office:value="-4.23723388972278">
            <text:p>-4,2372338897</text:p>
          </table:table-cell>
          <table:table-cell table:style-name="ce18" office:value-type="float" office:value="-1.67374742282169">
            <text:p>-1,6737474228</text:p>
          </table:table-cell>
          <table:table-cell table:style-name="ce18" office:value-type="float" office:value="-1.9995006093211">
            <text:p>-1,9995006093</text:p>
          </table:table-cell>
          <table:table-cell table:style-name="ce18" office:value-type="float" office:value="-1.99922099355315">
            <text:p>-1,9992209936</text:p>
          </table:table-cell>
          <table:table-cell table:style-name="ce18" office:value-type="float" office:value="-2.48530806982259">
            <text:p>-2,4853080698</text:p>
          </table:table-cell>
          <table:table-cell table:style-name="ce18" office:value-type="float" office:value="0.204479747040467">
            <text:p>0,204479747</text:p>
          </table:table-cell>
          <table:table-cell table:style-name="ce18" office:value-type="float" office:value="2.50528365892433">
            <text:p>2,5052836589</text:p>
          </table:table-cell>
          <table:table-cell table:style-name="ce18" office:value-type="float" office:value="1.76783569744132">
            <text:p>1,7678356974</text:p>
          </table:table-cell>
          <table:table-cell table:style-name="ce18" office:value-type="float" office:value="0.307708831217455">
            <text:p>0,3077088312</text:p>
          </table:table-cell>
          <table:table-cell table:style-name="ce48" office:value-type="float" office:value="1295.55555555556">
            <text:p>1295,5555555556</text:p>
          </table:table-cell>
          <table:table-cell table:style-name="ce18" office:value-type="float" office:value="3.06203371906775">
            <text:p>3,0620337191</text:p>
          </table:table-cell>
          <table:table-cell table:style-name="ce18" office:value-type="float" office:value="0.128130360205832">
            <text:p>0,1281303602</text:p>
          </table:table-cell>
          <table:table-cell table:style-name="ce18" office:value-type="float" office:value="-7.86681369181586">
            <text:p>-7,8668136918</text:p>
          </table:table-cell>
          <table:table-cell table:style-name="ce18" office:value-type="float" office:value="1.51509655942667">
            <text:p>1,5150965594</text:p>
          </table:table-cell>
          <table:table-cell table:style-name="ce18" office:value-type="float" office:value="-0.0669940129957408">
            <text:p>-0,066994013</text:p>
          </table:table-cell>
          <table:table-cell table:style-name="ce18" office:value-type="float" office:value="1.02723018179512">
            <text:p>1,0272301818</text:p>
          </table:table-cell>
          <table:table-cell table:style-name="ce18" office:value-type="float" office:value="4.30874278277703">
            <text:p>4,3087427828</text:p>
          </table:table-cell>
          <table:table-cell table:style-name="ce18" office:value-type="float" office:value="-0.758688879879225">
            <text:p>-0,7586888799</text:p>
          </table:table-cell>
          <table:table-cell table:style-name="ce18" office:value-type="float" office:value="0.679901155605353">
            <text:p>0,6799011556</text:p>
          </table:table-cell>
          <table:table-cell table:style-name="ce18" office:value-type="float" office:value="0.88541683021957">
            <text:p>0,8854168302</text:p>
          </table:table-cell>
          <table:table-cell table:style-name="ce18" office:value-type="float" office:value="-0.28257843674282">
            <text:p>-0,2825784367</text:p>
          </table:table-cell>
          <table:table-cell table:style-name="ce31" table:formula="of:=FALSE()" office:value-type="boolean" office:boolean-value="false">
            <text:p>FAUX</text:p>
          </table:table-cell>
          <table:table-cell table:style-name="ce51"/>
          <table:table-cell table:style-name="ce55"/>
          <table:table-cell table:style-name="ce58"/>
          <table:table-cell table:style-name="ce48" office:value-type="float" office:value="1295.55555555556">
            <text:p>1295,5555555556</text:p>
          </table:table-cell>
          <table:table-cell office:value-type="string">
            <text:p>strong</text:p>
          </table:table-cell>
          <table:table-cell table:style-name="ce18" table:number-columns-repeated="973"/>
        </table:table-row>
        <table:table-row table:style-name="ro1">
          <table:table-cell table:style-name="ce1" office:value-type="string">
            <text:p>0007CE0327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9.61">
            <text:p>29,61</text:p>
          </table:table-cell>
          <table:table-cell office:value-type="float" office:value="28.63">
            <text:p>28,63</text:p>
          </table:table-cell>
          <table:table-cell office:value-type="float" office:value="-0.98">
            <text:p>-0,98</text:p>
          </table:table-cell>
          <table:table-cell office:value-type="float" office:value="4">
            <text:p>4</text:p>
          </table:table-cell>
          <table:table-cell office:value-type="float" office:value="2.70519480519481">
            <text:p>2,7051948052</text:p>
          </table:table-cell>
          <table:table-cell office:value-type="float" office:value="5">
            <text:p>5</text:p>
          </table:table-cell>
          <table:table-cell office:value-type="float" office:value="1.92857142857143">
            <text:p>1,9285714286</text:p>
          </table:table-cell>
          <table:table-cell office:value-type="float" office:value="-0.0414883399772702">
            <text:p>-0,04148834</text:p>
          </table:table-cell>
          <table:table-cell office:value-type="float" office:value="0.531410017356074">
            <text:p>0,5314100174</text:p>
          </table:table-cell>
          <table:table-cell office:value-type="float" office:value="-0.157174592946435">
            <text:p>-0,1571745929</text:p>
          </table:table-cell>
          <table:table-cell office:value-type="float" office:value="0.3">
            <text:p>0,3</text:p>
          </table:table-cell>
          <table:table-cell office:value-type="float" office:value="0.5">
            <text:p>0,5</text:p>
          </table:table-cell>
          <table:table-cell office:value-type="float" office:value="0.857142857142857">
            <text:p>0,8571428571</text:p>
          </table:table-cell>
          <table:table-cell office:value-type="float" office:value="-0.0914845294157914">
            <text:p>-0,0914845294</text:p>
          </table:table-cell>
          <table:table-cell office:value-type="float" office:value="0.1659478640714">
            <text:p>0,1659478641</text:p>
          </table:table-cell>
          <table:table-cell office:value-type="float" office:value="1.04617156872665">
            <text:p>1,0461715687</text:p>
          </table:table-cell>
          <table:table-cell office:value-type="float" office:value="-0.0504070995335985">
            <text:p>-0,0504070995</text:p>
          </table:table-cell>
          <table:table-cell office:value-type="float" office:value="0.0810051739430355">
            <text:p>0,0810051739</text:p>
          </table:table-cell>
          <table:table-cell office:value-type="float" office:value="-1.71411300408884">
            <text:p>-1,7141130041</text:p>
          </table:table-cell>
          <table:table-cell office:value-type="float" office:value="0.121791560778093">
            <text:p>0,1217915608</text:p>
          </table:table-cell>
          <table:table-cell office:value-type="float" office:value="2.86483412193466">
            <text:p>2,8648341219</text:p>
          </table:table-cell>
          <table:table-cell office:value-type="float" office:value="0.669334881192356">
            <text:p>0,6693348812</text:p>
          </table:table-cell>
          <table:table-cell office:value-type="float" office:value="-1.21297315878361">
            <text:p>-1,2129731588</text:p>
          </table:table-cell>
          <table:table-cell office:value-type="float" office:value="-3.80672471666664">
            <text:p>-3,8067247167</text:p>
          </table:table-cell>
          <table:table-cell office:value-type="float" office:value="2.73323646941881">
            <text:p>2,7332364694</text:p>
          </table:table-cell>
          <table:table-cell office:value-type="float" office:value="-0.549791923382073">
            <text:p>-0,5497919234</text:p>
          </table:table-cell>
          <table:table-cell office:value-type="float" office:value="2111.89047619048">
            <text:p>2111,8904761905</text:p>
          </table:table-cell>
          <table:table-cell office:value-type="float" office:value="2.69001478583034">
            <text:p>2,6900147858</text:p>
          </table:table-cell>
          <table:table-cell office:value-type="float" office:value="0.230339776819234">
            <text:p>0,2303397768</text:p>
          </table:table-cell>
          <table:table-cell office:value-type="float" office:value="-3.77791287817882">
            <text:p>-3,7779128782</text:p>
          </table:table-cell>
          <table:table-cell office:value-type="float" office:value="-0.446513150931053">
            <text:p>-0,4465131509</text:p>
          </table:table-cell>
          <table:table-cell office:value-type="float" office:value="-3.58238680613217">
            <text:p>-3,5823868061</text:p>
          </table:table-cell>
          <table:table-cell office:value-type="float" office:value="3.04137854043313">
            <text:p>3,0413785404</text:p>
          </table:table-cell>
          <table:table-cell office:value-type="float" office:value="1.67823533483854">
            <text:p>1,6782353348</text:p>
          </table:table-cell>
          <table:table-cell office:value-type="float" office:value="-1.90187850093254">
            <text:p>-1,9018785009</text:p>
          </table:table-cell>
          <table:table-cell office:value-type="float" office:value="2.51711352969815">
            <text:p>2,5171135297</text:p>
          </table:table-cell>
          <table:table-cell office:value-type="float" office:value="3.01708988683808">
            <text:p>3,0170898868</text:p>
          </table:table-cell>
          <table:table-cell office:value-type="float" office:value="1.80077472798078">
            <text:p>1,800774728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2111.89047619048">
            <text:p>2111,8904761905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DEEE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0.45">
            <text:p>30,45</text:p>
          </table:table-cell>
          <table:table-cell office:value-type="float" office:value="30.25">
            <text:p>30,25</text:p>
          </table:table-cell>
          <table:table-cell office:value-type="float" office:value="-0.199999999999999">
            <text:p>-0,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6.1037888839746">
            <text:p>16,103788884</text:p>
          </table:table-cell>
          <table:table-cell office:value-type="float" office:value="1.87031619814962">
            <text:p>1,8703161981</text:p>
          </table:table-cell>
          <table:table-cell office:value-type="float" office:value="0.0551918140230605">
            <text:p>0,055191814</text:p>
          </table:table-cell>
          <table:table-cell office:value-type="float" office:value="-0.112913160121622">
            <text:p>-0,1129131601</text:p>
          </table:table-cell>
          <table:table-cell office:value-type="float" office:value="0.5">
            <text:p>0,5</text:p>
          </table:table-cell>
          <table:table-cell office:value-type="float" office:value="1.14285714285714">
            <text:p>1,1428571429</text:p>
          </table:table-cell>
          <table:table-cell office:value-type="float" office:value="0.7">
            <text:p>0,7</text:p>
          </table:table-cell>
          <table:table-cell office:value-type="float" office:value="-0.767016580613163">
            <text:p>-0,7670165806</text:p>
          </table:table-cell>
          <table:table-cell office:value-type="float" office:value="-0.721735808356017">
            <text:p>-0,7217358084</text:p>
          </table:table-cell>
          <table:table-cell office:value-type="float" office:value="1.01181624530333">
            <text:p>1,0118162453</text:p>
          </table:table-cell>
          <table:table-cell office:value-type="float" office:value="0.465984832294337">
            <text:p>0,4659848323</text:p>
          </table:table-cell>
          <table:table-cell office:value-type="float" office:value="-0.621366528702882">
            <text:p>-0,6213665287</text:p>
          </table:table-cell>
          <table:table-cell office:value-type="float" office:value="0.368277925089042">
            <text:p>0,3682779251</text:p>
          </table:table-cell>
          <table:table-cell office:value-type="float" office:value="0.407494462236085">
            <text:p>0,4074944622</text:p>
          </table:table-cell>
          <table:table-cell office:value-type="float" office:value="1.09927174171703">
            <text:p>1,0992717417</text:p>
          </table:table-cell>
          <table:table-cell office:value-type="float" office:value="2.21309554740536">
            <text:p>2,2130955474</text:p>
          </table:table-cell>
          <table:table-cell office:value-type="float" office:value="-1.35016876267249">
            <text:p>-1,3501687627</text:p>
          </table:table-cell>
          <table:table-cell office:value-type="float" office:value="-1.8754634717287">
            <text:p>-1,8754634717</text:p>
          </table:table-cell>
          <table:table-cell office:value-type="float" office:value="2.10574254223355">
            <text:p>2,1057425422</text:p>
          </table:table-cell>
          <table:table-cell office:value-type="float" office:value="-0.817459694792137">
            <text:p>-0,8174596948</text:p>
          </table:table-cell>
          <table:table-cell office:value-type="float" office:value="2194.07142857143">
            <text:p>2194,0714285714</text:p>
          </table:table-cell>
          <table:table-cell office:value-type="float" office:value="1.60083916501423">
            <text:p>1,600839165</text:p>
          </table:table-cell>
          <table:table-cell office:value-type="float" office:value="0.27789280637215">
            <text:p>0,2778928064</text:p>
          </table:table-cell>
          <table:table-cell office:value-type="float" office:value="0.817372411625245">
            <text:p>0,8173724116</text:p>
          </table:table-cell>
          <table:table-cell office:value-type="float" office:value="-1.99070333411481">
            <text:p>-1,9907033341</text:p>
          </table:table-cell>
          <table:table-cell office:value-type="float" office:value="0.806161265941627">
            <text:p>0,8061612659</text:p>
          </table:table-cell>
          <table:table-cell office:value-type="float" office:value="1.8611879923721">
            <text:p>1,8611879924</text:p>
          </table:table-cell>
          <table:table-cell office:value-type="float" office:value="1.63942388158291">
            <text:p>1,6394238816</text:p>
          </table:table-cell>
          <table:table-cell office:value-type="float" office:value="-0.834868711335507">
            <text:p>-0,8348687113</text:p>
          </table:table-cell>
          <table:table-cell office:value-type="float" office:value="3.4769808266419">
            <text:p>3,4769808266</text:p>
          </table:table-cell>
          <table:table-cell office:value-type="float" office:value="-0.779923378370632">
            <text:p>-0,7799233784</text:p>
          </table:table-cell>
          <table:table-cell office:value-type="float" office:value="1.56951729507484">
            <text:p>1,5695172951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2194.07142857143">
            <text:p>2194,0714285714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ACA78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38">
            <text:p>31,38</text:p>
          </table:table-cell>
          <table:table-cell office:value-type="float" office:value="30.83">
            <text:p>30,83</text:p>
          </table:table-cell>
          <table:table-cell office:value-type="float" office:value="-0.550000000000001">
            <text:p>-0,55</text:p>
          </table:table-cell>
          <table:table-cell office:value-type="float" office:value="8">
            <text:p>8</text:p>
          </table:table-cell>
          <table:table-cell office:value-type="float" office:value="-13.4">
            <text:p>-13,4</text:p>
          </table:table-cell>
          <table:table-cell office:value-type="float" office:value="8">
            <text:p>8</text:p>
          </table:table-cell>
          <table:table-cell office:value-type="float" office:value="-12.6666666666667">
            <text:p>-12,6666666667</text:p>
          </table:table-cell>
          <table:table-cell office:value-type="float" office:value="0.298536325820147">
            <text:p>0,2985363258</text:p>
          </table:table-cell>
          <table:table-cell office:value-type="float" office:value="0.30975927332343">
            <text:p>0,3097592733</text:p>
          </table:table-cell>
          <table:table-cell office:value-type="float" office:value="-0.573578358643077">
            <text:p>-0,5735783586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.807672169740872">
            <text:p>0,8076721697</text:p>
          </table:table-cell>
          <table:table-cell office:value-type="float" office:value="0.654082048345839">
            <text:p>0,6540820483</text:p>
          </table:table-cell>
          <table:table-cell office:value-type="float" office:value="-1.59203140521647">
            <text:p>-1,5920314052</text:p>
          </table:table-cell>
          <table:table-cell office:value-type="float" office:value="-0.923599760699293">
            <text:p>-0,9235997607</text:p>
          </table:table-cell>
          <table:table-cell office:value-type="float" office:value="4.60795663572173">
            <text:p>4,6079566357</text:p>
          </table:table-cell>
          <table:table-cell office:value-type="float" office:value="-1.25524728819374">
            <text:p>-1,2552472882</text:p>
          </table:table-cell>
          <table:table-cell office:value-type="float" office:value="-1.01376544588265">
            <text:p>-1,0137654459</text:p>
          </table:table-cell>
          <table:table-cell office:value-type="float" office:value="2.54249257788572">
            <text:p>2,5424925779</text:p>
          </table:table-cell>
          <table:table-cell office:value-type="float" office:value="-0.145747962625871">
            <text:p>-0,1457479626</text:p>
          </table:table-cell>
          <table:table-cell office:value-type="float" office:value="-3.25109217506057">
            <text:p>-3,2510921751</text:p>
          </table:table-cell>
          <table:table-cell office:value-type="float" office:value="-1.63832461329756">
            <text:p>-1,6383246133</text:p>
          </table:table-cell>
          <table:table-cell office:value-type="float" office:value="1.07065685680699">
            <text:p>1,0706568568</text:p>
          </table:table-cell>
          <table:table-cell office:value-type="float" office:value="2.26171534553398">
            <text:p>2,2617153455</text:p>
          </table:table-cell>
          <table:table-cell office:value-type="float" office:value="3316.65952380952">
            <text:p>3316,6595238095</text:p>
          </table:table-cell>
          <table:table-cell office:value-type="float" office:value="1.6564738536336">
            <text:p>1,6564738536</text:p>
          </table:table-cell>
          <table:table-cell office:value-type="float" office:value="0.178979567077316">
            <text:p>0,1789795671</text:p>
          </table:table-cell>
          <table:table-cell office:value-type="float" office:value="-4.68133314597909">
            <text:p>-4,681333146</text:p>
          </table:table-cell>
          <table:table-cell office:value-type="float" office:value="1.57131159677499">
            <text:p>1,5713115968</text:p>
          </table:table-cell>
          <table:table-cell office:value-type="float" office:value="3.65588905391738">
            <text:p>3,6558890539</text:p>
          </table:table-cell>
          <table:table-cell office:value-type="float" office:value="1.53817150292232">
            <text:p>1,5381715029</text:p>
          </table:table-cell>
          <table:table-cell office:value-type="float" office:value="1.67369638446856">
            <text:p>1,6736963845</text:p>
          </table:table-cell>
          <table:table-cell office:value-type="float" office:value="1.91108183529905">
            <text:p>1,9110818353</text:p>
          </table:table-cell>
          <table:table-cell office:value-type="float" office:value="1.1681228568634">
            <text:p>1,1681228569</text:p>
          </table:table-cell>
          <table:table-cell office:value-type="float" office:value="-1.6533676689531">
            <text:p>-1,653367669</text:p>
          </table:table-cell>
          <table:table-cell office:value-type="float" office:value="0.755938693647188">
            <text:p>0,7559386936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3316.65952380952">
            <text:p>3316,6595238095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8" office:value-type="string">
            <text:p>0007ABF55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68">
            <text:p>68</text:p>
          </table:table-cell>
          <table:table-cell table:style-name="ce33" table:formula="of:=TRUE()" office:value-type="boolean" office:boolean-value="true">
            <text:p>VRAI</text:p>
          </table:table-cell>
          <table:table-cell table:style-name="ce20" office:value-type="float" office:value="31.61">
            <text:p>31,61</text:p>
          </table:table-cell>
          <table:table-cell table:style-name="ce20" office:value-type="float" office:value="30.06">
            <text:p>30,06</text:p>
          </table:table-cell>
          <table:table-cell table:style-name="ce20" office:value-type="float" office:value="-1.55">
            <text:p>-1,55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-17.75">
            <text:p>-17,75</text:p>
          </table:table-cell>
          <table:table-cell office:value-type="float" office:value="2">
            <text:p>2</text:p>
          </table:table-cell>
          <table:table-cell table:style-name="ce20" office:value-type="float" office:value="16.5952380952381">
            <text:p>16,5952380952</text:p>
          </table:table-cell>
          <table:table-cell table:style-name="ce20" office:value-type="float" office:value="2.05222556297173">
            <text:p>2,052225563</text:p>
          </table:table-cell>
          <table:table-cell table:style-name="ce20" office:value-type="float" office:value="-1.06530299464369">
            <text:p>-1,0653029946</text:p>
          </table:table-cell>
          <table:table-cell table:style-name="ce20" office:value-type="float" office:value="-1.00788051848393">
            <text:p>-1,0078805185</text:p>
          </table:table-cell>
          <table:table-cell table:style-name="ce20" office:value-type="float" office:value="0.65">
            <text:p>0,65</text:p>
          </table:table-cell>
          <table:table-cell table:style-name="ce20" office:value-type="float" office:value="1.30769230769231">
            <text:p>1,3076923077</text:p>
          </table:table-cell>
          <table:table-cell table:style-name="ce20" office:value-type="float" office:value="0.75">
            <text:p>0,75</text:p>
          </table:table-cell>
          <table:table-cell table:style-name="ce20" office:value-type="float" office:value="2.66415869697663">
            <text:p>2,664158697</text:p>
          </table:table-cell>
          <table:table-cell table:style-name="ce20" office:value-type="float" office:value="1.5258417016891">
            <text:p>1,5258417017</text:p>
          </table:table-cell>
          <table:table-cell table:style-name="ce20" office:value-type="float" office:value="0.673475007456482">
            <text:p>0,6734750075</text:p>
          </table:table-cell>
          <table:table-cell table:style-name="ce20" office:value-type="float" office:value="-1.21917292572732">
            <text:p>-1,2191729257</text:p>
          </table:table-cell>
          <table:table-cell table:style-name="ce20" office:value-type="float" office:value="3.01628161352041">
            <text:p>3,0162816135</text:p>
          </table:table-cell>
          <table:table-cell table:style-name="ce20" office:value-type="float" office:value="-0.0620530538771275">
            <text:p>-0,0620530539</text:p>
          </table:table-cell>
          <table:table-cell table:style-name="ce20" office:value-type="float" office:value="-2.69426462633658">
            <text:p>-2,6942646263</text:p>
          </table:table-cell>
          <table:table-cell table:style-name="ce20" office:value-type="float" office:value="2.79860125290605">
            <text:p>2,7986012529</text:p>
          </table:table-cell>
          <table:table-cell table:style-name="ce20" office:value-type="float" office:value="-2.82504756263628">
            <text:p>-2,8250475626</text:p>
          </table:table-cell>
          <table:table-cell table:style-name="ce20" office:value-type="float" office:value="1.71432029035008">
            <text:p>1,7143202904</text:p>
          </table:table-cell>
          <table:table-cell table:style-name="ce20" office:value-type="float" office:value="-0.361587616818525">
            <text:p>-0,3615876168</text:p>
          </table:table-cell>
          <table:table-cell table:style-name="ce20" office:value-type="float" office:value="-0.69750469665898">
            <text:p>-0,6975046967</text:p>
          </table:table-cell>
          <table:table-cell table:style-name="ce20" office:value-type="float" office:value="1.48755583080203">
            <text:p>1,4875558308</text:p>
          </table:table-cell>
          <table:table-cell table:style-name="ce20" office:value-type="float" office:value="1795.60476190476">
            <text:p>1795,6047619048</text:p>
          </table:table-cell>
          <table:table-cell table:style-name="ce20" office:value-type="float" office:value="1.68239711955233">
            <text:p>1,6823971196</text:p>
          </table:table-cell>
          <table:table-cell table:style-name="ce20" office:value-type="float" office:value="0.205390410977068">
            <text:p>0,205390411</text:p>
          </table:table-cell>
          <table:table-cell table:style-name="ce20" office:value-type="float" office:value="2.00197068471093">
            <text:p>2,0019706847</text:p>
          </table:table-cell>
          <table:table-cell table:style-name="ce20" office:value-type="float" office:value="3.26981076562144">
            <text:p>3,2698107656</text:p>
          </table:table-cell>
          <table:table-cell table:style-name="ce20" office:value-type="float" office:value="-1.2487550331785">
            <text:p>-1,2487550332</text:p>
          </table:table-cell>
          <table:table-cell table:style-name="ce20" office:value-type="float" office:value="1.58177125496587">
            <text:p>1,581771255</text:p>
          </table:table-cell>
          <table:table-cell table:style-name="ce20" office:value-type="float" office:value="0.0470184159013908">
            <text:p>0,0470184159</text:p>
          </table:table-cell>
          <table:table-cell table:style-name="ce20" office:value-type="float" office:value="0.441943412355369">
            <text:p>0,4419434124</text:p>
          </table:table-cell>
          <table:table-cell table:style-name="ce20" office:value-type="float" office:value="2.26658522818637">
            <text:p>2,2665852282</text:p>
          </table:table-cell>
          <table:table-cell table:style-name="ce20" office:value-type="float" office:value="1.97486608845729">
            <text:p>1,9748660885</text:p>
          </table:table-cell>
          <table:table-cell table:style-name="ce20" office:value-type="float" office:value="-2.08676089398117">
            <text:p>-2,086760894</text:p>
          </table:table-cell>
          <table:table-cell table:style-name="ce33" table:formula="of:=FALSE()" office:value-type="boolean" office:boolean-value="false">
            <text:p>FAUX</text:p>
          </table:table-cell>
          <table:table-cell table:number-columns-repeated="3"/>
          <table:table-cell table:style-name="ce20" office:value-type="float" office:value="1795.60476190476">
            <text:p>1795,6047619048</text:p>
          </table:table-cell>
          <table:table-cell office:value-type="string">
            <text:p>strong</text:p>
          </table:table-cell>
          <table:table-cell table:style-name="ce20" table:number-columns-repeated="973"/>
        </table:table-row>
        <table:table-row table:style-name="ro1">
          <table:table-cell table:style-name="ce8" office:value-type="string">
            <text:p>0007CD7FB2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2">
            <text:p>2</text:p>
          </table:table-cell>
          <table:table-cell table:style-name="ce20" office:value-type="float" office:value="70">
            <text:p>70</text:p>
          </table:table-cell>
          <table:table-cell table:style-name="ce33" table:formula="of:=TRUE()" office:value-type="boolean" office:boolean-value="true">
            <text:p>VRAI</text:p>
          </table:table-cell>
          <table:table-cell table:style-name="ce20" office:value-type="float" office:value="33.79">
            <text:p>33,79</text:p>
          </table:table-cell>
          <table:table-cell table:style-name="ce20" office:value-type="float" office:value="33.27">
            <text:p>33,27</text:p>
          </table:table-cell>
          <table:table-cell table:style-name="ce20" office:value-type="float" office:value="-0.519999999999996">
            <text:p>-0,52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-8.01767676767677">
            <text:p>-8,0176767677</text:p>
          </table:table-cell>
          <table:table-cell office:value-type="float" office:value="10">
            <text:p>10</text:p>
          </table:table-cell>
          <table:table-cell table:style-name="ce20" office:value-type="float" office:value="-19.0352836522745">
            <text:p>-19,0352836523</text:p>
          </table:table-cell>
          <table:table-cell table:style-name="ce20" office:value-type="float" office:value="-1.17644694249874">
            <text:p>-1,1764469425</text:p>
          </table:table-cell>
          <table:table-cell table:style-name="ce20" office:value-type="float" office:value="-0.107975026088609">
            <text:p>-0,1079750261</text:p>
          </table:table-cell>
          <table:table-cell table:style-name="ce20" office:value-type="float" office:value="-1.35310745756071">
            <text:p>-1,3531074576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.909090909090909">
            <text:p>0,9090909091</text:p>
          </table:table-cell>
          <table:table-cell table:style-name="ce20" office:value-type="float" office:value="3.40153853429943">
            <text:p>3,4015385343</text:p>
          </table:table-cell>
          <table:table-cell table:style-name="ce20" office:value-type="float" office:value="0.0454164569019683">
            <text:p>0,0454164569</text:p>
          </table:table-cell>
          <table:table-cell table:style-name="ce20" office:value-type="float" office:value="1.72534764386221">
            <text:p>1,7253476439</text:p>
          </table:table-cell>
          <table:table-cell table:style-name="ce20" office:value-type="float" office:value="-1.64652768810531">
            <text:p>-1,6465276881</text:p>
          </table:table-cell>
          <table:table-cell table:style-name="ce20" office:value-type="float" office:value="8.69723554751914">
            <text:p>8,6972355475</text:p>
          </table:table-cell>
          <table:table-cell table:style-name="ce20" office:value-type="float" office:value="-4.09688211431324">
            <text:p>-4,0968821143</text:p>
          </table:table-cell>
          <table:table-cell table:style-name="ce20" office:value-type="float" office:value="1.66163885066032">
            <text:p>1,6616388507</text:p>
          </table:table-cell>
          <table:table-cell table:style-name="ce20" office:value-type="float" office:value="-2.47398763275085">
            <text:p>-2,4739876328</text:p>
          </table:table-cell>
          <table:table-cell table:style-name="ce20" office:value-type="float" office:value="0.8315039209465">
            <text:p>0,8315039209</text:p>
          </table:table-cell>
          <table:table-cell table:style-name="ce20" office:value-type="float" office:value="0.249068146870084">
            <text:p>0,2490681469</text:p>
          </table:table-cell>
          <table:table-cell table:style-name="ce20" office:value-type="float" office:value="1.73682270509386">
            <text:p>1,7368227051</text:p>
          </table:table-cell>
          <table:table-cell table:style-name="ce20" office:value-type="float" office:value="0.500920471251031">
            <text:p>0,5009204713</text:p>
          </table:table-cell>
          <table:table-cell table:style-name="ce20" office:value-type="float" office:value="-0.0830449173283447">
            <text:p>-0,0830449173</text:p>
          </table:table-cell>
          <table:table-cell table:style-name="ce20" office:value-type="float" office:value="3228.41666666667">
            <text:p>3228,4166666667</text:p>
          </table:table-cell>
          <table:table-cell table:style-name="ce20" office:value-type="float" office:value="1.97738726008926">
            <text:p>1,9773872601</text:p>
          </table:table-cell>
          <table:table-cell table:style-name="ce20" office:value-type="float" office:value="0.185012555911603">
            <text:p>0,1850125559</text:p>
          </table:table-cell>
          <table:table-cell table:style-name="ce20" office:value-type="float" office:value="-1.24238763560113">
            <text:p>-1,2423876356</text:p>
          </table:table-cell>
          <table:table-cell table:style-name="ce20" office:value-type="float" office:value="0.160282903049335">
            <text:p>0,160282903</text:p>
          </table:table-cell>
          <table:table-cell table:style-name="ce20" office:value-type="float" office:value="-3.8145686825129">
            <text:p>-3,8145686825</text:p>
          </table:table-cell>
          <table:table-cell table:style-name="ce20" office:value-type="float" office:value="-3.3757952352299">
            <text:p>-3,3757952352</text:p>
          </table:table-cell>
          <table:table-cell table:style-name="ce20" office:value-type="float" office:value="1.79412694233337">
            <text:p>1,7941269423</text:p>
          </table:table-cell>
          <table:table-cell table:style-name="ce20" office:value-type="float" office:value="0.710721836332611">
            <text:p>0,7107218363</text:p>
          </table:table-cell>
          <table:table-cell table:style-name="ce20" office:value-type="float" office:value="1.98983774135536">
            <text:p>1,9898377414</text:p>
          </table:table-cell>
          <table:table-cell table:style-name="ce20" office:value-type="float" office:value="1.09259142747588">
            <text:p>1,0925914275</text:p>
          </table:table-cell>
          <table:table-cell table:style-name="ce20" office:value-type="float" office:value="4.00659843480872">
            <text:p>4,0065984348</text:p>
          </table:table-cell>
          <table:table-cell table:style-name="ce33" table:formula="of:=FALSE()" office:value-type="boolean" office:boolean-value="false">
            <text:p>FAUX</text:p>
          </table:table-cell>
          <table:table-cell table:number-columns-repeated="3"/>
          <table:table-cell table:style-name="ce20" office:value-type="float" office:value="3228.41666666667">
            <text:p>3228,4166666667</text:p>
          </table:table-cell>
          <table:table-cell office:value-type="string">
            <text:p>strong</text:p>
          </table:table-cell>
          <table:table-cell table:style-name="ce20" table:number-columns-repeated="973"/>
        </table:table-row>
        <table:table-row table:style-name="ro1">
          <table:table-cell table:style-name="ce6" office:value-type="string">
            <text:p>0007CD81D3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6">
            <text:p>66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4.29">
            <text:p>34,29</text:p>
          </table:table-cell>
          <table:table-cell table:style-name="ce16" office:value-type="float" office:value="33.05">
            <text:p>33,05</text:p>
          </table:table-cell>
          <table:table-cell table:style-name="ce16" office:value-type="float" office:value="-1.24">
            <text:p>-1,2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9.1904761904762">
            <text:p>39,1904761905</text:p>
          </table:table-cell>
          <table:table-cell office:value-type="float" office:value="1">
            <text:p>1</text:p>
          </table:table-cell>
          <table:table-cell table:style-name="ce16" office:value-type="float" office:value="19.1340884179759">
            <text:p>19,134088418</text:p>
          </table:table-cell>
          <table:table-cell table:style-name="ce16" office:value-type="float" office:value="1.69649234862648">
            <text:p>1,6964923486</text:p>
          </table:table-cell>
          <table:table-cell table:style-name="ce16" office:value-type="float" office:value="0.767123458287288">
            <text:p>0,7671234583</text:p>
          </table:table-cell>
          <table:table-cell table:style-name="ce16" office:value-type="float" office:value="0.10425291688464">
            <text:p>0,1042529169</text:p>
          </table:table-cell>
          <table:table-cell table:style-name="ce16" office:value-type="float" office:value="0.3">
            <text:p>0,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-0.767812051416283">
            <text:p>-0,7678120514</text:p>
          </table:table-cell>
          <table:table-cell table:style-name="ce16" office:value-type="float" office:value="-0.32055600065515">
            <text:p>-0,3205560007</text:p>
          </table:table-cell>
          <table:table-cell table:style-name="ce16" office:value-type="float" office:value="0.321971072362841">
            <text:p>0,3219710724</text:p>
          </table:table-cell>
          <table:table-cell table:style-name="ce16" office:value-type="float" office:value="0.115239980358729">
            <text:p>0,1152399804</text:p>
          </table:table-cell>
          <table:table-cell table:style-name="ce16" office:value-type="float" office:value="-3.9106234888058">
            <text:p>-3,9106234888</text:p>
          </table:table-cell>
          <table:table-cell table:style-name="ce16" office:value-type="float" office:value="-1.70073727618648">
            <text:p>-1,7007372762</text:p>
          </table:table-cell>
          <table:table-cell table:style-name="ce16" office:value-type="float" office:value="-1.81525096367691">
            <text:p>-1,8152509637</text:p>
          </table:table-cell>
          <table:table-cell table:style-name="ce16" office:value-type="float" office:value="1.25812789184009">
            <text:p>1,2581278918</text:p>
          </table:table-cell>
          <table:table-cell table:style-name="ce16" office:value-type="float" office:value="0.994263279312491">
            <text:p>0,9942632793</text:p>
          </table:table-cell>
          <table:table-cell table:style-name="ce16" office:value-type="float" office:value="0.817024088177331">
            <text:p>0,8170240882</text:p>
          </table:table-cell>
          <table:table-cell table:style-name="ce16" office:value-type="float" office:value="-2.58701441419512">
            <text:p>-2,5870144142</text:p>
          </table:table-cell>
          <table:table-cell table:style-name="ce16" office:value-type="float" office:value="1.77058201250426">
            <text:p>1,7705820125</text:p>
          </table:table-cell>
          <table:table-cell table:style-name="ce16" office:value-type="float" office:value="1.51296478943255">
            <text:p>1,5129647894</text:p>
          </table:table-cell>
          <table:table-cell office:value-type="float" office:value="2557.98095238095">
            <text:p>2557,980952381</text:p>
          </table:table-cell>
          <table:table-cell table:style-name="ce16" office:value-type="float" office:value="1.47493528145141">
            <text:p>1,4749352815</text:p>
          </table:table-cell>
          <table:table-cell table:style-name="ce16" office:value-type="float" office:value="0.23138691974325">
            <text:p>0,2313869197</text:p>
          </table:table-cell>
          <table:table-cell table:style-name="ce16" office:value-type="float" office:value="3.72754462904009">
            <text:p>3,727544629</text:p>
          </table:table-cell>
          <table:table-cell table:style-name="ce16" office:value-type="float" office:value="1.21410105126874">
            <text:p>1,2141010513</text:p>
          </table:table-cell>
          <table:table-cell table:style-name="ce16" office:value-type="float" office:value="-1.89123769703146">
            <text:p>-1,891237697</text:p>
          </table:table-cell>
          <table:table-cell table:style-name="ce16" office:value-type="float" office:value="-2.72042409725215">
            <text:p>-2,7204240973</text:p>
          </table:table-cell>
          <table:table-cell table:style-name="ce16" office:value-type="float" office:value="1.908946012117">
            <text:p>1,9089460121</text:p>
          </table:table-cell>
          <table:table-cell table:style-name="ce16" office:value-type="float" office:value="1.60381379968681">
            <text:p>1,6038137997</text:p>
          </table:table-cell>
          <table:table-cell table:style-name="ce16" office:value-type="float" office:value="0.646045372422462">
            <text:p>0,6460453724</text:p>
          </table:table-cell>
          <table:table-cell table:style-name="ce16" office:value-type="float" office:value="0.869793057393006">
            <text:p>0,8697930574</text:p>
          </table:table-cell>
          <table:table-cell table:style-name="ce16" office:value-type="float" office:value="-2.32594438757278">
            <text:p>-2,3259443876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3"/>
          <table:table-cell office:value-type="float" office:value="2557.98095238095">
            <text:p>2557,980952381</text:p>
          </table:table-cell>
          <table:table-cell office:value-type="string">
            <text:p>strong</text:p>
          </table:table-cell>
          <table:table-cell table:style-name="ce16" table:number-columns-repeated="973"/>
        </table:table-row>
        <table:table-row table:style-name="ro1">
          <table:table-cell table:style-name="ce1" office:value-type="string">
            <text:p>0007CDEAA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4.37">
            <text:p>34,37</text:p>
          </table:table-cell>
          <table:table-cell office:value-type="float" office:value="32.84">
            <text:p>32,84</text:p>
          </table:table-cell>
          <table:table-cell office:value-type="float" office:value="-1.52999999999999">
            <text:p>-1,53</text:p>
          </table:table-cell>
          <table:table-cell office:value-type="float" office:value="10">
            <text:p>10</text:p>
          </table:table-cell>
          <table:table-cell office:value-type="float" office:value="-30.4047619047619">
            <text:p>-30,4047619048</text:p>
          </table:table-cell>
          <table:table-cell office:value-type="float" office:value="7">
            <text:p>7</text:p>
          </table:table-cell>
          <table:table-cell office:value-type="float" office:value="-7.60075984275069">
            <text:p>-7,6007598428</text:p>
          </table:table-cell>
          <table:table-cell office:value-type="float" office:value="-1.18709286418845">
            <text:p>-1,1870928642</text:p>
          </table:table-cell>
          <table:table-cell office:value-type="float" office:value="-0.187519364061266">
            <text:p>-0,1875193641</text:p>
          </table:table-cell>
          <table:table-cell office:value-type="float" office:value="-0.283474396261564">
            <text:p>-0,2834743963</text:p>
          </table:table-cell>
          <table:table-cell office:value-type="float" office:value="0.3">
            <text:p>0,3</text:p>
          </table:table-cell>
          <table:table-cell office:value-type="float" office:value="1.42857142857143">
            <text:p>1,4285714286</text:p>
          </table:table-cell>
          <table:table-cell office:value-type="float" office:value="1.16666666666667">
            <text:p>1,1666666667</text:p>
          </table:table-cell>
          <table:table-cell office:value-type="float" office:value="-0.815858223756108">
            <text:p>-0,8158582238</text:p>
          </table:table-cell>
          <table:table-cell office:value-type="float" office:value="1.64373023402225">
            <text:p>1,643730234</text:p>
          </table:table-cell>
          <table:table-cell office:value-type="float" office:value="1.20992971149628">
            <text:p>1,2099297115</text:p>
          </table:table-cell>
          <table:table-cell office:value-type="float" office:value="0.0402315737145002">
            <text:p>0,0402315737</text:p>
          </table:table-cell>
          <table:table-cell office:value-type="float" office:value="1.1273682721826">
            <text:p>1,1273682722</text:p>
          </table:table-cell>
          <table:table-cell office:value-type="float" office:value="2.78463661149901">
            <text:p>2,7846366115</text:p>
          </table:table-cell>
          <table:table-cell office:value-type="float" office:value="-0.690575957283691">
            <text:p>-0,6905759573</text:p>
          </table:table-cell>
          <table:table-cell office:value-type="float" office:value="1.20799495293794">
            <text:p>1,2079949529</text:p>
          </table:table-cell>
          <table:table-cell office:value-type="float" office:value="1.29216509682384">
            <text:p>1,2921650968</text:p>
          </table:table-cell>
          <table:table-cell office:value-type="float" office:value="-0.781670139064507">
            <text:p>-0,7816701391</text:p>
          </table:table-cell>
          <table:table-cell office:value-type="float" office:value="0.257076371920368">
            <text:p>0,2570763719</text:p>
          </table:table-cell>
          <table:table-cell office:value-type="float" office:value="0.219640596703256">
            <text:p>0,2196405967</text:p>
          </table:table-cell>
          <table:table-cell office:value-type="float" office:value="0.632840116779325">
            <text:p>0,6328401168</text:p>
          </table:table-cell>
          <table:table-cell office:value-type="float" office:value="1514.27142857143">
            <text:p>1514,2714285714</text:p>
          </table:table-cell>
          <table:table-cell office:value-type="float" office:value="1.29543957437433">
            <text:p>1,2954395744</text:p>
          </table:table-cell>
          <table:table-cell office:value-type="float" office:value="0.212893517863376">
            <text:p>0,2128935179</text:p>
          </table:table-cell>
          <table:table-cell office:value-type="float" office:value="-6.32402178807153">
            <text:p>-6,3240217881</text:p>
          </table:table-cell>
          <table:table-cell office:value-type="float" office:value="1.5717880642105">
            <text:p>1,5717880642</text:p>
          </table:table-cell>
          <table:table-cell office:value-type="float" office:value="0.852731473575627">
            <text:p>0,8527314736</text:p>
          </table:table-cell>
          <table:table-cell office:value-type="float" office:value="0.10363304590839">
            <text:p>0,1036330459</text:p>
          </table:table-cell>
          <table:table-cell office:value-type="float" office:value="2.09235480370324">
            <text:p>2,0923548037</text:p>
          </table:table-cell>
          <table:table-cell office:value-type="float" office:value="0.764973723885464">
            <text:p>0,7649737239</text:p>
          </table:table-cell>
          <table:table-cell office:value-type="float" office:value="1.07008738444225">
            <text:p>1,0700873844</text:p>
          </table:table-cell>
          <table:table-cell office:value-type="float" office:value="0.974580606564803">
            <text:p>0,9745806066</text:p>
          </table:table-cell>
          <table:table-cell office:value-type="float" office:value="0.178349898613286">
            <text:p>0,1783498986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1514.27142857143">
            <text:p>1514,2714285714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6" office:value-type="string">
            <text:p>0007CD72E3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85">
            <text:p>85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4.39">
            <text:p>34,39</text:p>
          </table:table-cell>
          <table:table-cell table:style-name="ce16" office:value-type="float" office:value="32.72">
            <text:p>32,72</text:p>
          </table:table-cell>
          <table:table-cell table:style-name="ce16" office:value-type="float" office:value="-1.67">
            <text:p>-1,67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-0.406565656565658">
            <text:p>-0,4065656566</text:p>
          </table:table-cell>
          <table:table-cell office:value-type="float" office:value="4">
            <text:p>4</text:p>
          </table:table-cell>
          <table:table-cell table:style-name="ce16" office:value-type="float" office:value="5.21794871794872">
            <text:p>5,2179487179</text:p>
          </table:table-cell>
          <table:table-cell table:style-name="ce16" office:value-type="float" office:value="2.30881561258117">
            <text:p>2,3088156126</text:p>
          </table:table-cell>
          <table:table-cell table:style-name="ce16" office:value-type="float" office:value="-0.0742338498932124">
            <text:p>-0,0742338499</text:p>
          </table:table-cell>
          <table:table-cell table:style-name="ce16" office:value-type="float" office:value="-0.29663802648357">
            <text:p>-0,2966380265</text:p>
          </table:table-cell>
          <table:table-cell table:style-name="ce16" office:value-type="float" office:value="0.35">
            <text:p>0,3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.5">
            <text:p>2,5</text:p>
          </table:table-cell>
          <table:table-cell table:style-name="ce16" office:value-type="float" office:value="-0.476814404510311">
            <text:p>-0,4768144045</text:p>
          </table:table-cell>
          <table:table-cell table:style-name="ce16" office:value-type="float" office:value="0.00984387215982815">
            <text:p>0,0098438722</text:p>
          </table:table-cell>
          <table:table-cell table:style-name="ce16" office:value-type="float" office:value="2.4126274962452">
            <text:p>2,4126274962</text:p>
          </table:table-cell>
          <table:table-cell table:style-name="ce16" office:value-type="float" office:value="0.377529954416737">
            <text:p>0,3775299544</text:p>
          </table:table-cell>
          <table:table-cell table:style-name="ce16" office:value-type="float" office:value="2.68118647794668">
            <text:p>2,6811864779</text:p>
          </table:table-cell>
          <table:table-cell table:style-name="ce16" office:value-type="float" office:value="2.533211137119">
            <text:p>2,5332111371</text:p>
          </table:table-cell>
          <table:table-cell table:style-name="ce16" office:value-type="float" office:value="-0.812694716912172">
            <text:p>-0,8126947169</text:p>
          </table:table-cell>
          <table:table-cell table:style-name="ce16" office:value-type="float" office:value="-1.06960776010901">
            <text:p>-1,0696077601</text:p>
          </table:table-cell>
          <table:table-cell table:style-name="ce16" office:value-type="float" office:value="-1.20188649462069">
            <text:p>-1,2018864946</text:p>
          </table:table-cell>
          <table:table-cell table:style-name="ce16" office:value-type="float" office:value="-1.31083667765109">
            <text:p>-1,3108366777</text:p>
          </table:table-cell>
          <table:table-cell table:style-name="ce16" office:value-type="float" office:value="1.90809870050507">
            <text:p>1,9080987005</text:p>
          </table:table-cell>
          <table:table-cell table:style-name="ce16" office:value-type="float" office:value="0.490969250726501">
            <text:p>0,4909692507</text:p>
          </table:table-cell>
          <table:table-cell table:style-name="ce16" office:value-type="float" office:value="-0.269683000847547">
            <text:p>-0,2696830008</text:p>
          </table:table-cell>
          <table:table-cell office:value-type="float" office:value="3109.92857142857">
            <text:p>3109,9285714286</text:p>
          </table:table-cell>
          <table:table-cell table:style-name="ce16" office:value-type="float" office:value="1.33852013268792">
            <text:p>1,3385201327</text:p>
          </table:table-cell>
          <table:table-cell table:style-name="ce16" office:value-type="float" office:value="0.291945918218915">
            <text:p>0,2919459182</text:p>
          </table:table-cell>
          <table:table-cell table:style-name="ce16" office:value-type="float" office:value="1.04300945420975">
            <text:p>1,0430094542</text:p>
          </table:table-cell>
          <table:table-cell table:style-name="ce16" office:value-type="float" office:value="5.44866501969796">
            <text:p>5,4486650197</text:p>
          </table:table-cell>
          <table:table-cell table:style-name="ce16" office:value-type="float" office:value="-1.45066863164215">
            <text:p>-1,4506686316</text:p>
          </table:table-cell>
          <table:table-cell table:style-name="ce16" office:value-type="float" office:value="-1.71876045697326">
            <text:p>-1,718760457</text:p>
          </table:table-cell>
          <table:table-cell table:style-name="ce16" office:value-type="float" office:value="4.6499008506582">
            <text:p>4,6499008507</text:p>
          </table:table-cell>
          <table:table-cell table:style-name="ce16" office:value-type="float" office:value="-1.73335490415004">
            <text:p>-1,7333549042</text:p>
          </table:table-cell>
          <table:table-cell table:style-name="ce16" office:value-type="float" office:value="-0.745958658115162">
            <text:p>-0,7459586581</text:p>
          </table:table-cell>
          <table:table-cell table:style-name="ce16" office:value-type="float" office:value="2.3170503028769">
            <text:p>2,3170503029</text:p>
          </table:table-cell>
          <table:table-cell table:style-name="ce16" office:value-type="float" office:value="-1.27039050260033">
            <text:p>-1,2703905026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3"/>
          <table:table-cell office:value-type="float" office:value="3109.92857142857">
            <text:p>3109,9285714286</text:p>
          </table:table-cell>
          <table:table-cell office:value-type="string">
            <text:p>strong</text:p>
          </table:table-cell>
          <table:table-cell table:style-name="ce16" table:number-columns-repeated="973"/>
        </table:table-row>
        <table:table-row table:style-name="ro1">
          <table:table-cell table:style-name="ce6" office:value-type="string">
            <text:p>0007CD38E5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66">
            <text:p>66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4.85">
            <text:p>34,85</text:p>
          </table:table-cell>
          <table:table-cell table:style-name="ce16" office:value-type="float" office:value="34.78">
            <text:p>34,78</text:p>
          </table:table-cell>
          <table:table-cell table:style-name="ce16" office:value-type="float" office:value="-0.0700000000000003">
            <text:p>-0,0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1.3333333333333">
            <text:p>31,3333333333</text:p>
          </table:table-cell>
          <table:table-cell office:value-type="float" office:value="6">
            <text:p>6</text:p>
          </table:table-cell>
          <table:table-cell table:style-name="ce16" office:value-type="float" office:value="-2.24240157249311">
            <text:p>-2,2424015725</text:p>
          </table:table-cell>
          <table:table-cell table:style-name="ce16" office:value-type="float" office:value="1.1065890794899">
            <text:p>1,1065890795</text:p>
          </table:table-cell>
          <table:table-cell table:style-name="ce16" office:value-type="float" office:value="0.26953181470633">
            <text:p>0,2695318147</text:p>
          </table:table-cell>
          <table:table-cell table:style-name="ce16" office:value-type="float" office:value="-0.519415538710923">
            <text:p>-0,5194155387</text:p>
          </table:table-cell>
          <table:table-cell table:style-name="ce16" office:value-type="float" office:value="0.25">
            <text:p>0,25</text:p>
          </table:table-cell>
          <table:table-cell table:style-name="ce16" office:value-type="float" office:value="0.555555555555556">
            <text:p>0,5555555556</text:p>
          </table:table-cell>
          <table:table-cell table:style-name="ce16" office:value-type="float" office:value="1.6">
            <text:p>1,6</text:p>
          </table:table-cell>
          <table:table-cell table:style-name="ce16" office:value-type="float" office:value="0.299604516402916">
            <text:p>0,2996045164</text:p>
          </table:table-cell>
          <table:table-cell table:style-name="ce16" office:value-type="float" office:value="0.0100108630358448">
            <text:p>0,010010863</text:p>
          </table:table-cell>
          <table:table-cell table:style-name="ce16" office:value-type="float" office:value="1.36851397892207">
            <text:p>1,3685139789</text:p>
          </table:table-cell>
          <table:table-cell table:style-name="ce16" office:value-type="float" office:value="0.366022684161688">
            <text:p>0,3660226842</text:p>
          </table:table-cell>
          <table:table-cell table:style-name="ce16" office:value-type="float" office:value="1.48411529703762">
            <text:p>1,484115297</text:p>
          </table:table-cell>
          <table:table-cell table:style-name="ce16" office:value-type="float" office:value="-2.62745905417392">
            <text:p>-2,6274590542</text:p>
          </table:table-cell>
          <table:table-cell table:style-name="ce16" office:value-type="float" office:value="-1.40990179603673">
            <text:p>-1,409901796</text:p>
          </table:table-cell>
          <table:table-cell table:style-name="ce16" office:value-type="float" office:value="0.303802587532741">
            <text:p>0,3038025875</text:p>
          </table:table-cell>
          <table:table-cell table:style-name="ce16" office:value-type="float" office:value="-2.12202558515819">
            <text:p>-2,1220255852</text:p>
          </table:table-cell>
          <table:table-cell table:style-name="ce16" office:value-type="float" office:value="-1.37346540826032">
            <text:p>-1,3734654083</text:p>
          </table:table-cell>
          <table:table-cell table:style-name="ce16" office:value-type="float" office:value="0.562271337147781">
            <text:p>0,5622713371</text:p>
          </table:table-cell>
          <table:table-cell table:style-name="ce16" office:value-type="float" office:value="0.647866622583461">
            <text:p>0,6478666226</text:p>
          </table:table-cell>
          <table:table-cell table:style-name="ce16" office:value-type="float" office:value="0.00450275674092474">
            <text:p>0,0045027567</text:p>
          </table:table-cell>
          <table:table-cell office:value-type="float" office:value="2836.93809523809">
            <text:p>2836,9380952381</text:p>
          </table:table-cell>
          <table:table-cell table:style-name="ce16" office:value-type="float" office:value="1.3025544498108">
            <text:p>1,3025544498</text:p>
          </table:table-cell>
          <table:table-cell table:style-name="ce16" office:value-type="float" office:value="0.234837358184629">
            <text:p>0,2348373582</text:p>
          </table:table-cell>
          <table:table-cell table:style-name="ce16" office:value-type="float" office:value="5.34258457384935">
            <text:p>5,3425845738</text:p>
          </table:table-cell>
          <table:table-cell table:style-name="ce16" office:value-type="float" office:value="0.774639979662773">
            <text:p>0,7746399797</text:p>
          </table:table-cell>
          <table:table-cell table:style-name="ce16" office:value-type="float" office:value="1.14441549389241">
            <text:p>1,1444154939</text:p>
          </table:table-cell>
          <table:table-cell table:style-name="ce16" office:value-type="float" office:value="2.60838001101671">
            <text:p>2,608380011</text:p>
          </table:table-cell>
          <table:table-cell table:style-name="ce16" office:value-type="float" office:value="-0.232733346399183">
            <text:p>-0,2327333464</text:p>
          </table:table-cell>
          <table:table-cell table:style-name="ce16" office:value-type="float" office:value="0.340139729877106">
            <text:p>0,3401397299</text:p>
          </table:table-cell>
          <table:table-cell table:style-name="ce16" office:value-type="float" office:value="2.55506234855407">
            <text:p>2,5550623486</text:p>
          </table:table-cell>
          <table:table-cell table:style-name="ce16" office:value-type="float" office:value="-0.52052593939438">
            <text:p>-0,5205259394</text:p>
          </table:table-cell>
          <table:table-cell table:style-name="ce16" office:value-type="float" office:value="-1.18195663507308">
            <text:p>-1,1819566351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3"/>
          <table:table-cell office:value-type="float" office:value="2836.93809523809">
            <text:p>2836,9380952381</text:p>
          </table:table-cell>
          <table:table-cell office:value-type="string">
            <text:p>strong</text:p>
          </table:table-cell>
          <table:table-cell table:style-name="ce16" table:number-columns-repeated="973"/>
        </table:table-row>
        <table:table-row table:style-name="ro1">
          <table:table-cell table:style-name="ce1" office:value-type="string">
            <text:p>0007CB222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5.72">
            <text:p>35,72</text:p>
          </table:table-cell>
          <table:table-cell office:value-type="float" office:value="35.44">
            <text:p>35,44</text:p>
          </table:table-cell>
          <table:table-cell office:value-type="float" office:value="-0.280000000000001">
            <text:p>-0,28</text:p>
          </table:table-cell>
          <table:table-cell office:value-type="float" office:value="7">
            <text:p>7</text:p>
          </table:table-cell>
          <table:table-cell office:value-type="float" office:value="-9.25">
            <text:p>-9,25</text:p>
          </table:table-cell>
          <table:table-cell office:value-type="float" office:value="9">
            <text:p>9</text:p>
          </table:table-cell>
          <table:table-cell office:value-type="float" office:value="-17.4345238095238">
            <text:p>-17,4345238095</text:p>
          </table:table-cell>
          <table:table-cell office:value-type="float" office:value="-2.96699053743751">
            <text:p>-2,9669905374</text:p>
          </table:table-cell>
          <table:table-cell office:value-type="float" office:value="-0.0793642798539456">
            <text:p>-0,0793642799</text:p>
          </table:table-cell>
          <table:table-cell office:value-type="float" office:value="0.0715047369641238">
            <text:p>0,071504737</text:p>
          </table:table-cell>
          <table:table-cell office:value-type="float" office:value="0.5">
            <text:p>0,5</text:p>
          </table:table-cell>
          <table:table-cell office:value-type="float" office:value="1.22222222222222">
            <text:p>1,2222222222</text:p>
          </table:table-cell>
          <table:table-cell office:value-type="float" office:value="1">
            <text:p>1</text:p>
          </table:table-cell>
          <table:table-cell office:value-type="float" office:value="-0.351377428519726">
            <text:p>-0,3513774285</text:p>
          </table:table-cell>
          <table:table-cell office:value-type="float" office:value="-0.239100378036675">
            <text:p>-0,239100378</text:p>
          </table:table-cell>
          <table:table-cell office:value-type="float" office:value="0.924747701971724">
            <text:p>0,924747702</text:p>
          </table:table-cell>
          <table:table-cell office:value-type="float" office:value="0.371183428545668">
            <text:p>0,3711834285</text:p>
          </table:table-cell>
          <table:table-cell office:value-type="float" office:value="3.89012013382817">
            <text:p>3,8901201338</text:p>
          </table:table-cell>
          <table:table-cell office:value-type="float" office:value="0.686225656400242">
            <text:p>0,6862256564</text:p>
          </table:table-cell>
          <table:table-cell office:value-type="float" office:value="-0.449875287216585">
            <text:p>-0,4498752872</text:p>
          </table:table-cell>
          <table:table-cell office:value-type="float" office:value="0.278207707863957">
            <text:p>0,2782077079</text:p>
          </table:table-cell>
          <table:table-cell office:value-type="float" office:value="1.55311665104498">
            <text:p>1,553116651</text:p>
          </table:table-cell>
          <table:table-cell office:value-type="float" office:value="-0.813231473531442">
            <text:p>-0,8132314735</text:p>
          </table:table-cell>
          <table:table-cell office:value-type="float" office:value="0.554110287690759">
            <text:p>0,5541102877</text:p>
          </table:table-cell>
          <table:table-cell office:value-type="float" office:value="1.50782674260586">
            <text:p>1,5078267426</text:p>
          </table:table-cell>
          <table:table-cell office:value-type="float" office:value="0.515453346619741">
            <text:p>0,5154533466</text:p>
          </table:table-cell>
          <table:table-cell office:value-type="float" office:value="1078.50714285714">
            <text:p>1078,5071428571</text:p>
          </table:table-cell>
          <table:table-cell office:value-type="float" office:value="2.18058137366481">
            <text:p>2,1805813737</text:p>
          </table:table-cell>
          <table:table-cell office:value-type="float" office:value="0.24394169188892">
            <text:p>0,2439416919</text:p>
          </table:table-cell>
          <table:table-cell office:value-type="float" office:value="-4.2007534816479">
            <text:p>-4,2007534816</text:p>
          </table:table-cell>
          <table:table-cell office:value-type="float" office:value="-2.58673909206856">
            <text:p>-2,5867390921</text:p>
          </table:table-cell>
          <table:table-cell office:value-type="float" office:value="3.5428759602696">
            <text:p>3,5428759603</text:p>
          </table:table-cell>
          <table:table-cell office:value-type="float" office:value="2.72472045906604">
            <text:p>2,7247204591</text:p>
          </table:table-cell>
          <table:table-cell office:value-type="float" office:value="1.80990904348755">
            <text:p>1,8099090435</text:p>
          </table:table-cell>
          <table:table-cell office:value-type="float" office:value="-0.831200070824612">
            <text:p>-0,8312000708</text:p>
          </table:table-cell>
          <table:table-cell office:value-type="float" office:value="2.33721559161279">
            <text:p>2,3372155916</text:p>
          </table:table-cell>
          <table:table-cell office:value-type="float" office:value="-2.88342213786251">
            <text:p>-2,8834221379</text:p>
          </table:table-cell>
          <table:table-cell office:value-type="float" office:value="-0.574686993276806">
            <text:p>-0,5746869933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1078.50714285714">
            <text:p>1078,5071428571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A3A3A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5.47">
            <text:p>25,47</text:p>
          </table:table-cell>
          <table:table-cell office:value-type="float" office:value="23.07">
            <text:p>23,07</text:p>
          </table:table-cell>
          <table:table-cell office:value-type="float" office:value="-2.4">
            <text:p>-2,4</text:p>
          </table:table-cell>
          <table:table-cell office:value-type="float" office:value="10">
            <text:p>10</text:p>
          </table:table-cell>
          <table:table-cell office:value-type="float" office:value="-37">
            <text:p>-37</text:p>
          </table:table-cell>
          <table:table-cell office:value-type="float" office:value="10">
            <text:p>10</text:p>
          </table:table-cell>
          <table:table-cell office:value-type="float" office:value="-35">
            <text:p>-35</text:p>
          </table:table-cell>
          <table:table-cell office:value-type="float" office:value="-4.24053591619981">
            <text:p>-4,2405359162</text:p>
          </table:table-cell>
          <table:table-cell office:value-type="float" office:value="4.80178978250832">
            <text:p>4,8017897825</text:p>
          </table:table-cell>
          <table:table-cell office:value-type="float" office:value="-0.114296991757927">
            <text:p>-0,114296991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1.57142857142857">
            <text:p>1,5714285714</text:p>
          </table:table-cell>
          <table:table-cell office:value-type="float" office:value="-0.0784180646210188">
            <text:p>-0,0784180646</text:p>
          </table:table-cell>
          <table:table-cell office:value-type="float" office:value="1.14911104044943">
            <text:p>1,1491110404</text:p>
          </table:table-cell>
          <table:table-cell office:value-type="float" office:value="0.857232461855859">
            <text:p>0,8572324619</text:p>
          </table:table-cell>
          <table:table-cell office:value-type="float" office:value="0.537169646386899">
            <text:p>0,5371696464</text:p>
          </table:table-cell>
          <table:table-cell office:value-type="float" office:value="-0.582697887071472">
            <text:p>-0,5826978871</text:p>
          </table:table-cell>
          <table:table-cell office:value-type="float" office:value="3.31641499940855">
            <text:p>3,3164149994</text:p>
          </table:table-cell>
          <table:table-cell office:value-type="float" office:value="-0.173373778538632">
            <text:p>-0,1733737785</text:p>
          </table:table-cell>
          <table:table-cell office:value-type="float" office:value="-2.29806084809804">
            <text:p>-2,2980608481</text:p>
          </table:table-cell>
          <table:table-cell office:value-type="float" office:value="-0.2849560992612">
            <text:p>-0,2849560993</text:p>
          </table:table-cell>
          <table:table-cell office:value-type="float" office:value="0.868174362780318">
            <text:p>0,8681743628</text:p>
          </table:table-cell>
          <table:table-cell office:value-type="float" office:value="3.67394057266061">
            <text:p>3,6739405727</text:p>
          </table:table-cell>
          <table:table-cell office:value-type="float" office:value="-0.252611016095989">
            <text:p>-0,2526110161</text:p>
          </table:table-cell>
          <table:table-cell office:value-type="float" office:value="-0.522764500964558">
            <text:p>-0,522764501</text:p>
          </table:table-cell>
          <table:table-cell office:value-type="float" office:value="3469.12222222222">
            <text:p>3469,1222222222</text:p>
          </table:table-cell>
          <table:table-cell office:value-type="float" office:value="1.24642426500249">
            <text:p>1,246424265</text:p>
          </table:table-cell>
          <table:table-cell office:value-type="float" office:value="0.201447051927961">
            <text:p>0,2014470519</text:p>
          </table:table-cell>
          <table:table-cell office:value-type="float" office:value="-2.74361272923455">
            <text:p>-2,7436127292</text:p>
          </table:table-cell>
          <table:table-cell office:value-type="float" office:value="-1.4848379674701">
            <text:p>-1,4848379675</text:p>
          </table:table-cell>
          <table:table-cell office:value-type="float" office:value="-0.138200870957766">
            <text:p>-0,138200871</text:p>
          </table:table-cell>
          <table:table-cell office:value-type="float" office:value="-0.983881992900666">
            <text:p>-0,9838819929</text:p>
          </table:table-cell>
          <table:table-cell office:value-type="float" office:value="-1.21042867273114">
            <text:p>-1,2104286727</text:p>
          </table:table-cell>
          <table:table-cell office:value-type="float" office:value="4.80444986098006">
            <text:p>4,804449861</text:p>
          </table:table-cell>
          <table:table-cell office:value-type="float" office:value="-2.80059005378387">
            <text:p>-2,8005900538</text:p>
          </table:table-cell>
          <table:table-cell office:value-type="float" office:value="0.827274418548764">
            <text:p>0,8272744185</text:p>
          </table:table-cell>
          <table:table-cell office:value-type="float" office:value="2.29263868199957">
            <text:p>2,292638682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3469.12222222222">
            <text:p>3469,1222222222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2">
          <table:table-cell table:style-name="ce4" office:value-type="string">
            <text:p>0007CB30A6</text:p>
          </table:table-cell>
          <table:table-cell table:number-columns-repeated="2" table:style-name="ce17" office:value-type="float" office:value="8">
            <text:p>8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72">
            <text:p>72</text:p>
          </table:table-cell>
          <table:table-cell table:style-name="ce30" table:formula="of:=TRUE()" office:value-type="boolean" office:boolean-value="true">
            <text:p>VRAI</text:p>
          </table:table-cell>
          <table:table-cell table:style-name="ce17" office:value-type="float" office:value="30.41">
            <text:p>30,41</text:p>
          </table:table-cell>
          <table:table-cell table:style-name="ce17" office:value-type="float" office:value="30.11">
            <text:p>30,11</text:p>
          </table:table-cell>
          <table:table-cell table:style-name="ce17" office:value-type="float" office:value="-0.300000000000001">
            <text:p>-0,3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-1.28194444444445">
            <text:p>-1,2819444444</text:p>
          </table:table-cell>
          <table:table-cell table:style-name="ce42" office:value-type="float" office:value="9">
            <text:p>9</text:p>
          </table:table-cell>
          <table:table-cell table:style-name="ce17" office:value-type="float" office:value="-22.5333333333333">
            <text:p>-22,5333333333</text:p>
          </table:table-cell>
          <table:table-cell table:style-name="ce17" office:value-type="float" office:value="-5.24198446853114">
            <text:p>-5,2419844685</text:p>
          </table:table-cell>
          <table:table-cell table:style-name="ce17" office:value-type="float" office:value="2.55358760451825">
            <text:p>2,5535876045</text:p>
          </table:table-cell>
          <table:table-cell table:style-name="ce17" office:value-type="float" office:value="0.000936764973653023">
            <text:p>0,000936765</text:p>
          </table:table-cell>
          <table:table-cell table:style-name="ce17" office:value-type="float" office:value="0.4">
            <text:p>0,4</text:p>
          </table:table-cell>
          <table:table-cell table:number-columns-repeated="2" table:style-name="ce17" office:value-type="float" office:value="1">
            <text:p>1</text:p>
          </table:table-cell>
          <table:table-cell table:style-name="ce17" office:value-type="float" office:value="-0.353006242272166">
            <text:p>-0,3530062423</text:p>
          </table:table-cell>
          <table:table-cell table:style-name="ce17" office:value-type="float" office:value="0.280701734442263">
            <text:p>0,2807017344</text:p>
          </table:table-cell>
          <table:table-cell table:style-name="ce17" office:value-type="float" office:value="-0.51031849356834">
            <text:p>-0,5103184936</text:p>
          </table:table-cell>
          <table:table-cell table:style-name="ce17" office:value-type="float" office:value="0.546332425212451">
            <text:p>0,5463324252</text:p>
          </table:table-cell>
          <table:table-cell table:style-name="ce17" office:value-type="float" office:value="2.45838995805033">
            <text:p>2,4583899581</text:p>
          </table:table-cell>
          <table:table-cell table:style-name="ce17" office:value-type="float" office:value="2.81300309011426">
            <text:p>2,8130030901</text:p>
          </table:table-cell>
          <table:table-cell table:style-name="ce17" office:value-type="float" office:value="-0.445999576447501">
            <text:p>-0,4459995764</text:p>
          </table:table-cell>
          <table:table-cell table:style-name="ce17" office:value-type="float" office:value="0.38454942395461">
            <text:p>0,384549424</text:p>
          </table:table-cell>
          <table:table-cell table:style-name="ce17" office:value-type="float" office:value="-0.447381502064814">
            <text:p>-0,4473815021</text:p>
          </table:table-cell>
          <table:table-cell table:style-name="ce17" office:value-type="float" office:value="-1.45881242301371">
            <text:p>-1,458812423</text:p>
          </table:table-cell>
          <table:table-cell table:style-name="ce17" office:value-type="float" office:value="1.306062977483">
            <text:p>1,3060629775</text:p>
          </table:table-cell>
          <table:table-cell table:style-name="ce17" office:value-type="float" office:value="2.28341208490855">
            <text:p>2,2834120849</text:p>
          </table:table-cell>
          <table:table-cell table:style-name="ce17" office:value-type="float" office:value="0.504107972349649">
            <text:p>0,5041079723</text:p>
          </table:table-cell>
          <table:table-cell table:style-name="ce17" office:value-type="float" office:value="2795.94">
            <text:p>2795,94</text:p>
          </table:table-cell>
          <table:table-cell table:style-name="ce17" office:value-type="float" office:value="1.08238927656013">
            <text:p>1,0823892766</text:p>
          </table:table-cell>
          <table:table-cell table:style-name="ce17" office:value-type="float" office:value="0.151879749446221">
            <text:p>0,1518797494</text:p>
          </table:table-cell>
          <table:table-cell table:style-name="ce17" office:value-type="float" office:value="4.04816945814703">
            <text:p>4,0481694581</text:p>
          </table:table-cell>
          <table:table-cell table:style-name="ce17" office:value-type="float" office:value="-3.10330924315454">
            <text:p>-3,1033092432</text:p>
          </table:table-cell>
          <table:table-cell table:style-name="ce17" office:value-type="float" office:value="1.9063238469358">
            <text:p>1,9063238469</text:p>
          </table:table-cell>
          <table:table-cell table:style-name="ce17" office:value-type="float" office:value="-0.360618586859511">
            <text:p>-0,3606185869</text:p>
          </table:table-cell>
          <table:table-cell table:style-name="ce17" office:value-type="float" office:value="-0.942242194111867">
            <text:p>-0,9422421941</text:p>
          </table:table-cell>
          <table:table-cell table:style-name="ce17" office:value-type="float" office:value="3.6836110379425">
            <text:p>3,6836110379</text:p>
          </table:table-cell>
          <table:table-cell table:style-name="ce17" office:value-type="float" office:value="-1.50199702677535">
            <text:p>-1,5019970268</text:p>
          </table:table-cell>
          <table:table-cell table:style-name="ce17" office:value-type="float" office:value="-0.353795093227135">
            <text:p>-0,3537950932</text:p>
          </table:table-cell>
          <table:table-cell table:style-name="ce17" office:value-type="float" office:value="-0.77699151457384">
            <text:p>-0,7769915146</text:p>
          </table:table-cell>
          <table:table-cell table:style-name="ce30" table:formula="of:=FALSE()" office:value-type="boolean" office:boolean-value="false">
            <text:p>FAUX</text:p>
          </table:table-cell>
          <table:table-cell table:style-name="ce17" table:number-columns-repeated="2"/>
          <table:table-cell table:style-name="ce61"/>
          <table:table-cell table:style-name="ce17" office:value-type="float" office:value="2795.94">
            <text:p>2795,94</text:p>
          </table:table-cell>
          <table:table-cell office:value-type="string">
            <text:p>weak</text:p>
          </table:table-cell>
          <table:table-cell table:style-name="ce17" table:number-columns-repeated="973"/>
        </table:table-row>
        <table:table-row table:style-name="ro1">
          <table:table-cell table:style-name="ce1" office:value-type="string">
            <text:p>0007CDEC0B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56">
            <text:p>31,56</text:p>
          </table:table-cell>
          <table:table-cell office:value-type="float" office:value="30.48">
            <text:p>30,48</text:p>
          </table:table-cell>
          <table:table-cell office:value-type="float" office:value="-1.08">
            <text:p>-1,08</text:p>
          </table:table-cell>
          <table:table-cell office:value-type="float" office:value="4">
            <text:p>4</text:p>
          </table:table-cell>
          <table:table-cell office:value-type="float" office:value="3.61111111111111">
            <text:p>3,6111111111</text:p>
          </table:table-cell>
          <table:table-cell office:value-type="float" office:value="2">
            <text:p>2</text:p>
          </table:table-cell>
          <table:table-cell office:value-type="float" office:value="19.0357980255039">
            <text:p>19,0357980255</text:p>
          </table:table-cell>
          <table:table-cell office:value-type="float" office:value="1.9894389128268">
            <text:p>1,9894389128</text:p>
          </table:table-cell>
          <table:table-cell office:value-type="float" office:value="-0.38929062410626">
            <text:p>-0,3892906241</text:p>
          </table:table-cell>
          <table:table-cell office:value-type="float" office:value="-0.796666824847858">
            <text:p>-0,796666824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1.14285714285714">
            <text:p>1,1428571429</text:p>
          </table:table-cell>
          <table:table-cell office:value-type="float" office:value="2.20875478975835">
            <text:p>2,2087547898</text:p>
          </table:table-cell>
          <table:table-cell office:value-type="float" office:value="-0.824781548478123">
            <text:p>-0,8247815485</text:p>
          </table:table-cell>
          <table:table-cell office:value-type="float" office:value="0.118096365954341">
            <text:p>0,118096366</text:p>
          </table:table-cell>
          <table:table-cell office:value-type="float" office:value="-1.11500153281619">
            <text:p>-1,1150015328</text:p>
          </table:table-cell>
          <table:table-cell office:value-type="float" office:value="-1.98173940781781">
            <text:p>-1,9817394078</text:p>
          </table:table-cell>
          <table:table-cell office:value-type="float" office:value="-0.880859189188256">
            <text:p>-0,8808591892</text:p>
          </table:table-cell>
          <table:table-cell office:value-type="float" office:value="-1.41796783421367">
            <text:p>-1,4179678342</text:p>
          </table:table-cell>
          <table:table-cell office:value-type="float" office:value="1.61981531331128">
            <text:p>1,6198153133</text:p>
          </table:table-cell>
          <table:table-cell office:value-type="float" office:value="-2.82071285147953">
            <text:p>-2,8207128515</text:p>
          </table:table-cell>
          <table:table-cell office:value-type="float" office:value="0.31903293816712">
            <text:p>0,3190329382</text:p>
          </table:table-cell>
          <table:table-cell office:value-type="float" office:value="-0.278255558314792">
            <text:p>-0,2782555583</text:p>
          </table:table-cell>
          <table:table-cell office:value-type="float" office:value="-0.135673383775743">
            <text:p>-0,1356733838</text:p>
          </table:table-cell>
          <table:table-cell office:value-type="float" office:value="1.88815132344811">
            <text:p>1,8881513234</text:p>
          </table:table-cell>
          <table:table-cell office:value-type="float" office:value="5640.94888888889">
            <text:p>5640,9488888889</text:p>
          </table:table-cell>
          <table:table-cell office:value-type="float" office:value="1.18609332563767">
            <text:p>1,1860933256</text:p>
          </table:table-cell>
          <table:table-cell office:value-type="float" office:value="0.204129565278024">
            <text:p>0,2041295653</text:p>
          </table:table-cell>
          <table:table-cell office:value-type="float" office:value="5.05979455078417">
            <text:p>5,0597945508</text:p>
          </table:table-cell>
          <table:table-cell office:value-type="float" office:value="-3.11297521216486">
            <text:p>-3,1129752122</text:p>
          </table:table-cell>
          <table:table-cell office:value-type="float" office:value="4.73591449403958">
            <text:p>4,735914494</text:p>
          </table:table-cell>
          <table:table-cell office:value-type="float" office:value="0.149512173145111">
            <text:p>0,1495121731</text:p>
          </table:table-cell>
          <table:table-cell office:value-type="float" office:value="1.64392179529626">
            <text:p>1,6439217953</text:p>
          </table:table-cell>
          <table:table-cell office:value-type="float" office:value="0.133502983675166">
            <text:p>0,1335029837</text:p>
          </table:table-cell>
          <table:table-cell office:value-type="float" office:value="-1.69488274359005">
            <text:p>-1,6948827436</text:p>
          </table:table-cell>
          <table:table-cell office:value-type="float" office:value="-0.60580479354976">
            <text:p>-0,6058047935</text:p>
          </table:table-cell>
          <table:table-cell office:value-type="float" office:value="0.72494861681446">
            <text:p>0,7249486168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5640.94888888889">
            <text:p>5640,9488888889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8" office:value-type="string">
            <text:p>0007CB486D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71">
            <text:p>71</text:p>
          </table:table-cell>
          <table:table-cell table:style-name="ce33" table:formula="of:=TRUE()" office:value-type="boolean" office:boolean-value="true">
            <text:p>VRAI</text:p>
          </table:table-cell>
          <table:table-cell table:style-name="ce20" office:value-type="float" office:value="31.92">
            <text:p>31,92</text:p>
          </table:table-cell>
          <table:table-cell table:style-name="ce20" office:value-type="float" office:value="30.56">
            <text:p>30,56</text:p>
          </table:table-cell>
          <table:table-cell table:style-name="ce20" office:value-type="float" office:value="-1.36">
            <text:p>-1,36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-12.8309523809524">
            <text:p>-12,830952381</text:p>
          </table:table-cell>
          <table:table-cell office:value-type="float" office:value="4">
            <text:p>4</text:p>
          </table:table-cell>
          <table:table-cell table:style-name="ce20" office:value-type="float" office:value="14.7509157509158">
            <text:p>14,7509157509</text:p>
          </table:table-cell>
          <table:table-cell table:style-name="ce20" office:value-type="float" office:value="1.6915765532035">
            <text:p>1,6915765532</text:p>
          </table:table-cell>
          <table:table-cell table:style-name="ce20" office:value-type="float" office:value="0.301556077506457">
            <text:p>0,3015560775</text:p>
          </table:table-cell>
          <table:table-cell table:style-name="ce20" office:value-type="float" office:value="-0.344591659763873">
            <text:p>-0,3445916598</text:p>
          </table:table-cell>
          <table:table-cell table:style-name="ce20" office:value-type="float" office:value="0.35">
            <text:p>0,35</text:p>
          </table:table-cell>
          <table:table-cell table:style-name="ce20" office:value-type="float" office:value="0.428571428571429">
            <text:p>0,4285714286</text:p>
          </table:table-cell>
          <table:table-cell table:style-name="ce20" office:value-type="float" office:value="1.16666666666667">
            <text:p>1,1666666667</text:p>
          </table:table-cell>
          <table:table-cell table:style-name="ce20" office:value-type="float" office:value="0.491923878689657">
            <text:p>0,4919238787</text:p>
          </table:table-cell>
          <table:table-cell table:style-name="ce20" office:value-type="float" office:value="0.479838417450314">
            <text:p>0,4798384175</text:p>
          </table:table-cell>
          <table:table-cell table:style-name="ce20" office:value-type="float" office:value="-1.79336384204189">
            <text:p>-1,793363842</text:p>
          </table:table-cell>
          <table:table-cell table:style-name="ce20" office:value-type="float" office:value="-0.810960627777371">
            <text:p>-0,8109606278</text:p>
          </table:table-cell>
          <table:table-cell table:style-name="ce20" office:value-type="float" office:value="2.953355173443">
            <text:p>2,9533551734</text:p>
          </table:table-cell>
          <table:table-cell table:style-name="ce20" office:value-type="float" office:value="-1.09658404957237">
            <text:p>-1,0965840496</text:p>
          </table:table-cell>
          <table:table-cell table:style-name="ce20" office:value-type="float" office:value="-3.31191714995167">
            <text:p>-3,31191715</text:p>
          </table:table-cell>
          <table:table-cell table:style-name="ce20" office:value-type="float" office:value="0.270490974221654">
            <text:p>0,2704909742</text:p>
          </table:table-cell>
          <table:table-cell table:style-name="ce20" office:value-type="float" office:value="0.289842446732515">
            <text:p>0,2898424467</text:p>
          </table:table-cell>
          <table:table-cell table:style-name="ce20" office:value-type="float" office:value="2.56355700886208">
            <text:p>2,5635570089</text:p>
          </table:table-cell>
          <table:table-cell table:style-name="ce20" office:value-type="float" office:value="0.0525962766483916">
            <text:p>0,0525962766</text:p>
          </table:table-cell>
          <table:table-cell table:style-name="ce20" office:value-type="float" office:value="1.23196319738093">
            <text:p>1,2319631974</text:p>
          </table:table-cell>
          <table:table-cell table:style-name="ce20" office:value-type="float" office:value="0.806546039930562">
            <text:p>0,8065460399</text:p>
          </table:table-cell>
          <table:table-cell table:style-name="ce20" office:value-type="float" office:value="9815.56444444445">
            <text:p>9815,5644444445</text:p>
          </table:table-cell>
          <table:table-cell table:style-name="ce20" office:value-type="float" office:value="1.03901233367882">
            <text:p>1,0390123337</text:p>
          </table:table-cell>
          <table:table-cell table:style-name="ce20" office:value-type="float" office:value="0.126915438609519">
            <text:p>0,1269154386</text:p>
          </table:table-cell>
          <table:table-cell table:style-name="ce20" office:value-type="float" office:value="5.30436410213254">
            <text:p>5,3043641021</text:p>
          </table:table-cell>
          <table:table-cell table:style-name="ce20" office:value-type="float" office:value="-1.43801789822259">
            <text:p>-1,4380178982</text:p>
          </table:table-cell>
          <table:table-cell table:style-name="ce20" office:value-type="float" office:value="3.03784626482236">
            <text:p>3,0378462648</text:p>
          </table:table-cell>
          <table:table-cell table:style-name="ce20" office:value-type="float" office:value="-0.970562982997988">
            <text:p>-0,970562983</text:p>
          </table:table-cell>
          <table:table-cell table:style-name="ce20" office:value-type="float" office:value="1.48108994875596">
            <text:p>1,4810899488</text:p>
          </table:table-cell>
          <table:table-cell table:style-name="ce20" office:value-type="float" office:value="0.886556362561868">
            <text:p>0,8865563626</text:p>
          </table:table-cell>
          <table:table-cell table:style-name="ce20" office:value-type="float" office:value="-1.89900715124721">
            <text:p>-1,8990071512</text:p>
          </table:table-cell>
          <table:table-cell table:style-name="ce20" office:value-type="float" office:value="-0.00712453568076839">
            <text:p>-0,0071245357</text:p>
          </table:table-cell>
          <table:table-cell table:style-name="ce20" office:value-type="float" office:value="0.088543920985755">
            <text:p>0,088543921</text:p>
          </table:table-cell>
          <table:table-cell table:style-name="ce33" table:formula="of:=FALSE()" office:value-type="boolean" office:boolean-value="false">
            <text:p>FAUX</text:p>
          </table:table-cell>
          <table:table-cell table:number-columns-repeated="3"/>
          <table:table-cell table:style-name="ce20" office:value-type="float" office:value="9815.56444444445">
            <text:p>9815,5644444445</text:p>
          </table:table-cell>
          <table:table-cell office:value-type="string">
            <text:p>strong</text:p>
          </table:table-cell>
          <table:table-cell table:style-name="ce20" table:number-columns-repeated="973"/>
        </table:table-row>
        <table:table-row table:style-name="ro1">
          <table:table-cell table:style-name="ce6" office:value-type="string">
            <text:p>0007CDDBAF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70">
            <text:p>70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2.51">
            <text:p>32,51</text:p>
          </table:table-cell>
          <table:table-cell table:style-name="ce16" office:value-type="float" office:value="31.55">
            <text:p>31,55</text:p>
          </table:table-cell>
          <table:table-cell table:style-name="ce16" office:value-type="float" office:value="-0.959999999999997">
            <text:p>-0,96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2.875">
            <text:p>22,875</text:p>
          </table:table-cell>
          <table:table-cell office:value-type="float" office:value="5">
            <text:p>5</text:p>
          </table:table-cell>
          <table:table-cell table:style-name="ce16" office:value-type="float" office:value="9.57486631016043">
            <text:p>9,5748663102</text:p>
          </table:table-cell>
          <table:table-cell table:style-name="ce16" office:value-type="float" office:value="1.78370192713897">
            <text:p>1,7837019271</text:p>
          </table:table-cell>
          <table:table-cell table:style-name="ce16" office:value-type="float" office:value="0.792021101602939">
            <text:p>0,7920211016</text:p>
          </table:table-cell>
          <table:table-cell table:style-name="ce16" office:value-type="float" office:value="0.985019073270312">
            <text:p>0,9850190733</text:p>
          </table:table-cell>
          <table:table-cell table:style-name="ce16" office:value-type="float" office:value="0.65">
            <text:p>0,65</text:p>
          </table:table-cell>
          <table:table-cell table:style-name="ce16" office:value-type="float" office:value="1.1">
            <text:p>1,1</text:p>
          </table:table-cell>
          <table:table-cell table:style-name="ce16" office:value-type="float" office:value="0.769230769230769">
            <text:p>0,7692307692</text:p>
          </table:table-cell>
          <table:table-cell table:style-name="ce16" office:value-type="float" office:value="-2.05989502752726">
            <text:p>-2,0598950275</text:p>
          </table:table-cell>
          <table:table-cell table:style-name="ce16" office:value-type="float" office:value="0.0170103303460341">
            <text:p>0,0170103303</text:p>
          </table:table-cell>
          <table:table-cell table:style-name="ce16" office:value-type="float" office:value="-0.809165943739765">
            <text:p>-0,8091659437</text:p>
          </table:table-cell>
          <table:table-cell table:style-name="ce16" office:value-type="float" office:value="2.87712783719207">
            <text:p>2,8771278372</text:p>
          </table:table-cell>
          <table:table-cell table:style-name="ce16" office:value-type="float" office:value="-7.64170860195083">
            <text:p>-7,641708602</text:p>
          </table:table-cell>
          <table:table-cell table:style-name="ce16" office:value-type="float" office:value="0.745984815212791">
            <text:p>0,7459848152</text:p>
          </table:table-cell>
          <table:table-cell table:style-name="ce16" office:value-type="float" office:value="0.600472879483407">
            <text:p>0,6004728795</text:p>
          </table:table-cell>
          <table:table-cell table:style-name="ce16" office:value-type="float" office:value="-0.268162319301866">
            <text:p>-0,2681623193</text:p>
          </table:table-cell>
          <table:table-cell table:style-name="ce16" office:value-type="float" office:value="0.41851521479262">
            <text:p>0,4185152148</text:p>
          </table:table-cell>
          <table:table-cell table:style-name="ce16" office:value-type="float" office:value="0.960973203092625">
            <text:p>0,9609732031</text:p>
          </table:table-cell>
          <table:table-cell table:style-name="ce16" office:value-type="float" office:value="-0.966856071576647">
            <text:p>-0,9668560716</text:p>
          </table:table-cell>
          <table:table-cell table:style-name="ce16" office:value-type="float" office:value="-1.0728772134045">
            <text:p>-1,0728772134</text:p>
          </table:table-cell>
          <table:table-cell table:style-name="ce16" office:value-type="float" office:value="2.65039955472073">
            <text:p>2,6503995547</text:p>
          </table:table-cell>
          <table:table-cell office:value-type="float" office:value="10464.9244444444">
            <text:p>10464,9244444444</text:p>
          </table:table-cell>
          <table:table-cell table:style-name="ce16" office:value-type="float" office:value="1.71307272033282">
            <text:p>1,7130727203</text:p>
          </table:table-cell>
          <table:table-cell table:style-name="ce16" office:value-type="float" office:value="0.135646358119908">
            <text:p>0,1356463581</text:p>
          </table:table-cell>
          <table:table-cell table:style-name="ce16" office:value-type="float" office:value="2.57467977213924">
            <text:p>2,5746797721</text:p>
          </table:table-cell>
          <table:table-cell table:style-name="ce16" office:value-type="float" office:value="-0.0350546623315623">
            <text:p>-0,0350546623</text:p>
          </table:table-cell>
          <table:table-cell table:style-name="ce16" office:value-type="float" office:value="2.49585881656107">
            <text:p>2,4958588166</text:p>
          </table:table-cell>
          <table:table-cell table:style-name="ce16" office:value-type="float" office:value="-0.613920343569289">
            <text:p>-0,6139203436</text:p>
          </table:table-cell>
          <table:table-cell table:style-name="ce16" office:value-type="float" office:value="1.5735681770418">
            <text:p>1,573568177</text:p>
          </table:table-cell>
          <table:table-cell table:style-name="ce16" office:value-type="float" office:value="-0.72067751056446">
            <text:p>-0,7206775106</text:p>
          </table:table-cell>
          <table:table-cell table:style-name="ce16" office:value-type="float" office:value="-3.41035107082591">
            <text:p>-3,4103510708</text:p>
          </table:table-cell>
          <table:table-cell table:style-name="ce16" office:value-type="float" office:value="0.990459004555">
            <text:p>0,9904590046</text:p>
          </table:table-cell>
          <table:table-cell table:style-name="ce16" office:value-type="float" office:value="0.826055633987434">
            <text:p>0,826055634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3"/>
          <table:table-cell office:value-type="float" office:value="10464.9244444444">
            <text:p>10464,9244444444</text:p>
          </table:table-cell>
          <table:table-cell office:value-type="string">
            <text:p>strong</text:p>
          </table:table-cell>
          <table:table-cell table:style-name="ce16" table:number-columns-repeated="973"/>
        </table:table-row>
        <table:table-row table:style-name="ro1">
          <table:table-cell table:style-name="ce1" office:value-type="string">
            <text:p>0007CD511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2.67">
            <text:p>32,67</text:p>
          </table:table-cell>
          <table:table-cell office:value-type="float" office:value="32.69">
            <text:p>32,69</text:p>
          </table:table-cell>
          <table:table-cell office:value-type="float" office:value="0.019999999999996">
            <text:p>0,02</text:p>
          </table:table-cell>
          <table:table-cell office:value-type="float" office:value="9">
            <text:p>9</text:p>
          </table:table-cell>
          <table:table-cell office:value-type="float" office:value="-19.5279761904762">
            <text:p>-19,5279761905</text:p>
          </table:table-cell>
          <table:table-cell office:value-type="float" office:value="8">
            <text:p>8</text:p>
          </table:table-cell>
          <table:table-cell office:value-type="float" office:value="-19.3333333333333">
            <text:p>-19,3333333333</text:p>
          </table:table-cell>
          <table:table-cell office:value-type="float" office:value="-1.69416807881816">
            <text:p>-1,6941680788</text:p>
          </table:table-cell>
          <table:table-cell office:value-type="float" office:value="0.794084916185665">
            <text:p>0,7940849162</text:p>
          </table:table-cell>
          <table:table-cell office:value-type="float" office:value="0.60278760528983">
            <text:p>0,6027876053</text:p>
          </table:table-cell>
          <table:table-cell office:value-type="float" office:value="0.35">
            <text:p>0,35</text:p>
          </table:table-cell>
          <table:table-cell office:value-type="float" office:value="2.33333333333333">
            <text:p>2,3333333333</text:p>
          </table:table-cell>
          <table:table-cell office:value-type="float" office:value="0.428571428571429">
            <text:p>0,4285714286</text:p>
          </table:table-cell>
          <table:table-cell office:value-type="float" office:value="-2.10588093028319">
            <text:p>-2,1058809303</text:p>
          </table:table-cell>
          <table:table-cell office:value-type="float" office:value="-0.660528426812432">
            <text:p>-0,6605284268</text:p>
          </table:table-cell>
          <table:table-cell office:value-type="float" office:value="1.11230927416573">
            <text:p>1,1123092742</text:p>
          </table:table-cell>
          <table:table-cell office:value-type="float" office:value="3.34320684615314">
            <text:p>3,3432068462</text:p>
          </table:table-cell>
          <table:table-cell office:value-type="float" office:value="-7.40706900028408">
            <text:p>-7,4070690003</text:p>
          </table:table-cell>
          <table:table-cell office:value-type="float" office:value="0.759620955033681">
            <text:p>0,759620955</text:p>
          </table:table-cell>
          <table:table-cell office:value-type="float" office:value="0.310689889151033">
            <text:p>0,3106898892</text:p>
          </table:table-cell>
          <table:table-cell office:value-type="float" office:value="-1.35091113135434">
            <text:p>-1,3509111314</text:p>
          </table:table-cell>
          <table:table-cell office:value-type="float" office:value="-0.519629537220209">
            <text:p>-0,5196295372</text:p>
          </table:table-cell>
          <table:table-cell office:value-type="float" office:value="1.79320860616507">
            <text:p>1,7932086062</text:p>
          </table:table-cell>
          <table:table-cell office:value-type="float" office:value="-0.778108261073508">
            <text:p>-0,7781082611</text:p>
          </table:table-cell>
          <table:table-cell office:value-type="float" office:value="0.197816627099356">
            <text:p>0,1978166271</text:p>
          </table:table-cell>
          <table:table-cell office:value-type="float" office:value="1.19288245006606">
            <text:p>1,1928824501</text:p>
          </table:table-cell>
          <table:table-cell office:value-type="float" office:value="743.484444444444">
            <text:p>743,4844444444</text:p>
          </table:table-cell>
          <table:table-cell office:value-type="float" office:value="3.22678293270859">
            <text:p>3,2267829327</text:p>
          </table:table-cell>
          <table:table-cell office:value-type="float" office:value="0.127863393988666">
            <text:p>0,127863394</text:p>
          </table:table-cell>
          <table:table-cell office:value-type="float" office:value="-0.949409196253404">
            <text:p>-0,9494091963</text:p>
          </table:table-cell>
          <table:table-cell office:value-type="float" office:value="-7.18198547240863">
            <text:p>-7,1819854724</text:p>
          </table:table-cell>
          <table:table-cell office:value-type="float" office:value="-3.04920426770038">
            <text:p>-3,0492042677</text:p>
          </table:table-cell>
          <table:table-cell office:value-type="float" office:value="4.10689490245148">
            <text:p>4,1068949025</text:p>
          </table:table-cell>
          <table:table-cell office:value-type="float" office:value="-1.04712937758589">
            <text:p>-1,0471293776</text:p>
          </table:table-cell>
          <table:table-cell office:value-type="float" office:value="0.767497490053908">
            <text:p>0,7674974901</text:p>
          </table:table-cell>
          <table:table-cell office:value-type="float" office:value="-2.02421427295064">
            <text:p>-2,024214273</text:p>
          </table:table-cell>
          <table:table-cell office:value-type="float" office:value="1.96486168443357">
            <text:p>1,9648616844</text:p>
          </table:table-cell>
          <table:table-cell office:value-type="float" office:value="0.308005682872836">
            <text:p>0,3080056829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743.484444444444">
            <text:p>743,4844444444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6" office:value-type="string">
            <text:p>0007CD86B3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7">
            <text:p>87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2.68">
            <text:p>32,68</text:p>
          </table:table-cell>
          <table:table-cell table:style-name="ce16" office:value-type="float" office:value="32.53">
            <text:p>32,53</text:p>
          </table:table-cell>
          <table:table-cell table:style-name="ce16" office:value-type="float" office:value="-0.149999999999999">
            <text:p>-0,1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0.2380952380952">
            <text:p>30,2380952381</text:p>
          </table:table-cell>
          <table:table-cell office:value-type="float" office:value="6">
            <text:p>6</text:p>
          </table:table-cell>
          <table:table-cell table:style-name="ce16" office:value-type="float" office:value="3.0413961038961">
            <text:p>3,0413961039</text:p>
          </table:table-cell>
          <table:table-cell table:style-name="ce16" office:value-type="float" office:value="0.953388418994005">
            <text:p>0,953388419</text:p>
          </table:table-cell>
          <table:table-cell table:style-name="ce16" office:value-type="float" office:value="0.18846396214903">
            <text:p>0,1884639621</text:p>
          </table:table-cell>
          <table:table-cell table:style-name="ce16" office:value-type="float" office:value="-0.075297692652034">
            <text:p>-0,0752976927</text:p>
          </table:table-cell>
          <table:table-cell table:style-name="ce16" office:value-type="float" office:value="0.35">
            <text:p>0,35</text:p>
          </table:table-cell>
          <table:table-cell table:number-columns-repeated="2" table:style-name="ce16" office:value-type="float" office:value="1.16666666666667">
            <text:p>1,1666666667</text:p>
          </table:table-cell>
          <table:table-cell table:style-name="ce16" office:value-type="float" office:value="-0.240324089961514">
            <text:p>-0,24032409</text:p>
          </table:table-cell>
          <table:table-cell table:style-name="ce16" office:value-type="float" office:value="-0.0624486283634775">
            <text:p>-0,0624486284</text:p>
          </table:table-cell>
          <table:table-cell table:style-name="ce16" office:value-type="float" office:value="0.220490667803969">
            <text:p>0,2204906678</text:p>
          </table:table-cell>
          <table:table-cell table:style-name="ce16" office:value-type="float" office:value="0.341171365935263">
            <text:p>0,3411713659</text:p>
          </table:table-cell>
          <table:table-cell table:style-name="ce16" office:value-type="float" office:value="-2.90373881330547">
            <text:p>-2,9037388133</text:p>
          </table:table-cell>
          <table:table-cell table:style-name="ce16" office:value-type="float" office:value="-2.50685463796109">
            <text:p>-2,506854638</text:p>
          </table:table-cell>
          <table:table-cell table:style-name="ce16" office:value-type="float" office:value="-1.29269569331726">
            <text:p>-1,2926956933</text:p>
          </table:table-cell>
          <table:table-cell table:style-name="ce16" office:value-type="float" office:value="0.275537487009819">
            <text:p>0,275537487</text:p>
          </table:table-cell>
          <table:table-cell table:style-name="ce16" office:value-type="float" office:value="-1.48673461778921">
            <text:p>-1,4867346178</text:p>
          </table:table-cell>
          <table:table-cell table:style-name="ce16" office:value-type="float" office:value="0.965878008992678">
            <text:p>0,965878009</text:p>
          </table:table-cell>
          <table:table-cell table:style-name="ce16" office:value-type="float" office:value="-1.30641621722381">
            <text:p>-1,3064162172</text:p>
          </table:table-cell>
          <table:table-cell table:style-name="ce16" office:value-type="float" office:value="0.105852249717165">
            <text:p>0,1058522497</text:p>
          </table:table-cell>
          <table:table-cell table:style-name="ce16" office:value-type="float" office:value="-0.184919723844434">
            <text:p>-0,1849197238</text:p>
          </table:table-cell>
          <table:table-cell office:value-type="float" office:value="6908.95555555555">
            <text:p>6908,9555555556</text:p>
          </table:table-cell>
          <table:table-cell table:style-name="ce16" office:value-type="float" office:value="1.02378325709663">
            <text:p>1,0237832571</text:p>
          </table:table-cell>
          <table:table-cell table:style-name="ce16" office:value-type="float" office:value="0.194868174318035">
            <text:p>0,1948681743</text:p>
          </table:table-cell>
          <table:table-cell table:style-name="ce16" office:value-type="float" office:value="6.28595045565549">
            <text:p>6,2859504557</text:p>
          </table:table-cell>
          <table:table-cell table:style-name="ce16" office:value-type="float" office:value="-1.91365562964004">
            <text:p>-1,9136556296</text:p>
          </table:table-cell>
          <table:table-cell table:style-name="ce16" office:value-type="float" office:value="3.54917152867964">
            <text:p>3,5491715287</text:p>
          </table:table-cell>
          <table:table-cell table:style-name="ce16" office:value-type="float" office:value="0.0997574223959178">
            <text:p>0,0997574224</text:p>
          </table:table-cell>
          <table:table-cell table:style-name="ce16" office:value-type="float" office:value="1.49104686407865">
            <text:p>1,4910468641</text:p>
          </table:table-cell>
          <table:table-cell table:style-name="ce16" office:value-type="float" office:value="-0.609370866175746">
            <text:p>-0,6093708662</text:p>
          </table:table-cell>
          <table:table-cell table:style-name="ce16" office:value-type="float" office:value="-2.13550200410473">
            <text:p>-2,1355020041</text:p>
          </table:table-cell>
          <table:table-cell table:style-name="ce16" office:value-type="float" office:value="-0.129758175530572">
            <text:p>-0,1297581755</text:p>
          </table:table-cell>
          <table:table-cell table:style-name="ce16" office:value-type="float" office:value="0.147567661895048">
            <text:p>0,1475676619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3"/>
          <table:table-cell office:value-type="float" office:value="6908.95555555555">
            <text:p>6908,9555555556</text:p>
          </table:table-cell>
          <table:table-cell office:value-type="string">
            <text:p>strong</text:p>
          </table:table-cell>
          <table:table-cell table:style-name="ce16" table:number-columns-repeated="973"/>
        </table:table-row>
        <table:table-row table:style-name="ro1">
          <table:table-cell table:style-name="ce1" office:value-type="string">
            <text:p>0007CDC91B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2.73">
            <text:p>32,73</text:p>
          </table:table-cell>
          <table:table-cell office:value-type="float" office:value="32.2">
            <text:p>32,2</text:p>
          </table:table-cell>
          <table:table-cell office:value-type="float" office:value="-0.529999999999994">
            <text:p>-0,53</text:p>
          </table:table-cell>
          <table:table-cell office:value-type="float" office:value="7">
            <text:p>7</text:p>
          </table:table-cell>
          <table:table-cell office:value-type="float" office:value="-3.75">
            <text:p>-3,75</text:p>
          </table:table-cell>
          <table:table-cell office:value-type="float" office:value="1">
            <text:p>1</text:p>
          </table:table-cell>
          <table:table-cell office:value-type="float" office:value="22.1619047619048">
            <text:p>22,1619047619</text:p>
          </table:table-cell>
          <table:table-cell office:value-type="float" office:value="1.46362252373353">
            <text:p>1,4636225237</text:p>
          </table:table-cell>
          <table:table-cell office:value-type="float" office:value="0.983843205731228">
            <text:p>0,9838432057</text:p>
          </table:table-cell>
          <table:table-cell office:value-type="float" office:value="-0.0678821007001764">
            <text:p>-0,0678821007</text:p>
          </table:table-cell>
          <table:table-cell office:value-type="float" office:value="0.3">
            <text:p>0,3</text:p>
          </table:table-cell>
          <table:table-cell office:value-type="float" office:value="0.428571428571429">
            <text:p>0,4285714286</text:p>
          </table:table-cell>
          <table:table-cell office:value-type="float" office:value="1.75">
            <text:p>1,75</text:p>
          </table:table-cell>
          <table:table-cell office:value-type="float" office:value="-0.428730797127991">
            <text:p>-0,4287307971</text:p>
          </table:table-cell>
          <table:table-cell office:value-type="float" office:value="0.208938970898452">
            <text:p>0,2089389709</text:p>
          </table:table-cell>
          <table:table-cell office:value-type="float" office:value="1.44285545153968">
            <text:p>1,4428554515</text:p>
          </table:table-cell>
          <table:table-cell office:value-type="float" office:value="0.592153195512833">
            <text:p>0,5921531955</text:p>
          </table:table-cell>
          <table:table-cell office:value-type="float" office:value="-0.260025617021586">
            <text:p>-0,260025617</text:p>
          </table:table-cell>
          <table:table-cell office:value-type="float" office:value="-1.05672950374448">
            <text:p>-1,0567295037</text:p>
          </table:table-cell>
          <table:table-cell office:value-type="float" office:value="-1.16058891031483">
            <text:p>-1,1605889103</text:p>
          </table:table-cell>
          <table:table-cell office:value-type="float" office:value="0.649030414988722">
            <text:p>0,649030415</text:p>
          </table:table-cell>
          <table:table-cell office:value-type="float" office:value="1.80626656347621">
            <text:p>1,8062665635</text:p>
          </table:table-cell>
          <table:table-cell office:value-type="float" office:value="-0.927200231323815">
            <text:p>-0,9272002313</text:p>
          </table:table-cell>
          <table:table-cell office:value-type="float" office:value="0.506578551974896">
            <text:p>0,506578552</text:p>
          </table:table-cell>
          <table:table-cell office:value-type="float" office:value="-2.01098663379591">
            <text:p>-2,0109866338</text:p>
          </table:table-cell>
          <table:table-cell office:value-type="float" office:value="2.46933590694733">
            <text:p>2,4693359069</text:p>
          </table:table-cell>
          <table:table-cell office:value-type="float" office:value="6514.56888888889">
            <text:p>6514,5688888889</text:p>
          </table:table-cell>
          <table:table-cell office:value-type="float" office:value="1.27159837679822">
            <text:p>1,2715983768</text:p>
          </table:table-cell>
          <table:table-cell office:value-type="float" office:value="0.151037196628685">
            <text:p>0,1510371966</text:p>
          </table:table-cell>
          <table:table-cell office:value-type="float" office:value="3.53030966818202">
            <text:p>3,5303096682</text:p>
          </table:table-cell>
          <table:table-cell office:value-type="float" office:value="-0.174093736565105">
            <text:p>-0,1740937366</text:p>
          </table:table-cell>
          <table:table-cell office:value-type="float" office:value="0.191332689083311">
            <text:p>0,1913326891</text:p>
          </table:table-cell>
          <table:table-cell office:value-type="float" office:value="1.63764369587123">
            <text:p>1,6376436959</text:p>
          </table:table-cell>
          <table:table-cell office:value-type="float" office:value="0.468913527386407">
            <text:p>0,4689135274</text:p>
          </table:table-cell>
          <table:table-cell office:value-type="float" office:value="2.28105173920211">
            <text:p>2,2810517392</text:p>
          </table:table-cell>
          <table:table-cell office:value-type="float" office:value="-4.63240352218526">
            <text:p>-4,6324035222</text:p>
          </table:table-cell>
          <table:table-cell office:value-type="float" office:value="3.07336196989179">
            <text:p>3,0733619699</text:p>
          </table:table-cell>
          <table:table-cell office:value-type="float" office:value="-1.20593247887576">
            <text:p>-1,2059324789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6514.56888888889">
            <text:p>6514,5688888889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DE223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3.11">
            <text:p>33,11</text:p>
          </table:table-cell>
          <table:table-cell office:value-type="float" office:value="32.68">
            <text:p>32,68</text:p>
          </table:table-cell>
          <table:table-cell office:value-type="float" office:value="-0.43">
            <text:p>-0,43</text:p>
          </table:table-cell>
          <table:table-cell office:value-type="float" office:value="3">
            <text:p>3</text:p>
          </table:table-cell>
          <table:table-cell office:value-type="float" office:value="21.1666666666667">
            <text:p>21,1666666667</text:p>
          </table:table-cell>
          <table:table-cell office:value-type="float" office:value="3">
            <text:p>3</text:p>
          </table:table-cell>
          <table:table-cell office:value-type="float" office:value="15.1684523809524">
            <text:p>15,168452381</text:p>
          </table:table-cell>
          <table:table-cell office:value-type="float" office:value="2.65612854715945">
            <text:p>2,6561285472</text:p>
          </table:table-cell>
          <table:table-cell office:value-type="float" office:value="0.987164713321885">
            <text:p>0,9871647133</text:p>
          </table:table-cell>
          <table:table-cell office:value-type="float" office:value="-0.696053189077007">
            <text:p>-0,696053189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913019902894158">
            <text:p>0,9130199029</text:p>
          </table:table-cell>
          <table:table-cell office:value-type="float" office:value="0.0192623869099669">
            <text:p>0,0192623869</text:p>
          </table:table-cell>
          <table:table-cell office:value-type="float" office:value="-0.815523527116893">
            <text:p>-0,8155235271</text:p>
          </table:table-cell>
          <table:table-cell office:value-type="float" office:value="-0.990164239936296">
            <text:p>-0,9901642399</text:p>
          </table:table-cell>
          <table:table-cell office:value-type="float" office:value="1.13090516855498">
            <text:p>1,1309051686</text:p>
          </table:table-cell>
          <table:table-cell office:value-type="float" office:value="0.61413272854931">
            <text:p>0,6141327285</text:p>
          </table:table-cell>
          <table:table-cell office:value-type="float" office:value="-0.897639149005027">
            <text:p>-0,897639149</text:p>
          </table:table-cell>
          <table:table-cell office:value-type="float" office:value="0.61435134144586">
            <text:p>0,6143513414</text:p>
          </table:table-cell>
          <table:table-cell office:value-type="float" office:value="-1.64165653605469">
            <text:p>-1,6416565361</text:p>
          </table:table-cell>
          <table:table-cell office:value-type="float" office:value="0.0699919827280594">
            <text:p>0,0699919827</text:p>
          </table:table-cell>
          <table:table-cell office:value-type="float" office:value="0.634086248734764">
            <text:p>0,6340862487</text:p>
          </table:table-cell>
          <table:table-cell office:value-type="float" office:value="-1.36675996093326">
            <text:p>-1,3667599609</text:p>
          </table:table-cell>
          <table:table-cell office:value-type="float" office:value="0.633520869503065">
            <text:p>0,6335208695</text:p>
          </table:table-cell>
          <table:table-cell office:value-type="float" office:value="6749.26888888889">
            <text:p>6749,2688888889</text:p>
          </table:table-cell>
          <table:table-cell office:value-type="float" office:value="1.08938891357544">
            <text:p>1,0893889136</text:p>
          </table:table-cell>
          <table:table-cell office:value-type="float" office:value="0.179725145538398">
            <text:p>0,1797251455</text:p>
          </table:table-cell>
          <table:table-cell office:value-type="float" office:value="-4.19476790111833">
            <text:p>-4,1947679011</text:p>
          </table:table-cell>
          <table:table-cell office:value-type="float" office:value="4.68388860917078">
            <text:p>4,6838886092</text:p>
          </table:table-cell>
          <table:table-cell office:value-type="float" office:value="1.66282902969181">
            <text:p>1,6628290297</text:p>
          </table:table-cell>
          <table:table-cell office:value-type="float" office:value="-1.46361011388984">
            <text:p>-1,4636101139</text:p>
          </table:table-cell>
          <table:table-cell office:value-type="float" office:value="1.15585904807153">
            <text:p>1,1558590481</text:p>
          </table:table-cell>
          <table:table-cell office:value-type="float" office:value="1.95624607285446">
            <text:p>1,9562460729</text:p>
          </table:table-cell>
          <table:table-cell office:value-type="float" office:value="-1.74710244469989">
            <text:p>-1,7471024447</text:p>
          </table:table-cell>
          <table:table-cell office:value-type="float" office:value="2.07943638979384">
            <text:p>2,0794363898</text:p>
          </table:table-cell>
          <table:table-cell office:value-type="float" office:value="3.24612441764129">
            <text:p>3,2461244176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6749.26888888889">
            <text:p>6749,2688888889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B094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4.24">
            <text:p>34,24</text:p>
          </table:table-cell>
          <table:table-cell office:value-type="float" office:value="34.2">
            <text:p>34,2</text:p>
          </table:table-cell>
          <table:table-cell office:value-type="float" office:value="-0.0399999999999991">
            <text:p>-0,04</text:p>
          </table:table-cell>
          <table:table-cell office:value-type="float" office:value="6">
            <text:p>6</text:p>
          </table:table-cell>
          <table:table-cell office:value-type="float" office:value="-3.5">
            <text:p>-3,5</text:p>
          </table:table-cell>
          <table:table-cell office:value-type="float" office:value="7">
            <text:p>7</text:p>
          </table:table-cell>
          <table:table-cell office:value-type="float" office:value="-6.86666666666667">
            <text:p>-6,8666666667</text:p>
          </table:table-cell>
          <table:table-cell office:value-type="float" office:value="-0.223153064356329">
            <text:p>-0,2231530644</text:p>
          </table:table-cell>
          <table:table-cell office:value-type="float" office:value="-0.609876490044718">
            <text:p>-0,60987649</text:p>
          </table:table-cell>
          <table:table-cell office:value-type="float" office:value="0.320080154930777">
            <text:p>0,3200801549</text:p>
          </table:table-cell>
          <table:table-cell office:value-type="float" office:value="0.15">
            <text:p>0,15</text:p>
          </table:table-cell>
          <table:table-cell office:value-type="float" office:value="0.833333333333333">
            <text:p>0,8333333333</text:p>
          </table:table-cell>
          <table:table-cell office:value-type="float" office:value="2">
            <text:p>2</text:p>
          </table:table-cell>
          <table:table-cell office:value-type="float" office:value="-1.23072869189361">
            <text:p>-1,2307286919</text:p>
          </table:table-cell>
          <table:table-cell office:value-type="float" office:value="0.234088372012365">
            <text:p>0,234088372</text:p>
          </table:table-cell>
          <table:table-cell office:value-type="float" office:value="0.172976571911869">
            <text:p>0,1729765719</text:p>
          </table:table-cell>
          <table:table-cell office:value-type="float" office:value="0.441516709831022">
            <text:p>0,4415167098</text:p>
          </table:table-cell>
          <table:table-cell office:value-type="float" office:value="-4.73497821530781">
            <text:p>-4,7349782153</text:p>
          </table:table-cell>
          <table:table-cell office:value-type="float" office:value="2.29320432147657">
            <text:p>2,2932043215</text:p>
          </table:table-cell>
          <table:table-cell office:value-type="float" office:value="0.685092347592165">
            <text:p>0,6850923476</text:p>
          </table:table-cell>
          <table:table-cell office:value-type="float" office:value="-0.00744978104621876">
            <text:p>-0,007449781</text:p>
          </table:table-cell>
          <table:table-cell office:value-type="float" office:value="0.479258558997576">
            <text:p>0,479258559</text:p>
          </table:table-cell>
          <table:table-cell office:value-type="float" office:value="0.787563632574463">
            <text:p>0,7875636326</text:p>
          </table:table-cell>
          <table:table-cell office:value-type="float" office:value="-0.517048647939242">
            <text:p>-0,5170486479</text:p>
          </table:table-cell>
          <table:table-cell office:value-type="float" office:value="1.52412389775438">
            <text:p>1,5241238978</text:p>
          </table:table-cell>
          <table:table-cell office:value-type="float" office:value="-0.124481677158118">
            <text:p>-0,1244816772</text:p>
          </table:table-cell>
          <table:table-cell office:value-type="float" office:value="3767.93777777778">
            <text:p>3767,9377777778</text:p>
          </table:table-cell>
          <table:table-cell office:value-type="float" office:value="1.70801461998418">
            <text:p>1,70801462</text:p>
          </table:table-cell>
          <table:table-cell office:value-type="float" office:value="0.129865909557365">
            <text:p>0,1298659096</text:p>
          </table:table-cell>
          <table:table-cell office:value-type="float" office:value="-0.860818155034318">
            <text:p>-0,860818155</text:p>
          </table:table-cell>
          <table:table-cell office:value-type="float" office:value="-3.69832063194449">
            <text:p>-3,6983206319</text:p>
          </table:table-cell>
          <table:table-cell office:value-type="float" office:value="-1.08790494084305">
            <text:p>-1,0879049408</text:p>
          </table:table-cell>
          <table:table-cell office:value-type="float" office:value="-0.497343055412209">
            <text:p>-0,4973430554</text:p>
          </table:table-cell>
          <table:table-cell office:value-type="float" office:value="-0.162160448144434">
            <text:p>-0,1621604481</text:p>
          </table:table-cell>
          <table:table-cell office:value-type="float" office:value="3.33093565557056">
            <text:p>3,3309356556</text:p>
          </table:table-cell>
          <table:table-cell office:value-type="float" office:value="-3.78070249301346">
            <text:p>-3,780702493</text:p>
          </table:table-cell>
          <table:table-cell office:value-type="float" office:value="1.8819596863353">
            <text:p>1,8819596863</text:p>
          </table:table-cell>
          <table:table-cell office:value-type="float" office:value="1.2729098049319">
            <text:p>1,2729098049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3767.93777777778">
            <text:p>3767,9377777778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B40DE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71">
            <text:p>71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5.89">
            <text:p>25,89</text:p>
          </table:table-cell>
          <table:table-cell office:value-type="float" office:value="24.27">
            <text:p>24,27</text:p>
          </table:table-cell>
          <table:table-cell office:value-type="float" office:value="-1.62">
            <text:p>-1,62</text:p>
          </table:table-cell>
          <table:table-cell office:value-type="float" office:value="10">
            <text:p>10</text:p>
          </table:table-cell>
          <table:table-cell office:value-type="float" office:value="-24.2">
            <text:p>-24,2</text:p>
          </table:table-cell>
          <table:table-cell office:value-type="float" office:value="8">
            <text:p>8</text:p>
          </table:table-cell>
          <table:table-cell office:value-type="float" office:value="-11.2134541703507">
            <text:p>-11,2134541704</text:p>
          </table:table-cell>
          <table:table-cell office:value-type="float" office:value="0.964031221624495">
            <text:p>0,9640312216</text:p>
          </table:table-cell>
          <table:table-cell office:value-type="float" office:value="1.45744799577161">
            <text:p>1,4574479958</text:p>
          </table:table-cell>
          <table:table-cell office:value-type="float" office:value="0.056527819039736">
            <text:p>0,056527819</text:p>
          </table:table-cell>
          <table:table-cell office:value-type="float" office:value="0.1">
            <text:p>0,1</text:p>
          </table:table-cell>
          <table:table-cell office:value-type="float" office:value="1.33333333333333">
            <text:p>1,3333333333</text:p>
          </table:table-cell>
          <table:table-cell office:value-type="float" office:value="0.857142857142857">
            <text:p>0,8571428571</text:p>
          </table:table-cell>
          <table:table-cell office:value-type="float" office:value="-1.22876625971647">
            <text:p>-1,2287662597</text:p>
          </table:table-cell>
          <table:table-cell office:value-type="float" office:value="0.160384271318134">
            <text:p>0,1603842713</text:p>
          </table:table-cell>
          <table:table-cell office:value-type="float" office:value="2.61567906666218">
            <text:p>2,6156790667</text:p>
          </table:table-cell>
          <table:table-cell office:value-type="float" office:value="0.592572691907249">
            <text:p>0,5925726919</text:p>
          </table:table-cell>
          <table:table-cell office:value-type="float" office:value="1.21498249978667">
            <text:p>1,2149824998</text:p>
          </table:table-cell>
          <table:table-cell office:value-type="float" office:value="5.65385908128056">
            <text:p>5,6538590813</text:p>
          </table:table-cell>
          <table:table-cell office:value-type="float" office:value="-1.03423384723419">
            <text:p>-1,0342338472</text:p>
          </table:table-cell>
          <table:table-cell office:value-type="float" office:value="-4.14547150639096">
            <text:p>-4,1454715064</text:p>
          </table:table-cell>
          <table:table-cell office:value-type="float" office:value="-1.72297989962104">
            <text:p>-1,7229798996</text:p>
          </table:table-cell>
          <table:table-cell office:value-type="float" office:value="-0.275783800087764">
            <text:p>-0,2757838001</text:p>
          </table:table-cell>
          <table:table-cell office:value-type="float" office:value="5.03040845476809">
            <text:p>5,0304084548</text:p>
          </table:table-cell>
          <table:table-cell office:value-type="float" office:value="2.93533765199127">
            <text:p>2,935337652</text:p>
          </table:table-cell>
          <table:table-cell office:value-type="float" office:value="0.311370717962718">
            <text:p>0,311370718</text:p>
          </table:table-cell>
          <table:table-cell office:value-type="float" office:value="7582.62051282051">
            <text:p>7582,6205128205</text:p>
          </table:table-cell>
          <table:table-cell office:value-type="float" office:value="1.19600554344292">
            <text:p>1,1960055434</text:p>
          </table:table-cell>
          <table:table-cell office:value-type="float" office:value="0.0161939144237396">
            <text:p>0,0161939144</text:p>
          </table:table-cell>
          <table:table-cell office:value-type="float" office:value="1.16892301517208">
            <text:p>1,1689230152</text:p>
          </table:table-cell>
          <table:table-cell office:value-type="float" office:value="9.71275132171763">
            <text:p>9,7127513217</text:p>
          </table:table-cell>
          <table:table-cell office:value-type="float" office:value="-1.50090455265173">
            <text:p>-1,5009045527</text:p>
          </table:table-cell>
          <table:table-cell office:value-type="float" office:value="5.45952036766442">
            <text:p>5,4595203677</text:p>
          </table:table-cell>
          <table:table-cell office:value-type="float" office:value="-1.18520907343293">
            <text:p>-1,1852090734</text:p>
          </table:table-cell>
          <table:table-cell office:value-type="float" office:value="1.31650496487606">
            <text:p>1,3165049649</text:p>
          </table:table-cell>
          <table:table-cell office:value-type="float" office:value="-2.18737753207019">
            <text:p>-2,1873775321</text:p>
          </table:table-cell>
          <table:table-cell office:value-type="float" office:value="-3.29520244538961">
            <text:p>-3,2952024454</text:p>
          </table:table-cell>
          <table:table-cell office:value-type="float" office:value="-0.691968800906723">
            <text:p>-0,6919688009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7582.62051282051">
            <text:p>7582,6205128205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3" office:value-type="string">
            <text:p>0007CB2302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71">
            <text:p>71</text:p>
          </table:table-cell>
          <table:table-cell table:style-name="ce38" table:formula="of:=TRUE()" office:value-type="boolean" office:boolean-value="true">
            <text:p>VRAI</text:p>
          </table:table-cell>
          <table:table-cell table:style-name="ce25" office:value-type="float" office:value="28.67">
            <text:p>28,67</text:p>
          </table:table-cell>
          <table:table-cell table:style-name="ce25" office:value-type="float" office:value="29.09">
            <text:p>29,09</text:p>
          </table:table-cell>
          <table:table-cell table:style-name="ce25" office:value-type="float" office:value="0.419999999999998">
            <text:p>0,4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-20.2772727272727">
            <text:p>-20,2772727273</text:p>
          </table:table-cell>
          <table:table-cell table:style-name="ce24" office:value-type="float" office:value="10">
            <text:p>10</text:p>
          </table:table-cell>
          <table:table-cell table:style-name="ce25" office:value-type="float" office:value="-25.7438844680224">
            <text:p>-25,743884468</text:p>
          </table:table-cell>
          <table:table-cell table:style-name="ce25" office:value-type="float" office:value="-5.23148442416447">
            <text:p>-5,2314844242</text:p>
          </table:table-cell>
          <table:table-cell table:style-name="ce25" office:value-type="float" office:value="2.4499233821259">
            <text:p>2,4499233821</text:p>
          </table:table-cell>
          <table:table-cell table:style-name="ce25" office:value-type="float" office:value="-0.10367149221155">
            <text:p>-0,1036714922</text:p>
          </table:table-cell>
          <table:table-cell table:style-name="ce25" office:value-type="float" office:value="0.95">
            <text:p>0,9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-1.14437937730396">
            <text:p>-1,1443793773</text:p>
          </table:table-cell>
          <table:table-cell table:style-name="ce25" office:value-type="float" office:value="2.43779210283627">
            <text:p>2,4377921028</text:p>
          </table:table-cell>
          <table:table-cell table:style-name="ce25" office:value-type="float" office:value="-0.893711661855229">
            <text:p>-0,8937116619</text:p>
          </table:table-cell>
          <table:table-cell table:style-name="ce25" office:value-type="float" office:value="0.452258769443712">
            <text:p>0,4522587694</text:p>
          </table:table-cell>
          <table:table-cell table:style-name="ce25" office:value-type="float" office:value="2.90181845245215">
            <text:p>2,9018184525</text:p>
          </table:table-cell>
          <table:table-cell table:style-name="ce25" office:value-type="float" office:value="3.42455781127043">
            <text:p>3,4245578113</text:p>
          </table:table-cell>
          <table:table-cell table:style-name="ce25" office:value-type="float" office:value="-0.681033686761008">
            <text:p>-0,6810336868</text:p>
          </table:table-cell>
          <table:table-cell table:style-name="ce25" office:value-type="float" office:value="-5.72613480244205">
            <text:p>-5,7261348024</text:p>
          </table:table-cell>
          <table:table-cell table:style-name="ce25" office:value-type="float" office:value="0.710029213908042">
            <text:p>0,7100292139</text:p>
          </table:table-cell>
          <table:table-cell table:style-name="ce25" office:value-type="float" office:value="-1.59644147090527">
            <text:p>-1,5964414709</text:p>
          </table:table-cell>
          <table:table-cell table:style-name="ce25" office:value-type="float" office:value="3.66882153740657">
            <text:p>3,6688215374</text:p>
          </table:table-cell>
          <table:table-cell table:style-name="ce25" office:value-type="float" office:value="2.88498699237848">
            <text:p>2,8849869924</text:p>
          </table:table-cell>
          <table:table-cell table:style-name="ce25" office:value-type="float" office:value="-0.373637242849751">
            <text:p>-0,3736372428</text:p>
          </table:table-cell>
          <table:table-cell table:style-name="ce25" table:number-columns-repeated="12"/>
          <table:table-cell table:style-name="ce38" table:formula="of:=FALSE()" office:value-type="boolean" office:boolean-value="false">
            <text:p>FAUX</text:p>
          </table:table-cell>
          <table:table-cell table:style-name="ce25" table:number-columns-repeated="2"/>
          <table:table-cell table:style-name="ce62"/>
          <table:table-cell table:style-name="ce25"/>
          <table:table-cell office:value-type="string">
            <text:p>strong</text:p>
          </table:table-cell>
          <table:table-cell table:style-name="ce25" table:number-columns-repeated="973"/>
        </table:table-row>
        <table:table-row table:style-name="ro1">
          <table:table-cell table:style-name="ce1" office:value-type="string">
            <text:p>0007CE0327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9.14">
            <text:p>29,14</text:p>
          </table:table-cell>
          <table:table-cell office:value-type="float" office:value="28.76">
            <text:p>28,76</text:p>
          </table:table-cell>
          <table:table-cell office:value-type="float" office:value="-0.379999999999999">
            <text:p>-0,38</text:p>
          </table:table-cell>
          <table:table-cell office:value-type="float" office:value="1">
            <text:p>1</text:p>
          </table:table-cell>
          <table:table-cell office:value-type="float" office:value="17.4690476190476">
            <text:p>17,469047619</text:p>
          </table:table-cell>
          <table:table-cell office:value-type="float" office:value="4">
            <text:p>4</text:p>
          </table:table-cell>
          <table:table-cell office:value-type="float" office:value="1.87278244631185">
            <text:p>1,8727824463</text:p>
          </table:table-cell>
          <table:table-cell office:value-type="float" office:value="1.35420463653062">
            <text:p>1,3542046365</text:p>
          </table:table-cell>
          <table:table-cell office:value-type="float" office:value="-0.323200583473607">
            <text:p>-0,3232005835</text:p>
          </table:table-cell>
          <table:table-cell office:value-type="float" office:value="-0.513063830533896">
            <text:p>-0,513063830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0.491385292303087">
            <text:p>0,4913852923</text:p>
          </table:table-cell>
          <table:table-cell office:value-type="float" office:value="0.0791201433741209">
            <text:p>0,0791201434</text:p>
          </table:table-cell>
          <table:table-cell office:value-type="float" office:value="0.0626043504380009">
            <text:p>0,0626043504</text:p>
          </table:table-cell>
          <table:table-cell office:value-type="float" office:value="-1.1595755984989">
            <text:p>-1,1595755985</text:p>
          </table:table-cell>
          <table:table-cell office:value-type="float" office:value="-1.07488812271347">
            <text:p>-1,0748881227</text:p>
          </table:table-cell>
          <table:table-cell office:value-type="float" office:value="-1.58987869184865">
            <text:p>-1,5898786918</text:p>
          </table:table-cell>
          <table:table-cell office:value-type="float" office:value="0.598412157180768">
            <text:p>0,5984121572</text:p>
          </table:table-cell>
          <table:table-cell office:value-type="float" office:value="0.208650570960318">
            <text:p>0,208650571</text:p>
          </table:table-cell>
          <table:table-cell office:value-type="float" office:value="0.42250808274797">
            <text:p>0,4225080827</text:p>
          </table:table-cell>
          <table:table-cell office:value-type="float" office:value="-2.90877389962364">
            <text:p>-2,9087738996</text:p>
          </table:table-cell>
          <table:table-cell office:value-type="float" office:value="-0.680419415465107">
            <text:p>-0,6804194155</text:p>
          </table:table-cell>
          <table:table-cell office:value-type="float" office:value="0.60713518967875">
            <text:p>0,6071351897</text:p>
          </table:table-cell>
          <table:table-cell office:value-type="float" office:value="0.401203034912227">
            <text:p>0,4012030349</text:p>
          </table:table-cell>
          <table:table-cell table:number-columns-repeated="12"/>
          <table:table-cell table:style-name="ce27" table:formula="of:=FALSE()" office:value-type="boolean" office:boolean-value="false">
            <text:p>FAUX</text:p>
          </table:table-cell>
          <table:table-cell table:number-columns-repeated="4"/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3" office:value-type="string">
            <text:p>0007CB486D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74">
            <text:p>74</text:p>
          </table:table-cell>
          <table:table-cell table:style-name="ce38" table:formula="of:=TRUE()" office:value-type="boolean" office:boolean-value="true">
            <text:p>VRAI</text:p>
          </table:table-cell>
          <table:table-cell table:style-name="ce25" office:value-type="float" office:value="30.16">
            <text:p>30,16</text:p>
          </table:table-cell>
          <table:table-cell table:style-name="ce25" office:value-type="float" office:value="30.41">
            <text:p>30,41</text:p>
          </table:table-cell>
          <table:table-cell table:style-name="ce25" office:value-type="float" office:value="0.25">
            <text:p>0,2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-14.3571428571429">
            <text:p>-14,3571428571</text:p>
          </table:table-cell>
          <table:table-cell table:style-name="ce24" office:value-type="float" office:value="2">
            <text:p>2</text:p>
          </table:table-cell>
          <table:table-cell table:style-name="ce25" office:value-type="float" office:value="16.3534798534799">
            <text:p>16,3534798535</text:p>
          </table:table-cell>
          <table:table-cell table:style-name="ce25" office:value-type="float" office:value="1.6997706406131">
            <text:p>1,6997706406</text:p>
          </table:table-cell>
          <table:table-cell table:style-name="ce25" office:value-type="float" office:value="1.50742821937894">
            <text:p>1,5074282194</text:p>
          </table:table-cell>
          <table:table-cell table:style-name="ce25" office:value-type="float" office:value="-0.646334140813829">
            <text:p>-0,6463341408</text:p>
          </table:table-cell>
          <table:table-cell table:style-name="ce25" office:value-type="float" office:value="0.4">
            <text:p>0,4</text:p>
          </table:table-cell>
          <table:table-cell table:style-name="ce25" office:value-type="float" office:value="0.833333333333333">
            <text:p>0,833333333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922165206042128">
            <text:p>0,922165206</text:p>
          </table:table-cell>
          <table:table-cell table:style-name="ce25" office:value-type="float" office:value="0.290356785931178">
            <text:p>0,2903567859</text:p>
          </table:table-cell>
          <table:table-cell table:style-name="ce25" office:value-type="float" office:value="0.0224173010447183">
            <text:p>0,022417301</text:p>
          </table:table-cell>
          <table:table-cell table:style-name="ce25" office:value-type="float" office:value="0.291286162059394">
            <text:p>0,2912861621</text:p>
          </table:table-cell>
          <table:table-cell table:style-name="ce25" office:value-type="float" office:value="11.6374838969761">
            <text:p>11,637483897</text:p>
          </table:table-cell>
          <table:table-cell table:style-name="ce25" office:value-type="float" office:value="0.856076592539306">
            <text:p>0,8560765925</text:p>
          </table:table-cell>
          <table:table-cell table:style-name="ce25" office:value-type="float" office:value="0.848042090238689">
            <text:p>0,8480420902</text:p>
          </table:table-cell>
          <table:table-cell table:style-name="ce25" office:value-type="float" office:value="-1.27749760572601">
            <text:p>-1,2774976057</text:p>
          </table:table-cell>
          <table:table-cell table:style-name="ce25" office:value-type="float" office:value="2.85465920793987">
            <text:p>2,8546592079</text:p>
          </table:table-cell>
          <table:table-cell table:style-name="ce25" office:value-type="float" office:value="4.75621084225589">
            <text:p>4,7562108423</text:p>
          </table:table-cell>
          <table:table-cell table:style-name="ce25" office:value-type="float" office:value="2.75728623327747">
            <text:p>2,7572862333</text:p>
          </table:table-cell>
          <table:table-cell table:style-name="ce25" office:value-type="float" office:value="-2.30116931675785">
            <text:p>-2,3011693168</text:p>
          </table:table-cell>
          <table:table-cell table:style-name="ce25" office:value-type="float" office:value="2.26489701410105">
            <text:p>2,2648970141</text:p>
          </table:table-cell>
          <table:table-cell table:style-name="ce25" office:value-type="float" office:value="3717.94871794872">
            <text:p>3717,9487179487</text:p>
          </table:table-cell>
          <table:table-cell table:style-name="ce25" office:value-type="float" office:value="1.25744324485226">
            <text:p>1,2574432449</text:p>
          </table:table-cell>
          <table:table-cell table:style-name="ce25" office:value-type="float" office:value="0.0261993103448276">
            <text:p>0,0261993103</text:p>
          </table:table-cell>
          <table:table-cell table:style-name="ce25" office:value-type="float" office:value="4.45507796040088">
            <text:p>4,4550779604</text:p>
          </table:table-cell>
          <table:table-cell table:style-name="ce25" office:value-type="float" office:value="2.29023518317127">
            <text:p>2,2902351832</text:p>
          </table:table-cell>
          <table:table-cell table:style-name="ce25" office:value-type="float" office:value="-2.41504892660221">
            <text:p>-2,4150489266</text:p>
          </table:table-cell>
          <table:table-cell table:style-name="ce25" office:value-type="float" office:value="3.96285740362971">
            <text:p>3,9628574036</text:p>
          </table:table-cell>
          <table:table-cell table:style-name="ce25" office:value-type="float" office:value="-0.00376753110763136">
            <text:p>-0,0037675311</text:p>
          </table:table-cell>
          <table:table-cell table:style-name="ce25" office:value-type="float" office:value="0.241664292835569">
            <text:p>0,2416642928</text:p>
          </table:table-cell>
          <table:table-cell table:style-name="ce25" office:value-type="float" office:value="-4.34485122754536">
            <text:p>-4,3448512275</text:p>
          </table:table-cell>
          <table:table-cell table:style-name="ce25" office:value-type="float" office:value="-4.76334074213184">
            <text:p>-4,7633407421</text:p>
          </table:table-cell>
          <table:table-cell table:style-name="ce25" office:value-type="float" office:value="1.44609328846093">
            <text:p>1,4460932885</text:p>
          </table:table-cell>
          <table:table-cell table:style-name="ce38" table:formula="of:=FALSE()" office:value-type="boolean" office:boolean-value="false">
            <text:p>FAUX</text:p>
          </table:table-cell>
          <table:table-cell table:style-name="ce25" table:number-columns-repeated="2"/>
          <table:table-cell table:style-name="ce62"/>
          <table:table-cell table:style-name="ce25" office:value-type="float" office:value="3717.94871794872">
            <text:p>3717,9487179487</text:p>
          </table:table-cell>
          <table:table-cell office:value-type="string">
            <text:p>strong</text:p>
          </table:table-cell>
          <table:table-cell table:style-name="ce25" table:number-columns-repeated="973"/>
        </table:table-row>
        <table:table-row table:style-name="ro1">
          <table:table-cell table:style-name="ce1" office:value-type="string">
            <text:p>0007CDEC0B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29">
            <text:p>31,29</text:p>
          </table:table-cell>
          <table:table-cell office:value-type="float" office:value="30.51">
            <text:p>30,51</text:p>
          </table:table-cell>
          <table:table-cell office:value-type="float" office:value="-0.779999999999997">
            <text:p>-0,78</text:p>
          </table:table-cell>
          <table:table-cell office:value-type="float" office:value="4">
            <text:p>4</text:p>
          </table:table-cell>
          <table:table-cell office:value-type="float" office:value="9.19090909090909">
            <text:p>9,1909090909</text:p>
          </table:table-cell>
          <table:table-cell office:value-type="float" office:value="1">
            <text:p>1</text:p>
          </table:table-cell>
          <table:table-cell office:value-type="float" office:value="17.8602750190985">
            <text:p>17,8602750191</text:p>
          </table:table-cell>
          <table:table-cell office:value-type="float" office:value="1.78764329428912">
            <text:p>1,7876432943</text:p>
          </table:table-cell>
          <table:table-cell office:value-type="float" office:value="-0.434172787508256">
            <text:p>-0,4341727875</text:p>
          </table:table-cell>
          <table:table-cell office:value-type="float" office:value="-1.79439328460732">
            <text:p>-1,7943932846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.888888888888889">
            <text:p>0,8888888889</text:p>
          </table:table-cell>
          <table:table-cell office:value-type="float" office:value="4.1059598351191">
            <text:p>4,1059598351</text:p>
          </table:table-cell>
          <table:table-cell office:value-type="float" office:value="-1.04829346997561">
            <text:p>-1,04829347</text:p>
          </table:table-cell>
          <table:table-cell office:value-type="float" office:value="1.88723105418453">
            <text:p>1,8872310542</text:p>
          </table:table-cell>
          <table:table-cell office:value-type="float" office:value="-1.58120333411971">
            <text:p>-1,5812033341</text:p>
          </table:table-cell>
          <table:table-cell office:value-type="float" office:value="3.38161732683435">
            <text:p>3,3816173268</text:p>
          </table:table-cell>
          <table:table-cell office:value-type="float" office:value="-0.378462755888064">
            <text:p>-0,3784627559</text:p>
          </table:table-cell>
          <table:table-cell office:value-type="float" office:value="0.230686506336908">
            <text:p>0,2306865063</text:p>
          </table:table-cell>
          <table:table-cell office:value-type="float" office:value="1.45693621955724">
            <text:p>1,4569362196</text:p>
          </table:table-cell>
          <table:table-cell office:value-type="float" office:value="0.985938228851875">
            <text:p>0,9859382289</text:p>
          </table:table-cell>
          <table:table-cell office:value-type="float" office:value="-0.851136312231987">
            <text:p>-0,8511363122</text:p>
          </table:table-cell>
          <table:table-cell office:value-type="float" office:value="-0.49768052073523">
            <text:p>-0,4976805207</text:p>
          </table:table-cell>
          <table:table-cell office:value-type="float" office:value="-2.10421390712061">
            <text:p>-2,1042139071</text:p>
          </table:table-cell>
          <table:table-cell office:value-type="float" office:value="-0.181866855316763">
            <text:p>-0,1818668553</text:p>
          </table:table-cell>
          <table:table-cell office:value-type="float" office:value="2574.34358974359">
            <text:p>2574,3435897436</text:p>
          </table:table-cell>
          <table:table-cell office:value-type="float" office:value="1.41072042142476">
            <text:p>1,4107204214</text:p>
          </table:table-cell>
          <table:table-cell office:value-type="float" office:value="0.0309991892381827">
            <text:p>0,0309991892</text:p>
          </table:table-cell>
          <table:table-cell office:value-type="float" office:value="0.909867185275235">
            <text:p>0,9098671853</text:p>
          </table:table-cell>
          <table:table-cell office:value-type="float" office:value="1.58905592020169">
            <text:p>1,5890559202</text:p>
          </table:table-cell>
          <table:table-cell office:value-type="float" office:value="-3.83937609568231">
            <text:p>-3,8393760957</text:p>
          </table:table-cell>
          <table:table-cell office:value-type="float" office:value="6.11129908521373">
            <text:p>6,1112990852</text:p>
          </table:table-cell>
          <table:table-cell office:value-type="float" office:value="1.0415468582975">
            <text:p>1,0415468583</text:p>
          </table:table-cell>
          <table:table-cell office:value-type="float" office:value="-0.665843605594722">
            <text:p>-0,6658436056</text:p>
          </table:table-cell>
          <table:table-cell office:value-type="float" office:value="-2.40830919235098">
            <text:p>-2,4083091924</text:p>
          </table:table-cell>
          <table:table-cell office:value-type="float" office:value="-2.8594470021158">
            <text:p>-2,8594470021</text:p>
          </table:table-cell>
          <table:table-cell office:value-type="float" office:value="3.25345351854568">
            <text:p>3,2534535185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2574.34358974359">
            <text:p>2574,3435897436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DEEE2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51">
            <text:p>31,51</text:p>
          </table:table-cell>
          <table:table-cell office:value-type="float" office:value="30.24">
            <text:p>30,24</text:p>
          </table:table-cell>
          <table:table-cell office:value-type="float" office:value="-1.27">
            <text:p>-1,27</text:p>
          </table:table-cell>
          <table:table-cell office:value-type="float" office:value="3">
            <text:p>3</text:p>
          </table:table-cell>
          <table:table-cell office:value-type="float" office:value="11.7">
            <text:p>11,7</text:p>
          </table:table-cell>
          <table:table-cell office:value-type="float" office:value="6">
            <text:p>6</text:p>
          </table:table-cell>
          <table:table-cell office:value-type="float" office:value="0.719696969696969">
            <text:p>0,7196969697</text:p>
          </table:table-cell>
          <table:table-cell office:value-type="float" office:value="2.10223390762052">
            <text:p>2,1022339076</text:p>
          </table:table-cell>
          <table:table-cell office:value-type="float" office:value="1.12879963291829">
            <text:p>1,1287996329</text:p>
          </table:table-cell>
          <table:table-cell office:value-type="float" office:value="-0.454583338096584">
            <text:p>-0,4545833381</text:p>
          </table:table-cell>
          <table:table-cell office:value-type="float" office:value="0.4">
            <text:p>0,4</text:p>
          </table:table-cell>
          <table:table-cell office:value-type="float" office:value="0.875">
            <text:p>0,875</text:p>
          </table:table-cell>
          <table:table-cell office:value-type="float" office:value="1">
            <text:p>1</text:p>
          </table:table-cell>
          <table:table-cell office:value-type="float" office:value="0.0411224580143052">
            <text:p>0,041122458</text:p>
          </table:table-cell>
          <table:table-cell office:value-type="float" office:value="-0.0518979022298191">
            <text:p>-0,0518979022</text:p>
          </table:table-cell>
          <table:table-cell office:value-type="float" office:value="1.7055893360257">
            <text:p>1,705589336</text:p>
          </table:table-cell>
          <table:table-cell office:value-type="float" office:value="0.177552010716967">
            <text:p>0,1775520107</text:p>
          </table:table-cell>
          <table:table-cell office:value-type="float" office:value="-1.60773835717212">
            <text:p>-1,6077383572</text:p>
          </table:table-cell>
          <table:table-cell office:value-type="float" office:value="-1.55748222081964">
            <text:p>-1,5574822208</text:p>
          </table:table-cell>
          <table:table-cell office:value-type="float" office:value="-1.7151024106741">
            <text:p>-1,7151024107</text:p>
          </table:table-cell>
          <table:table-cell office:value-type="float" office:value="1.39766871659214">
            <text:p>1,3976687166</text:p>
          </table:table-cell>
          <table:table-cell office:value-type="float" office:value="0.583601349949085">
            <text:p>0,5836013499</text:p>
          </table:table-cell>
          <table:table-cell office:value-type="float" office:value="1.75654792057097">
            <text:p>1,7565479206</text:p>
          </table:table-cell>
          <table:table-cell office:value-type="float" office:value="-4.04468893758284">
            <text:p>-4,0446889376</text:p>
          </table:table-cell>
          <table:table-cell office:value-type="float" office:value="2.96523122783198">
            <text:p>2,9652312278</text:p>
          </table:table-cell>
          <table:table-cell office:value-type="float" office:value="-0.977696663034205">
            <text:p>-0,977696663</text:p>
          </table:table-cell>
          <table:table-cell office:value-type="float" office:value="1832.35384615385">
            <text:p>1832,3538461539</text:p>
          </table:table-cell>
          <table:table-cell office:value-type="float" office:value="1.76572759826489">
            <text:p>1,7657275983</text:p>
          </table:table-cell>
          <table:table-cell office:value-type="float" office:value="0.0283116294299892">
            <text:p>0,0283116294</text:p>
          </table:table-cell>
          <table:table-cell office:value-type="float" office:value="-0.55457338005557">
            <text:p>-0,5545733801</text:p>
          </table:table-cell>
          <table:table-cell office:value-type="float" office:value="3.08971498403492">
            <text:p>3,089714984</text:p>
          </table:table-cell>
          <table:table-cell office:value-type="float" office:value="-6.48011967007834">
            <text:p>-6,4801196701</text:p>
          </table:table-cell>
          <table:table-cell office:value-type="float" office:value="2.15045823261674">
            <text:p>2,1504582326</text:p>
          </table:table-cell>
          <table:table-cell office:value-type="float" office:value="-1.3917499629295">
            <text:p>-1,3917499629</text:p>
          </table:table-cell>
          <table:table-cell office:value-type="float" office:value="-4.56145591089016">
            <text:p>-4,5614559109</text:p>
          </table:table-cell>
          <table:table-cell office:value-type="float" office:value="-2.64307246994535">
            <text:p>-2,6430724699</text:p>
          </table:table-cell>
          <table:table-cell office:value-type="float" office:value="-6.0281453415054">
            <text:p>-6,0281453415</text:p>
          </table:table-cell>
          <table:table-cell office:value-type="float" office:value="0.760935255312594">
            <text:p>0,7609352553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1832.35384615385">
            <text:p>1832,3538461539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B37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2.15">
            <text:p>32,15</text:p>
          </table:table-cell>
          <table:table-cell office:value-type="float" office:value="32.06">
            <text:p>32,06</text:p>
          </table:table-cell>
          <table:table-cell office:value-type="float" office:value="-0.0899999999999963">
            <text:p>-0,09</text:p>
          </table:table-cell>
          <table:table-cell office:value-type="float" office:value="7">
            <text:p>7</text:p>
          </table:table-cell>
          <table:table-cell office:value-type="float" office:value="-6.97727272727273">
            <text:p>-6,9772727273</text:p>
          </table:table-cell>
          <table:table-cell office:value-type="float" office:value="5">
            <text:p>5</text:p>
          </table:table-cell>
          <table:table-cell office:value-type="float" office:value="1.75394088669951">
            <text:p>1,7539408867</text:p>
          </table:table-cell>
          <table:table-cell office:value-type="float" office:value="0.870516940469096">
            <text:p>0,8705169405</text:p>
          </table:table-cell>
          <table:table-cell office:value-type="float" office:value="-0.431780888612633">
            <text:p>-0,4317808886</text:p>
          </table:table-cell>
          <table:table-cell office:value-type="float" office:value="-0.214028070641838">
            <text:p>-0,2140280706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1.4">
            <text:p>1,4</text:p>
          </table:table-cell>
          <table:table-cell office:value-type="float" office:value="-0.0984316464790198">
            <text:p>-0,0984316465</text:p>
          </table:table-cell>
          <table:table-cell office:value-type="float" office:value="1.11601589572987">
            <text:p>1,1160158957</text:p>
          </table:table-cell>
          <table:table-cell office:value-type="float" office:value="-1.54355029016829">
            <text:p>-1,5435502902</text:p>
          </table:table-cell>
          <table:table-cell office:value-type="float" office:value="0.23639030679517">
            <text:p>0,2363903068</text:p>
          </table:table-cell>
          <table:table-cell office:value-type="float" office:value="7.24992742635478">
            <text:p>7,2499274264</text:p>
          </table:table-cell>
          <table:table-cell office:value-type="float" office:value="-0.931590117747865">
            <text:p>-0,9315901177</text:p>
          </table:table-cell>
          <table:table-cell office:value-type="float" office:value="1.40591115259025">
            <text:p>1,4059111526</text:p>
          </table:table-cell>
          <table:table-cell office:value-type="float" office:value="0.851589112824051">
            <text:p>0,8515891128</text:p>
          </table:table-cell>
          <table:table-cell office:value-type="float" office:value="-0.426558022380148">
            <text:p>-0,4265580224</text:p>
          </table:table-cell>
          <table:table-cell office:value-type="float" office:value="-1.18022864375148">
            <text:p>-1,1802286438</text:p>
          </table:table-cell>
          <table:table-cell office:value-type="float" office:value="-0.0560353410606229">
            <text:p>-0,0560353411</text:p>
          </table:table-cell>
          <table:table-cell office:value-type="float" office:value="-0.107077698658241">
            <text:p>-0,1070776987</text:p>
          </table:table-cell>
          <table:table-cell office:value-type="float" office:value="-1.15360453887794">
            <text:p>-1,1536045389</text:p>
          </table:table-cell>
          <table:table-cell table:number-columns-repeated="12"/>
          <table:table-cell table:style-name="ce27" table:formula="of:=FALSE()" office:value-type="boolean" office:boolean-value="false">
            <text:p>FAUX</text:p>
          </table:table-cell>
          <table:table-cell table:number-columns-repeated="4"/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B22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6.15">
            <text:p>36,15</text:p>
          </table:table-cell>
          <table:table-cell office:value-type="float" office:value="35.18">
            <text:p>35,18</text:p>
          </table:table-cell>
          <table:table-cell office:value-type="float" office:value="-0.969999999999999">
            <text:p>-0,97</text:p>
          </table:table-cell>
          <table:table-cell office:value-type="float" office:value="2">
            <text:p>2</text:p>
          </table:table-cell>
          <table:table-cell office:value-type="float" office:value="15.3055555555556">
            <text:p>15,3055555556</text:p>
          </table:table-cell>
          <table:table-cell office:value-type="float" office:value="9">
            <text:p>9</text:p>
          </table:table-cell>
          <table:table-cell office:value-type="float" office:value="-15.0488505747126">
            <text:p>-15,0488505747</text:p>
          </table:table-cell>
          <table:table-cell office:value-type="float" office:value="-2.36242620819643">
            <text:p>-2,3624262082</text:p>
          </table:table-cell>
          <table:table-cell office:value-type="float" office:value="-0.284303779736925">
            <text:p>-0,2843037797</text:p>
          </table:table-cell>
          <table:table-cell office:value-type="float" office:value="-0.480429242619573">
            <text:p>-0,4804292426</text:p>
          </table:table-cell>
          <table:table-cell office:value-type="float" office:value="0.4">
            <text:p>0,4</text:p>
          </table:table-cell>
          <table:table-cell table:number-columns-repeated="2" office:value-type="float" office:value="1.125">
            <text:p>1,125</text:p>
          </table:table-cell>
          <table:table-cell office:value-type="float" office:value="0.66429874590348">
            <text:p>0,6642987459</text:p>
          </table:table-cell>
          <table:table-cell office:value-type="float" office:value="-0.633865632950706">
            <text:p>-0,633865633</text:p>
          </table:table-cell>
          <table:table-cell office:value-type="float" office:value="-1.47285154204123">
            <text:p>-1,472851542</text:p>
          </table:table-cell>
          <table:table-cell office:value-type="float" office:value="-0.960113975723632">
            <text:p>-0,9601139757</text:p>
          </table:table-cell>
          <table:table-cell office:value-type="float" office:value="0.410570309495791">
            <text:p>0,4105703095</text:p>
          </table:table-cell>
          <table:table-cell office:value-type="float" office:value="-1.01783914788147">
            <text:p>-1,0178391479</text:p>
          </table:table-cell>
          <table:table-cell office:value-type="float" office:value="2.75015275976468">
            <text:p>2,7501527598</text:p>
          </table:table-cell>
          <table:table-cell office:value-type="float" office:value="-0.325615776697084">
            <text:p>-0,3256157767</text:p>
          </table:table-cell>
          <table:table-cell office:value-type="float" office:value="3.67948841217456">
            <text:p>3,6794884122</text:p>
          </table:table-cell>
          <table:table-cell office:value-type="float" office:value="-2.17416301955794">
            <text:p>-2,1741630196</text:p>
          </table:table-cell>
          <table:table-cell office:value-type="float" office:value="-2.61277894402359">
            <text:p>-2,612778944</text:p>
          </table:table-cell>
          <table:table-cell office:value-type="float" office:value="-0.0431931757606684">
            <text:p>-0,0431931758</text:p>
          </table:table-cell>
          <table:table-cell office:value-type="float" office:value="0.239693543478649">
            <text:p>0,2396935435</text:p>
          </table:table-cell>
          <table:table-cell table:number-columns-repeated="12"/>
          <table:table-cell table:style-name="ce27" table:formula="of:=FALSE()" office:value-type="boolean" office:boolean-value="false">
            <text:p>FAUX</text:p>
          </table:table-cell>
          <table:table-cell table:number-columns-repeated="4"/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B47A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6.48">
            <text:p>36,48</text:p>
          </table:table-cell>
          <table:table-cell office:value-type="float" office:value="36.41">
            <text:p>36,41</text:p>
          </table:table-cell>
          <table:table-cell office:value-type="float" office:value="-0.0700000000000003">
            <text:p>-0,07</text:p>
          </table:table-cell>
          <table:table-cell office:value-type="float" office:value="5">
            <text:p>5</text:p>
          </table:table-cell>
          <table:table-cell office:value-type="float" office:value="8.5">
            <text:p>8,5</text:p>
          </table:table-cell>
          <table:table-cell office:value-type="float" office:value="7">
            <text:p>7</text:p>
          </table:table-cell>
          <table:table-cell office:value-type="float" office:value="0.308292282430216">
            <text:p>0,3082922824</text:p>
          </table:table-cell>
          <table:table-cell office:value-type="float" office:value="1.16019355672465">
            <text:p>1,1601935567</text:p>
          </table:table-cell>
          <table:table-cell office:value-type="float" office:value="-1.03298321420278">
            <text:p>-1,0329832142</text:p>
          </table:table-cell>
          <table:table-cell office:value-type="float" office:value="-0.562758454827386">
            <text:p>-0,5627584548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1.22222222222222">
            <text:p>1,2222222222</text:p>
          </table:table-cell>
          <table:table-cell office:value-type="float" office:value="0.319939907862761">
            <text:p>0,3199399079</text:p>
          </table:table-cell>
          <table:table-cell office:value-type="float" office:value="0.638363547830897">
            <text:p>0,6383635478</text:p>
          </table:table-cell>
          <table:table-cell office:value-type="float" office:value="-0.434363421881571">
            <text:p>-0,4343634219</text:p>
          </table:table-cell>
          <table:table-cell office:value-type="float" office:value="0.301986968919784">
            <text:p>0,3019869689</text:p>
          </table:table-cell>
          <table:table-cell office:value-type="float" office:value="3.08863140765243">
            <text:p>3,0886314077</text:p>
          </table:table-cell>
          <table:table-cell office:value-type="float" office:value="0.799305064501774">
            <text:p>0,7993050645</text:p>
          </table:table-cell>
          <table:table-cell office:value-type="float" office:value="-2.83024337197601">
            <text:p>-2,830243372</text:p>
          </table:table-cell>
          <table:table-cell office:value-type="float" office:value="-0.458133091988063">
            <text:p>-0,458133092</text:p>
          </table:table-cell>
          <table:table-cell office:value-type="float" office:value="0.152210178819758">
            <text:p>0,1522101788</text:p>
          </table:table-cell>
          <table:table-cell office:value-type="float" office:value="-0.393050040301918">
            <text:p>-0,3930500403</text:p>
          </table:table-cell>
          <table:table-cell office:value-type="float" office:value="1.29840768247795">
            <text:p>1,2984076825</text:p>
          </table:table-cell>
          <table:table-cell office:value-type="float" office:value="3.45238130247327">
            <text:p>3,4523813025</text:p>
          </table:table-cell>
          <table:table-cell office:value-type="float" office:value="1.39576873220878">
            <text:p>1,3957687322</text:p>
          </table:table-cell>
          <table:table-cell table:number-columns-repeated="12"/>
          <table:table-cell table:style-name="ce27" table:formula="of:=FALSE()" office:value-type="boolean" office:boolean-value="false">
            <text:p>FAUX</text:p>
          </table:table-cell>
          <table:table-cell table:number-columns-repeated="4"/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A3A3A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5.77">
            <text:p>25,77</text:p>
          </table:table-cell>
          <table:table-cell office:value-type="float" office:value="21.19">
            <text:p>21,19</text:p>
          </table:table-cell>
          <table:table-cell office:value-type="float" office:value="-4.58">
            <text:p>-4,58</text:p>
          </table:table-cell>
          <table:table-cell office:value-type="float" office:value="10">
            <text:p>10</text:p>
          </table:table-cell>
          <table:table-cell office:value-type="float" office:value="-27">
            <text:p>-27</text:p>
          </table:table-cell>
          <table:table-cell office:value-type="float" office:value="10">
            <text:p>10</text:p>
          </table:table-cell>
          <table:table-cell office:value-type="float" office:value="-22.25">
            <text:p>-22,25</text:p>
          </table:table-cell>
          <table:table-cell office:value-type="float" office:value="-4.37831731992409">
            <text:p>-4,3783173199</text:p>
          </table:table-cell>
          <table:table-cell office:value-type="float" office:value="4.53494970439312">
            <text:p>4,5349497044</text:p>
          </table:table-cell>
          <table:table-cell office:value-type="float" office:value="0.410966160843264">
            <text:p>0,4109661608</text:p>
          </table:table-cell>
          <table:table-cell office:value-type="float" office:value="0.7">
            <text:p>0,7</text:p>
          </table:table-cell>
          <table:table-cell office:value-type="float" office:value="0.428571428571429">
            <text:p>0,4285714286</text:p>
          </table:table-cell>
          <table:table-cell office:value-type="float" office:value="0.538461538461538">
            <text:p>0,5384615385</text:p>
          </table:table-cell>
          <table:table-cell office:value-type="float" office:value="-1.41831204742849">
            <text:p>-1,4183120474</text:p>
          </table:table-cell>
          <table:table-cell office:value-type="float" office:value="0.899886899715651">
            <text:p>0,8998868997</text:p>
          </table:table-cell>
          <table:table-cell office:value-type="float" office:value="3.06837451334878">
            <text:p>3,0683745133</text:p>
          </table:table-cell>
          <table:table-cell office:value-type="float" office:value="3.45464360016686">
            <text:p>3,4546436002</text:p>
          </table:table-cell>
          <table:table-cell office:value-type="float" office:value="-1.41780444443071">
            <text:p>-1,4178044444</text:p>
          </table:table-cell>
          <table:table-cell office:value-type="float" office:value="8.25661998263869">
            <text:p>8,2566199826</text:p>
          </table:table-cell>
          <table:table-cell office:value-type="float" office:value="0.915657811710955">
            <text:p>0,9156578117</text:p>
          </table:table-cell>
          <table:table-cell office:value-type="float" office:value="-1.83402763833195">
            <text:p>-1,8340276383</text:p>
          </table:table-cell>
          <table:table-cell office:value-type="float" office:value="2.21807356674801">
            <text:p>2,2180735667</text:p>
          </table:table-cell>
          <table:table-cell office:value-type="float" office:value="0.335838460982618">
            <text:p>0,335838461</text:p>
          </table:table-cell>
          <table:table-cell office:value-type="float" office:value="2.99054524981594">
            <text:p>2,9905452498</text:p>
          </table:table-cell>
          <table:table-cell office:value-type="float" office:value="0.0565346250758589">
            <text:p>0,0565346251</text:p>
          </table:table-cell>
          <table:table-cell office:value-type="float" office:value="0.56200327702518">
            <text:p>0,562003277</text:p>
          </table:table-cell>
          <table:table-cell office:value-type="float" office:value="6076.38444444444">
            <text:p>6076,3844444444</text:p>
          </table:table-cell>
          <table:table-cell office:value-type="float" office:value="0.993051479536275">
            <text:p>0,9930514795</text:p>
          </table:table-cell>
          <table:table-cell office:value-type="float" office:value="0.106198020533409">
            <text:p>0,1061980205</text:p>
          </table:table-cell>
          <table:table-cell office:value-type="float" office:value="-3.2347801906556">
            <text:p>-3,2347801907</text:p>
          </table:table-cell>
          <table:table-cell office:value-type="float" office:value="1.97132336762728">
            <text:p>1,9713233676</text:p>
          </table:table-cell>
          <table:table-cell office:value-type="float" office:value="-0.0625724436687024">
            <text:p>-0,0625724437</text:p>
          </table:table-cell>
          <table:table-cell office:value-type="float" office:value="-4.46309837334658">
            <text:p>-4,4630983733</text:p>
          </table:table-cell>
          <table:table-cell office:value-type="float" office:value="-1.30285932627834">
            <text:p>-1,3028593263</text:p>
          </table:table-cell>
          <table:table-cell office:value-type="float" office:value="0.905481759486155">
            <text:p>0,9054817595</text:p>
          </table:table-cell>
          <table:table-cell office:value-type="float" office:value="-0.0890662903686165">
            <text:p>-0,0890662904</text:p>
          </table:table-cell>
          <table:table-cell office:value-type="float" office:value="-0.60329361292555">
            <text:p>-0,6032936129</text:p>
          </table:table-cell>
          <table:table-cell office:value-type="float" office:value="0.0453394782605168">
            <text:p>0,0453394783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6076.38444444444">
            <text:p>6076,3844444444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8" office:value-type="string">
            <text:p>0007CB2302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75">
            <text:p>75</text:p>
          </table:table-cell>
          <table:table-cell table:style-name="ce33" table:formula="of:=TRUE()" office:value-type="boolean" office:boolean-value="true">
            <text:p>VRAI</text:p>
          </table:table-cell>
          <table:table-cell table:style-name="ce20" office:value-type="float" office:value="28.45">
            <text:p>28,45</text:p>
          </table:table-cell>
          <table:table-cell table:style-name="ce20" office:value-type="float" office:value="28.22">
            <text:p>28,22</text:p>
          </table:table-cell>
          <table:table-cell table:style-name="ce20" office:value-type="float" office:value="-0.23">
            <text:p>-0,23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-8.3">
            <text:p>-8,3</text:p>
          </table:table-cell>
          <table:table-cell office:value-type="float" office:value="9">
            <text:p>9</text:p>
          </table:table-cell>
          <table:table-cell table:style-name="ce20" office:value-type="float" office:value="-13">
            <text:p>-13</text:p>
          </table:table-cell>
          <table:table-cell table:style-name="ce20" office:value-type="float" office:value="-3.37612044710701">
            <text:p>-3,3761204471</text:p>
          </table:table-cell>
          <table:table-cell table:style-name="ce20" office:value-type="float" office:value="-0.0312395519007151">
            <text:p>-0,0312395519</text:p>
          </table:table-cell>
          <table:table-cell table:style-name="ce20" office:value-type="float" office:value="-0.688389221003421">
            <text:p>-0,688389221</text:p>
          </table:table-cell>
          <table:table-cell table:style-name="ce20" office:value-type="float" office:value="0.95">
            <text:p>0,95</text:p>
          </table:table-cell>
          <table:table-cell table:style-name="ce20" office:value-type="float" office:value="1.2">
            <text:p>1,2</text:p>
          </table:table-cell>
          <table:table-cell table:style-name="ce20" office:value-type="float" office:value="0.9375">
            <text:p>0,9375</text:p>
          </table:table-cell>
          <table:table-cell table:style-name="ce20" office:value-type="float" office:value="-0.0401763088463774">
            <text:p>-0,0401763088</text:p>
          </table:table-cell>
          <table:table-cell table:style-name="ce20" office:value-type="float" office:value="3.4777457501046">
            <text:p>3,4777457501</text:p>
          </table:table-cell>
          <table:table-cell table:style-name="ce20" office:value-type="float" office:value="0.878217878541315">
            <text:p>0,8782178785</text:p>
          </table:table-cell>
          <table:table-cell table:style-name="ce20" office:value-type="float" office:value="0.168456736833447">
            <text:p>0,1684567368</text:p>
          </table:table-cell>
          <table:table-cell table:style-name="ce20" office:value-type="float" office:value="0.307198980309181">
            <text:p>0,3071989803</text:p>
          </table:table-cell>
          <table:table-cell table:style-name="ce20" office:value-type="float" office:value="1.92705225170517">
            <text:p>1,9270522517</text:p>
          </table:table-cell>
          <table:table-cell table:style-name="ce20" office:value-type="float" office:value="-0.901437519792548">
            <text:p>-0,9014375198</text:p>
          </table:table-cell>
          <table:table-cell table:style-name="ce20" office:value-type="float" office:value="-3.49158880428087">
            <text:p>-3,4915888043</text:p>
          </table:table-cell>
          <table:table-cell table:style-name="ce20" office:value-type="float" office:value="1.48882723325654">
            <text:p>1,4888272333</text:p>
          </table:table-cell>
          <table:table-cell table:style-name="ce20" office:value-type="float" office:value="-0.758572561206069">
            <text:p>-0,7585725612</text:p>
          </table:table-cell>
          <table:table-cell table:style-name="ce20" office:value-type="float" office:value="4.04186010908683">
            <text:p>4,0418601091</text:p>
          </table:table-cell>
          <table:table-cell table:style-name="ce20" office:value-type="float" office:value="-1.3700561989825">
            <text:p>-1,370056199</text:p>
          </table:table-cell>
          <table:table-cell table:style-name="ce20" office:value-type="float" office:value="0.367080624707114">
            <text:p>0,3670806247</text:p>
          </table:table-cell>
          <table:table-cell table:style-name="ce20" office:value-type="float" office:value="2337.92222222222">
            <text:p>2337,9222222222</text:p>
          </table:table-cell>
          <table:table-cell table:style-name="ce20" office:value-type="float" office:value="1.06483481493454">
            <text:p>1,0648348149</text:p>
          </table:table-cell>
          <table:table-cell table:style-name="ce20" office:value-type="float" office:value="0.1167798567579">
            <text:p>0,1167798568</text:p>
          </table:table-cell>
          <table:table-cell table:style-name="ce20" office:value-type="float" office:value="-9.92021081938124">
            <text:p>-9,9202108194</text:p>
          </table:table-cell>
          <table:table-cell table:style-name="ce20" office:value-type="float" office:value="0.595421241218837">
            <text:p>0,5954212412</text:p>
          </table:table-cell>
          <table:table-cell table:style-name="ce20" office:value-type="float" office:value="-2.10954638930557">
            <text:p>-2,1095463893</text:p>
          </table:table-cell>
          <table:table-cell table:style-name="ce20" office:value-type="float" office:value="2.0677706875048">
            <text:p>2,0677706875</text:p>
          </table:table-cell>
          <table:table-cell table:style-name="ce20" office:value-type="float" office:value="-4.63713139385698">
            <text:p>-4,6371313939</text:p>
          </table:table-cell>
          <table:table-cell table:style-name="ce20" office:value-type="float" office:value="1.51136746945558">
            <text:p>1,5113674695</text:p>
          </table:table-cell>
          <table:table-cell table:style-name="ce20" office:value-type="float" office:value="1.47295644562607">
            <text:p>1,4729564456</text:p>
          </table:table-cell>
          <table:table-cell table:style-name="ce20" office:value-type="float" office:value="1.51335469414541">
            <text:p>1,5133546941</text:p>
          </table:table-cell>
          <table:table-cell table:style-name="ce20" office:value-type="float" office:value="0.859864875234713">
            <text:p>0,8598648752</text:p>
          </table:table-cell>
          <table:table-cell table:style-name="ce33" table:formula="of:=FALSE()" office:value-type="boolean" office:boolean-value="false">
            <text:p>FAUX</text:p>
          </table:table-cell>
          <table:table-cell table:number-columns-repeated="3"/>
          <table:table-cell table:style-name="ce20" office:value-type="float" office:value="2337.92222222222">
            <text:p>2337,9222222222</text:p>
          </table:table-cell>
          <table:table-cell office:value-type="string">
            <text:p>strong</text:p>
          </table:table-cell>
          <table:table-cell table:style-name="ce20" table:number-columns-repeated="973"/>
        </table:table-row>
        <table:table-row table:style-name="ro1">
          <table:table-cell table:style-name="ce1" office:value-type="string">
            <text:p>0007CE0327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8.62">
            <text:p>28,62</text:p>
          </table:table-cell>
          <table:table-cell office:value-type="float" office:value="28.56">
            <text:p>28,56</text:p>
          </table:table-cell>
          <table:table-cell office:value-type="float" office:value="-0.0600000000000023">
            <text:p>-0,06</text:p>
          </table:table-cell>
          <table:table-cell office:value-type="float" office:value="5">
            <text:p>5</text:p>
          </table:table-cell>
          <table:table-cell office:value-type="float" office:value="2.86666666666667">
            <text:p>2,8666666667</text:p>
          </table:table-cell>
          <table:table-cell office:value-type="float" office:value="4">
            <text:p>4</text:p>
          </table:table-cell>
          <table:table-cell office:value-type="float" office:value="4.05042016806723">
            <text:p>4,0504201681</text:p>
          </table:table-cell>
          <table:table-cell office:value-type="float" office:value="0.810060643134439">
            <text:p>0,8100606431</text:p>
          </table:table-cell>
          <table:table-cell office:value-type="float" office:value="-1.5519259675527">
            <text:p>-1,5519259676</text:p>
          </table:table-cell>
          <table:table-cell office:value-type="float" office:value="-0.2917627338369">
            <text:p>-0,2917627338</text:p>
          </table:table-cell>
          <table:table-cell office:value-type="float" office:value="0.3">
            <text:p>0,3</text:p>
          </table:table-cell>
          <table:table-cell table:number-columns-repeated="2" office:value-type="float" office:value="1">
            <text:p>1</text:p>
          </table:table-cell>
          <table:table-cell office:value-type="float" office:value="0.04892355334925">
            <text:p>0,0489235533</text:p>
          </table:table-cell>
          <table:table-cell office:value-type="float" office:value="0.0616134134799869">
            <text:p>0,0616134135</text:p>
          </table:table-cell>
          <table:table-cell office:value-type="float" office:value="-0.658583195612182">
            <text:p>-0,6585831956</text:p>
          </table:table-cell>
          <table:table-cell office:value-type="float" office:value="0.0938334030948873">
            <text:p>0,0938334031</text:p>
          </table:table-cell>
          <table:table-cell office:value-type="float" office:value="-5.22052975994217">
            <text:p>-5,2205297599</text:p>
          </table:table-cell>
          <table:table-cell office:value-type="float" office:value="-3.4642700710439">
            <text:p>-3,464270071</text:p>
          </table:table-cell>
          <table:table-cell office:value-type="float" office:value="-0.849133855011998">
            <text:p>-0,849133855</text:p>
          </table:table-cell>
          <table:table-cell office:value-type="float" office:value="-0.465650182454962">
            <text:p>-0,4656501825</text:p>
          </table:table-cell>
          <table:table-cell office:value-type="float" office:value="0.546732329600588">
            <text:p>0,5467323296</text:p>
          </table:table-cell>
          <table:table-cell office:value-type="float" office:value="0.607991289408725">
            <text:p>0,6079912894</text:p>
          </table:table-cell>
          <table:table-cell office:value-type="float" office:value="-0.566773337136286">
            <text:p>-0,5667733371</text:p>
          </table:table-cell>
          <table:table-cell office:value-type="float" office:value="-2.81765992221762">
            <text:p>-2,8176599222</text:p>
          </table:table-cell>
          <table:table-cell office:value-type="float" office:value="-0.699092939449331">
            <text:p>-0,6990929394</text:p>
          </table:table-cell>
          <table:table-cell office:value-type="float" office:value="3973.06888888889">
            <text:p>3973,0688888889</text:p>
          </table:table-cell>
          <table:table-cell office:value-type="float" office:value="2.13192817499105">
            <text:p>2,131928175</text:p>
          </table:table-cell>
          <table:table-cell office:value-type="float" office:value="0.120329037558987">
            <text:p>0,1203290376</text:p>
          </table:table-cell>
          <table:table-cell office:value-type="float" office:value="-1.17231326130858">
            <text:p>-1,1723132613</text:p>
          </table:table-cell>
          <table:table-cell office:value-type="float" office:value="-0.000711285034353012">
            <text:p>-0,000711285</text:p>
          </table:table-cell>
          <table:table-cell office:value-type="float" office:value="-2.55956056930863">
            <text:p>-2,5595605693</text:p>
          </table:table-cell>
          <table:table-cell office:value-type="float" office:value="-0.955360530622859">
            <text:p>-0,9553605306</text:p>
          </table:table-cell>
          <table:table-cell office:value-type="float" office:value="-2.008060626749">
            <text:p>-2,0080606267</text:p>
          </table:table-cell>
          <table:table-cell office:value-type="float" office:value="-4.08377411896723">
            <text:p>-4,083774119</text:p>
          </table:table-cell>
          <table:table-cell office:value-type="float" office:value="-0.371118682490358">
            <text:p>-0,3711186825</text:p>
          </table:table-cell>
          <table:table-cell office:value-type="float" office:value="2.08236874188493">
            <text:p>2,0823687419</text:p>
          </table:table-cell>
          <table:table-cell office:value-type="float" office:value="0.262595283958143">
            <text:p>0,262595284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3973.06888888889">
            <text:p>3973,0688888889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2">
          <table:table-cell table:style-name="ce4" office:value-type="string">
            <text:p>0007CB30A6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79">
            <text:p>79</text:p>
          </table:table-cell>
          <table:table-cell table:style-name="ce30" table:formula="of:=TRUE()" office:value-type="boolean" office:boolean-value="true">
            <text:p>VRAI</text:p>
          </table:table-cell>
          <table:table-cell table:style-name="ce17" office:value-type="float" office:value="29.28">
            <text:p>29,28</text:p>
          </table:table-cell>
          <table:table-cell table:style-name="ce17" office:value-type="float" office:value="29.67">
            <text:p>29,67</text:p>
          </table:table-cell>
          <table:table-cell table:style-name="ce17" office:value-type="float" office:value="0.390000000000001">
            <text:p>0,39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7.68333333333333">
            <text:p>7,6833333333</text:p>
          </table:table-cell>
          <table:table-cell table:style-name="ce42" office:value-type="float" office:value="8">
            <text:p>8</text:p>
          </table:table-cell>
          <table:table-cell table:style-name="ce17" office:value-type="float" office:value="-8.57658517952636">
            <text:p>-8,5765851795</text:p>
          </table:table-cell>
          <table:table-cell table:style-name="ce17" office:value-type="float" office:value="-6.35140934016748">
            <text:p>-6,3514093402</text:p>
          </table:table-cell>
          <table:table-cell table:style-name="ce17" office:value-type="float" office:value="0.132747729655157">
            <text:p>0,1327477297</text:p>
          </table:table-cell>
          <table:table-cell table:style-name="ce17" office:value-type="float" office:value="0.358099008836937">
            <text:p>0,3580990088</text:p>
          </table:table-cell>
          <table:table-cell table:style-name="ce17" office:value-type="float" office:value="0.5">
            <text:p>0,5</text:p>
          </table:table-cell>
          <table:table-cell table:number-columns-repeated="2" table:style-name="ce17" office:value-type="float" office:value="1">
            <text:p>1</text:p>
          </table:table-cell>
          <table:table-cell table:style-name="ce17" office:value-type="float" office:value="-1.06451606834872">
            <text:p>-1,0645160683</text:p>
          </table:table-cell>
          <table:table-cell table:style-name="ce17" office:value-type="float" office:value="0.0432089579195202">
            <text:p>0,0432089579</text:p>
          </table:table-cell>
          <table:table-cell table:style-name="ce17" office:value-type="float" office:value="-0.724250038033497">
            <text:p>-0,724250038</text:p>
          </table:table-cell>
          <table:table-cell table:style-name="ce17" office:value-type="float" office:value="0.500482603395727">
            <text:p>0,5004826034</text:p>
          </table:table-cell>
          <table:table-cell table:style-name="ce17" office:value-type="float" office:value="0.0561372055217552">
            <text:p>0,0561372055</text:p>
          </table:table-cell>
          <table:table-cell table:style-name="ce17" office:value-type="float" office:value="2.49275832063448">
            <text:p>2,4927583206</text:p>
          </table:table-cell>
          <table:table-cell table:style-name="ce17" office:value-type="float" office:value="-0.708225079941963">
            <text:p>-0,7082250799</text:p>
          </table:table-cell>
          <table:table-cell table:style-name="ce17" office:value-type="float" office:value="1.97376525507517">
            <text:p>1,9737652551</text:p>
          </table:table-cell>
          <table:table-cell table:style-name="ce17" office:value-type="float" office:value="2.25326555897934">
            <text:p>2,253265559</text:p>
          </table:table-cell>
          <table:table-cell table:style-name="ce17" office:value-type="float" office:value="0.28806623403162">
            <text:p>0,288066234</text:p>
          </table:table-cell>
          <table:table-cell table:style-name="ce17" office:value-type="float" office:value="-0.994572913210199">
            <text:p>-0,9945729132</text:p>
          </table:table-cell>
          <table:table-cell table:style-name="ce17" office:value-type="float" office:value="-2.25654838885331">
            <text:p>-2,2565483889</text:p>
          </table:table-cell>
          <table:table-cell table:style-name="ce17" office:value-type="float" office:value="0.226217894548404">
            <text:p>0,2262178945</text:p>
          </table:table-cell>
          <table:table-cell table:style-name="ce17" office:value-type="float" office:value="2131.17777777778">
            <text:p>2131,1777777778</text:p>
          </table:table-cell>
          <table:table-cell table:style-name="ce17" office:value-type="float" office:value="1.22962676462285">
            <text:p>1,2296267646</text:p>
          </table:table-cell>
          <table:table-cell table:style-name="ce17" office:value-type="float" office:value="0.0908605570211568">
            <text:p>0,090860557</text:p>
          </table:table-cell>
          <table:table-cell table:style-name="ce17" office:value-type="float" office:value="-2.27815050382811">
            <text:p>-2,2781505038</text:p>
          </table:table-cell>
          <table:table-cell table:style-name="ce17" office:value-type="float" office:value="0.279142557946889">
            <text:p>0,2791425579</text:p>
          </table:table-cell>
          <table:table-cell table:style-name="ce17" office:value-type="float" office:value="-2.07531304311857">
            <text:p>-2,0753130431</text:p>
          </table:table-cell>
          <table:table-cell table:style-name="ce17" office:value-type="float" office:value="-2.72911671723707">
            <text:p>-2,7291167172</text:p>
          </table:table-cell>
          <table:table-cell table:style-name="ce17" office:value-type="float" office:value="-2.83802914031438">
            <text:p>-2,8380291403</text:p>
          </table:table-cell>
          <table:table-cell table:style-name="ce17" office:value-type="float" office:value="0.550443023023241">
            <text:p>0,550443023</text:p>
          </table:table-cell>
          <table:table-cell table:style-name="ce17" office:value-type="float" office:value="-0.59161007817924">
            <text:p>-0,5916100782</text:p>
          </table:table-cell>
          <table:table-cell table:style-name="ce17" office:value-type="float" office:value="-0.729512362601297">
            <text:p>-0,7295123626</text:p>
          </table:table-cell>
          <table:table-cell table:style-name="ce17" office:value-type="float" office:value="-3.41839448348695">
            <text:p>-3,4183944835</text:p>
          </table:table-cell>
          <table:table-cell table:style-name="ce30" table:formula="of:=FALSE()" office:value-type="boolean" office:boolean-value="false">
            <text:p>FAUX</text:p>
          </table:table-cell>
          <table:table-cell table:style-name="ce17" table:number-columns-repeated="2"/>
          <table:table-cell table:style-name="ce61"/>
          <table:table-cell table:style-name="ce17" office:value-type="float" office:value="2131.17777777778">
            <text:p>2131,1777777778</text:p>
          </table:table-cell>
          <table:table-cell office:value-type="string">
            <text:p>weak</text:p>
          </table:table-cell>
          <table:table-cell table:style-name="ce17" table:number-columns-repeated="973"/>
        </table:table-row>
        <table:table-row table:style-name="ro1">
          <table:table-cell table:style-name="ce6" office:value-type="string">
            <text:p>0007CDEC0B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94">
            <text:p>94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0.08">
            <text:p>30,08</text:p>
          </table:table-cell>
          <table:table-cell table:style-name="ce16" office:value-type="float" office:value="30.58">
            <text:p>30,58</text:p>
          </table:table-cell>
          <table:table-cell table:style-name="ce16" office:value-type="float" office:value="0.5">
            <text:p>0,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-5.08333333333334">
            <text:p>-5,0833333333</text:p>
          </table:table-cell>
          <table:table-cell office:value-type="float" office:value="2">
            <text:p>2</text:p>
          </table:table-cell>
          <table:table-cell table:style-name="ce16" office:value-type="float" office:value="15.3372803666921">
            <text:p>15,3372803667</text:p>
          </table:table-cell>
          <table:table-cell table:style-name="ce16" office:value-type="float" office:value="0.976203214506481">
            <text:p>0,9762032145</text:p>
          </table:table-cell>
          <table:table-cell table:style-name="ce16" office:value-type="float" office:value="-1.67450373334835">
            <text:p>-1,6745037333</text:p>
          </table:table-cell>
          <table:table-cell table:style-name="ce16" office:value-type="float" office:value="-1.38714923330067">
            <text:p>-1,3871492333</text:p>
          </table:table-cell>
          <table:table-cell table:style-name="ce16" office:value-type="float" office:value="0.5">
            <text:p>0,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909090909090909">
            <text:p>0,9090909091</text:p>
          </table:table-cell>
          <table:table-cell table:style-name="ce16" office:value-type="float" office:value="3.18103161063761">
            <text:p>3,1810316106</text:p>
          </table:table-cell>
          <table:table-cell table:style-name="ce16" office:value-type="float" office:value="-1.1798564903705">
            <text:p>-1,1798564904</text:p>
          </table:table-cell>
          <table:table-cell table:style-name="ce16" office:value-type="float" office:value="3.63952285421193">
            <text:p>3,6395228542</text:p>
          </table:table-cell>
          <table:table-cell table:style-name="ce16" office:value-type="float" office:value="-1.75019707035284">
            <text:p>-1,7501970704</text:p>
          </table:table-cell>
          <table:table-cell table:style-name="ce16" office:value-type="float" office:value="0.0290221189302335">
            <text:p>0,0290221189</text:p>
          </table:table-cell>
          <table:table-cell table:style-name="ce16" office:value-type="float" office:value="-2.35014242161778">
            <text:p>-2,3501424216</text:p>
          </table:table-cell>
          <table:table-cell table:style-name="ce16" office:value-type="float" office:value="0.215721330274166">
            <text:p>0,2157213303</text:p>
          </table:table-cell>
          <table:table-cell table:style-name="ce16" office:value-type="float" office:value="-0.550562774557832">
            <text:p>-0,5505627746</text:p>
          </table:table-cell>
          <table:table-cell table:style-name="ce16" office:value-type="float" office:value="1.82169104522458">
            <text:p>1,8216910452</text:p>
          </table:table-cell>
          <table:table-cell table:style-name="ce16" office:value-type="float" office:value="-2.88044267900782">
            <text:p>-2,880442679</text:p>
          </table:table-cell>
          <table:table-cell table:style-name="ce16" office:value-type="float" office:value="-0.284818132510641">
            <text:p>-0,2848181325</text:p>
          </table:table-cell>
          <table:table-cell table:style-name="ce16" office:value-type="float" office:value="-0.726063027050326">
            <text:p>-0,7260630271</text:p>
          </table:table-cell>
          <table:table-cell table:style-name="ce16" office:value-type="float" office:value="0.263678943990833">
            <text:p>0,263678944</text:p>
          </table:table-cell>
          <table:table-cell office:value-type="float" office:value="5345.71111111111">
            <text:p>5345,7111111111</text:p>
          </table:table-cell>
          <table:table-cell table:style-name="ce16" office:value-type="float" office:value="1.33209088674335">
            <text:p>1,3320908867</text:p>
          </table:table-cell>
          <table:table-cell table:style-name="ce16" office:value-type="float" office:value="0.160152479453934">
            <text:p>0,1601524795</text:p>
          </table:table-cell>
          <table:table-cell table:style-name="ce16" office:value-type="float" office:value="2.9063091689227">
            <text:p>2,9063091689</text:p>
          </table:table-cell>
          <table:table-cell table:style-name="ce16" office:value-type="float" office:value="-0.51799388686698">
            <text:p>-0,5179938869</text:p>
          </table:table-cell>
          <table:table-cell table:style-name="ce16" office:value-type="float" office:value="2.54237108308255">
            <text:p>2,5423710831</text:p>
          </table:table-cell>
          <table:table-cell table:style-name="ce16" office:value-type="float" office:value="-1.58275216259151">
            <text:p>-1,5827521626</text:p>
          </table:table-cell>
          <table:table-cell table:style-name="ce16" office:value-type="float" office:value="-0.0821004099359522">
            <text:p>-0,0821004099</text:p>
          </table:table-cell>
          <table:table-cell table:style-name="ce16" office:value-type="float" office:value="-2.89805790639407">
            <text:p>-2,8980579064</text:p>
          </table:table-cell>
          <table:table-cell table:style-name="ce16" office:value-type="float" office:value="-0.696002714130799">
            <text:p>-0,6960027141</text:p>
          </table:table-cell>
          <table:table-cell table:style-name="ce16" office:value-type="float" office:value="-0.157669163255092">
            <text:p>-0,1576691633</text:p>
          </table:table-cell>
          <table:table-cell table:style-name="ce16" office:value-type="float" office:value="0.260955542162698">
            <text:p>0,2609555422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3"/>
          <table:table-cell office:value-type="float" office:value="5345.71111111111">
            <text:p>5345,7111111111</text:p>
          </table:table-cell>
          <table:table-cell office:value-type="string">
            <text:p>strong</text:p>
          </table:table-cell>
          <table:table-cell table:style-name="ce16" table:number-columns-repeated="973"/>
        </table:table-row>
        <table:table-row table:style-name="ro1">
          <table:table-cell table:style-name="ce1" office:value-type="string">
            <text:p>0007CB371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29">
            <text:p>31,29</text:p>
          </table:table-cell>
          <table:table-cell office:value-type="float" office:value="31.94">
            <text:p>31,94</text:p>
          </table:table-cell>
          <table:table-cell office:value-type="float" office:value="0.650000000000002">
            <text:p>0,65</text:p>
          </table:table-cell>
          <table:table-cell office:value-type="float" office:value="9">
            <text:p>9</text:p>
          </table:table-cell>
          <table:table-cell office:value-type="float" office:value="-20.4166666666667">
            <text:p>-20,4166666667</text:p>
          </table:table-cell>
          <table:table-cell office:value-type="float" office:value="6">
            <text:p>6</text:p>
          </table:table-cell>
          <table:table-cell office:value-type="float" office:value="-3.93877005347594">
            <text:p>-3,9387700535</text:p>
          </table:table-cell>
          <table:table-cell office:value-type="float" office:value="-3.9775709705183">
            <text:p>-3,9775709705</text:p>
          </table:table-cell>
          <table:table-cell office:value-type="float" office:value="-0.626455640410482">
            <text:p>-0,6264556404</text:p>
          </table:table-cell>
          <table:table-cell office:value-type="float" office:value="-0.819327248755833">
            <text:p>-0,8193272488</text:p>
          </table:table-cell>
          <table:table-cell office:value-type="float" office:value="0.5">
            <text:p>0,5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1.02390724238729">
            <text:p>1,0239072424</text:p>
          </table:table-cell>
          <table:table-cell office:value-type="float" office:value="-0.0703144967169565">
            <text:p>-0,0703144967</text:p>
          </table:table-cell>
          <table:table-cell office:value-type="float" office:value="1.28907785099792">
            <text:p>1,289077851</text:p>
          </table:table-cell>
          <table:table-cell office:value-type="float" office:value="-1.36385175280397">
            <text:p>-1,3638517528</text:p>
          </table:table-cell>
          <table:table-cell office:value-type="float" office:value="4.13102302797289">
            <text:p>4,131023028</text:p>
          </table:table-cell>
          <table:table-cell office:value-type="float" office:value="1.21738987844098">
            <text:p>1,2173898784</text:p>
          </table:table-cell>
          <table:table-cell office:value-type="float" office:value="-1.44671967434225">
            <text:p>-1,4467196743</text:p>
          </table:table-cell>
          <table:table-cell office:value-type="float" office:value="-0.114401171276946">
            <text:p>-0,1144011713</text:p>
          </table:table-cell>
          <table:table-cell office:value-type="float" office:value="1.91887539865309">
            <text:p>1,9188753987</text:p>
          </table:table-cell>
          <table:table-cell office:value-type="float" office:value="-0.356442888337948">
            <text:p>-0,3564428883</text:p>
          </table:table-cell>
          <table:table-cell office:value-type="float" office:value="0.815515244580798">
            <text:p>0,8155152446</text:p>
          </table:table-cell>
          <table:table-cell office:value-type="float" office:value="-0.399478895889201">
            <text:p>-0,3994788959</text:p>
          </table:table-cell>
          <table:table-cell office:value-type="float" office:value="1.33653997258474">
            <text:p>1,3365399726</text:p>
          </table:table-cell>
          <table:table-cell office:value-type="float" office:value="3618.33555555556">
            <text:p>3618,3355555556</text:p>
          </table:table-cell>
          <table:table-cell office:value-type="float" office:value="1.51253285216824">
            <text:p>1,5125328522</text:p>
          </table:table-cell>
          <table:table-cell office:value-type="float" office:value="0.110586758429751">
            <text:p>0,1105867584</text:p>
          </table:table-cell>
          <table:table-cell office:value-type="float" office:value="-0.976454185111833">
            <text:p>-0,9764541851</text:p>
          </table:table-cell>
          <table:table-cell office:value-type="float" office:value="-2.83234862462449">
            <text:p>-2,8323486246</text:p>
          </table:table-cell>
          <table:table-cell office:value-type="float" office:value="0.175215642276475">
            <text:p>0,1752156423</text:p>
          </table:table-cell>
          <table:table-cell office:value-type="float" office:value="-3.83377879781984">
            <text:p>-3,8337787978</text:p>
          </table:table-cell>
          <table:table-cell office:value-type="float" office:value="-0.450554247739226">
            <text:p>-0,4505542477</text:p>
          </table:table-cell>
          <table:table-cell office:value-type="float" office:value="0.395521875749463">
            <text:p>0,3955218757</text:p>
          </table:table-cell>
          <table:table-cell office:value-type="float" office:value="1.07106585011112">
            <text:p>1,0710658501</text:p>
          </table:table-cell>
          <table:table-cell office:value-type="float" office:value="-1.32492642413333">
            <text:p>-1,3249264241</text:p>
          </table:table-cell>
          <table:table-cell office:value-type="float" office:value="-0.130944424498686">
            <text:p>-0,1309444245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3618.33555555556">
            <text:p>3618,3355555556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4" office:value-type="string">
            <text:p>0007CDDBAF</text:p>
          </table:table-cell>
          <table:table-cell table:style-name="ce26" office:value-type="float" office:value="32">
            <text:p>32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77">
            <text:p>77</text:p>
          </table:table-cell>
          <table:table-cell table:style-name="ce39" table:formula="of:=FALSE()" office:value-type="boolean" office:boolean-value="false">
            <text:p>FAUX</text:p>
          </table:table-cell>
          <table:table-cell table:style-name="ce26" office:value-type="float" office:value="31.39">
            <text:p>31,39</text:p>
          </table:table-cell>
          <table:table-cell table:style-name="ce26" office:value-type="float" office:value="32.25">
            <text:p>32,25</text:p>
          </table:table-cell>
          <table:table-cell table:style-name="ce26" office:value-type="float" office:value="0.859999999999999">
            <text:p>0,86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4.1666666666667">
            <text:p>24,1666666667</text:p>
          </table:table-cell>
          <table:table-cell office:value-type="float" office:value="3">
            <text:p>3</text:p>
          </table:table-cell>
          <table:table-cell table:style-name="ce26" office:value-type="float" office:value="14.9604278074866">
            <text:p>14,9604278075</text:p>
          </table:table-cell>
          <table:table-cell table:style-name="ce26" office:value-type="float" office:value="1.64732966249696">
            <text:p>1,6473296625</text:p>
          </table:table-cell>
          <table:table-cell table:style-name="ce26" office:value-type="float" office:value="-2.56132952404972">
            <text:p>-2,561329524</text:p>
          </table:table-cell>
          <table:table-cell table:style-name="ce26" office:value-type="float" office:value="-1.27355939687633">
            <text:p>-1,2735593969</text:p>
          </table:table-cell>
          <table:table-cell table:style-name="ce26" office:value-type="float" office:value="0.55">
            <text:p>0,55</text:p>
          </table:table-cell>
          <table:table-cell table:style-name="ce26" office:value-type="float" office:value="0.785714285714286">
            <text:p>0,7857142857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3.1762164536614">
            <text:p>3,1762164537</text:p>
          </table:table-cell>
          <table:table-cell table:style-name="ce26" office:value-type="float" office:value="0.298191560314649">
            <text:p>0,2981915603</text:p>
          </table:table-cell>
          <table:table-cell table:style-name="ce26" office:value-type="float" office:value="1.35526090772141">
            <text:p>1,3552609077</text:p>
          </table:table-cell>
          <table:table-cell table:style-name="ce26" office:value-type="float" office:value="-1.46038237496246">
            <text:p>-1,460382375</text:p>
          </table:table-cell>
          <table:table-cell table:style-name="ce26" office:value-type="float" office:value="0.340906191466547">
            <text:p>0,3409061915</text:p>
          </table:table-cell>
          <table:table-cell table:style-name="ce26" office:value-type="float" office:value="-1.07656679289595">
            <text:p>-1,0765667929</text:p>
          </table:table-cell>
          <table:table-cell table:style-name="ce26" office:value-type="float" office:value="-1.41851061736118">
            <text:p>-1,4185106174</text:p>
          </table:table-cell>
          <table:table-cell table:style-name="ce26" office:value-type="float" office:value="0.334080270575912">
            <text:p>0,3340802706</text:p>
          </table:table-cell>
          <table:table-cell table:style-name="ce26" office:value-type="float" office:value="0.539935689239109">
            <text:p>0,5399356892</text:p>
          </table:table-cell>
          <table:table-cell table:style-name="ce26" office:value-type="float" office:value="-0.416093089272764">
            <text:p>-0,4160930893</text:p>
          </table:table-cell>
          <table:table-cell table:style-name="ce26" office:value-type="float" office:value="0.690655220989522">
            <text:p>0,690655221</text:p>
          </table:table-cell>
          <table:table-cell table:style-name="ce26" office:value-type="float" office:value="-0.347497092265402">
            <text:p>-0,3474970923</text:p>
          </table:table-cell>
          <table:table-cell table:style-name="ce26" office:value-type="float" office:value="-0.671455751079778">
            <text:p>-0,6714557511</text:p>
          </table:table-cell>
          <table:table-cell table:style-name="ce26" office:value-type="float" office:value="12595.48">
            <text:p>12595,48</text:p>
          </table:table-cell>
          <table:table-cell table:style-name="ce26" office:value-type="float" office:value="1.70444632232095">
            <text:p>1,7044463223</text:p>
          </table:table-cell>
          <table:table-cell table:style-name="ce26" office:value-type="float" office:value="0.103212686879209">
            <text:p>0,1032126869</text:p>
          </table:table-cell>
          <table:table-cell table:style-name="ce26" office:value-type="float" office:value="1.64571863397984">
            <text:p>1,645718634</text:p>
          </table:table-cell>
          <table:table-cell table:style-name="ce26" office:value-type="float" office:value="-0.0179968009299731">
            <text:p>-0,0179968009</text:p>
          </table:table-cell>
          <table:table-cell table:style-name="ce26" office:value-type="float" office:value="3.74952248706301">
            <text:p>3,7495224871</text:p>
          </table:table-cell>
          <table:table-cell table:style-name="ce26" office:value-type="float" office:value="-2.71601871858439">
            <text:p>-2,7160187186</text:p>
          </table:table-cell>
          <table:table-cell table:style-name="ce26" office:value-type="float" office:value="1.42798546711594">
            <text:p>1,4279854671</text:p>
          </table:table-cell>
          <table:table-cell table:style-name="ce26" office:value-type="float" office:value="-2.20063844321673">
            <text:p>-2,2006384432</text:p>
          </table:table-cell>
          <table:table-cell table:style-name="ce26" office:value-type="float" office:value="0.524845975473401">
            <text:p>0,5248459755</text:p>
          </table:table-cell>
          <table:table-cell table:style-name="ce26" office:value-type="float" office:value="-1.19458482997383">
            <text:p>-1,19458483</text:p>
          </table:table-cell>
          <table:table-cell table:style-name="ce26" office:value-type="float" office:value="0.891442689552632">
            <text:p>0,8914426896</text:p>
          </table:table-cell>
          <table:table-cell table:style-name="ce39" table:formula="of:=FALSE()" office:value-type="boolean" office:boolean-value="false">
            <text:p>FAUX</text:p>
          </table:table-cell>
          <table:table-cell table:number-columns-repeated="3"/>
          <table:table-cell table:style-name="ce26" office:value-type="float" office:value="12595.48">
            <text:p>12595,48</text:p>
          </table:table-cell>
          <table:table-cell office:value-type="string">
            <text:p>strong</text:p>
          </table:table-cell>
          <table:table-cell table:style-name="ce26" table:number-columns-repeated="973"/>
        </table:table-row>
        <table:table-row table:style-name="ro1">
          <table:table-cell table:style-name="ce6" office:value-type="string">
            <text:p>0007CDE223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94">
            <text:p>94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2.49">
            <text:p>32,49</text:p>
          </table:table-cell>
          <table:table-cell table:style-name="ce16" office:value-type="float" office:value="32.27">
            <text:p>32,27</text:p>
          </table:table-cell>
          <table:table-cell table:style-name="ce16" office:value-type="float" office:value="-0.219999999999999">
            <text:p>-0,2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.66666666666667">
            <text:p>5,6666666667</text:p>
          </table:table-cell>
          <table:table-cell office:value-type="float" office:value="1">
            <text:p>1</text:p>
          </table:table-cell>
          <table:table-cell table:style-name="ce16" office:value-type="float" office:value="20.0294117647059">
            <text:p>20,0294117647</text:p>
          </table:table-cell>
          <table:table-cell table:style-name="ce16" office:value-type="float" office:value="2.47106338799483">
            <text:p>2,471063388</text:p>
          </table:table-cell>
          <table:table-cell table:style-name="ce16" office:value-type="float" office:value="-1.726639512559">
            <text:p>-1,7266395126</text:p>
          </table:table-cell>
          <table:table-cell table:style-name="ce16" office:value-type="float" office:value="-0.735056407841679">
            <text:p>-0,7350564078</text:p>
          </table:table-cell>
          <table:table-cell table:style-name="ce16" office:value-type="float" office:value="0.35">
            <text:p>0,35</text:p>
          </table:table-cell>
          <table:table-cell table:style-name="ce16" office:value-type="float" office:value="1.14285714285714">
            <text:p>1,1428571429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687031040400701">
            <text:p>0,6870310404</text:p>
          </table:table-cell>
          <table:table-cell table:style-name="ce16" office:value-type="float" office:value="-0.082066635277755">
            <text:p>-0,0820666353</text:p>
          </table:table-cell>
          <table:table-cell table:style-name="ce16" office:value-type="float" office:value="2.58791234233229">
            <text:p>2,5879123423</text:p>
          </table:table-cell>
          <table:table-cell table:style-name="ce16" office:value-type="float" office:value="0.17286529876214">
            <text:p>0,1728652988</text:p>
          </table:table-cell>
          <table:table-cell table:style-name="ce16" office:value-type="float" office:value="2.00592147947806">
            <text:p>2,0059214795</text:p>
          </table:table-cell>
          <table:table-cell table:style-name="ce16" office:value-type="float" office:value="2.16547288720338">
            <text:p>2,1654728872</text:p>
          </table:table-cell>
          <table:table-cell table:style-name="ce16" office:value-type="float" office:value="0.622011911566264">
            <text:p>0,6220119116</text:p>
          </table:table-cell>
          <table:table-cell table:style-name="ce16" office:value-type="float" office:value="2.304576262843">
            <text:p>2,3045762628</text:p>
          </table:table-cell>
          <table:table-cell table:style-name="ce16" office:value-type="float" office:value="0.6940870600199">
            <text:p>0,69408706</text:p>
          </table:table-cell>
          <table:table-cell table:style-name="ce16" office:value-type="float" office:value="-1.13587267943589">
            <text:p>-1,1358726794</text:p>
          </table:table-cell>
          <table:table-cell table:style-name="ce16" office:value-type="float" office:value="-0.675464298400427">
            <text:p>-0,6754642984</text:p>
          </table:table-cell>
          <table:table-cell table:style-name="ce16" office:value-type="float" office:value="-0.624129439460864">
            <text:p>-0,6241294395</text:p>
          </table:table-cell>
          <table:table-cell table:style-name="ce16" office:value-type="float" office:value="0.168864421559866">
            <text:p>0,1688644216</text:p>
          </table:table-cell>
          <table:table-cell office:value-type="float" office:value="7097.10444444444">
            <text:p>7097,1044444444</text:p>
          </table:table-cell>
          <table:table-cell table:style-name="ce16" office:value-type="float" office:value="1.44809422583261">
            <text:p>1,4480942258</text:p>
          </table:table-cell>
          <table:table-cell table:style-name="ce16" office:value-type="float" office:value="0.156120320744266">
            <text:p>0,1561203207</text:p>
          </table:table-cell>
          <table:table-cell table:style-name="ce16" office:value-type="float" office:value="4.78025171138848">
            <text:p>4,7802517114</text:p>
          </table:table-cell>
          <table:table-cell table:style-name="ce16" office:value-type="float" office:value="0.394065246125632">
            <text:p>0,3940652461</text:p>
          </table:table-cell>
          <table:table-cell table:style-name="ce16" office:value-type="float" office:value="4.5569301159512">
            <text:p>4,556930116</text:p>
          </table:table-cell>
          <table:table-cell table:style-name="ce16" office:value-type="float" office:value="0.498381120472192">
            <text:p>0,4983811205</text:p>
          </table:table-cell>
          <table:table-cell table:style-name="ce16" office:value-type="float" office:value="0.311521658535839">
            <text:p>0,3115216585</text:p>
          </table:table-cell>
          <table:table-cell table:style-name="ce16" office:value-type="float" office:value="-3.37780430771149">
            <text:p>-3,3778043077</text:p>
          </table:table-cell>
          <table:table-cell table:style-name="ce16" office:value-type="float" office:value="-0.899933309677216">
            <text:p>-0,8999333097</text:p>
          </table:table-cell>
          <table:table-cell table:style-name="ce16" office:value-type="float" office:value="1.74485701975906">
            <text:p>1,7448570198</text:p>
          </table:table-cell>
          <table:table-cell table:style-name="ce16" office:value-type="float" office:value="-0.469929085048361">
            <text:p>-0,469929085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3"/>
          <table:table-cell office:value-type="float" office:value="7097.10444444444">
            <text:p>7097,1044444444</text:p>
          </table:table-cell>
          <table:table-cell office:value-type="string">
            <text:p>strong</text:p>
          </table:table-cell>
          <table:table-cell table:style-name="ce16" table:number-columns-repeated="973"/>
        </table:table-row>
        <table:table-row table:style-name="ro1">
          <table:table-cell table:style-name="ce1" office:value-type="string">
            <text:p>0007CB094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5.77">
            <text:p>35,77</text:p>
          </table:table-cell>
          <table:table-cell office:value-type="float" office:value="35.94">
            <text:p>35,94</text:p>
          </table:table-cell>
          <table:table-cell office:value-type="float" office:value="0.169999999999995">
            <text:p>0,17</text:p>
          </table:table-cell>
          <table:table-cell office:value-type="float" office:value="7">
            <text:p>7</text:p>
          </table:table-cell>
          <table:table-cell office:value-type="float" office:value="-6.91666666666667">
            <text:p>-6,9166666667</text:p>
          </table:table-cell>
          <table:table-cell office:value-type="float" office:value="7">
            <text:p>7</text:p>
          </table:table-cell>
          <table:table-cell office:value-type="float" office:value="-4.5">
            <text:p>-4,5</text:p>
          </table:table-cell>
          <table:table-cell office:value-type="float" office:value="-1.95925373638016">
            <text:p>-1,9592537364</text:p>
          </table:table-cell>
          <table:table-cell office:value-type="float" office:value="-1.51135412190205">
            <text:p>-1,5113541219</text:p>
          </table:table-cell>
          <table:table-cell office:value-type="float" office:value="-0.871069033870136">
            <text:p>-0,8710690339</text:p>
          </table:table-cell>
          <table:table-cell office:value-type="float" office:value="0.35">
            <text:p>0,35</text:p>
          </table:table-cell>
          <table:table-cell office:value-type="float" office:value="1.14285714285714">
            <text:p>1,1428571429</text:p>
          </table:table-cell>
          <table:table-cell office:value-type="float" office:value="1">
            <text:p>1</text:p>
          </table:table-cell>
          <table:table-cell office:value-type="float" office:value="2.22494742127577">
            <text:p>2,2249474213</text:p>
          </table:table-cell>
          <table:table-cell office:value-type="float" office:value="-1.28124322735601">
            <text:p>-1,2812432274</text:p>
          </table:table-cell>
          <table:table-cell office:value-type="float" office:value="0.0866919941704022">
            <text:p>0,0866919942</text:p>
          </table:table-cell>
          <table:table-cell office:value-type="float" office:value="-1.13894434612242">
            <text:p>-1,1389443461</text:p>
          </table:table-cell>
          <table:table-cell office:value-type="float" office:value="-2.51808953452661">
            <text:p>-2,5180895345</text:p>
          </table:table-cell>
          <table:table-cell office:value-type="float" office:value="-1.7532771131048">
            <text:p>-1,7532771131</text:p>
          </table:table-cell>
          <table:table-cell office:value-type="float" office:value="-1.48528790277521">
            <text:p>-1,4852879028</text:p>
          </table:table-cell>
          <table:table-cell office:value-type="float" office:value="-2.8779457048289">
            <text:p>-2,8779457048</text:p>
          </table:table-cell>
          <table:table-cell office:value-type="float" office:value="-0.742008636160728">
            <text:p>-0,7420086362</text:p>
          </table:table-cell>
          <table:table-cell office:value-type="float" office:value="-1.500026005033">
            <text:p>-1,500026005</text:p>
          </table:table-cell>
          <table:table-cell office:value-type="float" office:value="3.91891027021242">
            <text:p>3,9189102702</text:p>
          </table:table-cell>
          <table:table-cell office:value-type="float" office:value="0.346815077915691">
            <text:p>0,3468150779</text:p>
          </table:table-cell>
          <table:table-cell office:value-type="float" office:value="1.87803740394129">
            <text:p>1,8780374039</text:p>
          </table:table-cell>
          <table:table-cell office:value-type="float" office:value="4696.49555555555">
            <text:p>4696,4955555556</text:p>
          </table:table-cell>
          <table:table-cell office:value-type="float" office:value="1.27586422525849">
            <text:p>1,2758642253</text:p>
          </table:table-cell>
          <table:table-cell office:value-type="float" office:value="0.108279317486372">
            <text:p>0,1082793175</text:p>
          </table:table-cell>
          <table:table-cell office:value-type="float" office:value="1.3794584230236">
            <text:p>1,379458423</text:p>
          </table:table-cell>
          <table:table-cell office:value-type="float" office:value="-2.34090929147837">
            <text:p>-2,3409092915</text:p>
          </table:table-cell>
          <table:table-cell office:value-type="float" office:value="0.594163922099024">
            <text:p>0,5941639221</text:p>
          </table:table-cell>
          <table:table-cell office:value-type="float" office:value="-1.96253725164139">
            <text:p>-1,9625372516</text:p>
          </table:table-cell>
          <table:table-cell office:value-type="float" office:value="-0.810047003856255">
            <text:p>-0,8100470039</text:p>
          </table:table-cell>
          <table:table-cell office:value-type="float" office:value="-0.514980087635574">
            <text:p>-0,5149800876</text:p>
          </table:table-cell>
          <table:table-cell office:value-type="float" office:value="-0.0672195570068103">
            <text:p>-0,067219557</text:p>
          </table:table-cell>
          <table:table-cell office:value-type="float" office:value="-0.702828312932521">
            <text:p>-0,7028283129</text:p>
          </table:table-cell>
          <table:table-cell office:value-type="float" office:value="-0.789099833584578">
            <text:p>-0,7890998336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4696.49555555555">
            <text:p>4696,4955555556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0007CB47A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5.97">
            <text:p>35,97</text:p>
          </table:table-cell>
          <table:table-cell office:value-type="float" office:value="35.95">
            <text:p>35,95</text:p>
          </table:table-cell>
          <table:table-cell office:value-type="float" office:value="-0.019999999999996">
            <text:p>-0,02</text:p>
          </table:table-cell>
          <table:table-cell office:value-type="float" office:value="1">
            <text:p>1</text:p>
          </table:table-cell>
          <table:table-cell office:value-type="float" office:value="27.3333333333333">
            <text:p>27,3333333333</text:p>
          </table:table-cell>
          <table:table-cell office:value-type="float" office:value="5">
            <text:p>5</text:p>
          </table:table-cell>
          <table:table-cell office:value-type="float" office:value="-2.11218487394958">
            <text:p>-2,1121848739</text:p>
          </table:table-cell>
          <table:table-cell office:value-type="float" office:value="-3.04134695722315">
            <text:p>-3,0413469572</text:p>
          </table:table-cell>
          <table:table-cell office:value-type="float" office:value="-1.90493116367604">
            <text:p>-1,9049311637</text:p>
          </table:table-cell>
          <table:table-cell office:value-type="float" office:value="-1.28061012980953">
            <text:p>-1,2806101298</text:p>
          </table:table-cell>
          <table:table-cell office:value-type="float" office:value="0.45">
            <text:p>0,45</text:p>
          </table:table-cell>
          <table:table-cell office:value-type="float" office:value="1.125">
            <text:p>1,125</text:p>
          </table:table-cell>
          <table:table-cell office:value-type="float" office:value="0.888888888888889">
            <text:p>0,8888888889</text:p>
          </table:table-cell>
          <table:table-cell office:value-type="float" office:value="2.50959011803552">
            <text:p>2,509590118</text:p>
          </table:table-cell>
          <table:table-cell office:value-type="float" office:value="-1.36613295788329">
            <text:p>-1,3661329579</text:p>
          </table:table-cell>
          <table:table-cell office:value-type="float" office:value="1.01035656891075">
            <text:p>1,0103565689</text:p>
          </table:table-cell>
          <table:table-cell office:value-type="float" office:value="-1.33090739375665">
            <text:p>-1,3309073938</text:p>
          </table:table-cell>
          <table:table-cell office:value-type="float" office:value="-4.43383697625609">
            <text:p>-4,4338369763</text:p>
          </table:table-cell>
          <table:table-cell office:value-type="float" office:value="-2.41138573217019">
            <text:p>-2,4113857322</text:p>
          </table:table-cell>
          <table:table-cell office:value-type="float" office:value="6.39042479546297">
            <text:p>6,3904247955</text:p>
          </table:table-cell>
          <table:table-cell office:value-type="float" office:value="3.24262230433416">
            <text:p>3,2426223043</text:p>
          </table:table-cell>
          <table:table-cell office:value-type="float" office:value="-3.48188450771769">
            <text:p>-3,4818845077</text:p>
          </table:table-cell>
          <table:table-cell office:value-type="float" office:value="-0.10200723452141">
            <text:p>-0,1020072345</text:p>
          </table:table-cell>
          <table:table-cell office:value-type="float" office:value="-6.47398803158548">
            <text:p>-6,4739880316</text:p>
          </table:table-cell>
          <table:table-cell office:value-type="float" office:value="0.0510625411990106">
            <text:p>0,0510625412</text:p>
          </table:table-cell>
          <table:table-cell office:value-type="float" office:value="-1.60425585522657">
            <text:p>-1,6042558552</text:p>
          </table:table-cell>
          <table:table-cell office:value-type="float" office:value="6233.00888888889">
            <text:p>6233,0088888889</text:p>
          </table:table-cell>
          <table:table-cell office:value-type="float" office:value="1.97153582262882">
            <text:p>1,9715358226</text:p>
          </table:table-cell>
          <table:table-cell office:value-type="float" office:value="0.105508165487402">
            <text:p>0,1055081655</text:p>
          </table:table-cell>
          <table:table-cell office:value-type="float" office:value="4.96751744919872">
            <text:p>4,9675174492</text:p>
          </table:table-cell>
          <table:table-cell office:value-type="float" office:value="-4.18096538978928">
            <text:p>-4,1809653898</text:p>
          </table:table-cell>
          <table:table-cell office:value-type="float" office:value="2.3653335743658">
            <text:p>2,3653335744</text:p>
          </table:table-cell>
          <table:table-cell office:value-type="float" office:value="-2.23651736431408">
            <text:p>-2,2365173643</text:p>
          </table:table-cell>
          <table:table-cell office:value-type="float" office:value="-0.275052456669053">
            <text:p>-0,2750524567</text:p>
          </table:table-cell>
          <table:table-cell office:value-type="float" office:value="-0.943286371328672">
            <text:p>-0,9432863713</text:p>
          </table:table-cell>
          <table:table-cell office:value-type="float" office:value="2.14881121487171">
            <text:p>2,1488112149</text:p>
          </table:table-cell>
          <table:table-cell office:value-type="float" office:value="-3.03261189591356">
            <text:p>-3,0326118959</text:p>
          </table:table-cell>
          <table:table-cell office:value-type="float" office:value="0.697851751461336">
            <text:p>0,6978517515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6233.00888888889">
            <text:p>6233,0088888889</text:p>
          </table:table-cell>
          <table:table-cell office:value-type="string">
            <text:p>strong</text:p>
          </table:table-cell>
          <table:table-cell table:number-columns-repeated="973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range table:name="_xlchart.v1.0" table:base-cell-address="$Sheet1.$A$1" table:cell-range-address="$Sheet1.$AU$1"/>
        <table:named-range table:name="_xlchart.v1.1" table:base-cell-address="$Sheet1.$A$1" table:cell-range-address="$Sheet1.$AU$2:.$AU$100"/>
        <table:named-range table:name="_xlchart.v1.10" table:base-cell-address="$Sheet1.$A$1" table:cell-range-address="$Sheet1.$AV$1"/>
        <table:named-range table:name="_xlchart.v1.11" table:base-cell-address="$Sheet1.$A$1" table:cell-range-address="$Sheet1.$AV$2:.$AV$100"/>
        <table:named-range table:name="_xlchart.v1.12" table:base-cell-address="$Sheet1.$A$1" table:cell-range-address="$Sheet1.$AW$1"/>
        <table:named-range table:name="_xlchart.v1.13" table:base-cell-address="$Sheet1.$A$1" table:cell-range-address="$Sheet1.$AW$2:.$AW$100"/>
        <table:named-range table:name="_xlchart.v1.2" table:base-cell-address="$Sheet1.$A$1" table:cell-range-address="$Sheet1.$AV$1"/>
        <table:named-range table:name="_xlchart.v1.3" table:base-cell-address="$Sheet1.$A$1" table:cell-range-address="$Sheet1.$AV$2:.$AV$100"/>
        <table:named-range table:name="_xlchart.v1.4" table:base-cell-address="$Sheet1.$A$1" table:cell-range-address="$Sheet1.$AW$1"/>
        <table:named-range table:name="_xlchart.v1.5" table:base-cell-address="$Sheet1.$A$1" table:cell-range-address="$Sheet1.$AW$2:.$AW$100"/>
        <table:named-range table:name="_xlchart.v1.6" table:base-cell-address="$Sheet1.$A$1" table:cell-range-address="$Sheet1.$AX$1"/>
        <table:named-range table:name="_xlchart.v1.7" table:base-cell-address="$Sheet1.$A$1" table:cell-range-address="$Sheet1.$AX$2:.$AX$100"/>
        <table:named-range table:name="_xlchart.v1.8" table:base-cell-address="$Sheet1.$A$1" table:cell-range-address="$Sheet1.$AU$1"/>
        <table:named-range table:name="_xlchart.v1.9" table:base-cell-address="$Sheet1.$A$1" table:cell-range-address="$Sheet1.$AU$2:.$AU$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6">16/04/2025</text:date>, <text:time>17:4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16T17:47:09.68</dc:date>
    <dc:creator>Corentin Nelias</dc:creator>
    <meta:generator>OpenOffice/4.1.14$Win32 OpenOffice.org_project/4114m1$Build-9811</meta:generator>
    <meta:editing-duration>PT1H21M48S</meta:editing-duration>
    <meta:editing-cycles>2</meta:editing-cycles>
    <meta:document-statistic meta:table-count="1" meta:cell-count="4789" meta:object-count="0"/>
  </office:meta>
</office:document-meta>
</file>